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89in" svg:y="0.0394in">
            <draw:object draw:notify-on-update-of-ranges="Sheet1.B2:Sheet1.B525 Sheet1.A2:Sheet1.A5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9307in" svg:height="4.5701in" svg:x="2.9882in" svg:y="0.2299in">
            <draw:object draw:notify-on-update-of-ranges="Sheet1.A2:Sheet1.A525 Sheet1.B2:Sheet1.B5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0548623539998516" calcext:value-type="float">
            <text:p>0.054862354</text:p>
          </table:table-cell>
          <table:table-cell office:value-type="float" office:value="1644.11137671386" calcext:value-type="float">
            <text:p>1644.1113767139</text:p>
          </table:table-cell>
        </table:table-row>
        <table:table-row table:style-name="ro1">
          <table:table-cell office:value-type="float" office:value="0.0922417049998785" calcext:value-type="float">
            <text:p>0.092241705</text:p>
          </table:table-cell>
          <table:table-cell office:value-type="float" office:value="1605.16430582106" calcext:value-type="float">
            <text:p>1605.1643058211</text:p>
          </table:table-cell>
        </table:table-row>
        <table:table-row table:style-name="ro1">
          <table:table-cell office:value-type="float" office:value="0.128349121999918" calcext:value-type="float">
            <text:p>0.128349122</text:p>
          </table:table-cell>
          <table:table-cell office:value-type="float" office:value="1661.70845175479" calcext:value-type="float">
            <text:p>1661.7084517548</text:p>
          </table:table-cell>
        </table:table-row>
        <table:table-row table:style-name="ro1">
          <table:table-cell office:value-type="float" office:value="0.165218678999963" calcext:value-type="float">
            <text:p>0.165218679</text:p>
          </table:table-cell>
          <table:table-cell office:value-type="float" office:value="1627.35885326547" calcext:value-type="float">
            <text:p>1627.3588532655</text:p>
          </table:table-cell>
        </table:table-row>
        <table:table-row table:style-name="ro1">
          <table:table-cell office:value-type="float" office:value="0.20139474299981" calcext:value-type="float">
            <text:p>0.201394743</text:p>
          </table:table-cell>
          <table:table-cell office:value-type="float" office:value="1658.55522591553" calcext:value-type="float">
            <text:p>1658.5552259155</text:p>
          </table:table-cell>
        </table:table-row>
        <table:table-row table:style-name="ro1">
          <table:table-cell office:value-type="float" office:value="0.238189508000005" calcext:value-type="float">
            <text:p>0.238189508</text:p>
          </table:table-cell>
          <table:table-cell office:value-type="float" office:value="1630.6667538081" calcext:value-type="float">
            <text:p>1630.6667538081</text:p>
          </table:table-cell>
        </table:table-row>
        <table:table-row table:style-name="ro1">
          <table:table-cell office:value-type="float" office:value="0.274727865999921" calcext:value-type="float">
            <text:p>0.274727866</text:p>
          </table:table-cell>
          <table:table-cell office:value-type="float" office:value="1642.10991638261" calcext:value-type="float">
            <text:p>1642.1099163826</text:p>
          </table:table-cell>
        </table:table-row>
        <table:table-row table:style-name="ro1">
          <table:table-cell office:value-type="float" office:value="0.312092269000004" calcext:value-type="float">
            <text:p>0.312092269</text:p>
          </table:table-cell>
          <table:table-cell office:value-type="float" office:value="1605.80646771919" calcext:value-type="float">
            <text:p>1605.8064677192</text:p>
          </table:table-cell>
        </table:table-row>
        <table:table-row table:style-name="ro1">
          <table:table-cell office:value-type="float" office:value="0.348423228999991" calcext:value-type="float">
            <text:p>0.348423229</text:p>
          </table:table-cell>
          <table:table-cell office:value-type="float" office:value="1651.48402354417" calcext:value-type="float">
            <text:p>1651.4840235442</text:p>
          </table:table-cell>
        </table:table-row>
        <table:table-row table:style-name="ro1">
          <table:table-cell office:value-type="float" office:value="0.385481953999943" calcext:value-type="float">
            <text:p>0.385481954</text:p>
          </table:table-cell>
          <table:table-cell office:value-type="float" office:value="1619.05192367191" calcext:value-type="float">
            <text:p>1619.0519236719</text:p>
          </table:table-cell>
        </table:table-row>
        <table:table-row table:style-name="ro1">
          <table:table-cell office:value-type="float" office:value="0.421827914000005" calcext:value-type="float">
            <text:p>0.421827914</text:p>
          </table:table-cell>
          <table:table-cell office:value-type="float" office:value="1650.80245507058" calcext:value-type="float">
            <text:p>1650.8024550706</text:p>
          </table:table-cell>
        </table:table-row>
        <table:table-row table:style-name="ro1">
          <table:table-cell office:value-type="float" office:value="0.459046847999843" calcext:value-type="float">
            <text:p>0.459046848</text:p>
          </table:table-cell>
          <table:table-cell office:value-type="float" office:value="1612.08271038231" calcext:value-type="float">
            <text:p>1612.0827103823</text:p>
          </table:table-cell>
        </table:table-row>
        <table:table-row table:style-name="ro1">
          <table:table-cell office:value-type="float" office:value="0.49542650699982" calcext:value-type="float">
            <text:p>0.495426507</text:p>
          </table:table-cell>
          <table:table-cell office:value-type="float" office:value="1649.27329307948" calcext:value-type="float">
            <text:p>1649.2732930795</text:p>
          </table:table-cell>
        </table:table-row>
        <table:table-row table:style-name="ro1">
          <table:table-cell office:value-type="float" office:value="0.532745752999972" calcext:value-type="float">
            <text:p>0.532745753</text:p>
          </table:table-cell>
          <table:table-cell office:value-type="float" office:value="1607.74952419338" calcext:value-type="float">
            <text:p>1607.7495241934</text:p>
          </table:table-cell>
        </table:table-row>
        <table:table-row table:style-name="ro1">
          <table:table-cell office:value-type="float" office:value="0.569228015999897" calcext:value-type="float">
            <text:p>0.569228016</text:p>
          </table:table-cell>
          <table:table-cell office:value-type="float" office:value="1644.63481884671" calcext:value-type="float">
            <text:p>1644.6348188467</text:p>
          </table:table-cell>
        </table:table-row>
        <table:table-row table:style-name="ro1">
          <table:table-cell office:value-type="float" office:value="0.606660700999782" calcext:value-type="float">
            <text:p>0.606660701</text:p>
          </table:table-cell>
          <table:table-cell office:value-type="float" office:value="1602.87727156585" calcext:value-type="float">
            <text:p>1602.8772715659</text:p>
          </table:table-cell>
        </table:table-row>
        <table:table-row table:style-name="ro1">
          <table:table-cell office:value-type="float" office:value="0.643196766999836" calcext:value-type="float">
            <text:p>0.643196767</text:p>
          </table:table-cell>
          <table:table-cell office:value-type="float" office:value="1642.21293009249" calcext:value-type="float">
            <text:p>1642.2129300925</text:p>
          </table:table-cell>
        </table:table-row>
        <table:table-row table:style-name="ro1">
          <table:table-cell office:value-type="float" office:value="0.680460491999838" calcext:value-type="float">
            <text:p>0.680460492</text:p>
          </table:table-cell>
          <table:table-cell office:value-type="float" office:value="1610.14498684702" calcext:value-type="float">
            <text:p>1610.144986847</text:p>
          </table:table-cell>
        </table:table-row>
        <table:table-row table:style-name="ro1">
          <table:table-cell office:value-type="float" office:value="0.716887338999868" calcext:value-type="float">
            <text:p>0.716887339</text:p>
          </table:table-cell>
          <table:table-cell office:value-type="float" office:value="1647.13679446237" calcext:value-type="float">
            <text:p>1647.1367944624</text:p>
          </table:table-cell>
        </table:table-row>
        <table:table-row table:style-name="ro1">
          <table:table-cell office:value-type="float" office:value="0.754150803999892" calcext:value-type="float">
            <text:p>0.754150804</text:p>
          </table:table-cell>
          <table:table-cell office:value-type="float" office:value="1610.15622138097" calcext:value-type="float">
            <text:p>1610.156221381</text:p>
          </table:table-cell>
        </table:table-row>
        <table:table-row table:style-name="ro1">
          <table:table-cell office:value-type="float" office:value="0.790896401999817" calcext:value-type="float">
            <text:p>0.790896402</text:p>
          </table:table-cell>
          <table:table-cell office:value-type="float" office:value="1632.84864761549" calcext:value-type="float">
            <text:p>1632.8486476155</text:p>
          </table:table-cell>
        </table:table-row>
        <table:table-row table:style-name="ro1">
          <table:table-cell office:value-type="float" office:value="0.828493566999896" calcext:value-type="float">
            <text:p>0.828493567</text:p>
          </table:table-cell>
          <table:table-cell office:value-type="float" office:value="1595.86500737153" calcext:value-type="float">
            <text:p>1595.8650073715</text:p>
          </table:table-cell>
        </table:table-row>
        <table:table-row table:style-name="ro1">
          <table:table-cell office:value-type="float" office:value="0.864888901999848" calcext:value-type="float">
            <text:p>0.864888902</text:p>
          </table:table-cell>
          <table:table-cell office:value-type="float" office:value="1648.5629270916" calcext:value-type="float">
            <text:p>1648.5629270916</text:p>
          </table:table-cell>
        </table:table-row>
        <table:table-row table:style-name="ro1">
          <table:table-cell office:value-type="float" office:value="0.902052522999838" calcext:value-type="float">
            <text:p>0.902052523</text:p>
          </table:table-cell>
          <table:table-cell office:value-type="float" office:value="1614.48207643747" calcext:value-type="float">
            <text:p>1614.4820764375</text:p>
          </table:table-cell>
        </table:table-row>
        <table:table-row table:style-name="ro1">
          <table:table-cell office:value-type="float" office:value="0.938329576999877" calcext:value-type="float">
            <text:p>0.938329577</text:p>
          </table:table-cell>
          <table:table-cell office:value-type="float" office:value="1653.93805130749" calcext:value-type="float">
            <text:p>1653.9380513075</text:p>
          </table:table-cell>
        </table:table-row>
        <table:table-row table:style-name="ro1">
          <table:table-cell office:value-type="float" office:value="0.975216946999808" calcext:value-type="float">
            <text:p>0.975216947</text:p>
          </table:table-cell>
          <table:table-cell office:value-type="float" office:value="1626.57299775267" calcext:value-type="float">
            <text:p>1626.5729977527</text:p>
          </table:table-cell>
        </table:table-row>
        <table:table-row table:style-name="ro1">
          <table:table-cell office:value-type="float" office:value="1.011070926" calcext:value-type="float">
            <text:p>1.011070926</text:p>
          </table:table-cell>
          <table:table-cell office:value-type="float" office:value="1673.45443025097" calcext:value-type="float">
            <text:p>1673.454430251</text:p>
          </table:table-cell>
        </table:table-row>
        <table:table-row table:style-name="ro1">
          <table:table-cell office:value-type="float" office:value="1.04787688900001" calcext:value-type="float">
            <text:p>1.047876889</text:p>
          </table:table-cell>
          <table:table-cell office:value-type="float" office:value="1630.17063294852" calcext:value-type="float">
            <text:p>1630.1706329485</text:p>
          </table:table-cell>
        </table:table-row>
        <table:table-row table:style-name="ro1">
          <table:table-cell office:value-type="float" office:value="1.08386586799998" calcext:value-type="float">
            <text:p>1.083865868</text:p>
          </table:table-cell>
          <table:table-cell office:value-type="float" office:value="1667.17705439921" calcext:value-type="float">
            <text:p>1667.1770543992</text:p>
          </table:table-cell>
        </table:table-row>
        <table:table-row table:style-name="ro1">
          <table:table-cell office:value-type="float" office:value="1.12050901799989" calcext:value-type="float">
            <text:p>1.120509018</text:p>
          </table:table-cell>
          <table:table-cell office:value-type="float" office:value="1637.41381404531" calcext:value-type="float">
            <text:p>1637.4138140453</text:p>
          </table:table-cell>
        </table:table-row>
        <table:table-row table:style-name="ro1">
          <table:table-cell office:value-type="float" office:value="1.15638575699995" calcext:value-type="float">
            <text:p>1.156385757</text:p>
          </table:table-cell>
          <table:table-cell office:value-type="float" office:value="1672.39280024588" calcext:value-type="float">
            <text:p>1672.3928002459</text:p>
          </table:table-cell>
        </table:table-row>
        <table:table-row table:style-name="ro1">
          <table:table-cell office:value-type="float" office:value="1.19303927099986" calcext:value-type="float">
            <text:p>1.193039271</text:p>
          </table:table-cell>
          <table:table-cell office:value-type="float" office:value="1636.95082551019" calcext:value-type="float">
            <text:p>1636.9508255102</text:p>
          </table:table-cell>
        </table:table-row>
        <table:table-row table:style-name="ro1">
          <table:table-cell office:value-type="float" office:value="1.22912882399987" calcext:value-type="float">
            <text:p>1.229128824</text:p>
          </table:table-cell>
          <table:table-cell office:value-type="float" office:value="1662.53098230344" calcext:value-type="float">
            <text:p>1662.5309823034</text:p>
          </table:table-cell>
        </table:table-row>
        <table:table-row table:style-name="ro1">
          <table:table-cell office:value-type="float" office:value="1.26617150699985" calcext:value-type="float">
            <text:p>1.266171507</text:p>
          </table:table-cell>
          <table:table-cell office:value-type="float" office:value="1619.75308322105" calcext:value-type="float">
            <text:p>1619.7530832211</text:p>
          </table:table-cell>
        </table:table-row>
        <table:table-row table:style-name="ro1">
          <table:table-cell office:value-type="float" office:value="1.30252142599988" calcext:value-type="float">
            <text:p>1.302521426</text:p>
          </table:table-cell>
          <table:table-cell office:value-type="float" office:value="1650.62266025816" calcext:value-type="float">
            <text:p>1650.6226602582</text:p>
          </table:table-cell>
        </table:table-row>
        <table:table-row table:style-name="ro1">
          <table:table-cell office:value-type="float" office:value="1.33990822499982" calcext:value-type="float">
            <text:p>1.339908225</text:p>
          </table:table-cell>
          <table:table-cell office:value-type="float" office:value="1604.84453349719" calcext:value-type="float">
            <text:p>1604.8445334972</text:p>
          </table:table-cell>
        </table:table-row>
        <table:table-row table:style-name="ro1">
          <table:table-cell office:value-type="float" office:value="1.37772263099987" calcext:value-type="float">
            <text:p>1.377722631</text:p>
          </table:table-cell>
          <table:table-cell office:value-type="float" office:value="1586.69687948866" calcext:value-type="float">
            <text:p>1586.6968794887</text:p>
          </table:table-cell>
        </table:table-row>
        <table:table-row table:style-name="ro1">
          <table:table-cell office:value-type="float" office:value="1.41670761499995" calcext:value-type="float">
            <text:p>1.416707615</text:p>
          </table:table-cell>
          <table:table-cell office:value-type="float" office:value="1539.05411375508" calcext:value-type="float">
            <text:p>1539.0541137551</text:p>
          </table:table-cell>
        </table:table-row>
        <table:table-row table:style-name="ro1">
          <table:table-cell office:value-type="float" office:value="1.45286628299982" calcext:value-type="float">
            <text:p>1.452866283</text:p>
          </table:table-cell>
          <table:table-cell office:value-type="float" office:value="1659.35315980706" calcext:value-type="float">
            <text:p>1659.3531598071</text:p>
          </table:table-cell>
        </table:table-row>
        <table:table-row table:style-name="ro1">
          <table:table-cell office:value-type="float" office:value="1.48954021299983" calcext:value-type="float">
            <text:p>1.489540213</text:p>
          </table:table-cell>
          <table:table-cell office:value-type="float" office:value="1636.03955180123" calcext:value-type="float">
            <text:p>1636.0395518012</text:p>
          </table:table-cell>
        </table:table-row>
        <table:table-row table:style-name="ro1">
          <table:table-cell office:value-type="float" office:value="1.52216506199989" calcext:value-type="float">
            <text:p>1.522165062</text:p>
          </table:table-cell>
          <table:table-cell office:value-type="float" office:value="1839.08897171887" calcext:value-type="float">
            <text:p>1839.0889717189</text:p>
          </table:table-cell>
        </table:table-row>
        <table:table-row table:style-name="ro1">
          <table:table-cell office:value-type="float" office:value="1.55504350499996" calcext:value-type="float">
            <text:p>1.555043505</text:p>
          </table:table-cell>
          <table:table-cell office:value-type="float" office:value="1824.90393477173" calcext:value-type="float">
            <text:p>1824.9039347717</text:p>
          </table:table-cell>
        </table:table-row>
        <table:table-row table:style-name="ro1">
          <table:table-cell office:value-type="float" office:value="1.58390474199996" calcext:value-type="float">
            <text:p>1.583904742</text:p>
          </table:table-cell>
          <table:table-cell office:value-type="float" office:value="2078.91297244113" calcext:value-type="float">
            <text:p>2078.9129724411</text:p>
          </table:table-cell>
        </table:table-row>
        <table:table-row table:style-name="ro1">
          <table:table-cell office:value-type="float" office:value="1.61293420799984" calcext:value-type="float">
            <text:p>1.612934208</text:p>
          </table:table-cell>
          <table:table-cell office:value-type="float" office:value="2066.86543942078" calcext:value-type="float">
            <text:p>2066.8654394208</text:p>
          </table:table-cell>
        </table:table-row>
        <table:table-row table:style-name="ro1">
          <table:table-cell office:value-type="float" office:value="1.639083347" calcext:value-type="float">
            <text:p>1.639083347</text:p>
          </table:table-cell>
          <table:table-cell office:value-type="float" office:value="2294.53061531575" calcext:value-type="float">
            <text:p>2294.5306153158</text:p>
          </table:table-cell>
        </table:table-row>
        <table:table-row table:style-name="ro1">
          <table:table-cell office:value-type="float" office:value="1.66551311299986" calcext:value-type="float">
            <text:p>1.665513113</text:p>
          </table:table-cell>
          <table:table-cell office:value-type="float" office:value="2270.16765870372" calcext:value-type="float">
            <text:p>2270.1676587037</text:p>
          </table:table-cell>
        </table:table-row>
        <table:table-row table:style-name="ro1">
          <table:table-cell office:value-type="float" office:value="1.68979896199994" calcext:value-type="float">
            <text:p>1.689798962</text:p>
          </table:table-cell>
          <table:table-cell office:value-type="float" office:value="2470.57453086374" calcext:value-type="float">
            <text:p>2470.5745308637</text:p>
          </table:table-cell>
        </table:table-row>
        <table:table-row table:style-name="ro1">
          <table:table-cell office:value-type="float" office:value="1.71446345899994" calcext:value-type="float">
            <text:p>1.714463459</text:p>
          </table:table-cell>
          <table:table-cell office:value-type="float" office:value="2432.64640669509" calcext:value-type="float">
            <text:p>2432.6464066951</text:p>
          </table:table-cell>
        </table:table-row>
        <table:table-row table:style-name="ro1">
          <table:table-cell office:value-type="float" office:value="1.73777419899989" calcext:value-type="float">
            <text:p>1.737774199</text:p>
          </table:table-cell>
          <table:table-cell office:value-type="float" office:value="2573.92086223551" calcext:value-type="float">
            <text:p>2573.9208622355</text:p>
          </table:table-cell>
        </table:table-row>
        <table:table-row table:style-name="ro1">
          <table:table-cell office:value-type="float" office:value="1.76183087999993" calcext:value-type="float">
            <text:p>1.76183088</text:p>
          </table:table-cell>
          <table:table-cell office:value-type="float" office:value="2494.10964047293" calcext:value-type="float">
            <text:p>2494.1096404729</text:p>
          </table:table-cell>
        </table:table-row>
        <table:table-row table:style-name="ro1">
          <table:table-cell office:value-type="float" office:value="1.78470224299986" calcext:value-type="float">
            <text:p>1.784702243</text:p>
          </table:table-cell>
          <table:table-cell office:value-type="float" office:value="2623.36792084515" calcext:value-type="float">
            <text:p>2623.3679208452</text:p>
          </table:table-cell>
        </table:table-row>
        <table:table-row table:style-name="ro1">
          <table:table-cell office:value-type="float" office:value="1.80843136999988" calcext:value-type="float">
            <text:p>1.80843137</text:p>
          </table:table-cell>
          <table:table-cell office:value-type="float" office:value="2528.5380283876" calcext:value-type="float">
            <text:p>2528.5380283876</text:p>
          </table:table-cell>
        </table:table-row>
        <table:table-row table:style-name="ro1">
          <table:table-cell office:value-type="float" office:value="1.8310347109998" calcext:value-type="float">
            <text:p>1.831034711</text:p>
          </table:table-cell>
          <table:table-cell office:value-type="float" office:value="2654.47484069756" calcext:value-type="float">
            <text:p>2654.4748406976</text:p>
          </table:table-cell>
        </table:table-row>
        <table:table-row table:style-name="ro1">
          <table:table-cell office:value-type="float" office:value="1.85427888799995" calcext:value-type="float">
            <text:p>1.854278888</text:p>
          </table:table-cell>
          <table:table-cell office:value-type="float" office:value="2581.2916499306" calcext:value-type="float">
            <text:p>2581.2916499306</text:p>
          </table:table-cell>
        </table:table-row>
        <table:table-row table:style-name="ro1">
          <table:table-cell office:value-type="float" office:value="1.87658316499983" calcext:value-type="float">
            <text:p>1.876583165</text:p>
          </table:table-cell>
          <table:table-cell office:value-type="float" office:value="2690.06702168982" calcext:value-type="float">
            <text:p>2690.0670216898</text:p>
          </table:table-cell>
        </table:table-row>
        <table:table-row table:style-name="ro1">
          <table:table-cell office:value-type="float" office:value="1.8995124449998" calcext:value-type="float">
            <text:p>1.899512445</text:p>
          </table:table-cell>
          <table:table-cell office:value-type="float" office:value="2616.74156362849" calcext:value-type="float">
            <text:p>2616.7415636285</text:p>
          </table:table-cell>
        </table:table-row>
        <table:table-row table:style-name="ro1">
          <table:table-cell office:value-type="float" office:value="1.92159442899992" calcext:value-type="float">
            <text:p>1.921594429</text:p>
          </table:table-cell>
          <table:table-cell office:value-type="float" office:value="2717.14715487806" calcext:value-type="float">
            <text:p>2717.1471548781</text:p>
          </table:table-cell>
        </table:table-row>
        <table:table-row table:style-name="ro1">
          <table:table-cell office:value-type="float" office:value="1.94445277" calcext:value-type="float">
            <text:p>1.94445277</text:p>
          </table:table-cell>
          <table:table-cell office:value-type="float" office:value="2624.86240798518" calcext:value-type="float">
            <text:p>2624.8624079852</text:p>
          </table:table-cell>
        </table:table-row>
        <table:table-row table:style-name="ro1">
          <table:table-cell office:value-type="float" office:value="1.96643345199982" calcext:value-type="float">
            <text:p>1.966433452</text:p>
          </table:table-cell>
          <table:table-cell office:value-type="float" office:value="2729.66962537778" calcext:value-type="float">
            <text:p>2729.6696253778</text:p>
          </table:table-cell>
        </table:table-row>
        <table:table-row table:style-name="ro1">
          <table:table-cell office:value-type="float" office:value="1.98905720899984" calcext:value-type="float">
            <text:p>1.989057209</text:p>
          </table:table-cell>
          <table:table-cell office:value-type="float" office:value="2652.07940484636" calcext:value-type="float">
            <text:p>2652.0794048464</text:p>
          </table:table-cell>
        </table:table-row>
        <table:table-row table:style-name="ro1">
          <table:table-cell office:value-type="float" office:value="2.01092872300001" calcext:value-type="float">
            <text:p>2.010928723</text:p>
          </table:table-cell>
          <table:table-cell office:value-type="float" office:value="2743.29431421802" calcext:value-type="float">
            <text:p>2743.294314218</text:p>
          </table:table-cell>
        </table:table-row>
        <table:table-row table:style-name="ro1">
          <table:table-cell office:value-type="float" office:value="2.03359826199994" calcext:value-type="float">
            <text:p>2.033598262</text:p>
          </table:table-cell>
          <table:table-cell office:value-type="float" office:value="2646.72342918716" calcext:value-type="float">
            <text:p>2646.7234291872</text:p>
          </table:table-cell>
        </table:table-row>
        <table:table-row table:style-name="ro1">
          <table:table-cell office:value-type="float" office:value="2.05547086999991" calcext:value-type="float">
            <text:p>2.05547087</text:p>
          </table:table-cell>
          <table:table-cell office:value-type="float" office:value="2743.15710317173" calcext:value-type="float">
            <text:p>2743.1571031717</text:p>
          </table:table-cell>
        </table:table-row>
        <table:table-row table:style-name="ro1">
          <table:table-cell office:value-type="float" office:value="2.07811145099981" calcext:value-type="float">
            <text:p>2.078111451</text:p>
          </table:table-cell>
          <table:table-cell office:value-type="float" office:value="2650.10866992555" calcext:value-type="float">
            <text:p>2650.1086699256</text:p>
          </table:table-cell>
        </table:table-row>
        <table:table-row table:style-name="ro1">
          <table:table-cell office:value-type="float" office:value="2.09995103799997" calcext:value-type="float">
            <text:p>2.099951038</text:p>
          </table:table-cell>
          <table:table-cell office:value-type="float" office:value="2747.30469946909" calcext:value-type="float">
            <text:p>2747.3046994691</text:p>
          </table:table-cell>
        </table:table-row>
        <table:table-row table:style-name="ro1">
          <table:table-cell office:value-type="float" office:value="2.12246422199996" calcext:value-type="float">
            <text:p>2.122464222</text:p>
          </table:table-cell>
          <table:table-cell office:value-type="float" office:value="2665.10503356725" calcext:value-type="float">
            <text:p>2665.1050335673</text:p>
          </table:table-cell>
        </table:table-row>
        <table:table-row table:style-name="ro1">
          <table:table-cell office:value-type="float" office:value="2.14423745399995" calcext:value-type="float">
            <text:p>2.144237454</text:p>
          </table:table-cell>
          <table:table-cell office:value-type="float" office:value="2755.67724626442" calcext:value-type="float">
            <text:p>2755.6772462644</text:p>
          </table:table-cell>
        </table:table-row>
        <table:table-row table:style-name="ro1">
          <table:table-cell office:value-type="float" office:value="2.16669485699981" calcext:value-type="float">
            <text:p>2.166694857</text:p>
          </table:table-cell>
          <table:table-cell office:value-type="float" office:value="2671.72477602902" calcext:value-type="float">
            <text:p>2671.724776029</text:p>
          </table:table-cell>
        </table:table-row>
        <table:table-row table:style-name="ro1">
          <table:table-cell office:value-type="float" office:value="2.18833517199982" calcext:value-type="float">
            <text:p>2.188335172</text:p>
          </table:table-cell>
          <table:table-cell office:value-type="float" office:value="2772.60289417983" calcext:value-type="float">
            <text:p>2772.6028941798</text:p>
          </table:table-cell>
        </table:table-row>
        <table:table-row table:style-name="ro1">
          <table:table-cell office:value-type="float" office:value="2.21059444799994" calcext:value-type="float">
            <text:p>2.210594448</text:p>
          </table:table-cell>
          <table:table-cell office:value-type="float" office:value="2695.50546027167" calcext:value-type="float">
            <text:p>2695.5054602717</text:p>
          </table:table-cell>
        </table:table-row>
        <table:table-row table:style-name="ro1">
          <table:table-cell office:value-type="float" office:value="2.2320854919999" calcext:value-type="float">
            <text:p>2.232085492</text:p>
          </table:table-cell>
          <table:table-cell office:value-type="float" office:value="2791.86064670082" calcext:value-type="float">
            <text:p>2791.8606467008</text:p>
          </table:table-cell>
        </table:table-row>
        <table:table-row table:style-name="ro1">
          <table:table-cell office:value-type="float" office:value="2.2541368499999" calcext:value-type="float">
            <text:p>2.25413685</text:p>
          </table:table-cell>
          <table:table-cell office:value-type="float" office:value="2720.92086120062" calcext:value-type="float">
            <text:p>2720.9208612006</text:p>
          </table:table-cell>
        </table:table-row>
        <table:table-row table:style-name="ro1">
          <table:table-cell office:value-type="float" office:value="2.27549554999996" calcext:value-type="float">
            <text:p>2.27549555</text:p>
          </table:table-cell>
          <table:table-cell office:value-type="float" office:value="2809.15973349592" calcext:value-type="float">
            <text:p>2809.1597334959</text:p>
          </table:table-cell>
        </table:table-row>
        <table:table-row table:style-name="ro1">
          <table:table-cell office:value-type="float" office:value="2.29728128199986" calcext:value-type="float">
            <text:p>2.297281282</text:p>
          </table:table-cell>
          <table:table-cell office:value-type="float" office:value="2754.09612127239" calcext:value-type="float">
            <text:p>2754.0961212724</text:p>
          </table:table-cell>
        </table:table-row>
        <table:table-row table:style-name="ro1">
          <table:table-cell office:value-type="float" office:value="2.31827294799996" calcext:value-type="float">
            <text:p>2.318272948</text:p>
          </table:table-cell>
          <table:table-cell office:value-type="float" office:value="2858.27718484633" calcext:value-type="float">
            <text:p>2858.2771848463</text:p>
          </table:table-cell>
        </table:table-row>
        <table:table-row table:style-name="ro1">
          <table:table-cell office:value-type="float" office:value="2.33960961599996" calcext:value-type="float">
            <text:p>2.339609616</text:p>
          </table:table-cell>
          <table:table-cell office:value-type="float" office:value="2812.06043980203" calcext:value-type="float">
            <text:p>2812.060439802</text:p>
          </table:table-cell>
        </table:table-row>
        <table:table-row table:style-name="ro1">
          <table:table-cell office:value-type="float" office:value="2.36017294699991" calcext:value-type="float">
            <text:p>2.360172947</text:p>
          </table:table-cell>
          <table:table-cell office:value-type="float" office:value="2917.81521194939" calcext:value-type="float">
            <text:p>2917.8152119494</text:p>
          </table:table-cell>
        </table:table-row>
        <table:table-row table:style-name="ro1">
          <table:table-cell office:value-type="float" office:value="2.38101981999989" calcext:value-type="float">
            <text:p>2.38101982</text:p>
          </table:table-cell>
          <table:table-cell office:value-type="float" office:value="2878.129492133" calcext:value-type="float">
            <text:p>2878.129492133</text:p>
          </table:table-cell>
        </table:table-row>
        <table:table-row table:style-name="ro1">
          <table:table-cell office:value-type="float" office:value="2.40119721099995" calcext:value-type="float">
            <text:p>2.401197211</text:p>
          </table:table-cell>
          <table:table-cell office:value-type="float" office:value="2973.62528187209" calcext:value-type="float">
            <text:p>2973.6252818721</text:p>
          </table:table-cell>
        </table:table-row>
        <table:table-row table:style-name="ro1">
          <table:table-cell office:value-type="float" office:value="2.42158085399979" calcext:value-type="float">
            <text:p>2.421580854</text:p>
          </table:table-cell>
          <table:table-cell office:value-type="float" office:value="2943.53663869088" calcext:value-type="float">
            <text:p>2943.5366386909</text:p>
          </table:table-cell>
        </table:table-row>
        <table:table-row table:style-name="ro1">
          <table:table-cell office:value-type="float" office:value="2.44138761799991" calcext:value-type="float">
            <text:p>2.441387618</text:p>
          </table:table-cell>
          <table:table-cell office:value-type="float" office:value="3029.26818331497" calcext:value-type="float">
            <text:p>3029.268183315</text:p>
          </table:table-cell>
        </table:table-row>
        <table:table-row table:style-name="ro1">
          <table:table-cell office:value-type="float" office:value="2.46128162299988" calcext:value-type="float">
            <text:p>2.461281623</text:p>
          </table:table-cell>
          <table:table-cell office:value-type="float" office:value="3015.98396100197" calcext:value-type="float">
            <text:p>3015.983961002</text:p>
          </table:table-cell>
        </table:table-row>
        <table:table-row table:style-name="ro1">
          <table:table-cell office:value-type="float" office:value="2.48067874899994" calcext:value-type="float">
            <text:p>2.480678749</text:p>
          </table:table-cell>
          <table:table-cell office:value-type="float" office:value="3093.24175137185" calcext:value-type="float">
            <text:p>3093.2417513719</text:p>
          </table:table-cell>
        </table:table-row>
        <table:table-row table:style-name="ro1">
          <table:table-cell office:value-type="float" office:value="2.50028462699993" calcext:value-type="float">
            <text:p>2.500284627</text:p>
          </table:table-cell>
          <table:table-cell office:value-type="float" office:value="3060.30671006018" calcext:value-type="float">
            <text:p>3060.3067100602</text:p>
          </table:table-cell>
        </table:table-row>
        <table:table-row table:style-name="ro1">
          <table:table-cell office:value-type="float" office:value="2.51929326300001" calcext:value-type="float">
            <text:p>2.519293263</text:p>
          </table:table-cell>
          <table:table-cell office:value-type="float" office:value="3156.4600426746" calcext:value-type="float">
            <text:p>3156.4600426746</text:p>
          </table:table-cell>
        </table:table-row>
        <table:table-row table:style-name="ro1">
          <table:table-cell office:value-type="float" office:value="2.53850247199989" calcext:value-type="float">
            <text:p>2.538502472</text:p>
          </table:table-cell>
          <table:table-cell office:value-type="float" office:value="3123.50185790407" calcext:value-type="float">
            <text:p>3123.5018579041</text:p>
          </table:table-cell>
        </table:table-row>
        <table:table-row table:style-name="ro1">
          <table:table-cell office:value-type="float" office:value="2.55724350199989" calcext:value-type="float">
            <text:p>2.557243502</text:p>
          </table:table-cell>
          <table:table-cell office:value-type="float" office:value="3201.53161272335" calcext:value-type="float">
            <text:p>3201.5316127234</text:p>
          </table:table-cell>
        </table:table-row>
        <table:table-row table:style-name="ro1">
          <table:table-cell office:value-type="float" office:value="2.57617354399986" calcext:value-type="float">
            <text:p>2.576173544</text:p>
          </table:table-cell>
          <table:table-cell office:value-type="float" office:value="3169.56507545571" calcext:value-type="float">
            <text:p>3169.5650754557</text:p>
          </table:table-cell>
        </table:table-row>
        <table:table-row table:style-name="ro1">
          <table:table-cell office:value-type="float" office:value="2.59470915599991" calcext:value-type="float">
            <text:p>2.594709156</text:p>
          </table:table-cell>
          <table:table-cell office:value-type="float" office:value="3237.01208246246" calcext:value-type="float">
            <text:p>3237.0120824625</text:p>
          </table:table-cell>
        </table:table-row>
        <table:table-row table:style-name="ro1">
          <table:table-cell office:value-type="float" office:value="2.61344679999979" calcext:value-type="float">
            <text:p>2.6134468</text:p>
          </table:table-cell>
          <table:table-cell office:value-type="float" office:value="3202.11014791243" calcext:value-type="float">
            <text:p>3202.1101479124</text:p>
          </table:table-cell>
        </table:table-row>
        <table:table-row table:style-name="ro1">
          <table:table-cell office:value-type="float" office:value="2.63165188999983" calcext:value-type="float">
            <text:p>2.63165189</text:p>
          </table:table-cell>
          <table:table-cell office:value-type="float" office:value="3295.78156437984" calcext:value-type="float">
            <text:p>3295.7815643798</text:p>
          </table:table-cell>
        </table:table-row>
        <table:table-row table:style-name="ro1">
          <table:table-cell office:value-type="float" office:value="2.65017078399978" calcext:value-type="float">
            <text:p>2.650170784</text:p>
          </table:table-cell>
          <table:table-cell office:value-type="float" office:value="3239.93430710014" calcext:value-type="float">
            <text:p>3239.9343071001</text:p>
          </table:table-cell>
        </table:table-row>
        <table:table-row table:style-name="ro1">
          <table:table-cell office:value-type="float" office:value="2.66817608099996" calcext:value-type="float">
            <text:p>2.668176081</text:p>
          </table:table-cell>
          <table:table-cell office:value-type="float" office:value="3332.35269595526" calcext:value-type="float">
            <text:p>3332.3526959553</text:p>
          </table:table-cell>
        </table:table-row>
        <table:table-row table:style-name="ro1">
          <table:table-cell office:value-type="float" office:value="2.68653429599999" calcext:value-type="float">
            <text:p>2.686534296</text:p>
          </table:table-cell>
          <table:table-cell office:value-type="float" office:value="3268.29160677584" calcext:value-type="float">
            <text:p>3268.2916067758</text:p>
          </table:table-cell>
        </table:table-row>
        <table:table-row table:style-name="ro1">
          <table:table-cell office:value-type="float" office:value="2.70455125999979" calcext:value-type="float">
            <text:p>2.70455126</text:p>
          </table:table-cell>
          <table:table-cell office:value-type="float" office:value="3330.19480977323" calcext:value-type="float">
            <text:p>3330.1948097732</text:p>
          </table:table-cell>
        </table:table-row>
        <table:table-row table:style-name="ro1">
          <table:table-cell office:value-type="float" office:value="2.72282650699981" calcext:value-type="float">
            <text:p>2.722826507</text:p>
          </table:table-cell>
          <table:table-cell office:value-type="float" office:value="3283.12936071046" calcext:value-type="float">
            <text:p>3283.1293607105</text:p>
          </table:table-cell>
        </table:table-row>
        <table:table-row table:style-name="ro1">
          <table:table-cell office:value-type="float" office:value="2.74056003199985" calcext:value-type="float">
            <text:p>2.740560032</text:p>
          </table:table-cell>
          <table:table-cell office:value-type="float" office:value="3383.42207766734" calcext:value-type="float">
            <text:p>3383.4220776673</text:p>
          </table:table-cell>
        </table:table-row>
        <table:table-row table:style-name="ro1">
          <table:table-cell office:value-type="float" office:value="2.75873647599997" calcext:value-type="float">
            <text:p>2.758736476</text:p>
          </table:table-cell>
          <table:table-cell office:value-type="float" office:value="3300.97570237653" calcext:value-type="float">
            <text:p>3300.9757023765</text:p>
          </table:table-cell>
        </table:table-row>
        <table:table-row table:style-name="ro1">
          <table:table-cell office:value-type="float" office:value="2.77643437500001" calcext:value-type="float">
            <text:p>2.776434375</text:p>
          </table:table-cell>
          <table:table-cell office:value-type="float" office:value="3390.23293103108" calcext:value-type="float">
            <text:p>3390.2329310311</text:p>
          </table:table-cell>
        </table:table-row>
        <table:table-row table:style-name="ro1">
          <table:table-cell office:value-type="float" office:value="2.79446753699995" calcext:value-type="float">
            <text:p>2.794467537</text:p>
          </table:table-cell>
          <table:table-cell office:value-type="float" office:value="3327.20351540161" calcext:value-type="float">
            <text:p>3327.2035154016</text:p>
          </table:table-cell>
        </table:table-row>
        <table:table-row table:style-name="ro1">
          <table:table-cell office:value-type="float" office:value="2.81209767599989" calcext:value-type="float">
            <text:p>2.812097676</text:p>
          </table:table-cell>
          <table:table-cell office:value-type="float" office:value="3403.26301455575" calcext:value-type="float">
            <text:p>3403.2630145558</text:p>
          </table:table-cell>
        </table:table-row>
        <table:table-row table:style-name="ro1">
          <table:table-cell office:value-type="float" office:value="2.82998140999985" calcext:value-type="float">
            <text:p>2.82998141</text:p>
          </table:table-cell>
          <table:table-cell office:value-type="float" office:value="3355.0040500581" calcext:value-type="float">
            <text:p>3355.0040500581</text:p>
          </table:table-cell>
        </table:table-row>
        <table:table-row table:style-name="ro1">
          <table:table-cell office:value-type="float" office:value="2.84759227899985" calcext:value-type="float">
            <text:p>2.847592279</text:p>
          </table:table-cell>
          <table:table-cell office:value-type="float" office:value="3406.9869010989" calcext:value-type="float">
            <text:p>3406.9869010989</text:p>
          </table:table-cell>
        </table:table-row>
        <table:table-row table:style-name="ro1">
          <table:table-cell office:value-type="float" office:value="2.86550944999999" calcext:value-type="float">
            <text:p>2.86550945</text:p>
          </table:table-cell>
          <table:table-cell office:value-type="float" office:value="3348.74294605694" calcext:value-type="float">
            <text:p>3348.7429460569</text:p>
          </table:table-cell>
        </table:table-row>
        <table:table-row table:style-name="ro1">
          <table:table-cell office:value-type="float" office:value="2.88288062999982" calcext:value-type="float">
            <text:p>2.88288063</text:p>
          </table:table-cell>
          <table:table-cell office:value-type="float" office:value="3453.99679242265" calcext:value-type="float">
            <text:p>3453.9967924227</text:p>
          </table:table-cell>
        </table:table-row>
        <table:table-row table:style-name="ro1">
          <table:table-cell office:value-type="float" office:value="2.90065681099986" calcext:value-type="float">
            <text:p>2.900656811</text:p>
          </table:table-cell>
          <table:table-cell office:value-type="float" office:value="3375.3031655027" calcext:value-type="float">
            <text:p>3375.3031655027</text:p>
          </table:table-cell>
        </table:table-row>
        <table:table-row table:style-name="ro1">
          <table:table-cell office:value-type="float" office:value="2.91808887599996" calcext:value-type="float">
            <text:p>2.918088876</text:p>
          </table:table-cell>
          <table:table-cell office:value-type="float" office:value="3441.93301250756" calcext:value-type="float">
            <text:p>3441.9330125076</text:p>
          </table:table-cell>
        </table:table-row>
        <table:table-row table:style-name="ro1">
          <table:table-cell office:value-type="float" office:value="2.93578833899983" calcext:value-type="float">
            <text:p>2.935788339</text:p>
          </table:table-cell>
          <table:table-cell office:value-type="float" office:value="3389.93335562977" calcext:value-type="float">
            <text:p>3389.9333556298</text:p>
          </table:table-cell>
        </table:table-row>
        <table:table-row table:style-name="ro1">
          <table:table-cell office:value-type="float" office:value="2.95320092499992" calcext:value-type="float">
            <text:p>2.953200925</text:p>
          </table:table-cell>
          <table:table-cell office:value-type="float" office:value="3445.7834120495" calcext:value-type="float">
            <text:p>3445.7834120495</text:p>
          </table:table-cell>
        </table:table-row>
        <table:table-row table:style-name="ro1">
          <table:table-cell office:value-type="float" office:value="2.97099460599998" calcext:value-type="float">
            <text:p>2.970994606</text:p>
          </table:table-cell>
          <table:table-cell office:value-type="float" office:value="3371.98357101077" calcext:value-type="float">
            <text:p>3371.9835710108</text:p>
          </table:table-cell>
        </table:table-row>
        <table:table-row table:style-name="ro1">
          <table:table-cell office:value-type="float" office:value="2.98843818199998" calcext:value-type="float">
            <text:p>2.988438182</text:p>
          </table:table-cell>
          <table:table-cell office:value-type="float" office:value="3439.66168404818" calcext:value-type="float">
            <text:p>3439.6616840482</text:p>
          </table:table-cell>
        </table:table-row>
        <table:table-row table:style-name="ro1">
          <table:table-cell office:value-type="float" office:value="3.00622727999985" calcext:value-type="float">
            <text:p>3.00622728</text:p>
          </table:table-cell>
          <table:table-cell office:value-type="float" office:value="3372.85229416636" calcext:value-type="float">
            <text:p>3372.8522941664</text:p>
          </table:table-cell>
        </table:table-row>
        <table:table-row table:style-name="ro1">
          <table:table-cell office:value-type="float" office:value="3.02375043899997" calcext:value-type="float">
            <text:p>3.023750439</text:p>
          </table:table-cell>
          <table:table-cell office:value-type="float" office:value="3424.04015164092" calcext:value-type="float">
            <text:p>3424.0401516409</text:p>
          </table:table-cell>
        </table:table-row>
        <table:table-row table:style-name="ro1">
          <table:table-cell office:value-type="float" office:value="3.04151839199994" calcext:value-type="float">
            <text:p>3.041518392</text:p>
          </table:table-cell>
          <table:table-cell office:value-type="float" office:value="3376.86620400697" calcext:value-type="float">
            <text:p>3376.866204007</text:p>
          </table:table-cell>
        </table:table-row>
        <table:table-row table:style-name="ro1">
          <table:table-cell office:value-type="float" office:value="3.05896634199985" calcext:value-type="float">
            <text:p>3.058966342</text:p>
          </table:table-cell>
          <table:table-cell office:value-type="float" office:value="3438.79940052133" calcext:value-type="float">
            <text:p>3438.7994005213</text:p>
          </table:table-cell>
        </table:table-row>
        <table:table-row table:style-name="ro1">
          <table:table-cell office:value-type="float" office:value="3.07687476399997" calcext:value-type="float">
            <text:p>3.076874764</text:p>
          </table:table-cell>
          <table:table-cell office:value-type="float" office:value="3350.37894458833" calcext:value-type="float">
            <text:p>3350.3789445883</text:p>
          </table:table-cell>
        </table:table-row>
        <table:table-row table:style-name="ro1">
          <table:table-cell office:value-type="float" office:value="3.09433245399987" calcext:value-type="float">
            <text:p>3.094332454</text:p>
          </table:table-cell>
          <table:table-cell office:value-type="float" office:value="3436.88082445845" calcext:value-type="float">
            <text:p>3436.8808244585</text:p>
          </table:table-cell>
        </table:table-row>
        <table:table-row table:style-name="ro1">
          <table:table-cell office:value-type="float" office:value="3.11203082299994" calcext:value-type="float">
            <text:p>3.112030823</text:p>
          </table:table-cell>
          <table:table-cell office:value-type="float" office:value="3390.14289959455" calcext:value-type="float">
            <text:p>3390.1428995946</text:p>
          </table:table-cell>
        </table:table-row>
        <table:table-row table:style-name="ro1">
          <table:table-cell office:value-type="float" office:value="3.12960273199997" calcext:value-type="float">
            <text:p>3.129602732</text:p>
          </table:table-cell>
          <table:table-cell office:value-type="float" office:value="3414.54078779444" calcext:value-type="float">
            <text:p>3414.5407877944</text:p>
          </table:table-cell>
        </table:table-row>
        <table:table-row table:style-name="ro1">
          <table:table-cell office:value-type="float" office:value="3.14744276799979" calcext:value-type="float">
            <text:p>3.147442768</text:p>
          </table:table-cell>
          <table:table-cell office:value-type="float" office:value="3363.22191281389" calcext:value-type="float">
            <text:p>3363.2219128139</text:p>
          </table:table-cell>
        </table:table-row>
        <table:table-row table:style-name="ro1">
          <table:table-cell office:value-type="float" office:value="3.16501806299993" calcext:value-type="float">
            <text:p>3.165018063</text:p>
          </table:table-cell>
          <table:table-cell office:value-type="float" office:value="3413.88295328834" calcext:value-type="float">
            <text:p>3413.8829532883</text:p>
          </table:table-cell>
        </table:table-row>
        <table:table-row table:style-name="ro1">
          <table:table-cell office:value-type="float" office:value="3.18282762999979" calcext:value-type="float">
            <text:p>3.18282763</text:p>
          </table:table-cell>
          <table:table-cell office:value-type="float" office:value="3368.97578702936" calcext:value-type="float">
            <text:p>3368.9757870294</text:p>
          </table:table-cell>
        </table:table-row>
        <table:table-row table:style-name="ro1">
          <table:table-cell office:value-type="float" office:value="3.20034250899994" calcext:value-type="float">
            <text:p>3.200342509</text:p>
          </table:table-cell>
          <table:table-cell office:value-type="float" office:value="3425.65883552496" calcext:value-type="float">
            <text:p>3425.658835525</text:p>
          </table:table-cell>
        </table:table-row>
        <table:table-row table:style-name="ro1">
          <table:table-cell office:value-type="float" office:value="3.21814743999994" calcext:value-type="float">
            <text:p>3.21814744</text:p>
          </table:table-cell>
          <table:table-cell office:value-type="float" office:value="3369.85299184805" calcext:value-type="float">
            <text:p>3369.8529918481</text:p>
          </table:table-cell>
        </table:table-row>
        <table:table-row table:style-name="ro1">
          <table:table-cell office:value-type="float" office:value="3.23563153699979" calcext:value-type="float">
            <text:p>3.235631537</text:p>
          </table:table-cell>
          <table:table-cell office:value-type="float" office:value="3431.6899523327" calcext:value-type="float">
            <text:p>3431.6899523327</text:p>
          </table:table-cell>
        </table:table-row>
        <table:table-row table:style-name="ro1">
          <table:table-cell office:value-type="float" office:value="3.25344381199989" calcext:value-type="float">
            <text:p>3.253443812</text:p>
          </table:table-cell>
          <table:table-cell office:value-type="float" office:value="3368.46360162722" calcext:value-type="float">
            <text:p>3368.4636016272</text:p>
          </table:table-cell>
        </table:table-row>
        <table:table-row table:style-name="ro1">
          <table:table-cell office:value-type="float" office:value="3.27090619000001" calcext:value-type="float">
            <text:p>3.27090619</text:p>
          </table:table-cell>
          <table:table-cell office:value-type="float" office:value="3435.95814954831" calcext:value-type="float">
            <text:p>3435.9581495483</text:p>
          </table:table-cell>
        </table:table-row>
        <table:table-row table:style-name="ro1">
          <table:table-cell office:value-type="float" office:value="3.2887709659999" calcext:value-type="float">
            <text:p>3.288770966</text:p>
          </table:table-cell>
          <table:table-cell office:value-type="float" office:value="3358.56436153171" calcext:value-type="float">
            <text:p>3358.5643615317</text:p>
          </table:table-cell>
        </table:table-row>
        <table:table-row table:style-name="ro1">
          <table:table-cell office:value-type="float" office:value="3.30629334399987" calcext:value-type="float">
            <text:p>3.306293344</text:p>
          </table:table-cell>
          <table:table-cell office:value-type="float" office:value="3424.19276653621" calcext:value-type="float">
            <text:p>3424.1927665362</text:p>
          </table:table-cell>
        </table:table-row>
        <table:table-row table:style-name="ro1">
          <table:table-cell office:value-type="float" office:value="3.32418712999993" calcext:value-type="float">
            <text:p>3.32418713</text:p>
          </table:table-cell>
          <table:table-cell office:value-type="float" office:value="3353.11934544221" calcext:value-type="float">
            <text:p>3353.1193454422</text:p>
          </table:table-cell>
        </table:table-row>
        <table:table-row table:style-name="ro1">
          <table:table-cell office:value-type="float" office:value="3.34181659199999" calcext:value-type="float">
            <text:p>3.341816592</text:p>
          </table:table-cell>
          <table:table-cell office:value-type="float" office:value="3403.39370536657" calcext:value-type="float">
            <text:p>3403.3937053666</text:p>
          </table:table-cell>
        </table:table-row>
        <table:table-row table:style-name="ro1">
          <table:table-cell office:value-type="float" office:value="3.35971188899998" calcext:value-type="float">
            <text:p>3.359711889</text:p>
          </table:table-cell>
          <table:table-cell office:value-type="float" office:value="3352.83622283638" calcext:value-type="float">
            <text:p>3352.8362228364</text:p>
          </table:table-cell>
        </table:table-row>
        <table:table-row table:style-name="ro1">
          <table:table-cell office:value-type="float" office:value="3.37731103799979" calcext:value-type="float">
            <text:p>3.377311038</text:p>
          </table:table-cell>
          <table:table-cell office:value-type="float" office:value="3409.25575439236" calcext:value-type="float">
            <text:p>3409.2557543924</text:p>
          </table:table-cell>
        </table:table-row>
        <table:table-row table:style-name="ro1">
          <table:table-cell office:value-type="float" office:value="3.39535597099984" calcext:value-type="float">
            <text:p>3.395355971</text:p>
          </table:table-cell>
          <table:table-cell office:value-type="float" office:value="3325.03312701771" calcext:value-type="float">
            <text:p>3325.0331270177</text:p>
          </table:table-cell>
        </table:table-row>
        <table:table-row table:style-name="ro1">
          <table:table-cell office:value-type="float" office:value="3.41308173499988" calcext:value-type="float">
            <text:p>3.413081735</text:p>
          </table:table-cell>
          <table:table-cell office:value-type="float" office:value="3384.90346593167" calcext:value-type="float">
            <text:p>3384.9034659317</text:p>
          </table:table-cell>
        </table:table-row>
        <table:table-row table:style-name="ro1">
          <table:table-cell office:value-type="float" office:value="3.43120296999996" calcext:value-type="float">
            <text:p>3.43120297</text:p>
          </table:table-cell>
          <table:table-cell office:value-type="float" office:value="3311.03260896585" calcext:value-type="float">
            <text:p>3311.0326089659</text:p>
          </table:table-cell>
        </table:table-row>
        <table:table-row table:style-name="ro1">
          <table:table-cell office:value-type="float" office:value="3.44904535000001" calcext:value-type="float">
            <text:p>3.44904535</text:p>
          </table:table-cell>
          <table:table-cell office:value-type="float" office:value="3362.78007753679" calcext:value-type="float">
            <text:p>3362.7800775368</text:p>
          </table:table-cell>
        </table:table-row>
        <table:table-row table:style-name="ro1">
          <table:table-cell office:value-type="float" office:value="3.4671976269999" calcext:value-type="float">
            <text:p>3.467197627</text:p>
          </table:table-cell>
          <table:table-cell office:value-type="float" office:value="3305.37045023791" calcext:value-type="float">
            <text:p>3305.3704502379</text:p>
          </table:table-cell>
        </table:table-row>
        <table:table-row table:style-name="ro1">
          <table:table-cell office:value-type="float" office:value="3.48510927799998" calcext:value-type="float">
            <text:p>3.485109278</text:p>
          </table:table-cell>
          <table:table-cell office:value-type="float" office:value="3349.7749593124" calcext:value-type="float">
            <text:p>3349.7749593124</text:p>
          </table:table-cell>
        </table:table-row>
        <table:table-row table:style-name="ro1">
          <table:table-cell office:value-type="float" office:value="3.50338395199992" calcext:value-type="float">
            <text:p>3.503383952</text:p>
          </table:table-cell>
          <table:table-cell office:value-type="float" office:value="3283.23230281406" calcext:value-type="float">
            <text:p>3283.2323028141</text:p>
          </table:table-cell>
        </table:table-row>
        <table:table-row table:style-name="ro1">
          <table:table-cell office:value-type="float" office:value="3.52121455999986" calcext:value-type="float">
            <text:p>3.52121456</text:p>
          </table:table-cell>
          <table:table-cell office:value-type="float" office:value="3365.0002288313" calcext:value-type="float">
            <text:p>3365.0002288313</text:p>
          </table:table-cell>
        </table:table-row>
        <table:table-row table:style-name="ro1">
          <table:table-cell office:value-type="float" office:value="3.53941412899985" calcext:value-type="float">
            <text:p>3.539414129</text:p>
          </table:table-cell>
          <table:table-cell office:value-type="float" office:value="3296.78136883543" calcext:value-type="float">
            <text:p>3296.7813688354</text:p>
          </table:table-cell>
        </table:table-row>
        <table:table-row table:style-name="ro1">
          <table:table-cell office:value-type="float" office:value="3.55737666599998" calcext:value-type="float">
            <text:p>3.557376666</text:p>
          </table:table-cell>
          <table:table-cell office:value-type="float" office:value="3340.28539507334" calcext:value-type="float">
            <text:p>3340.2853950733</text:p>
          </table:table-cell>
        </table:table-row>
        <table:table-row table:style-name="ro1">
          <table:table-cell office:value-type="float" office:value="3.57559639099986" calcext:value-type="float">
            <text:p>3.575596391</text:p>
          </table:table-cell>
          <table:table-cell office:value-type="float" office:value="3293.13422680049" calcext:value-type="float">
            <text:p>3293.1342268005</text:p>
          </table:table-cell>
        </table:table-row>
        <table:table-row table:style-name="ro1">
          <table:table-cell office:value-type="float" office:value="3.59341814599998" calcext:value-type="float">
            <text:p>3.593418146</text:p>
          </table:table-cell>
          <table:table-cell office:value-type="float" office:value="3366.6718008197" calcext:value-type="float">
            <text:p>3366.6718008197</text:p>
          </table:table-cell>
        </table:table-row>
        <table:table-row table:style-name="ro1">
          <table:table-cell office:value-type="float" office:value="3.61155823499985" calcext:value-type="float">
            <text:p>3.611558235</text:p>
          </table:table-cell>
          <table:table-cell office:value-type="float" office:value="3307.5912692835" calcext:value-type="float">
            <text:p>3307.5912692835</text:p>
          </table:table-cell>
        </table:table-row>
        <table:table-row table:style-name="ro1">
          <table:table-cell office:value-type="float" office:value="3.62934780199998" calcext:value-type="float">
            <text:p>3.629347802</text:p>
          </table:table-cell>
          <table:table-cell office:value-type="float" office:value="3372.76337302311" calcext:value-type="float">
            <text:p>3372.7633730231</text:p>
          </table:table-cell>
        </table:table-row>
        <table:table-row table:style-name="ro1">
          <table:table-cell office:value-type="float" office:value="3.647518257" calcext:value-type="float">
            <text:p>3.647518257</text:p>
          </table:table-cell>
          <table:table-cell office:value-type="float" office:value="3302.06370726223" calcext:value-type="float">
            <text:p>3302.0637072622</text:p>
          </table:table-cell>
        </table:table-row>
        <table:table-row table:style-name="ro1">
          <table:table-cell office:value-type="float" office:value="3.66538355299986" calcext:value-type="float">
            <text:p>3.665383553</text:p>
          </table:table-cell>
          <table:table-cell office:value-type="float" office:value="3358.46660477884" calcext:value-type="float">
            <text:p>3358.4666047788</text:p>
          </table:table-cell>
        </table:table-row>
        <table:table-row table:style-name="ro1">
          <table:table-cell office:value-type="float" office:value="3.68362322599978" calcext:value-type="float">
            <text:p>3.683623226</text:p>
          </table:table-cell>
          <table:table-cell office:value-type="float" office:value="3289.53265775352" calcext:value-type="float">
            <text:p>3289.5326577535</text:p>
          </table:table-cell>
        </table:table-row>
        <table:table-row table:style-name="ro1">
          <table:table-cell office:value-type="float" office:value="3.70140190799998" calcext:value-type="float">
            <text:p>3.701401908</text:p>
          </table:table-cell>
          <table:table-cell office:value-type="float" office:value="3374.8283477555" calcext:value-type="float">
            <text:p>3374.8283477555</text:p>
          </table:table-cell>
        </table:table-row>
        <table:table-row table:style-name="ro1">
          <table:table-cell office:value-type="float" office:value="3.71969647699984" calcext:value-type="float">
            <text:p>3.719696477</text:p>
          </table:table-cell>
          <table:table-cell office:value-type="float" office:value="3279.66184939631" calcext:value-type="float">
            <text:p>3279.6618493963</text:p>
          </table:table-cell>
        </table:table-row>
        <table:table-row table:style-name="ro1">
          <table:table-cell office:value-type="float" office:value="3.73762047199989" calcext:value-type="float">
            <text:p>3.737620472</text:p>
          </table:table-cell>
          <table:table-cell office:value-type="float" office:value="3347.46801702658" calcext:value-type="float">
            <text:p>3347.4680170266</text:p>
          </table:table-cell>
        </table:table-row>
        <table:table-row table:style-name="ro1">
          <table:table-cell office:value-type="float" office:value="3.75592363499982" calcext:value-type="float">
            <text:p>3.755923635</text:p>
          </table:table-cell>
          <table:table-cell office:value-type="float" office:value="3278.1219289932" calcext:value-type="float">
            <text:p>3278.1219289932</text:p>
          </table:table-cell>
        </table:table-row>
        <table:table-row table:style-name="ro1">
          <table:table-cell office:value-type="float" office:value="3.77396893299988" calcext:value-type="float">
            <text:p>3.773968933</text:p>
          </table:table-cell>
          <table:table-cell office:value-type="float" office:value="3324.9658719849" calcext:value-type="float">
            <text:p>3324.9658719849</text:p>
          </table:table-cell>
        </table:table-row>
        <table:table-row table:style-name="ro1">
          <table:table-cell office:value-type="float" office:value="3.79240996099998" calcext:value-type="float">
            <text:p>3.792409961</text:p>
          </table:table-cell>
          <table:table-cell office:value-type="float" office:value="3253.6147117006" calcext:value-type="float">
            <text:p>3253.6147117006</text:p>
          </table:table-cell>
        </table:table-row>
        <table:table-row table:style-name="ro1">
          <table:table-cell office:value-type="float" office:value="3.81066083199994" calcext:value-type="float">
            <text:p>3.810660832</text:p>
          </table:table-cell>
          <table:table-cell office:value-type="float" office:value="3287.51433288411" calcext:value-type="float">
            <text:p>3287.5143328841</text:p>
          </table:table-cell>
        </table:table-row>
        <table:table-row table:style-name="ro1">
          <table:table-cell office:value-type="float" office:value="3.82923514300001" calcext:value-type="float">
            <text:p>3.829235143</text:p>
          </table:table-cell>
          <table:table-cell office:value-type="float" office:value="3230.26786833641" calcext:value-type="float">
            <text:p>3230.2678683364</text:p>
          </table:table-cell>
        </table:table-row>
        <table:table-row table:style-name="ro1">
          <table:table-cell office:value-type="float" office:value="3.84750929499978" calcext:value-type="float">
            <text:p>3.847509295</text:p>
          </table:table-cell>
          <table:table-cell office:value-type="float" office:value="3283.32608816731" calcext:value-type="float">
            <text:p>3283.3260881673</text:p>
          </table:table-cell>
        </table:table-row>
        <table:table-row table:style-name="ro1">
          <table:table-cell office:value-type="float" office:value="3.8662423039998" calcext:value-type="float">
            <text:p>3.866242304</text:p>
          </table:table-cell>
          <table:table-cell office:value-type="float" office:value="3202.90242747168" calcext:value-type="float">
            <text:p>3202.9024274717</text:p>
          </table:table-cell>
        </table:table-row>
        <table:table-row table:style-name="ro1">
          <table:table-cell office:value-type="float" office:value="3.88453010299986" calcext:value-type="float">
            <text:p>3.884530103</text:p>
          </table:table-cell>
          <table:table-cell office:value-type="float" office:value="3280.87595449797" calcext:value-type="float">
            <text:p>3280.875954498</text:p>
          </table:table-cell>
        </table:table-row>
        <table:table-row table:style-name="ro1">
          <table:table-cell office:value-type="float" office:value="3.90313613199987" calcext:value-type="float">
            <text:p>3.903136132</text:p>
          </table:table-cell>
          <table:table-cell office:value-type="float" office:value="3224.76117821612" calcext:value-type="float">
            <text:p>3224.7611782161</text:p>
          </table:table-cell>
        </table:table-row>
        <table:table-row table:style-name="ro1">
          <table:table-cell office:value-type="float" office:value="3.92125611799997" calcext:value-type="float">
            <text:p>3.921256118</text:p>
          </table:table-cell>
          <table:table-cell office:value-type="float" office:value="3311.26083649644" calcext:value-type="float">
            <text:p>3311.2608364964</text:p>
          </table:table-cell>
        </table:table-row>
        <table:table-row table:style-name="ro1">
          <table:table-cell office:value-type="float" office:value="3.93977521899978" calcext:value-type="float">
            <text:p>3.939775219</text:p>
          </table:table-cell>
          <table:table-cell office:value-type="float" office:value="3239.89809227853" calcext:value-type="float">
            <text:p>3239.8980922785</text:p>
          </table:table-cell>
        </table:table-row>
        <table:table-row table:style-name="ro1">
          <table:table-cell office:value-type="float" office:value="3.95788452699981" calcext:value-type="float">
            <text:p>3.957884527</text:p>
          </table:table-cell>
          <table:table-cell office:value-type="float" office:value="3313.21329340307" calcext:value-type="float">
            <text:p>3313.2132934031</text:p>
          </table:table-cell>
        </table:table-row>
        <table:table-row table:style-name="ro1">
          <table:table-cell office:value-type="float" office:value="3.97642024399988" calcext:value-type="float">
            <text:p>3.976420244</text:p>
          </table:table-cell>
          <table:table-cell office:value-type="float" office:value="3236.99374562908" calcext:value-type="float">
            <text:p>3236.9937456291</text:p>
          </table:table-cell>
        </table:table-row>
        <table:table-row table:style-name="ro1">
          <table:table-cell office:value-type="float" office:value="3.99462106299984" calcext:value-type="float">
            <text:p>3.994621063</text:p>
          </table:table-cell>
          <table:table-cell office:value-type="float" office:value="3296.5549517381" calcext:value-type="float">
            <text:p>3296.5549517381</text:p>
          </table:table-cell>
        </table:table-row>
        <table:table-row table:style-name="ro1">
          <table:table-cell office:value-type="float" office:value="4.0131909459999" calcext:value-type="float">
            <text:p>4.013190946</text:p>
          </table:table-cell>
          <table:table-cell office:value-type="float" office:value="3231.03812769436" calcext:value-type="float">
            <text:p>3231.0381276944</text:p>
          </table:table-cell>
        </table:table-row>
        <table:table-row table:style-name="ro1">
          <table:table-cell office:value-type="float" office:value="4.03133843199998" calcext:value-type="float">
            <text:p>4.031338432</text:p>
          </table:table-cell>
          <table:table-cell office:value-type="float" office:value="3306.24307960374" calcext:value-type="float">
            <text:p>3306.2430796037</text:p>
          </table:table-cell>
        </table:table-row>
        <table:table-row table:style-name="ro1">
          <table:table-cell office:value-type="float" office:value="4.04978055399988" calcext:value-type="float">
            <text:p>4.049780554</text:p>
          </table:table-cell>
          <table:table-cell office:value-type="float" office:value="3253.42170496085" calcext:value-type="float">
            <text:p>3253.4217049609</text:p>
          </table:table-cell>
        </table:table-row>
        <table:table-row table:style-name="ro1">
          <table:table-cell office:value-type="float" office:value="4.06797798699995" calcext:value-type="float">
            <text:p>4.067977987</text:p>
          </table:table-cell>
          <table:table-cell office:value-type="float" office:value="3297.16834235764" calcext:value-type="float">
            <text:p>3297.1683423576</text:p>
          </table:table-cell>
        </table:table-row>
        <table:table-row table:style-name="ro1">
          <table:table-cell office:value-type="float" office:value="4.08657792299982" calcext:value-type="float">
            <text:p>4.086577923</text:p>
          </table:table-cell>
          <table:table-cell office:value-type="float" office:value="3225.81755122217" calcext:value-type="float">
            <text:p>3225.8175512222</text:p>
          </table:table-cell>
        </table:table-row>
        <table:table-row table:style-name="ro1">
          <table:table-cell office:value-type="float" office:value="4.10485488799986" calcext:value-type="float">
            <text:p>4.104854888</text:p>
          </table:table-cell>
          <table:table-cell office:value-type="float" office:value="3282.82075278174" calcext:value-type="float">
            <text:p>3282.8207527817</text:p>
          </table:table-cell>
        </table:table-row>
        <table:table-row table:style-name="ro1">
          <table:table-cell office:value-type="float" office:value="4.12343690699981" calcext:value-type="float">
            <text:p>4.123436907</text:p>
          </table:table-cell>
          <table:table-cell office:value-type="float" office:value="3228.92792221126" calcext:value-type="float">
            <text:p>3228.9279222113</text:p>
          </table:table-cell>
        </table:table-row>
        <table:table-row table:style-name="ro1">
          <table:table-cell office:value-type="float" office:value="4.14176017399996" calcext:value-type="float">
            <text:p>4.141760174</text:p>
          </table:table-cell>
          <table:table-cell office:value-type="float" office:value="3274.5252251979" calcext:value-type="float">
            <text:p>3274.5252251979</text:p>
          </table:table-cell>
        </table:table-row>
        <table:table-row table:style-name="ro1">
          <table:table-cell office:value-type="float" office:value="4.16030510899986" calcext:value-type="float">
            <text:p>4.160305109</text:p>
          </table:table-cell>
          <table:table-cell office:value-type="float" office:value="3235.3847560153" calcext:value-type="float">
            <text:p>3235.3847560153</text:p>
          </table:table-cell>
        </table:table-row>
        <table:table-row table:style-name="ro1">
          <table:table-cell office:value-type="float" office:value="4.17854488699982" calcext:value-type="float">
            <text:p>4.178544887</text:p>
          </table:table-cell>
          <table:table-cell office:value-type="float" office:value="3289.51372106383" calcext:value-type="float">
            <text:p>3289.5137210638</text:p>
          </table:table-cell>
        </table:table-row>
        <table:table-row table:style-name="ro1">
          <table:table-cell office:value-type="float" office:value="4.19719497899996" calcext:value-type="float">
            <text:p>4.197194979</text:p>
          </table:table-cell>
          <table:table-cell office:value-type="float" office:value="3217.14230683356" calcext:value-type="float">
            <text:p>3217.1423068336</text:p>
          </table:table-cell>
        </table:table-row>
        <table:table-row table:style-name="ro1">
          <table:table-cell office:value-type="float" office:value="4.21534058899988" calcext:value-type="float">
            <text:p>4.215340589</text:p>
          </table:table-cell>
          <table:table-cell office:value-type="float" office:value="3306.58489851077" calcext:value-type="float">
            <text:p>3306.5848985108</text:p>
          </table:table-cell>
        </table:table-row>
        <table:table-row table:style-name="ro1">
          <table:table-cell office:value-type="float" office:value="4.23400979599978" calcext:value-type="float">
            <text:p>4.234009796</text:p>
          </table:table-cell>
          <table:table-cell office:value-type="float" office:value="3213.84834397696" calcext:value-type="float">
            <text:p>3213.848343977</text:p>
          </table:table-cell>
        </table:table-row>
        <table:table-row table:style-name="ro1">
          <table:table-cell office:value-type="float" office:value="4.25229941799989" calcext:value-type="float">
            <text:p>4.252299418</text:p>
          </table:table-cell>
          <table:table-cell office:value-type="float" office:value="3280.54893642062" calcext:value-type="float">
            <text:p>3280.5489364206</text:p>
          </table:table-cell>
        </table:table-row>
        <table:table-row table:style-name="ro1">
          <table:table-cell office:value-type="float" office:value="4.27103846799992" calcext:value-type="float">
            <text:p>4.271038468</text:p>
          </table:table-cell>
          <table:table-cell office:value-type="float" office:value="3201.86989201319" calcext:value-type="float">
            <text:p>3201.8698920132</text:p>
          </table:table-cell>
        </table:table-row>
        <table:table-row table:style-name="ro1">
          <table:table-cell office:value-type="float" office:value="4.28946689299983" calcext:value-type="float">
            <text:p>4.289466893</text:p>
          </table:table-cell>
          <table:table-cell office:value-type="float" office:value="3255.83982354922" calcext:value-type="float">
            <text:p>3255.8398235492</text:p>
          </table:table-cell>
        </table:table-row>
        <table:table-row table:style-name="ro1">
          <table:table-cell office:value-type="float" office:value="4.30823552699985" calcext:value-type="float">
            <text:p>4.308235527</text:p>
          </table:table-cell>
          <table:table-cell office:value-type="float" office:value="3196.82295471895" calcext:value-type="float">
            <text:p>3196.822954719</text:p>
          </table:table-cell>
        </table:table-row>
        <table:table-row table:style-name="ro1">
          <table:table-cell office:value-type="float" office:value="4.32664941999997" calcext:value-type="float">
            <text:p>4.32664942</text:p>
          </table:table-cell>
          <table:table-cell office:value-type="float" office:value="3258.40928909622" calcext:value-type="float">
            <text:p>3258.4092890962</text:p>
          </table:table-cell>
        </table:table-row>
        <table:table-row table:style-name="ro1">
          <table:table-cell office:value-type="float" office:value="4.34536362699987" calcext:value-type="float">
            <text:p>4.345363627</text:p>
          </table:table-cell>
          <table:table-cell office:value-type="float" office:value="3206.12035553054" calcext:value-type="float">
            <text:p>3206.1203555305</text:p>
          </table:table-cell>
        </table:table-row>
        <table:table-row table:style-name="ro1">
          <table:table-cell office:value-type="float" office:value="4.36376225899994" calcext:value-type="float">
            <text:p>4.363762259</text:p>
          </table:table-cell>
          <table:table-cell office:value-type="float" office:value="3261.1120217942" calcext:value-type="float">
            <text:p>3261.1120217942</text:p>
          </table:table-cell>
        </table:table-row>
        <table:table-row table:style-name="ro1">
          <table:table-cell office:value-type="float" office:value="4.3824676119998" calcext:value-type="float">
            <text:p>4.382467612</text:p>
          </table:table-cell>
          <table:table-cell office:value-type="float" office:value="3207.63794195444" calcext:value-type="float">
            <text:p>3207.6379419544</text:p>
          </table:table-cell>
        </table:table-row>
        <table:table-row table:style-name="ro1">
          <table:table-cell office:value-type="float" office:value="4.40092567199986" calcext:value-type="float">
            <text:p>4.400925672</text:p>
          </table:table-cell>
          <table:table-cell office:value-type="float" office:value="3250.61246955606" calcext:value-type="float">
            <text:p>3250.6124695561</text:p>
          </table:table-cell>
        </table:table-row>
        <table:table-row table:style-name="ro1">
          <table:table-cell office:value-type="float" office:value="4.41970331599987" calcext:value-type="float">
            <text:p>4.419703316</text:p>
          </table:table-cell>
          <table:table-cell office:value-type="float" office:value="3195.28903625853" calcext:value-type="float">
            <text:p>3195.2890362585</text:p>
          </table:table-cell>
        </table:table-row>
        <table:table-row table:style-name="ro1">
          <table:table-cell office:value-type="float" office:value="4.4381509599998" calcext:value-type="float">
            <text:p>4.43815096</text:p>
          </table:table-cell>
          <table:table-cell office:value-type="float" office:value="3252.44784646828" calcext:value-type="float">
            <text:p>3252.4478464683</text:p>
          </table:table-cell>
        </table:table-row>
        <table:table-row table:style-name="ro1">
          <table:table-cell office:value-type="float" office:value="4.4569073539999" calcext:value-type="float">
            <text:p>4.456907354</text:p>
          </table:table-cell>
          <table:table-cell office:value-type="float" office:value="3198.90912931895" calcext:value-type="float">
            <text:p>3198.909129319</text:p>
          </table:table-cell>
        </table:table-row>
        <table:table-row table:style-name="ro1">
          <table:table-cell office:value-type="float" office:value="4.47521546499979" calcext:value-type="float">
            <text:p>4.475215465</text:p>
          </table:table-cell>
          <table:table-cell office:value-type="float" office:value="3277.23597482771" calcext:value-type="float">
            <text:p>3277.2359748277</text:p>
          </table:table-cell>
        </table:table-row>
        <table:table-row table:style-name="ro1">
          <table:table-cell office:value-type="float" office:value="4.49395060999996" calcext:value-type="float">
            <text:p>4.49395061</text:p>
          </table:table-cell>
          <table:table-cell office:value-type="float" office:value="3202.53726349457" calcext:value-type="float">
            <text:p>3202.5372634946</text:p>
          </table:table-cell>
        </table:table-row>
        <table:table-row table:style-name="ro1">
          <table:table-cell office:value-type="float" office:value="4.51234418999979" calcext:value-type="float">
            <text:p>4.51234419</text:p>
          </table:table-cell>
          <table:table-cell office:value-type="float" office:value="3262.00772228834" calcext:value-type="float">
            <text:p>3262.0077222883</text:p>
          </table:table-cell>
        </table:table-row>
        <table:table-row table:style-name="ro1">
          <table:table-cell office:value-type="float" office:value="4.53110016799997" calcext:value-type="float">
            <text:p>4.531100168</text:p>
          </table:table-cell>
          <table:table-cell office:value-type="float" office:value="3198.98007981507" calcext:value-type="float">
            <text:p>3198.9800798151</text:p>
          </table:table-cell>
        </table:table-row>
        <table:table-row table:style-name="ro1">
          <table:table-cell office:value-type="float" office:value="4.54948452999997" calcext:value-type="float">
            <text:p>4.54948453</text:p>
          </table:table-cell>
          <table:table-cell office:value-type="float" office:value="3263.64330728365" calcext:value-type="float">
            <text:p>3263.6433072837</text:p>
          </table:table-cell>
        </table:table-row>
        <table:table-row table:style-name="ro1">
          <table:table-cell office:value-type="float" office:value="4.5682848309998" calcext:value-type="float">
            <text:p>4.568284831</text:p>
          </table:table-cell>
          <table:table-cell office:value-type="float" office:value="3191.43826476756" calcext:value-type="float">
            <text:p>3191.4382647676</text:p>
          </table:table-cell>
        </table:table-row>
        <table:table-row table:style-name="ro1">
          <table:table-cell office:value-type="float" office:value="4.58657226499986" calcext:value-type="float">
            <text:p>4.586572265</text:p>
          </table:table-cell>
          <table:table-cell office:value-type="float" office:value="3280.94143770031" calcext:value-type="float">
            <text:p>3280.9414377003</text:p>
          </table:table-cell>
        </table:table-row>
        <table:table-row table:style-name="ro1">
          <table:table-cell office:value-type="float" office:value="4.60539767" calcext:value-type="float">
            <text:p>4.60539767</text:p>
          </table:table-cell>
          <table:table-cell office:value-type="float" office:value="3187.18242712671" calcext:value-type="float">
            <text:p>3187.1824271267</text:p>
          </table:table-cell>
        </table:table-row>
        <table:table-row table:style-name="ro1">
          <table:table-cell office:value-type="float" office:value="4.62371864599982" calcext:value-type="float">
            <text:p>4.623718646</text:p>
          </table:table-cell>
          <table:table-cell office:value-type="float" office:value="3274.93469783546" calcext:value-type="float">
            <text:p>3274.9346978355</text:p>
          </table:table-cell>
        </table:table-row>
        <table:table-row table:style-name="ro1">
          <table:table-cell office:value-type="float" office:value="4.64252014499994" calcext:value-type="float">
            <text:p>4.642520145</text:p>
          </table:table-cell>
          <table:table-cell office:value-type="float" office:value="3191.23491162164" calcext:value-type="float">
            <text:p>3191.2349116216</text:p>
          </table:table-cell>
        </table:table-row>
        <table:table-row table:style-name="ro1">
          <table:table-cell office:value-type="float" office:value="4.66094966299988" calcext:value-type="float">
            <text:p>4.660949663</text:p>
          </table:table-cell>
          <table:table-cell office:value-type="float" office:value="3255.64672934849" calcext:value-type="float">
            <text:p>3255.6467293485</text:p>
          </table:table-cell>
        </table:table-row>
        <table:table-row table:style-name="ro1">
          <table:table-cell office:value-type="float" office:value="4.67975459899981" calcext:value-type="float">
            <text:p>4.679754599</text:p>
          </table:table-cell>
          <table:table-cell office:value-type="float" office:value="3190.65164594244" calcext:value-type="float">
            <text:p>3190.6516459424</text:p>
          </table:table-cell>
        </table:table-row>
        <table:table-row table:style-name="ro1">
          <table:table-cell office:value-type="float" office:value="4.69822604499996" calcext:value-type="float">
            <text:p>4.698226045</text:p>
          </table:table-cell>
          <table:table-cell office:value-type="float" office:value="3248.25679589551" calcext:value-type="float">
            <text:p>3248.2567958955</text:p>
          </table:table-cell>
        </table:table-row>
        <table:table-row table:style-name="ro1">
          <table:table-cell office:value-type="float" office:value="4.71704624199992" calcext:value-type="float">
            <text:p>4.717046242</text:p>
          </table:table-cell>
          <table:table-cell office:value-type="float" office:value="3188.06439699337" calcext:value-type="float">
            <text:p>3188.0643969934</text:p>
          </table:table-cell>
        </table:table-row>
        <table:table-row table:style-name="ro1">
          <table:table-cell office:value-type="float" office:value="4.73558107299982" calcext:value-type="float">
            <text:p>4.735581073</text:p>
          </table:table-cell>
          <table:table-cell office:value-type="float" office:value="3237.14848008773" calcext:value-type="float">
            <text:p>3237.1484800877</text:p>
          </table:table-cell>
        </table:table-row>
        <table:table-row table:style-name="ro1">
          <table:table-cell office:value-type="float" office:value="4.75449095799991" calcext:value-type="float">
            <text:p>4.754490958</text:p>
          </table:table-cell>
          <table:table-cell office:value-type="float" office:value="3172.94367468293" calcext:value-type="float">
            <text:p>3172.9436746829</text:p>
          </table:table-cell>
        </table:table-row>
        <table:table-row table:style-name="ro1">
          <table:table-cell office:value-type="float" office:value="4.77299224699982" calcext:value-type="float">
            <text:p>4.772992247</text:p>
          </table:table-cell>
          <table:table-cell office:value-type="float" office:value="3243.01728383778" calcext:value-type="float">
            <text:p>3243.0172838378</text:p>
          </table:table-cell>
        </table:table-row>
        <table:table-row table:style-name="ro1">
          <table:table-cell office:value-type="float" office:value="4.79178890200001" calcext:value-type="float">
            <text:p>4.791788902</text:p>
          </table:table-cell>
          <table:table-cell office:value-type="float" office:value="3192.05731016511" calcext:value-type="float">
            <text:p>3192.0573101651</text:p>
          </table:table-cell>
        </table:table-row>
        <table:table-row table:style-name="ro1">
          <table:table-cell office:value-type="float" office:value="4.81020388899992" calcext:value-type="float">
            <text:p>4.810203889</text:p>
          </table:table-cell>
          <table:table-cell office:value-type="float" office:value="3258.21571311879" calcext:value-type="float">
            <text:p>3258.2157131188</text:p>
          </table:table-cell>
        </table:table-row>
        <table:table-row table:style-name="ro1">
          <table:table-cell office:value-type="float" office:value="4.82894168999997" calcext:value-type="float">
            <text:p>4.82894169</text:p>
          </table:table-cell>
          <table:table-cell office:value-type="float" office:value="3202.08331809386" calcext:value-type="float">
            <text:p>3202.0833180939</text:p>
          </table:table-cell>
        </table:table-row>
        <table:table-row table:style-name="ro1">
          <table:table-cell office:value-type="float" office:value="4.84729818699998" calcext:value-type="float">
            <text:p>4.847298187</text:p>
          </table:table-cell>
          <table:table-cell office:value-type="float" office:value="3268.59748894117" calcext:value-type="float">
            <text:p>3268.5974889412</text:p>
          </table:table-cell>
        </table:table-row>
        <table:table-row table:style-name="ro1">
          <table:table-cell office:value-type="float" office:value="4.86590723699987" calcext:value-type="float">
            <text:p>4.865907237</text:p>
          </table:table-cell>
          <table:table-cell office:value-type="float" office:value="3224.23766932418" calcext:value-type="float">
            <text:p>3224.2376693242</text:p>
          </table:table-cell>
        </table:table-row>
        <table:table-row table:style-name="ro1">
          <table:table-cell office:value-type="float" office:value="4.884264046" calcext:value-type="float">
            <text:p>4.884264046</text:p>
          </table:table-cell>
          <table:table-cell office:value-type="float" office:value="3268.54193447201" calcext:value-type="float">
            <text:p>3268.541934472</text:p>
          </table:table-cell>
        </table:table-row>
        <table:table-row table:style-name="ro1">
          <table:table-cell office:value-type="float" office:value="4.90300596099996" calcext:value-type="float">
            <text:p>4.903005961</text:p>
          </table:table-cell>
          <table:table-cell office:value-type="float" office:value="3201.3804352498" calcext:value-type="float">
            <text:p>3201.3804352498</text:p>
          </table:table-cell>
        </table:table-row>
        <table:table-row table:style-name="ro1">
          <table:table-cell office:value-type="float" office:value="4.92135329099983" calcext:value-type="float">
            <text:p>4.921353291</text:p>
          </table:table-cell>
          <table:table-cell office:value-type="float" office:value="3270.23060033403" calcext:value-type="float">
            <text:p>3270.230600334</text:p>
          </table:table-cell>
        </table:table-row>
        <table:table-row table:style-name="ro1">
          <table:table-cell office:value-type="float" office:value="4.94006124799989" calcext:value-type="float">
            <text:p>4.940061248</text:p>
          </table:table-cell>
          <table:table-cell office:value-type="float" office:value="3207.19146402816" calcext:value-type="float">
            <text:p>3207.1914640282</text:p>
          </table:table-cell>
        </table:table-row>
        <table:table-row table:style-name="ro1">
          <table:table-cell office:value-type="float" office:value="4.95849925599987" calcext:value-type="float">
            <text:p>4.958499256</text:p>
          </table:table-cell>
          <table:table-cell office:value-type="float" office:value="3254.1476280995" calcext:value-type="float">
            <text:p>3254.1476280995</text:p>
          </table:table-cell>
        </table:table-row>
        <table:table-row table:style-name="ro1">
          <table:table-cell office:value-type="float" office:value="4.97731476599984" calcext:value-type="float">
            <text:p>4.977314766</text:p>
          </table:table-cell>
          <table:table-cell office:value-type="float" office:value="3188.85855340106" calcext:value-type="float">
            <text:p>3188.8585534011</text:p>
          </table:table-cell>
        </table:table-row>
        <table:table-row table:style-name="ro1">
          <table:table-cell office:value-type="float" office:value="4.99568287699981" calcext:value-type="float">
            <text:p>4.995682877</text:p>
          </table:table-cell>
          <table:table-cell office:value-type="float" office:value="3266.53078262048" calcext:value-type="float">
            <text:p>3266.5307826205</text:p>
          </table:table-cell>
        </table:table-row>
        <table:table-row table:style-name="ro1">
          <table:table-cell office:value-type="float" office:value="5.03269524699999" calcext:value-type="float">
            <text:p>5.032695247</text:p>
          </table:table-cell>
          <table:table-cell office:value-type="float" office:value="1621.07965525314" calcext:value-type="float">
            <text:p>1621.0796552531</text:p>
          </table:table-cell>
        </table:table-row>
        <table:table-row table:style-name="ro1">
          <table:table-cell office:value-type="float" office:value="5.0512962759999" calcext:value-type="float">
            <text:p>5.051296276</text:p>
          </table:table-cell>
          <table:table-cell office:value-type="float" office:value="3225.6280015632" calcext:value-type="float">
            <text:p>3225.6280015632</text:p>
          </table:table-cell>
        </table:table-row>
        <table:table-row table:style-name="ro1">
          <table:table-cell office:value-type="float" office:value="5.06962949199988" calcext:value-type="float">
            <text:p>5.069629492</text:p>
          </table:table-cell>
          <table:table-cell office:value-type="float" office:value="3272.74821832058" calcext:value-type="float">
            <text:p>3272.7482183206</text:p>
          </table:table-cell>
        </table:table-row>
        <table:table-row table:style-name="ro1">
          <table:table-cell office:value-type="float" office:value="5.08843328299986" calcext:value-type="float">
            <text:p>5.088433283</text:p>
          </table:table-cell>
          <table:table-cell office:value-type="float" office:value="3190.8459310177" calcext:value-type="float">
            <text:p>3190.8459310177</text:p>
          </table:table-cell>
        </table:table-row>
        <table:table-row table:style-name="ro1">
          <table:table-cell office:value-type="float" office:value="5.10679274799986" calcext:value-type="float">
            <text:p>5.106792748</text:p>
          </table:table-cell>
          <table:table-cell office:value-type="float" office:value="3268.06908589055" calcext:value-type="float">
            <text:p>3268.0690858906</text:p>
          </table:table-cell>
        </table:table-row>
        <table:table-row table:style-name="ro1">
          <table:table-cell office:value-type="float" office:value="5.12556242399978" calcext:value-type="float">
            <text:p>5.125562424</text:p>
          </table:table-cell>
          <table:table-cell office:value-type="float" office:value="3196.64548286588" calcext:value-type="float">
            <text:p>3196.6454828659</text:p>
          </table:table-cell>
        </table:table-row>
        <table:table-row table:style-name="ro1">
          <table:table-cell office:value-type="float" office:value="5.14393110799983" calcext:value-type="float">
            <text:p>5.143931108</text:p>
          </table:table-cell>
          <table:table-cell office:value-type="float" office:value="3266.42888515206" calcext:value-type="float">
            <text:p>3266.4288851521</text:p>
          </table:table-cell>
        </table:table-row>
        <table:table-row table:style-name="ro1">
          <table:table-cell office:value-type="float" office:value="5.16263552399983" calcext:value-type="float">
            <text:p>5.162635524</text:p>
          </table:table-cell>
          <table:table-cell office:value-type="float" office:value="3207.79862894557" calcext:value-type="float">
            <text:p>3207.7986289456</text:p>
          </table:table-cell>
        </table:table-row>
        <table:table-row table:style-name="ro1">
          <table:table-cell office:value-type="float" office:value="5.18098889499993" calcext:value-type="float">
            <text:p>5.180988895</text:p>
          </table:table-cell>
          <table:table-cell office:value-type="float" office:value="3269.15420604005" calcext:value-type="float">
            <text:p>3269.1542060401</text:p>
          </table:table-cell>
        </table:table-row>
        <table:table-row table:style-name="ro1">
          <table:table-cell office:value-type="float" office:value="5.19967086299994" calcext:value-type="float">
            <text:p>5.199670863</text:p>
          </table:table-cell>
          <table:table-cell office:value-type="float" office:value="3211.65307637655" calcext:value-type="float">
            <text:p>3211.6530763766</text:p>
          </table:table-cell>
        </table:table-row>
        <table:table-row table:style-name="ro1">
          <table:table-cell office:value-type="float" office:value="5.21792626499996" calcext:value-type="float">
            <text:p>5.217926265</text:p>
          </table:table-cell>
          <table:table-cell office:value-type="float" office:value="3286.69837015509" calcext:value-type="float">
            <text:p>3286.6983701551</text:p>
          </table:table-cell>
        </table:table-row>
        <table:table-row table:style-name="ro1">
          <table:table-cell office:value-type="float" office:value="5.236492451" calcext:value-type="float">
            <text:p>5.236492451</text:p>
          </table:table-cell>
          <table:table-cell office:value-type="float" office:value="3231.6815095927" calcext:value-type="float">
            <text:p>3231.6815095927</text:p>
          </table:table-cell>
        </table:table-row>
        <table:table-row table:style-name="ro1">
          <table:table-cell office:value-type="float" office:value="5.25477451999996" calcext:value-type="float">
            <text:p>5.25477452</text:p>
          </table:table-cell>
          <table:table-cell office:value-type="float" office:value="3281.90425274944" calcext:value-type="float">
            <text:p>3281.9042527494</text:p>
          </table:table-cell>
        </table:table-row>
        <table:table-row table:style-name="ro1">
          <table:table-cell office:value-type="float" office:value="5.27341502899981" calcext:value-type="float">
            <text:p>5.273415029</text:p>
          </table:table-cell>
          <table:table-cell office:value-type="float" office:value="3218.79622495704" calcext:value-type="float">
            <text:p>3218.796224957</text:p>
          </table:table-cell>
        </table:table-row>
        <table:table-row table:style-name="ro1">
          <table:table-cell office:value-type="float" office:value="5.29172527499986" calcext:value-type="float">
            <text:p>5.291725275</text:p>
          </table:table-cell>
          <table:table-cell office:value-type="float" office:value="3276.85384455338" calcext:value-type="float">
            <text:p>3276.8538445534</text:p>
          </table:table-cell>
        </table:table-row>
        <table:table-row table:style-name="ro1">
          <table:table-cell office:value-type="float" office:value="5.31034979399988" calcext:value-type="float">
            <text:p>5.310349794</text:p>
          </table:table-cell>
          <table:table-cell office:value-type="float" office:value="3221.55970846582" calcext:value-type="float">
            <text:p>3221.5597084658</text:p>
          </table:table-cell>
        </table:table-row>
        <table:table-row table:style-name="ro1">
          <table:table-cell office:value-type="float" office:value="5.32868165499986" calcext:value-type="float">
            <text:p>5.328681655</text:p>
          </table:table-cell>
          <table:table-cell office:value-type="float" office:value="3272.99012359245" calcext:value-type="float">
            <text:p>3272.9901235925</text:p>
          </table:table-cell>
        </table:table-row>
        <table:table-row table:style-name="ro1">
          <table:table-cell office:value-type="float" office:value="5.34727742399991" calcext:value-type="float">
            <text:p>5.347277424</text:p>
          </table:table-cell>
          <table:table-cell office:value-type="float" office:value="3226.54040280956" calcext:value-type="float">
            <text:p>3226.5404028096</text:p>
          </table:table-cell>
        </table:table-row>
        <table:table-row table:style-name="ro1">
          <table:table-cell office:value-type="float" office:value="5.36562188999983" calcext:value-type="float">
            <text:p>5.36562189</text:p>
          </table:table-cell>
          <table:table-cell office:value-type="float" office:value="3270.74115977386" calcext:value-type="float">
            <text:p>3270.7411597739</text:p>
          </table:table-cell>
        </table:table-row>
        <table:table-row table:style-name="ro1">
          <table:table-cell office:value-type="float" office:value="5.38426062799999" calcext:value-type="float">
            <text:p>5.384260628</text:p>
          </table:table-cell>
          <table:table-cell office:value-type="float" office:value="3219.10206578762" calcext:value-type="float">
            <text:p>3219.1020657876</text:p>
          </table:table-cell>
        </table:table-row>
        <table:table-row table:style-name="ro1">
          <table:table-cell office:value-type="float" office:value="5.4025260819999" calcext:value-type="float">
            <text:p>5.402526082</text:p>
          </table:table-cell>
          <table:table-cell office:value-type="float" office:value="3284.88960637505" calcext:value-type="float">
            <text:p>3284.8896063751</text:p>
          </table:table-cell>
        </table:table-row>
        <table:table-row table:style-name="ro1">
          <table:table-cell office:value-type="float" office:value="5.4211660699998" calcext:value-type="float">
            <text:p>5.42116607</text:p>
          </table:table-cell>
          <table:table-cell office:value-type="float" office:value="3218.88619243251" calcext:value-type="float">
            <text:p>3218.8861924325</text:p>
          </table:table-cell>
        </table:table-row>
        <table:table-row table:style-name="ro1">
          <table:table-cell office:value-type="float" office:value="5.43936746199984" calcext:value-type="float">
            <text:p>5.439367462</text:p>
          </table:table-cell>
          <table:table-cell office:value-type="float" office:value="3296.45117251896" calcext:value-type="float">
            <text:p>3296.451172519</text:p>
          </table:table-cell>
        </table:table-row>
        <table:table-row table:style-name="ro1">
          <table:table-cell office:value-type="float" office:value="5.45805062699992" calcext:value-type="float">
            <text:p>5.458050627</text:p>
          </table:table-cell>
          <table:table-cell office:value-type="float" office:value="3211.44731097381" calcext:value-type="float">
            <text:p>3211.4473109738</text:p>
          </table:table-cell>
        </table:table-row>
        <table:table-row table:style-name="ro1">
          <table:table-cell office:value-type="float" office:value="5.47629379" calcext:value-type="float">
            <text:p>5.47629379</text:p>
          </table:table-cell>
          <table:table-cell office:value-type="float" office:value="3288.90335517692" calcext:value-type="float">
            <text:p>3288.9033551769</text:p>
          </table:table-cell>
        </table:table-row>
        <table:table-row table:style-name="ro1">
          <table:table-cell office:value-type="float" office:value="5.49488997499998" calcext:value-type="float">
            <text:p>5.494889975</text:p>
          </table:table-cell>
          <table:table-cell office:value-type="float" office:value="3226.46822453473" calcext:value-type="float">
            <text:p>3226.4682245347</text:p>
          </table:table-cell>
        </table:table-row>
        <table:table-row table:style-name="ro1">
          <table:table-cell office:value-type="float" office:value="5.51314199299986" calcext:value-type="float">
            <text:p>5.513141993</text:p>
          </table:table-cell>
          <table:table-cell office:value-type="float" office:value="3287.3077377186" calcext:value-type="float">
            <text:p>3287.3077377186</text:p>
          </table:table-cell>
        </table:table-row>
        <table:table-row table:style-name="ro1">
          <table:table-cell office:value-type="float" office:value="5.53183015799982" calcext:value-type="float">
            <text:p>5.531830158</text:p>
          </table:table-cell>
          <table:table-cell office:value-type="float" office:value="3210.58809145444" calcext:value-type="float">
            <text:p>3210.5880914544</text:p>
          </table:table-cell>
        </table:table-row>
        <table:table-row table:style-name="ro1">
          <table:table-cell office:value-type="float" office:value="5.55017238400001" calcext:value-type="float">
            <text:p>5.550172384</text:p>
          </table:table-cell>
          <table:table-cell office:value-type="float" office:value="3271.14059108152" calcext:value-type="float">
            <text:p>3271.1405910815</text:p>
          </table:table-cell>
        </table:table-row>
        <table:table-row table:style-name="ro1">
          <table:table-cell office:value-type="float" office:value="5.56870825599981" calcext:value-type="float">
            <text:p>5.568708256</text:p>
          </table:table-cell>
          <table:table-cell office:value-type="float" office:value="3236.96667740479" calcext:value-type="float">
            <text:p>3236.9666774048</text:p>
          </table:table-cell>
        </table:table-row>
        <table:table-row table:style-name="ro1">
          <table:table-cell office:value-type="float" office:value="5.58686704399997" calcext:value-type="float">
            <text:p>5.586867044</text:p>
          </table:table-cell>
          <table:table-cell office:value-type="float" office:value="3304.18527929601" calcext:value-type="float">
            <text:p>3304.185279296</text:p>
          </table:table-cell>
        </table:table-row>
        <table:table-row table:style-name="ro1">
          <table:table-cell office:value-type="float" office:value="5.60536020799987" calcext:value-type="float">
            <text:p>5.605360208</text:p>
          </table:table-cell>
          <table:table-cell office:value-type="float" office:value="3244.44210846504" calcext:value-type="float">
            <text:p>3244.442108465</text:p>
          </table:table-cell>
        </table:table-row>
        <table:table-row table:style-name="ro1">
          <table:table-cell office:value-type="float" office:value="5.623691861" calcext:value-type="float">
            <text:p>5.623691861</text:p>
          </table:table-cell>
          <table:table-cell office:value-type="float" office:value="3273.02726052952" calcext:value-type="float">
            <text:p>3273.0272605295</text:p>
          </table:table-cell>
        </table:table-row>
        <table:table-row table:style-name="ro1">
          <table:table-cell office:value-type="float" office:value="5.642017055" calcext:value-type="float">
            <text:p>5.642017055</text:p>
          </table:table-cell>
          <table:table-cell office:value-type="float" office:value="3274.18088998146" calcext:value-type="float">
            <text:p>3274.1808899815</text:p>
          </table:table-cell>
        </table:table-row>
        <table:table-row table:style-name="ro1">
          <table:table-cell office:value-type="float" office:value="5.66033261499979" calcext:value-type="float">
            <text:p>5.660332615</text:p>
          </table:table-cell>
          <table:table-cell office:value-type="float" office:value="3275.90311192681" calcext:value-type="float">
            <text:p>3275.9031119268</text:p>
          </table:table-cell>
        </table:table-row>
        <table:table-row table:style-name="ro1">
          <table:table-cell office:value-type="float" office:value="5.67890322699986" calcext:value-type="float">
            <text:p>5.678903227</text:p>
          </table:table-cell>
          <table:table-cell office:value-type="float" office:value="3230.91129144019" calcext:value-type="float">
            <text:p>3230.9112914402</text:p>
          </table:table-cell>
        </table:table-row>
        <table:table-row table:style-name="ro1">
          <table:table-cell office:value-type="float" office:value="5.697141182" calcext:value-type="float">
            <text:p>5.697141182</text:p>
          </table:table-cell>
          <table:table-cell office:value-type="float" office:value="3289.8425289221" calcext:value-type="float">
            <text:p>3289.8425289221</text:p>
          </table:table-cell>
        </table:table-row>
        <table:table-row table:style-name="ro1">
          <table:table-cell office:value-type="float" office:value="5.71576205499991" calcext:value-type="float">
            <text:p>5.715762055</text:p>
          </table:table-cell>
          <table:table-cell office:value-type="float" office:value="3222.19049559407" calcext:value-type="float">
            <text:p>3222.1904955941</text:p>
          </table:table-cell>
        </table:table-row>
        <table:table-row table:style-name="ro1">
          <table:table-cell office:value-type="float" office:value="5.73398901999985" calcext:value-type="float">
            <text:p>5.73398902</text:p>
          </table:table-cell>
          <table:table-cell office:value-type="float" office:value="3291.82614879647" calcext:value-type="float">
            <text:p>3291.8261487965</text:p>
          </table:table-cell>
        </table:table-row>
        <table:table-row table:style-name="ro1">
          <table:table-cell office:value-type="float" office:value="5.752461455" calcext:value-type="float">
            <text:p>5.752461455</text:p>
          </table:table-cell>
          <table:table-cell office:value-type="float" office:value="3248.08288671832" calcext:value-type="float">
            <text:p>3248.0828867183</text:p>
          </table:table-cell>
        </table:table-row>
        <table:table-row table:style-name="ro1">
          <table:table-cell office:value-type="float" office:value="5.77056331499989" calcext:value-type="float">
            <text:p>5.770563315</text:p>
          </table:table-cell>
          <table:table-cell office:value-type="float" office:value="3314.57651315233" calcext:value-type="float">
            <text:p>3314.5765131523</text:p>
          </table:table-cell>
        </table:table-row>
        <table:table-row table:style-name="ro1">
          <table:table-cell office:value-type="float" office:value="5.78895189499985" calcext:value-type="float">
            <text:p>5.788951895</text:p>
          </table:table-cell>
          <table:table-cell office:value-type="float" office:value="3262.89468790501" calcext:value-type="float">
            <text:p>3262.894687905</text:p>
          </table:table-cell>
        </table:table-row>
        <table:table-row table:style-name="ro1">
          <table:table-cell office:value-type="float" office:value="5.80708583899991" calcext:value-type="float">
            <text:p>5.807085839</text:p>
          </table:table-cell>
          <table:table-cell office:value-type="float" office:value="3308.71210365577" calcext:value-type="float">
            <text:p>3308.7121036558</text:p>
          </table:table-cell>
        </table:table-row>
        <table:table-row table:style-name="ro1">
          <table:table-cell office:value-type="float" office:value="5.825569524" calcext:value-type="float">
            <text:p>5.825569524</text:p>
          </table:table-cell>
          <table:table-cell office:value-type="float" office:value="3246.10595775146" calcext:value-type="float">
            <text:p>3246.1059577515</text:p>
          </table:table-cell>
        </table:table-row>
        <table:table-row table:style-name="ro1">
          <table:table-cell office:value-type="float" office:value="5.84377971799995" calcext:value-type="float">
            <text:p>5.843779718</text:p>
          </table:table-cell>
          <table:table-cell office:value-type="float" office:value="3294.85781426437" calcext:value-type="float">
            <text:p>3294.8578142644</text:p>
          </table:table-cell>
        </table:table-row>
        <table:table-row table:style-name="ro1">
          <table:table-cell office:value-type="float" office:value="5.86232532999998" calcext:value-type="float">
            <text:p>5.86232533</text:p>
          </table:table-cell>
          <table:table-cell office:value-type="float" office:value="3235.26664959441" calcext:value-type="float">
            <text:p>3235.2666495944</text:p>
          </table:table-cell>
        </table:table-row>
        <table:table-row table:style-name="ro1">
          <table:table-cell office:value-type="float" office:value="5.88058771199985" calcext:value-type="float">
            <text:p>5.880587712</text:p>
          </table:table-cell>
          <table:table-cell office:value-type="float" office:value="3285.44217289999" calcext:value-type="float">
            <text:p>3285.4421729</text:p>
          </table:table-cell>
        </table:table-row>
        <table:table-row table:style-name="ro1">
          <table:table-cell office:value-type="float" office:value="5.89909504299999" calcext:value-type="float">
            <text:p>5.899095043</text:p>
          </table:table-cell>
          <table:table-cell office:value-type="float" office:value="3241.95855142783" calcext:value-type="float">
            <text:p>3241.9585514278</text:p>
          </table:table-cell>
        </table:table-row>
        <table:table-row table:style-name="ro1">
          <table:table-cell office:value-type="float" office:value="5.917247997" calcext:value-type="float">
            <text:p>5.917247997</text:p>
          </table:table-cell>
          <table:table-cell office:value-type="float" office:value="3305.24717905132" calcext:value-type="float">
            <text:p>3305.2471790513</text:p>
          </table:table-cell>
        </table:table-row>
        <table:table-row table:style-name="ro1">
          <table:table-cell office:value-type="float" office:value="5.93564100399999" calcext:value-type="float">
            <text:p>5.935641004</text:p>
          </table:table-cell>
          <table:table-cell office:value-type="float" office:value="3262.10934405916" calcext:value-type="float">
            <text:p>3262.1093440592</text:p>
          </table:table-cell>
        </table:table-row>
        <table:table-row table:style-name="ro1">
          <table:table-cell office:value-type="float" office:value="5.9537792709998" calcext:value-type="float">
            <text:p>5.953779271</text:p>
          </table:table-cell>
          <table:table-cell office:value-type="float" office:value="3307.92351885761" calcext:value-type="float">
            <text:p>3307.9235188576</text:p>
          </table:table-cell>
        </table:table-row>
        <table:table-row table:style-name="ro1">
          <table:table-cell office:value-type="float" office:value="5.97218180899995" calcext:value-type="float">
            <text:p>5.972181809</text:p>
          </table:table-cell>
          <table:table-cell office:value-type="float" office:value="3260.41983988973" calcext:value-type="float">
            <text:p>3260.4198398897</text:p>
          </table:table-cell>
        </table:table-row>
        <table:table-row table:style-name="ro1">
          <table:table-cell office:value-type="float" office:value="5.99033689899989" calcext:value-type="float">
            <text:p>5.990336899</text:p>
          </table:table-cell>
          <table:table-cell office:value-type="float" office:value="3304.85830696569" calcext:value-type="float">
            <text:p>3304.8583069657</text:p>
          </table:table-cell>
        </table:table-row>
        <table:table-row table:style-name="ro1">
          <table:table-cell office:value-type="float" office:value="6.00873443799992" calcext:value-type="float">
            <text:p>6.008734438</text:p>
          </table:table-cell>
          <table:table-cell office:value-type="float" office:value="3261.30576485739" calcext:value-type="float">
            <text:p>3261.3057648574</text:p>
          </table:table-cell>
        </table:table-row>
        <table:table-row table:style-name="ro1">
          <table:table-cell office:value-type="float" office:value="6.02691759999993" calcext:value-type="float">
            <text:p>6.0269176</text:p>
          </table:table-cell>
          <table:table-cell office:value-type="float" office:value="3299.75611502301" calcext:value-type="float">
            <text:p>3299.756115023</text:p>
          </table:table-cell>
        </table:table-row>
        <table:table-row table:style-name="ro1">
          <table:table-cell office:value-type="float" office:value="6.04539680599987" calcext:value-type="float">
            <text:p>6.045396806</text:p>
          </table:table-cell>
          <table:table-cell office:value-type="float" office:value="3246.89275070589" calcext:value-type="float">
            <text:p>3246.8927507059</text:p>
          </table:table-cell>
        </table:table-row>
        <table:table-row table:style-name="ro1">
          <table:table-cell office:value-type="float" office:value="6.063556844" calcext:value-type="float">
            <text:p>6.063556844</text:p>
          </table:table-cell>
          <table:table-cell office:value-type="float" office:value="3303.95784411692" calcext:value-type="float">
            <text:p>3303.9578441169</text:p>
          </table:table-cell>
        </table:table-row>
        <table:table-row table:style-name="ro1">
          <table:table-cell office:value-type="float" office:value="6.08205781999982" calcext:value-type="float">
            <text:p>6.08205782</text:p>
          </table:table-cell>
          <table:table-cell office:value-type="float" office:value="3243.07214930736" calcext:value-type="float">
            <text:p>3243.0721493074</text:p>
          </table:table-cell>
        </table:table-row>
        <table:table-row table:style-name="ro1">
          <table:table-cell office:value-type="float" office:value="6.10025139999993" calcext:value-type="float">
            <text:p>6.1002514</text:p>
          </table:table-cell>
          <table:table-cell office:value-type="float" office:value="3297.86661006898" calcext:value-type="float">
            <text:p>3297.866610069</text:p>
          </table:table-cell>
        </table:table-row>
        <table:table-row table:style-name="ro1">
          <table:table-cell office:value-type="float" office:value="6.11866706299998" calcext:value-type="float">
            <text:p>6.118667063</text:p>
          </table:table-cell>
          <table:table-cell office:value-type="float" office:value="3258.09611089562" calcext:value-type="float">
            <text:p>3258.0961108956</text:p>
          </table:table-cell>
        </table:table-row>
        <table:table-row table:style-name="ro1">
          <table:table-cell office:value-type="float" office:value="6.13674866299994" calcext:value-type="float">
            <text:p>6.136748663</text:p>
          </table:table-cell>
          <table:table-cell office:value-type="float" office:value="3318.29041678471" calcext:value-type="float">
            <text:p>3318.2904167847</text:p>
          </table:table-cell>
        </table:table-row>
        <table:table-row table:style-name="ro1">
          <table:table-cell office:value-type="float" office:value="6.15517693099991" calcext:value-type="float">
            <text:p>6.155176931</text:p>
          </table:table-cell>
          <table:table-cell office:value-type="float" office:value="3255.86756172996" calcext:value-type="float">
            <text:p>3255.86756173</text:p>
          </table:table-cell>
        </table:table-row>
        <table:table-row table:style-name="ro1">
          <table:table-cell office:value-type="float" office:value="6.17323259299997" calcext:value-type="float">
            <text:p>6.173232593</text:p>
          </table:table-cell>
          <table:table-cell office:value-type="float" office:value="3323.05733236635" calcext:value-type="float">
            <text:p>3323.0573323664</text:p>
          </table:table-cell>
        </table:table-row>
        <table:table-row table:style-name="ro1">
          <table:table-cell office:value-type="float" office:value="6.19172315299988" calcext:value-type="float">
            <text:p>6.191723153</text:p>
          </table:table-cell>
          <table:table-cell office:value-type="float" office:value="3244.89901875687" calcext:value-type="float">
            <text:p>3244.8990187569</text:p>
          </table:table-cell>
        </table:table-row>
        <table:table-row table:style-name="ro1">
          <table:table-cell office:value-type="float" office:value="6.209809232" calcext:value-type="float">
            <text:p>6.209809232</text:p>
          </table:table-cell>
          <table:table-cell office:value-type="float" office:value="3317.46864533898" calcext:value-type="float">
            <text:p>3317.468645339</text:p>
          </table:table-cell>
        </table:table-row>
        <table:table-row table:style-name="ro1">
          <table:table-cell office:value-type="float" office:value="6.22821900999998" calcext:value-type="float">
            <text:p>6.22821901</text:p>
          </table:table-cell>
          <table:table-cell office:value-type="float" office:value="3259.13761698123" calcext:value-type="float">
            <text:p>3259.1376169812</text:p>
          </table:table-cell>
        </table:table-row>
        <table:table-row table:style-name="ro1">
          <table:table-cell office:value-type="float" office:value="6.24616743199999" calcext:value-type="float">
            <text:p>6.246167432</text:p>
          </table:table-cell>
          <table:table-cell office:value-type="float" office:value="3342.91226270147" calcext:value-type="float">
            <text:p>3342.9122627015</text:p>
          </table:table-cell>
        </table:table-row>
        <table:table-row table:style-name="ro1">
          <table:table-cell office:value-type="float" office:value="6.26462215899983" calcext:value-type="float">
            <text:p>6.264622159</text:p>
          </table:table-cell>
          <table:table-cell office:value-type="float" office:value="3251.1995436474" calcext:value-type="float">
            <text:p>3251.1995436474</text:p>
          </table:table-cell>
        </table:table-row>
        <table:table-row table:style-name="ro1">
          <table:table-cell office:value-type="float" office:value="6.28244505899988" calcext:value-type="float">
            <text:p>6.282445059</text:p>
          </table:table-cell>
          <table:table-cell office:value-type="float" office:value="3366.45551508525" calcext:value-type="float">
            <text:p>3366.4555150853</text:p>
          </table:table-cell>
        </table:table-row>
        <table:table-row table:style-name="ro1">
          <table:table-cell office:value-type="float" office:value="6.30075363899982" calcext:value-type="float">
            <text:p>6.300753639</text:p>
          </table:table-cell>
          <table:table-cell office:value-type="float" office:value="3277.15202381616" calcext:value-type="float">
            <text:p>3277.1520238162</text:p>
          </table:table-cell>
        </table:table-row>
        <table:table-row table:style-name="ro1">
          <table:table-cell office:value-type="float" office:value="6.31869325899993" calcext:value-type="float">
            <text:p>6.318693259</text:p>
          </table:table-cell>
          <table:table-cell office:value-type="float" office:value="3344.55244869422" calcext:value-type="float">
            <text:p>3344.5524486942</text:p>
          </table:table-cell>
        </table:table-row>
        <table:table-row table:style-name="ro1">
          <table:table-cell office:value-type="float" office:value="6.33706381799993" calcext:value-type="float">
            <text:p>6.337063818</text:p>
          </table:table-cell>
          <table:table-cell office:value-type="float" office:value="3266.0954955146" calcext:value-type="float">
            <text:p>3266.0954955146</text:p>
          </table:table-cell>
        </table:table-row>
        <table:table-row table:style-name="ro1">
          <table:table-cell office:value-type="float" office:value="6.35516463699992" calcext:value-type="float">
            <text:p>6.355164637</text:p>
          </table:table-cell>
          <table:table-cell office:value-type="float" office:value="3314.76713844034" calcext:value-type="float">
            <text:p>3314.7671384403</text:p>
          </table:table-cell>
        </table:table-row>
        <table:table-row table:style-name="ro1">
          <table:table-cell office:value-type="float" office:value="6.3735952479999" calcext:value-type="float">
            <text:p>6.373595248</text:p>
          </table:table-cell>
          <table:table-cell office:value-type="float" office:value="3255.45365805008" calcext:value-type="float">
            <text:p>3255.4536580501</text:p>
          </table:table-cell>
        </table:table-row>
        <table:table-row table:style-name="ro1">
          <table:table-cell office:value-type="float" office:value="6.39162887899988" calcext:value-type="float">
            <text:p>6.391628879</text:p>
          </table:table-cell>
          <table:table-cell office:value-type="float" office:value="3327.11698493031" calcext:value-type="float">
            <text:p>3327.1169849303</text:p>
          </table:table-cell>
        </table:table-row>
        <table:table-row table:style-name="ro1">
          <table:table-cell office:value-type="float" office:value="6.41008605299999" calcext:value-type="float">
            <text:p>6.410086053</text:p>
          </table:table-cell>
          <table:table-cell office:value-type="float" office:value="3250.76850874677" calcext:value-type="float">
            <text:p>3250.7685087468</text:p>
          </table:table-cell>
        </table:table-row>
        <table:table-row table:style-name="ro1">
          <table:table-cell office:value-type="float" office:value="6.42813838199982" calcext:value-type="float">
            <text:p>6.428138382</text:p>
          </table:table-cell>
          <table:table-cell office:value-type="float" office:value="3323.67086820587" calcext:value-type="float">
            <text:p>3323.6708682059</text:p>
          </table:table-cell>
        </table:table-row>
        <table:table-row table:style-name="ro1">
          <table:table-cell office:value-type="float" office:value="6.44641071199999" calcext:value-type="float">
            <text:p>6.446410712</text:p>
          </table:table-cell>
          <table:table-cell office:value-type="float" office:value="3283.6534803954" calcext:value-type="float">
            <text:p>3283.6534803954</text:p>
          </table:table-cell>
        </table:table-row>
        <table:table-row table:style-name="ro1">
          <table:table-cell office:value-type="float" office:value="6.46424090400001" calcext:value-type="float">
            <text:p>6.464240904</text:p>
          </table:table-cell>
          <table:table-cell office:value-type="float" office:value="3365.07873835203" calcext:value-type="float">
            <text:p>3365.078738352</text:p>
          </table:table-cell>
        </table:table-row>
        <table:table-row table:style-name="ro1">
          <table:table-cell office:value-type="float" office:value="6.48242849399981" calcext:value-type="float">
            <text:p>6.482428494</text:p>
          </table:table-cell>
          <table:table-cell office:value-type="float" office:value="3298.95274748703" calcext:value-type="float">
            <text:p>3298.952747487</text:p>
          </table:table-cell>
        </table:table-row>
        <table:table-row table:style-name="ro1">
          <table:table-cell office:value-type="float" office:value="6.50026618599986" calcext:value-type="float">
            <text:p>6.500266186</text:p>
          </table:table-cell>
          <table:table-cell office:value-type="float" office:value="3363.66386412587" calcext:value-type="float">
            <text:p>3363.6638641259</text:p>
          </table:table-cell>
        </table:table-row>
        <table:table-row table:style-name="ro1">
          <table:table-cell office:value-type="float" office:value="6.51866122499996" calcext:value-type="float">
            <text:p>6.518661225</text:p>
          </table:table-cell>
          <table:table-cell office:value-type="float" office:value="3261.74899654644" calcext:value-type="float">
            <text:p>3261.7489965464</text:p>
          </table:table-cell>
        </table:table-row>
        <table:table-row table:style-name="ro1">
          <table:table-cell office:value-type="float" office:value="6.53670959499982" calcext:value-type="float">
            <text:p>6.536709595</text:p>
          </table:table-cell>
          <table:table-cell office:value-type="float" office:value="3324.39993198633" calcext:value-type="float">
            <text:p>3324.3999319863</text:p>
          </table:table-cell>
        </table:table-row>
        <table:table-row table:style-name="ro1">
          <table:table-cell office:value-type="float" office:value="6.55519369599983" calcext:value-type="float">
            <text:p>6.555193696</text:p>
          </table:table-cell>
          <table:table-cell office:value-type="float" office:value="3246.03290146265" calcext:value-type="float">
            <text:p>3246.0329014627</text:p>
          </table:table-cell>
        </table:table-row>
        <table:table-row table:style-name="ro1">
          <table:table-cell office:value-type="float" office:value="6.5733696719999" calcext:value-type="float">
            <text:p>6.573369672</text:p>
          </table:table-cell>
          <table:table-cell office:value-type="float" office:value="3301.06069681113" calcext:value-type="float">
            <text:p>3301.0606968111</text:p>
          </table:table-cell>
        </table:table-row>
        <table:table-row table:style-name="ro1">
          <table:table-cell office:value-type="float" office:value="6.59181486699981" calcext:value-type="float">
            <text:p>6.591814867</text:p>
          </table:table-cell>
          <table:table-cell office:value-type="float" office:value="3252.87967951996" calcext:value-type="float">
            <text:p>3252.87967952</text:p>
          </table:table-cell>
        </table:table-row>
        <table:table-row table:style-name="ro1">
          <table:table-cell office:value-type="float" office:value="6.60986167399983" calcext:value-type="float">
            <text:p>6.609861674</text:p>
          </table:table-cell>
          <table:table-cell office:value-type="float" office:value="3324.68785198054" calcext:value-type="float">
            <text:p>3324.6878519805</text:p>
          </table:table-cell>
        </table:table-row>
        <table:table-row table:style-name="ro1">
          <table:table-cell office:value-type="float" office:value="6.62826936900001" calcext:value-type="float">
            <text:p>6.628269369</text:p>
          </table:table-cell>
          <table:table-cell office:value-type="float" office:value="3259.50641834403" calcext:value-type="float">
            <text:p>3259.506418344</text:p>
          </table:table-cell>
        </table:table-row>
        <table:table-row table:style-name="ro1">
          <table:table-cell office:value-type="float" office:value="6.64618779099988" calcext:value-type="float">
            <text:p>6.646187791</text:p>
          </table:table-cell>
          <table:table-cell office:value-type="float" office:value="3348.50914887754" calcext:value-type="float">
            <text:p>3348.5091488775</text:p>
          </table:table-cell>
        </table:table-row>
        <table:table-row table:style-name="ro1">
          <table:table-cell office:value-type="float" office:value="6.66449340199983" calcext:value-type="float">
            <text:p>6.664493402</text:p>
          </table:table-cell>
          <table:table-cell office:value-type="float" office:value="3277.68354741789" calcext:value-type="float">
            <text:p>3277.6835474179</text:p>
          </table:table-cell>
        </table:table-row>
        <table:table-row table:style-name="ro1">
          <table:table-cell office:value-type="float" office:value="6.6824729179998" calcext:value-type="float">
            <text:p>6.682472918</text:p>
          </table:table-cell>
          <table:table-cell office:value-type="float" office:value="3337.13098840398" calcext:value-type="float">
            <text:p>3337.130988404</text:p>
          </table:table-cell>
        </table:table-row>
        <table:table-row table:style-name="ro1">
          <table:table-cell office:value-type="float" office:value="6.70070368500001" calcext:value-type="float">
            <text:p>6.700703685</text:p>
          </table:table-cell>
          <table:table-cell office:value-type="float" office:value="3291.13964318267" calcext:value-type="float">
            <text:p>3291.1396431827</text:p>
          </table:table-cell>
        </table:table-row>
        <table:table-row table:style-name="ro1">
          <table:table-cell office:value-type="float" office:value="6.71869283599995" calcext:value-type="float">
            <text:p>6.718692836</text:p>
          </table:table-cell>
          <table:table-cell office:value-type="float" office:value="3335.34361906279" calcext:value-type="float">
            <text:p>3335.3436190628</text:p>
          </table:table-cell>
        </table:table-row>
        <table:table-row table:style-name="ro1">
          <table:table-cell office:value-type="float" office:value="6.73711751099995" calcext:value-type="float">
            <text:p>6.737117511</text:p>
          </table:table-cell>
          <table:table-cell office:value-type="float" office:value="3256.50248918809" calcext:value-type="float">
            <text:p>3256.5024891881</text:p>
          </table:table-cell>
        </table:table-row>
        <table:table-row table:style-name="ro1">
          <table:table-cell office:value-type="float" office:value="6.75506520299996" calcext:value-type="float">
            <text:p>6.755065203</text:p>
          </table:table-cell>
          <table:table-cell office:value-type="float" office:value="3343.04823149275" calcext:value-type="float">
            <text:p>3343.0482314928</text:p>
          </table:table-cell>
        </table:table-row>
        <table:table-row table:style-name="ro1">
          <table:table-cell office:value-type="float" office:value="6.77332763699997" calcext:value-type="float">
            <text:p>6.773327637</text:p>
          </table:table-cell>
          <table:table-cell office:value-type="float" office:value="3285.43281798995" calcext:value-type="float">
            <text:p>3285.43281799</text:p>
          </table:table-cell>
        </table:table-row>
        <table:table-row table:style-name="ro1">
          <table:table-cell office:value-type="float" office:value="6.7911949129998" calcext:value-type="float">
            <text:p>6.791194913</text:p>
          </table:table-cell>
          <table:table-cell office:value-type="float" office:value="3358.09442919889" calcext:value-type="float">
            <text:p>3358.0944291989</text:p>
          </table:table-cell>
        </table:table-row>
        <table:table-row table:style-name="ro1">
          <table:table-cell office:value-type="float" office:value="6.8095157849998" calcext:value-type="float">
            <text:p>6.809515785</text:p>
          </table:table-cell>
          <table:table-cell office:value-type="float" office:value="3274.95328824891" calcext:value-type="float">
            <text:p>3274.9532882489</text:p>
          </table:table-cell>
        </table:table-row>
        <table:table-row table:style-name="ro1">
          <table:table-cell office:value-type="float" office:value="6.82736587299996" calcext:value-type="float">
            <text:p>6.827365873</text:p>
          </table:table-cell>
          <table:table-cell office:value-type="float" office:value="3361.32796653241" calcext:value-type="float">
            <text:p>3361.3279665324</text:p>
          </table:table-cell>
        </table:table-row>
        <table:table-row table:style-name="ro1">
          <table:table-cell office:value-type="float" office:value="6.84564924399979" calcext:value-type="float">
            <text:p>6.845649244</text:p>
          </table:table-cell>
          <table:table-cell office:value-type="float" office:value="3281.67054098364" calcext:value-type="float">
            <text:p>3281.6705409836</text:p>
          </table:table-cell>
        </table:table-row>
        <table:table-row table:style-name="ro1">
          <table:table-cell office:value-type="float" office:value="6.86365110399993" calcext:value-type="float">
            <text:p>6.863651104</text:p>
          </table:table-cell>
          <table:table-cell office:value-type="float" office:value="3332.98892445182" calcext:value-type="float">
            <text:p>3332.9889244518</text:p>
          </table:table-cell>
        </table:table-row>
        <table:table-row table:style-name="ro1">
          <table:table-cell office:value-type="float" office:value="6.88184327699992" calcext:value-type="float">
            <text:p>6.881843277</text:p>
          </table:table-cell>
          <table:table-cell office:value-type="float" office:value="3298.12167023905" calcext:value-type="float">
            <text:p>3298.1216702391</text:p>
          </table:table-cell>
        </table:table-row>
        <table:table-row table:style-name="ro1">
          <table:table-cell office:value-type="float" office:value="6.89978159399993" calcext:value-type="float">
            <text:p>6.899781594</text:p>
          </table:table-cell>
          <table:table-cell office:value-type="float" office:value="3344.79538966476" calcext:value-type="float">
            <text:p>3344.7953896648</text:p>
          </table:table-cell>
        </table:table-row>
        <table:table-row table:style-name="ro1">
          <table:table-cell office:value-type="float" office:value="6.91813803899981" calcext:value-type="float">
            <text:p>6.918138039</text:p>
          </table:table-cell>
          <table:table-cell office:value-type="float" office:value="3268.60674822321" calcext:value-type="float">
            <text:p>3268.6067482232</text:p>
          </table:table-cell>
        </table:table-row>
        <table:table-row table:style-name="ro1">
          <table:table-cell office:value-type="float" office:value="6.93599198099992" calcext:value-type="float">
            <text:p>6.935991981</text:p>
          </table:table-cell>
          <table:table-cell office:value-type="float" office:value="3360.60238123651" calcext:value-type="float">
            <text:p>3360.6023812365</text:p>
          </table:table-cell>
        </table:table-row>
        <table:table-row table:style-name="ro1">
          <table:table-cell office:value-type="float" office:value="6.95440290599981" calcext:value-type="float">
            <text:p>6.954402906</text:p>
          </table:table-cell>
          <table:table-cell office:value-type="float" office:value="3258.93457283279" calcext:value-type="float">
            <text:p>3258.9345728328</text:p>
          </table:table-cell>
        </table:table-row>
        <table:table-row table:style-name="ro1">
          <table:table-cell office:value-type="float" office:value="6.97241585899997" calcext:value-type="float">
            <text:p>6.972415859</text:p>
          </table:table-cell>
          <table:table-cell office:value-type="float" office:value="3330.93635449406" calcext:value-type="float">
            <text:p>3330.9363544941</text:p>
          </table:table-cell>
        </table:table-row>
        <table:table-row table:style-name="ro1">
          <table:table-cell office:value-type="float" office:value="6.99072141799979" calcext:value-type="float">
            <text:p>6.990721418</text:p>
          </table:table-cell>
          <table:table-cell office:value-type="float" office:value="3277.69285824952" calcext:value-type="float">
            <text:p>3277.6928582495</text:p>
          </table:table-cell>
        </table:table-row>
        <table:table-row table:style-name="ro1">
          <table:table-cell office:value-type="float" office:value="7.00865166299991" calcext:value-type="float">
            <text:p>7.008651663</text:p>
          </table:table-cell>
          <table:table-cell office:value-type="float" office:value="3346.30117991204" calcext:value-type="float">
            <text:p>3346.301179912</text:p>
          </table:table-cell>
        </table:table-row>
        <table:table-row table:style-name="ro1">
          <table:table-cell office:value-type="float" office:value="7.02695852399984" calcext:value-type="float">
            <text:p>7.026958524</text:p>
          </table:table-cell>
          <table:table-cell office:value-type="float" office:value="3277.45974584258" calcext:value-type="float">
            <text:p>3277.4597458426</text:p>
          </table:table-cell>
        </table:table-row>
        <table:table-row table:style-name="ro1">
          <table:table-cell office:value-type="float" office:value="7.04480835199979" calcext:value-type="float">
            <text:p>7.044808352</text:p>
          </table:table-cell>
          <table:table-cell office:value-type="float" office:value="3361.37692756243" calcext:value-type="float">
            <text:p>3361.3769275624</text:p>
          </table:table-cell>
        </table:table-row>
        <table:table-row table:style-name="ro1">
          <table:table-cell office:value-type="float" office:value="7.06300031599994" calcext:value-type="float">
            <text:p>7.063000316</text:p>
          </table:table-cell>
          <table:table-cell office:value-type="float" office:value="3298.15956097413" calcext:value-type="float">
            <text:p>3298.1595609741</text:p>
          </table:table-cell>
        </table:table-row>
        <table:table-row table:style-name="ro1">
          <table:table-cell office:value-type="float" office:value="7.08084134199999" calcext:value-type="float">
            <text:p>7.080841342</text:p>
          </table:table-cell>
          <table:table-cell office:value-type="float" office:value="3363.03528731246" calcext:value-type="float">
            <text:p>3363.0352873125</text:p>
          </table:table-cell>
        </table:table-row>
        <table:table-row table:style-name="ro1">
          <table:table-cell office:value-type="float" office:value="7.09908429699999" calcext:value-type="float">
            <text:p>7.099084297</text:p>
          </table:table-cell>
          <table:table-cell office:value-type="float" office:value="3288.94085415345" calcext:value-type="float">
            <text:p>3288.9408541535</text:p>
          </table:table-cell>
        </table:table-row>
        <table:table-row table:style-name="ro1">
          <table:table-cell office:value-type="float" office:value="7.11687261399993" calcext:value-type="float">
            <text:p>7.116872614</text:p>
          </table:table-cell>
          <table:table-cell office:value-type="float" office:value="3373.00037997979" calcext:value-type="float">
            <text:p>3373.0003799798</text:p>
          </table:table-cell>
        </table:table-row>
        <table:table-row table:style-name="ro1">
          <table:table-cell office:value-type="float" office:value="7.13506848499992" calcext:value-type="float">
            <text:p>7.135068485</text:p>
          </table:table-cell>
          <table:table-cell office:value-type="float" office:value="3297.45138334056" calcext:value-type="float">
            <text:p>3297.4513833406</text:p>
          </table:table-cell>
        </table:table-row>
        <table:table-row table:style-name="ro1">
          <table:table-cell office:value-type="float" office:value="7.15292586399983" calcext:value-type="float">
            <text:p>7.152925864</text:p>
          </table:table-cell>
          <table:table-cell office:value-type="float" office:value="3359.95556796519" calcext:value-type="float">
            <text:p>3359.9555679652</text:p>
          </table:table-cell>
        </table:table-row>
        <table:table-row table:style-name="ro1">
          <table:table-cell office:value-type="float" office:value="7.17106444299998" calcext:value-type="float">
            <text:p>7.171064443</text:p>
          </table:table-cell>
          <table:table-cell office:value-type="float" office:value="3307.86661951299" calcext:value-type="float">
            <text:p>3307.866619513</text:p>
          </table:table-cell>
        </table:table-row>
        <table:table-row table:style-name="ro1">
          <table:table-cell office:value-type="float" office:value="7.18904072999999" calcext:value-type="float">
            <text:p>7.18904073</text:p>
          </table:table-cell>
          <table:table-cell office:value-type="float" office:value="3337.73042230385" calcext:value-type="float">
            <text:p>3337.7304223039</text:p>
          </table:table-cell>
        </table:table-row>
        <table:table-row table:style-name="ro1">
          <table:table-cell office:value-type="float" office:value="7.20728436199988" calcext:value-type="float">
            <text:p>7.207284362</text:p>
          </table:table-cell>
          <table:table-cell office:value-type="float" office:value="3288.8188053973" calcext:value-type="float">
            <text:p>3288.8188053973</text:p>
          </table:table-cell>
        </table:table-row>
        <table:table-row table:style-name="ro1">
          <table:table-cell office:value-type="float" office:value="7.2252992939998" calcext:value-type="float">
            <text:p>7.225299294</text:p>
          </table:table-cell>
          <table:table-cell office:value-type="float" office:value="3330.57044013736" calcext:value-type="float">
            <text:p>3330.5704401374</text:p>
          </table:table-cell>
        </table:table-row>
        <table:table-row table:style-name="ro1">
          <table:table-cell office:value-type="float" office:value="7.2435116759998" calcext:value-type="float">
            <text:p>7.243511676</text:p>
          </table:table-cell>
          <table:table-cell office:value-type="float" office:value="3294.46197647265" calcext:value-type="float">
            <text:p>3294.4619764727</text:p>
          </table:table-cell>
        </table:table-row>
        <table:table-row table:style-name="ro1">
          <table:table-cell office:value-type="float" office:value="7.26143806599998" calcext:value-type="float">
            <text:p>7.261438066</text:p>
          </table:table-cell>
          <table:table-cell office:value-type="float" office:value="3347.02078886955" calcext:value-type="float">
            <text:p>3347.0207888696</text:p>
          </table:table-cell>
        </table:table-row>
        <table:table-row table:style-name="ro1">
          <table:table-cell office:value-type="float" office:value="7.27958857299996" calcext:value-type="float">
            <text:p>7.279588573</text:p>
          </table:table-cell>
          <table:table-cell office:value-type="float" office:value="3305.69278313213" calcext:value-type="float">
            <text:p>3305.6927831321</text:p>
          </table:table-cell>
        </table:table-row>
        <table:table-row table:style-name="ro1">
          <table:table-cell office:value-type="float" office:value="7.2975851719998" calcext:value-type="float">
            <text:p>7.297585172</text:p>
          </table:table-cell>
          <table:table-cell office:value-type="float" office:value="3333.96326719962" calcext:value-type="float">
            <text:p>3333.9632671996</text:p>
          </table:table-cell>
        </table:table-row>
        <table:table-row table:style-name="ro1">
          <table:table-cell office:value-type="float" office:value="7.31580104299997" calcext:value-type="float">
            <text:p>7.315801043</text:p>
          </table:table-cell>
          <table:table-cell office:value-type="float" office:value="3293.8309674818" calcext:value-type="float">
            <text:p>3293.8309674818</text:p>
          </table:table-cell>
        </table:table-row>
        <table:table-row table:style-name="ro1">
          <table:table-cell office:value-type="float" office:value="7.333741809" calcext:value-type="float">
            <text:p>7.333741809</text:p>
          </table:table-cell>
          <table:table-cell office:value-type="float" office:value="3344.33880916084" calcext:value-type="float">
            <text:p>3344.3388091608</text:p>
          </table:table-cell>
        </table:table-row>
        <table:table-row table:style-name="ro1">
          <table:table-cell office:value-type="float" office:value="7.35194304399988" calcext:value-type="float">
            <text:p>7.351943044</text:p>
          </table:table-cell>
          <table:table-cell office:value-type="float" office:value="3296.47960703767" calcext:value-type="float">
            <text:p>3296.4796070377</text:p>
          </table:table-cell>
        </table:table-row>
        <table:table-row table:style-name="ro1">
          <table:table-cell office:value-type="float" office:value="7.36981422599979" calcext:value-type="float">
            <text:p>7.369814226</text:p>
          </table:table-cell>
          <table:table-cell office:value-type="float" office:value="3357.36047007461" calcext:value-type="float">
            <text:p>3357.3604700746</text:p>
          </table:table-cell>
        </table:table-row>
        <table:table-row table:style-name="ro1">
          <table:table-cell office:value-type="float" office:value="7.38808718099995" calcext:value-type="float">
            <text:p>7.388087181</text:p>
          </table:table-cell>
          <table:table-cell office:value-type="float" office:value="3283.54116777966" calcext:value-type="float">
            <text:p>3283.5411677797</text:p>
          </table:table-cell>
        </table:table-row>
        <table:table-row table:style-name="ro1">
          <table:table-cell office:value-type="float" office:value="7.40586294599984" calcext:value-type="float">
            <text:p>7.405862946</text:p>
          </table:table-cell>
          <table:table-cell office:value-type="float" office:value="3375.38215656816" calcext:value-type="float">
            <text:p>3375.3821565682</text:p>
          </table:table-cell>
        </table:table-row>
        <table:table-row table:style-name="ro1">
          <table:table-cell office:value-type="float" office:value="7.42397449299983" calcext:value-type="float">
            <text:p>7.423974493</text:p>
          </table:table-cell>
          <table:table-cell office:value-type="float" office:value="3312.80370473239" calcext:value-type="float">
            <text:p>3312.8037047324</text:p>
          </table:table-cell>
        </table:table-row>
        <table:table-row table:style-name="ro1">
          <table:table-cell office:value-type="float" office:value="7.44181338299995" calcext:value-type="float">
            <text:p>7.441813383</text:p>
          </table:table-cell>
          <table:table-cell office:value-type="float" office:value="3363.43797173441" calcext:value-type="float">
            <text:p>3363.4379717344</text:p>
          </table:table-cell>
        </table:table-row>
        <table:table-row table:style-name="ro1">
          <table:table-cell office:value-type="float" office:value="7.45989779599995" calcext:value-type="float">
            <text:p>7.459897796</text:p>
          </table:table-cell>
          <table:table-cell office:value-type="float" office:value="3317.77426228932" calcext:value-type="float">
            <text:p>3317.7742622893</text:p>
          </table:table-cell>
        </table:table-row>
        <table:table-row table:style-name="ro1">
          <table:table-cell office:value-type="float" office:value="7.47774527899992" calcext:value-type="float">
            <text:p>7.477745279</text:p>
          </table:table-cell>
          <table:table-cell office:value-type="float" office:value="3361.81858249174" calcext:value-type="float">
            <text:p>3361.8185824917</text:p>
          </table:table-cell>
        </table:table-row>
        <table:table-row table:style-name="ro1">
          <table:table-cell office:value-type="float" office:value="7.495813129" calcext:value-type="float">
            <text:p>7.495813129</text:p>
          </table:table-cell>
          <table:table-cell office:value-type="float" office:value="3320.81570301591" calcext:value-type="float">
            <text:p>3320.8157030159</text:p>
          </table:table-cell>
        </table:table-row>
        <table:table-row table:style-name="ro1">
          <table:table-cell office:value-type="float" office:value="7.51362712299988" calcext:value-type="float">
            <text:p>7.513627123</text:p>
          </table:table-cell>
          <table:table-cell office:value-type="float" office:value="3368.13855446477" calcext:value-type="float">
            <text:p>3368.1385544648</text:p>
          </table:table-cell>
        </table:table-row>
        <table:table-row table:style-name="ro1">
          <table:table-cell office:value-type="float" office:value="7.53177325399997" calcext:value-type="float">
            <text:p>7.531773254</text:p>
          </table:table-cell>
          <table:table-cell office:value-type="float" office:value="3306.48996194775" calcext:value-type="float">
            <text:p>3306.4899619478</text:p>
          </table:table-cell>
        </table:table-row>
        <table:table-row table:style-name="ro1">
          <table:table-cell office:value-type="float" office:value="7.54962631099988" calcext:value-type="float">
            <text:p>7.549626311</text:p>
          </table:table-cell>
          <table:table-cell office:value-type="float" office:value="3360.76897084341" calcext:value-type="float">
            <text:p>3360.7689708434</text:p>
          </table:table-cell>
        </table:table-row>
        <table:table-row table:style-name="ro1">
          <table:table-cell office:value-type="float" office:value="7.56779660899997" calcext:value-type="float">
            <text:p>7.567796609</text:p>
          </table:table-cell>
          <table:table-cell office:value-type="float" office:value="3302.09223864764" calcext:value-type="float">
            <text:p>3302.0922386476</text:p>
          </table:table-cell>
        </table:table-row>
        <table:table-row table:style-name="ro1">
          <table:table-cell office:value-type="float" office:value="7.58552435299998" calcext:value-type="float">
            <text:p>7.585524353</text:p>
          </table:table-cell>
          <table:table-cell office:value-type="float" office:value="3384.52540830675" calcext:value-type="float">
            <text:p>3384.5254083068</text:p>
          </table:table-cell>
        </table:table-row>
        <table:table-row table:style-name="ro1">
          <table:table-cell office:value-type="float" office:value="7.60371162999991" calcext:value-type="float">
            <text:p>7.60371163</text:p>
          </table:table-cell>
          <table:table-cell office:value-type="float" office:value="3299.00952188989" calcext:value-type="float">
            <text:p>3299.0095218899</text:p>
          </table:table-cell>
        </table:table-row>
        <table:table-row table:style-name="ro1">
          <table:table-cell office:value-type="float" office:value="7.62160135399995" calcext:value-type="float">
            <text:p>7.621601354</text:p>
          </table:table-cell>
          <table:table-cell office:value-type="float" office:value="3353.88069708944" calcext:value-type="float">
            <text:p>3353.8806970894</text:p>
          </table:table-cell>
        </table:table-row>
        <table:table-row table:style-name="ro1">
          <table:table-cell office:value-type="float" office:value="7.639880038" calcext:value-type="float">
            <text:p>7.639880038</text:p>
          </table:table-cell>
          <table:table-cell office:value-type="float" office:value="3282.51202328517" calcext:value-type="float">
            <text:p>3282.5120232852</text:p>
          </table:table-cell>
        </table:table-row>
        <table:table-row table:style-name="ro1">
          <table:table-cell office:value-type="float" office:value="7.65771642799996" calcext:value-type="float">
            <text:p>7.657716428</text:p>
          </table:table-cell>
          <table:table-cell office:value-type="float" office:value="3363.90940095757" calcext:value-type="float">
            <text:p>3363.9094009576</text:p>
          </table:table-cell>
        </table:table-row>
        <table:table-row table:style-name="ro1">
          <table:table-cell office:value-type="float" office:value="7.67595854899992" calcext:value-type="float">
            <text:p>7.675958549</text:p>
          </table:table-cell>
          <table:table-cell office:value-type="float" office:value="3289.09121917018" calcext:value-type="float">
            <text:p>3289.0912191702</text:p>
          </table:table-cell>
        </table:table-row>
        <table:table-row table:style-name="ro1">
          <table:table-cell office:value-type="float" office:value="7.69372712599989" calcext:value-type="float">
            <text:p>7.693727126</text:p>
          </table:table-cell>
          <table:table-cell office:value-type="float" office:value="3376.74761462901" calcext:value-type="float">
            <text:p>3376.747614629</text:p>
          </table:table-cell>
        </table:table-row>
        <table:table-row table:style-name="ro1">
          <table:table-cell office:value-type="float" office:value="7.71187497599999" calcext:value-type="float">
            <text:p>7.711874976</text:p>
          </table:table-cell>
          <table:table-cell office:value-type="float" office:value="3306.17676472162" calcext:value-type="float">
            <text:p>3306.1767647216</text:p>
          </table:table-cell>
        </table:table-row>
        <table:table-row table:style-name="ro1">
          <table:table-cell office:value-type="float" office:value="7.72959219899985" calcext:value-type="float">
            <text:p>7.729592199</text:p>
          </table:table-cell>
          <table:table-cell office:value-type="float" office:value="3386.53523751793" calcext:value-type="float">
            <text:p>3386.5352375179</text:p>
          </table:table-cell>
        </table:table-row>
        <table:table-row table:style-name="ro1">
          <table:table-cell office:value-type="float" office:value="7.74779416399997" calcext:value-type="float">
            <text:p>7.747794164</text:p>
          </table:table-cell>
          <table:table-cell office:value-type="float" office:value="3296.34739983379" calcext:value-type="float">
            <text:p>3296.3473998338</text:p>
          </table:table-cell>
        </table:table-row>
        <table:table-row table:style-name="ro1">
          <table:table-cell office:value-type="float" office:value="7.76555862699979" calcext:value-type="float">
            <text:p>7.765558627</text:p>
          </table:table-cell>
          <table:table-cell office:value-type="float" office:value="3377.52962195388" calcext:value-type="float">
            <text:p>3377.5296219539</text:p>
          </table:table-cell>
        </table:table-row>
        <table:table-row table:style-name="ro1">
          <table:table-cell office:value-type="float" office:value="7.78368637199992" calcext:value-type="float">
            <text:p>7.783686372</text:p>
          </table:table-cell>
          <table:table-cell office:value-type="float" office:value="3309.84355746251" calcext:value-type="float">
            <text:p>3309.8435574625</text:p>
          </table:table-cell>
        </table:table-row>
        <table:table-row table:style-name="ro1">
          <table:table-cell office:value-type="float" office:value="7.80158005399994" calcext:value-type="float">
            <text:p>7.801580054</text:p>
          </table:table-cell>
          <table:table-cell office:value-type="float" office:value="3353.13883413862" calcext:value-type="float">
            <text:p>3353.1388341386</text:p>
          </table:table-cell>
        </table:table-row>
        <table:table-row table:style-name="ro1">
          <table:table-cell office:value-type="float" office:value="7.81979019599999" calcext:value-type="float">
            <text:p>7.819790196</text:p>
          </table:table-cell>
          <table:table-cell office:value-type="float" office:value="3294.86722288363" calcext:value-type="float">
            <text:p>3294.8672228836</text:p>
          </table:table-cell>
        </table:table-row>
        <table:table-row table:style-name="ro1">
          <table:table-cell office:value-type="float" office:value="7.83764965899991" calcext:value-type="float">
            <text:p>7.837649659</text:p>
          </table:table-cell>
          <table:table-cell office:value-type="float" office:value="3359.56349864833" calcext:value-type="float">
            <text:p>3359.5634986483</text:p>
          </table:table-cell>
        </table:table-row>
        <table:table-row table:style-name="ro1">
          <table:table-cell office:value-type="float" office:value="7.85572334199992" calcext:value-type="float">
            <text:p>7.855723342</text:p>
          </table:table-cell>
          <table:table-cell office:value-type="float" office:value="3319.74396142513" calcext:value-type="float">
            <text:p>3319.7439614251</text:p>
          </table:table-cell>
        </table:table-row>
        <table:table-row table:style-name="ro1">
          <table:table-cell office:value-type="float" office:value="7.87350634699988" calcext:value-type="float">
            <text:p>7.873506347</text:p>
          </table:table-cell>
          <table:table-cell office:value-type="float" office:value="3374.00793623741" calcext:value-type="float">
            <text:p>3374.0079362374</text:p>
          </table:table-cell>
        </table:table-row>
        <table:table-row table:style-name="ro1">
          <table:table-cell office:value-type="float" office:value="7.89156867499992" calcext:value-type="float">
            <text:p>7.891568675</text:p>
          </table:table-cell>
          <table:table-cell office:value-type="float" office:value="3321.83094005718" calcext:value-type="float">
            <text:p>3321.8309400572</text:p>
          </table:table-cell>
        </table:table-row>
        <table:table-row table:style-name="ro1">
          <table:table-cell office:value-type="float" office:value="7.90929230399979" calcext:value-type="float">
            <text:p>7.909292304</text:p>
          </table:table-cell>
          <table:table-cell office:value-type="float" office:value="3385.31121365859" calcext:value-type="float">
            <text:p>3385.3112136586</text:p>
          </table:table-cell>
        </table:table-row>
        <table:table-row table:style-name="ro1">
          <table:table-cell office:value-type="float" office:value="7.92747051899983" calcext:value-type="float">
            <text:p>7.927470519</text:p>
          </table:table-cell>
          <table:table-cell office:value-type="float" office:value="3300.65410712142" calcext:value-type="float">
            <text:p>3300.6541071214</text:p>
          </table:table-cell>
        </table:table-row>
        <table:table-row table:style-name="ro1">
          <table:table-cell office:value-type="float" office:value="7.94526815899985" calcext:value-type="float">
            <text:p>7.945268159</text:p>
          </table:table-cell>
          <table:table-cell office:value-type="float" office:value="3371.23348937903" calcext:value-type="float">
            <text:p>3371.233489379</text:p>
          </table:table-cell>
        </table:table-row>
        <table:table-row table:style-name="ro1">
          <table:table-cell office:value-type="float" office:value="7.96340981099979" calcext:value-type="float">
            <text:p>7.963409811</text:p>
          </table:table-cell>
          <table:table-cell office:value-type="float" office:value="3307.30630265632" calcext:value-type="float">
            <text:p>3307.3063026563</text:p>
          </table:table-cell>
        </table:table-row>
        <table:table-row table:style-name="ro1">
          <table:table-cell office:value-type="float" office:value="7.98121739899989" calcext:value-type="float">
            <text:p>7.981217399</text:p>
          </table:table-cell>
          <table:table-cell office:value-type="float" office:value="3369.35018935053" calcext:value-type="float">
            <text:p>3369.3501893505</text:p>
          </table:table-cell>
        </table:table-row>
        <table:table-row table:style-name="ro1">
          <table:table-cell office:value-type="float" office:value="7.99938431099986" calcext:value-type="float">
            <text:p>7.999384311</text:p>
          </table:table-cell>
          <table:table-cell office:value-type="float" office:value="3302.70769187962" calcext:value-type="float">
            <text:p>3302.7076918796</text:p>
          </table:table-cell>
        </table:table-row>
        <table:table-row table:style-name="ro1">
          <table:table-cell office:value-type="float" office:value="8.01718575299992" calcext:value-type="float">
            <text:p>8.017185753</text:p>
          </table:table-cell>
          <table:table-cell office:value-type="float" office:value="3370.51346738009" calcext:value-type="float">
            <text:p>3370.5134673801</text:p>
          </table:table-cell>
        </table:table-row>
        <table:table-row table:style-name="ro1">
          <table:table-cell office:value-type="float" office:value="8.03541032299995" calcext:value-type="float">
            <text:p>8.035410323</text:p>
          </table:table-cell>
          <table:table-cell office:value-type="float" office:value="3292.258747389" calcext:value-type="float">
            <text:p>3292.258747389</text:p>
          </table:table-cell>
        </table:table-row>
        <table:table-row table:style-name="ro1">
          <table:table-cell office:value-type="float" office:value="8.0532010349998" calcext:value-type="float">
            <text:p>8.053201035</text:p>
          </table:table-cell>
          <table:table-cell office:value-type="float" office:value="3372.54630396485" calcext:value-type="float">
            <text:p>3372.5463039649</text:p>
          </table:table-cell>
        </table:table-row>
        <table:table-row table:style-name="ro1">
          <table:table-cell office:value-type="float" office:value="8.07138018799992" calcext:value-type="float">
            <text:p>8.071380188</text:p>
          </table:table-cell>
          <table:table-cell office:value-type="float" office:value="3300.48380139639" calcext:value-type="float">
            <text:p>3300.4838013964</text:p>
          </table:table-cell>
        </table:table-row>
        <table:table-row table:style-name="ro1">
          <table:table-cell office:value-type="float" office:value="8.08920881699987" calcext:value-type="float">
            <text:p>8.089208817</text:p>
          </table:table-cell>
          <table:table-cell office:value-type="float" office:value="3365.37374804123" calcext:value-type="float">
            <text:p>3365.3737480412</text:p>
          </table:table-cell>
        </table:table-row>
        <table:table-row table:style-name="ro1">
          <table:table-cell office:value-type="float" office:value="8.10729744799983" calcext:value-type="float">
            <text:p>8.107297448</text:p>
          </table:table-cell>
          <table:table-cell office:value-type="float" office:value="3317.00060663237" calcext:value-type="float">
            <text:p>3317.0006066324</text:p>
          </table:table-cell>
        </table:table-row>
        <table:table-row table:style-name="ro1">
          <table:table-cell office:value-type="float" office:value="8.12512279599991" calcext:value-type="float">
            <text:p>8.125122796</text:p>
          </table:table-cell>
          <table:table-cell office:value-type="float" office:value="3365.99319125243" calcext:value-type="float">
            <text:p>3365.9931912524</text:p>
          </table:table-cell>
        </table:table-row>
        <table:table-row table:style-name="ro1">
          <table:table-cell office:value-type="float" office:value="8.14316955199979" calcext:value-type="float">
            <text:p>8.143169552</text:p>
          </table:table-cell>
          <table:table-cell office:value-type="float" office:value="3324.69724755031" calcext:value-type="float">
            <text:p>3324.6972475503</text:p>
          </table:table-cell>
        </table:table-row>
        <table:table-row table:style-name="ro1">
          <table:table-cell office:value-type="float" office:value="8.16081958699988" calcext:value-type="float">
            <text:p>8.160819587</text:p>
          </table:table-cell>
          <table:table-cell office:value-type="float" office:value="3399.42668667236" calcext:value-type="float">
            <text:p>3399.4266866724</text:p>
          </table:table-cell>
        </table:table-row>
        <table:table-row table:style-name="ro1">
          <table:table-cell office:value-type="float" office:value="8.17887811399987" calcext:value-type="float">
            <text:p>8.178878114</text:p>
          </table:table-cell>
          <table:table-cell office:value-type="float" office:value="3322.53012662775" calcext:value-type="float">
            <text:p>3322.5301266278</text:p>
          </table:table-cell>
        </table:table-row>
        <table:table-row table:style-name="ro1">
          <table:table-cell office:value-type="float" office:value="8.19657507599982" calcext:value-type="float">
            <text:p>8.196575076</text:p>
          </table:table-cell>
          <table:table-cell office:value-type="float" office:value="3390.41243351176" calcext:value-type="float">
            <text:p>3390.4124335118</text:p>
          </table:table-cell>
        </table:table-row>
        <table:table-row table:style-name="ro1">
          <table:table-cell office:value-type="float" office:value="8.21472464499993" calcext:value-type="float">
            <text:p>8.214724645</text:p>
          </table:table-cell>
          <table:table-cell office:value-type="float" office:value="3305.86362682318" calcext:value-type="float">
            <text:p>3305.8636268232</text:p>
          </table:table-cell>
        </table:table-row>
        <table:table-row table:style-name="ro1">
          <table:table-cell office:value-type="float" office:value="8.23251415999994" calcext:value-type="float">
            <text:p>8.23251416</text:p>
          </table:table-cell>
          <table:table-cell office:value-type="float" office:value="3372.77323187206" calcext:value-type="float">
            <text:p>3372.7732318721</text:p>
          </table:table-cell>
        </table:table-row>
        <table:table-row table:style-name="ro1">
          <table:table-cell office:value-type="float" office:value="8.25062075899996" calcext:value-type="float">
            <text:p>8.250620759</text:p>
          </table:table-cell>
          <table:table-cell office:value-type="float" office:value="3313.70899636821" calcext:value-type="float">
            <text:p>3313.7089963682</text:p>
          </table:table-cell>
        </table:table-row>
        <table:table-row table:style-name="ro1">
          <table:table-cell office:value-type="float" office:value="8.26844537899979" calcext:value-type="float">
            <text:p>8.268445379</text:p>
          </table:table-cell>
          <table:table-cell office:value-type="float" office:value="3366.13066649261" calcext:value-type="float">
            <text:p>3366.1306664926</text:p>
          </table:table-cell>
        </table:table-row>
        <table:table-row table:style-name="ro1">
          <table:table-cell office:value-type="float" office:value="8.28659817599987" calcext:value-type="float">
            <text:p>8.286598176</text:p>
          </table:table-cell>
          <table:table-cell office:value-type="float" office:value="3305.27576547687" calcext:value-type="float">
            <text:p>3305.2757654769</text:p>
          </table:table-cell>
        </table:table-row>
        <table:table-row table:style-name="ro1">
          <table:table-cell office:value-type="float" office:value="8.30419701299979" calcext:value-type="float">
            <text:p>8.304197013</text:p>
          </table:table-cell>
          <table:table-cell office:value-type="float" office:value="3409.31619517028" calcext:value-type="float">
            <text:p>3409.3161951703</text:p>
          </table:table-cell>
        </table:table-row>
        <table:table-row table:style-name="ro1">
          <table:table-cell office:value-type="float" office:value="8.32225882099988" calcext:value-type="float">
            <text:p>8.322258821</text:p>
          </table:table-cell>
          <table:table-cell office:value-type="float" office:value="3321.9265756629" calcext:value-type="float">
            <text:p>3321.9265756629</text:p>
          </table:table-cell>
        </table:table-row>
        <table:table-row table:style-name="ro1">
          <table:table-cell office:value-type="float" office:value="8.34006963799993" calcext:value-type="float">
            <text:p>8.340069638</text:p>
          </table:table-cell>
          <table:table-cell office:value-type="float" office:value="3368.73934529885" calcext:value-type="float">
            <text:p>3368.7393452989</text:p>
          </table:table-cell>
        </table:table-row>
        <table:table-row table:style-name="ro1">
          <table:table-cell office:value-type="float" office:value="8.35810175799998" calcext:value-type="float">
            <text:p>8.358101758</text:p>
          </table:table-cell>
          <table:table-cell office:value-type="float" office:value="3327.39578041047" calcext:value-type="float">
            <text:p>3327.3957804105</text:p>
          </table:table-cell>
        </table:table-row>
        <table:table-row table:style-name="ro1">
          <table:table-cell office:value-type="float" office:value="8.37588866900001" calcext:value-type="float">
            <text:p>8.375888669</text:p>
          </table:table-cell>
          <table:table-cell office:value-type="float" office:value="3373.2670051533" calcext:value-type="float">
            <text:p>3373.2670051533</text:p>
          </table:table-cell>
        </table:table-row>
        <table:table-row table:style-name="ro1">
          <table:table-cell office:value-type="float" office:value="8.39396526899986" calcext:value-type="float">
            <text:p>8.393965269</text:p>
          </table:table-cell>
          <table:table-cell office:value-type="float" office:value="3319.20825821614" calcext:value-type="float">
            <text:p>3319.2082582161</text:p>
          </table:table-cell>
        </table:table-row>
        <table:table-row table:style-name="ro1">
          <table:table-cell office:value-type="float" office:value="8.41181134599992" calcext:value-type="float">
            <text:p>8.411811346</text:p>
          </table:table-cell>
          <table:table-cell office:value-type="float" office:value="3362.08344275349" calcext:value-type="float">
            <text:p>3362.0834427535</text:p>
          </table:table-cell>
        </table:table-row>
        <table:table-row table:style-name="ro1">
          <table:table-cell office:value-type="float" office:value="8.42993289399988" calcext:value-type="float">
            <text:p>8.429932894</text:p>
          </table:table-cell>
          <table:table-cell office:value-type="float" office:value="3310.97541998914" calcext:value-type="float">
            <text:p>3310.9754199891</text:p>
          </table:table-cell>
        </table:table-row>
        <table:table-row table:style-name="ro1">
          <table:table-cell office:value-type="float" office:value="8.44765610699983" calcext:value-type="float">
            <text:p>8.447656107</text:p>
          </table:table-cell>
          <table:table-cell office:value-type="float" office:value="3385.39067381046" calcext:value-type="float">
            <text:p>3385.3906738105</text:p>
          </table:table-cell>
        </table:table-row>
        <table:table-row table:style-name="ro1">
          <table:table-cell office:value-type="float" office:value="8.46567437299996" calcext:value-type="float">
            <text:p>8.465674373</text:p>
          </table:table-cell>
          <table:table-cell office:value-type="float" office:value="3329.95416981739" calcext:value-type="float">
            <text:p>3329.9541698174</text:p>
          </table:table-cell>
        </table:table-row>
        <table:table-row table:style-name="ro1">
          <table:table-cell office:value-type="float" office:value="8.48341555399998" calcext:value-type="float">
            <text:p>8.483415554</text:p>
          </table:table-cell>
          <table:table-cell office:value-type="float" office:value="3381.96200128584" calcext:value-type="float">
            <text:p>3381.9620012858</text:p>
          </table:table-cell>
        </table:table-row>
        <table:table-row table:style-name="ro1">
          <table:table-cell office:value-type="float" office:value="8.50144418399987" calcext:value-type="float">
            <text:p>8.501444184</text:p>
          </table:table-cell>
          <table:table-cell office:value-type="float" office:value="3328.03990100007" calcext:value-type="float">
            <text:p>3328.0399010001</text:p>
          </table:table-cell>
        </table:table-row>
        <table:table-row table:style-name="ro1">
          <table:table-cell office:value-type="float" office:value="8.51915062599983" calcext:value-type="float">
            <text:p>8.519150626</text:p>
          </table:table-cell>
          <table:table-cell office:value-type="float" office:value="3388.59721225345" calcext:value-type="float">
            <text:p>3388.5972122535</text:p>
          </table:table-cell>
        </table:table-row>
        <table:table-row table:style-name="ro1">
          <table:table-cell office:value-type="float" office:value="8.53723180899988" calcext:value-type="float">
            <text:p>8.537231809</text:p>
          </table:table-cell>
          <table:table-cell office:value-type="float" office:value="3318.3669453396" calcext:value-type="float">
            <text:p>3318.3669453396</text:p>
          </table:table-cell>
        </table:table-row>
        <table:table-row table:style-name="ro1">
          <table:table-cell office:value-type="float" office:value="8.55506054299985" calcext:value-type="float">
            <text:p>8.555060543</text:p>
          </table:table-cell>
          <table:table-cell office:value-type="float" office:value="3365.35392810715" calcext:value-type="float">
            <text:p>3365.3539281072</text:p>
          </table:table-cell>
        </table:table-row>
        <table:table-row table:style-name="ro1">
          <table:table-cell office:value-type="float" office:value="8.57303203799984" calcext:value-type="float">
            <text:p>8.573032038</text:p>
          </table:table-cell>
          <table:table-cell office:value-type="float" office:value="3338.62040971301" calcext:value-type="float">
            <text:p>3338.620409713</text:p>
          </table:table-cell>
        </table:table-row>
        <table:table-row table:style-name="ro1">
          <table:table-cell office:value-type="float" office:value="8.59067821799999" calcext:value-type="float">
            <text:p>8.590678218</text:p>
          </table:table-cell>
          <table:table-cell office:value-type="float" office:value="3400.16932840247" calcext:value-type="float">
            <text:p>3400.1693284025</text:p>
          </table:table-cell>
        </table:table-row>
        <table:table-row table:style-name="ro1">
          <table:table-cell office:value-type="float" office:value="8.60868528599985" calcext:value-type="float">
            <text:p>8.608685286</text:p>
          </table:table-cell>
          <table:table-cell office:value-type="float" office:value="3332.02495822552" calcext:value-type="float">
            <text:p>3332.0249582255</text:p>
          </table:table-cell>
        </table:table-row>
        <table:table-row table:style-name="ro1">
          <table:table-cell office:value-type="float" office:value="8.62639881099994" calcext:value-type="float">
            <text:p>8.626398811</text:p>
          </table:table-cell>
          <table:table-cell office:value-type="float" office:value="3387.2422343771" calcext:value-type="float">
            <text:p>3387.2422343771</text:p>
          </table:table-cell>
        </table:table-row>
        <table:table-row table:style-name="ro1">
          <table:table-cell office:value-type="float" office:value="8.64436155599992" calcext:value-type="float">
            <text:p>8.644361556</text:p>
          </table:table-cell>
          <table:table-cell office:value-type="float" office:value="3340.2467161938" calcext:value-type="float">
            <text:p>3340.2467161938</text:p>
          </table:table-cell>
        </table:table-row>
        <table:table-row table:style-name="ro1">
          <table:table-cell office:value-type="float" office:value="8.66212700799997" calcext:value-type="float">
            <text:p>8.662127008</text:p>
          </table:table-cell>
          <table:table-cell office:value-type="float" office:value="3377.34159535234" calcext:value-type="float">
            <text:p>3377.3415953523</text:p>
          </table:table-cell>
        </table:table-row>
        <table:table-row table:style-name="ro1">
          <table:table-cell office:value-type="float" office:value="8.68017272299994" calcext:value-type="float">
            <text:p>8.680172723</text:p>
          </table:table-cell>
          <table:table-cell office:value-type="float" office:value="3324.88903876051" calcext:value-type="float">
            <text:p>3324.8890387605</text:p>
          </table:table-cell>
        </table:table-row>
        <table:table-row table:style-name="ro1">
          <table:table-cell office:value-type="float" office:value="8.69784359099981" calcext:value-type="float">
            <text:p>8.697843591</text:p>
          </table:table-cell>
          <table:table-cell office:value-type="float" office:value="3395.41894605558" calcext:value-type="float">
            <text:p>3395.4189460556</text:p>
          </table:table-cell>
        </table:table-row>
        <table:table-row table:style-name="ro1">
          <table:table-cell office:value-type="float" office:value="8.71591534699996" calcext:value-type="float">
            <text:p>8.715915347</text:p>
          </table:table-cell>
          <table:table-cell office:value-type="float" office:value="3320.09794728795" calcext:value-type="float">
            <text:p>3320.097947288</text:p>
          </table:table-cell>
        </table:table-row>
        <table:table-row table:style-name="ro1">
          <table:table-cell office:value-type="float" office:value="8.73378246599987" calcext:value-type="float">
            <text:p>8.733782466</text:p>
          </table:table-cell>
          <table:table-cell office:value-type="float" office:value="3358.12393706721" calcext:value-type="float">
            <text:p>3358.1239370672</text:p>
          </table:table-cell>
        </table:table-row>
        <table:table-row table:style-name="ro1">
          <table:table-cell office:value-type="float" office:value="8.75179281499982" calcext:value-type="float">
            <text:p>8.751792815</text:p>
          </table:table-cell>
          <table:table-cell office:value-type="float" office:value="3331.41795309814" calcext:value-type="float">
            <text:p>3331.4179530981</text:p>
          </table:table-cell>
        </table:table-row>
        <table:table-row table:style-name="ro1">
          <table:table-cell office:value-type="float" office:value="8.769494205" calcext:value-type="float">
            <text:p>8.769494205</text:p>
          </table:table-cell>
          <table:table-cell office:value-type="float" office:value="3389.56432231461" calcext:value-type="float">
            <text:p>3389.5643223146</text:p>
          </table:table-cell>
        </table:table-row>
        <table:table-row table:style-name="ro1">
          <table:table-cell office:value-type="float" office:value="8.78757856499988" calcext:value-type="float">
            <text:p>8.787578565</text:p>
          </table:table-cell>
          <table:table-cell office:value-type="float" office:value="3317.78398574315" calcext:value-type="float">
            <text:p>3317.7839857432</text:p>
          </table:table-cell>
        </table:table-row>
        <table:table-row table:style-name="ro1">
          <table:table-cell office:value-type="float" office:value="8.80535365299988" calcext:value-type="float">
            <text:p>8.805353653</text:p>
          </table:table-cell>
          <table:table-cell office:value-type="float" office:value="3375.5107147697" calcext:value-type="float">
            <text:p>3375.5107147697</text:p>
          </table:table-cell>
        </table:table-row>
        <table:table-row table:style-name="ro1">
          <table:table-cell office:value-type="float" office:value="8.82343676299979" calcext:value-type="float">
            <text:p>8.823436763</text:p>
          </table:table-cell>
          <table:table-cell office:value-type="float" office:value="3318.01332847664" calcext:value-type="float">
            <text:p>3318.0133284766</text:p>
          </table:table-cell>
        </table:table-row>
        <table:table-row table:style-name="ro1">
          <table:table-cell office:value-type="float" office:value="8.84104325599992" calcext:value-type="float">
            <text:p>8.841043256</text:p>
          </table:table-cell>
          <table:table-cell office:value-type="float" office:value="3407.83368951193" calcext:value-type="float">
            <text:p>3407.8336895119</text:p>
          </table:table-cell>
        </table:table-row>
        <table:table-row table:style-name="ro1">
          <table:table-cell office:value-type="float" office:value="8.85908245899987" calcext:value-type="float">
            <text:p>8.859082459</text:p>
          </table:table-cell>
          <table:table-cell office:value-type="float" office:value="3326.08929564054" calcext:value-type="float">
            <text:p>3326.0892956405</text:p>
          </table:table-cell>
        </table:table-row>
        <table:table-row table:style-name="ro1">
          <table:table-cell office:value-type="float" office:value="8.87675478599999" calcext:value-type="float">
            <text:p>8.876754786</text:p>
          </table:table-cell>
          <table:table-cell office:value-type="float" office:value="3395.13862546607" calcext:value-type="float">
            <text:p>3395.1386254661</text:p>
          </table:table-cell>
        </table:table-row>
        <table:table-row table:style-name="ro1">
          <table:table-cell office:value-type="float" office:value="8.89466810399995" calcext:value-type="float">
            <text:p>8.894668104</text:p>
          </table:table-cell>
          <table:table-cell office:value-type="float" office:value="3349.46323177815" calcext:value-type="float">
            <text:p>3349.4632317782</text:p>
          </table:table-cell>
        </table:table-row>
        <table:table-row table:style-name="ro1">
          <table:table-cell office:value-type="float" office:value="8.91234381599998" calcext:value-type="float">
            <text:p>8.912343816</text:p>
          </table:table-cell>
          <table:table-cell office:value-type="float" office:value="3394.48843700931" calcext:value-type="float">
            <text:p>3394.4884370093</text:p>
          </table:table-cell>
        </table:table-row>
        <table:table-row table:style-name="ro1">
          <table:table-cell office:value-type="float" office:value="8.93029031099991" calcext:value-type="float">
            <text:p>8.930290311</text:p>
          </table:table-cell>
          <table:table-cell office:value-type="float" office:value="3343.27120700864" calcext:value-type="float">
            <text:p>3343.2712070086</text:p>
          </table:table-cell>
        </table:table-row>
        <table:table-row table:style-name="ro1">
          <table:table-cell office:value-type="float" office:value="8.94786143900001" calcext:value-type="float">
            <text:p>8.947861439</text:p>
          </table:table-cell>
          <table:table-cell office:value-type="float" office:value="3414.69255699804" calcext:value-type="float">
            <text:p>3414.692556998</text:p>
          </table:table-cell>
        </table:table-row>
        <table:table-row table:style-name="ro1">
          <table:table-cell office:value-type="float" office:value="8.96582350699987" calcext:value-type="float">
            <text:p>8.965823507</text:p>
          </table:table-cell>
          <table:table-cell office:value-type="float" office:value="3340.37261191002" calcext:value-type="float">
            <text:p>3340.37261191</text:p>
          </table:table-cell>
        </table:table-row>
        <table:table-row table:style-name="ro1">
          <table:table-cell office:value-type="float" office:value="8.98342156199988" calcext:value-type="float">
            <text:p>8.983421562</text:p>
          </table:table-cell>
          <table:table-cell office:value-type="float" office:value="3409.46769401356" calcext:value-type="float">
            <text:p>3409.4676940136</text:p>
          </table:table-cell>
        </table:table-row>
        <table:table-row table:style-name="ro1">
          <table:table-cell office:value-type="float" office:value="9.00139180699989" calcext:value-type="float">
            <text:p>9.001391807</text:p>
          </table:table-cell>
          <table:table-cell office:value-type="float" office:value="3338.85264223999" calcext:value-type="float">
            <text:p>3338.85264224</text:p>
          </table:table-cell>
        </table:table-row>
        <table:table-row table:style-name="ro1">
          <table:table-cell office:value-type="float" office:value="9.01913731199988" calcext:value-type="float">
            <text:p>9.019137312</text:p>
          </table:table-cell>
          <table:table-cell office:value-type="float" office:value="3381.137927606" calcext:value-type="float">
            <text:p>3381.137927606</text:p>
          </table:table-cell>
        </table:table-row>
        <table:table-row table:style-name="ro1">
          <table:table-cell office:value-type="float" office:value="9.03716359800001" calcext:value-type="float">
            <text:p>9.037163598</text:p>
          </table:table-cell>
          <table:table-cell office:value-type="float" office:value="3328.4726537454" calcext:value-type="float">
            <text:p>3328.4726537454</text:p>
          </table:table-cell>
        </table:table-row>
        <table:table-row table:style-name="ro1">
          <table:table-cell office:value-type="float" office:value="9.05488925899999" calcext:value-type="float">
            <text:p>9.054889259</text:p>
          </table:table-cell>
          <table:table-cell office:value-type="float" office:value="3384.92313488608" calcext:value-type="float">
            <text:p>3384.9231348861</text:p>
          </table:table-cell>
        </table:table-row>
        <table:table-row table:style-name="ro1">
          <table:table-cell office:value-type="float" office:value="9.07294492099982" calcext:value-type="float">
            <text:p>9.072944921</text:p>
          </table:table-cell>
          <table:table-cell office:value-type="float" office:value="3323.0573324082" calcext:value-type="float">
            <text:p>3323.0573324082</text:p>
          </table:table-cell>
        </table:table-row>
        <table:table-row table:style-name="ro1">
          <table:table-cell office:value-type="float" office:value="9.09065818499994" calcext:value-type="float">
            <text:p>9.090658185</text:p>
          </table:table-cell>
          <table:table-cell office:value-type="float" office:value="3387.29214443974" calcext:value-type="float">
            <text:p>3387.2921444397</text:p>
          </table:table-cell>
        </table:table-row>
        <table:table-row table:style-name="ro1">
          <table:table-cell office:value-type="float" office:value="9.10874676399999" calcext:value-type="float">
            <text:p>9.108746764</text:p>
          </table:table-cell>
          <table:table-cell office:value-type="float" office:value="3317.01014213628" calcext:value-type="float">
            <text:p>3317.0101421363</text:p>
          </table:table-cell>
        </table:table-row>
        <table:table-row table:style-name="ro1">
          <table:table-cell office:value-type="float" office:value="9.12644909099981" calcext:value-type="float">
            <text:p>9.126449091</text:p>
          </table:table-cell>
          <table:table-cell office:value-type="float" office:value="3389.38490971244" calcext:value-type="float">
            <text:p>3389.3849097124</text:p>
          </table:table-cell>
        </table:table-row>
        <table:table-row table:style-name="ro1">
          <table:table-cell office:value-type="float" office:value="9.14449053399994" calcext:value-type="float">
            <text:p>9.144490534</text:p>
          </table:table-cell>
          <table:table-cell office:value-type="float" office:value="3325.67633307215" calcext:value-type="float">
            <text:p>3325.6763330722</text:p>
          </table:table-cell>
        </table:table-row>
        <table:table-row table:style-name="ro1">
          <table:table-cell office:value-type="float" office:value="9.16220296500001" calcext:value-type="float">
            <text:p>9.162202965</text:p>
          </table:table-cell>
          <table:table-cell office:value-type="float" office:value="3387.4514458114" calcext:value-type="float">
            <text:p>3387.4514458114</text:p>
          </table:table-cell>
        </table:table-row>
        <table:table-row table:style-name="ro1">
          <table:table-cell office:value-type="float" office:value="9.18025690899981" calcext:value-type="float">
            <text:p>9.180256909</text:p>
          </table:table-cell>
          <table:table-cell office:value-type="float" office:value="3323.37355209782" calcext:value-type="float">
            <text:p>3323.3735520978</text:p>
          </table:table-cell>
        </table:table-row>
        <table:table-row table:style-name="ro1">
          <table:table-cell office:value-type="float" office:value="9.19799418399998" calcext:value-type="float">
            <text:p>9.197994184</text:p>
          </table:table-cell>
          <table:table-cell office:value-type="float" office:value="3382.70675734673" calcext:value-type="float">
            <text:p>3382.7067573467</text:p>
          </table:table-cell>
        </table:table-row>
        <table:table-row table:style-name="ro1">
          <table:table-cell office:value-type="float" office:value="9.21603854299997" calcext:value-type="float">
            <text:p>9.216038543</text:p>
          </table:table-cell>
          <table:table-cell office:value-type="float" office:value="3325.13889798157" calcext:value-type="float">
            <text:p>3325.1388979816</text:p>
          </table:table-cell>
        </table:table-row>
        <table:table-row table:style-name="ro1">
          <table:table-cell office:value-type="float" office:value="9.23371133899991" calcext:value-type="float">
            <text:p>9.233711339</text:p>
          </table:table-cell>
          <table:table-cell office:value-type="float" office:value="3395.04852543961" calcext:value-type="float">
            <text:p>3395.0485254396</text:p>
          </table:table-cell>
        </table:table-row>
        <table:table-row table:style-name="ro1">
          <table:table-cell office:value-type="float" office:value="9.25179465699989" calcext:value-type="float">
            <text:p>9.251794657</text:p>
          </table:table-cell>
          <table:table-cell office:value-type="float" office:value="3317.97516363222" calcext:value-type="float">
            <text:p>3317.9751636322</text:p>
          </table:table-cell>
        </table:table-row>
        <table:table-row table:style-name="ro1">
          <table:table-cell office:value-type="float" office:value="9.26938052499986" calcext:value-type="float">
            <text:p>9.269380525</text:p>
          </table:table-cell>
          <table:table-cell office:value-type="float" office:value="3411.83045386813" calcext:value-type="float">
            <text:p>3411.8304538681</text:p>
          </table:table-cell>
        </table:table-row>
        <table:table-row table:style-name="ro1">
          <table:table-cell office:value-type="float" office:value="9.28729582199981" calcext:value-type="float">
            <text:p>9.287295822</text:p>
          </table:table-cell>
          <table:table-cell office:value-type="float" office:value="3349.0932358076" calcext:value-type="float">
            <text:p>3349.0932358076</text:p>
          </table:table-cell>
        </table:table-row>
        <table:table-row table:style-name="ro1">
          <table:table-cell office:value-type="float" office:value="9.30478346099994" calcext:value-type="float">
            <text:p>9.304783461</text:p>
          </table:table-cell>
          <table:table-cell office:value-type="float" office:value="3430.99488727603" calcext:value-type="float">
            <text:p>3430.994887276</text:p>
          </table:table-cell>
        </table:table-row>
        <table:table-row table:style-name="ro1">
          <table:table-cell office:value-type="float" office:value="9.32269604899989" calcext:value-type="float">
            <text:p>9.322696049</text:p>
          </table:table-cell>
          <table:table-cell office:value-type="float" office:value="3349.59973400747" calcext:value-type="float">
            <text:p>3349.5997340075</text:p>
          </table:table-cell>
        </table:table-row>
        <table:table-row table:style-name="ro1">
          <table:table-cell office:value-type="float" office:value="9.34028379199981" calcext:value-type="float">
            <text:p>9.340283792</text:p>
          </table:table-cell>
          <table:table-cell office:value-type="float" office:value="3411.46672431287" calcext:value-type="float">
            <text:p>3411.4667243129</text:p>
          </table:table-cell>
        </table:table-row>
        <table:table-row table:style-name="ro1">
          <table:table-cell office:value-type="float" office:value="9.35826960999998" calcext:value-type="float">
            <text:p>9.35826961</text:p>
          </table:table-cell>
          <table:table-cell office:value-type="float" office:value="3335.96170045934" calcext:value-type="float">
            <text:p>3335.9617004593</text:p>
          </table:table-cell>
        </table:table-row>
        <table:table-row table:style-name="ro1">
          <table:table-cell office:value-type="float" office:value="9.37590683199983" calcext:value-type="float">
            <text:p>9.375906832</text:p>
          </table:table-cell>
          <table:table-cell office:value-type="float" office:value="3401.89628505644" calcext:value-type="float">
            <text:p>3401.8962850564</text:p>
          </table:table-cell>
        </table:table-row>
        <table:table-row table:style-name="ro1">
          <table:table-cell office:value-type="float" office:value="9.39386530599995" calcext:value-type="float">
            <text:p>9.393865306</text:p>
          </table:table-cell>
          <table:table-cell office:value-type="float" office:value="3341.04111516288" calcext:value-type="float">
            <text:p>3341.0411151629</text:p>
          </table:table-cell>
        </table:table-row>
        <table:table-row table:style-name="ro1">
          <table:table-cell office:value-type="float" office:value="9.41158794599983" calcext:value-type="float">
            <text:p>9.411587946</text:p>
          </table:table-cell>
          <table:table-cell office:value-type="float" office:value="3385.50012867299" calcext:value-type="float">
            <text:p>3385.500128673</text:p>
          </table:table-cell>
        </table:table-row>
        <table:table-row table:style-name="ro1">
          <table:table-cell office:value-type="float" office:value="9.42959001399981" calcext:value-type="float">
            <text:p>9.429590014</text:p>
          </table:table-cell>
          <table:table-cell office:value-type="float" office:value="3332.9504143659" calcext:value-type="float">
            <text:p>3332.9504143659</text:p>
          </table:table-cell>
        </table:table-row>
        <table:table-row table:style-name="ro1">
          <table:table-cell office:value-type="float" office:value="9.44720098599987" calcext:value-type="float">
            <text:p>9.447200986</text:p>
          </table:table-cell>
          <table:table-cell office:value-type="float" office:value="3406.96697489534" calcext:value-type="float">
            <text:p>3406.9669748953</text:p>
          </table:table-cell>
        </table:table-row>
        <table:table-row table:style-name="ro1">
          <table:table-cell office:value-type="float" office:value="9.46519492899984" calcext:value-type="float">
            <text:p>9.465194929</text:p>
          </table:table-cell>
          <table:table-cell office:value-type="float" office:value="3334.45537757438" calcext:value-type="float">
            <text:p>3334.4553775744</text:p>
          </table:table-cell>
        </table:table-row>
        <table:table-row table:style-name="ro1">
          <table:table-cell office:value-type="float" office:value="9.482834443" calcext:value-type="float">
            <text:p>9.482834443</text:p>
          </table:table-cell>
          <table:table-cell office:value-type="float" office:value="3401.45425772136" calcext:value-type="float">
            <text:p>3401.4542577214</text:p>
          </table:table-cell>
        </table:table-row>
        <table:table-row table:style-name="ro1">
          <table:table-cell office:value-type="float" office:value="9.50092020899979" calcext:value-type="float">
            <text:p>9.500920209</text:p>
          </table:table-cell>
          <table:table-cell office:value-type="float" office:value="3317.52605893008" calcext:value-type="float">
            <text:p>3317.5260589301</text:p>
          </table:table-cell>
        </table:table-row>
        <table:table-row table:style-name="ro1">
          <table:table-cell office:value-type="float" office:value="9.5186711299998" calcext:value-type="float">
            <text:p>9.51867113</text:p>
          </table:table-cell>
          <table:table-cell office:value-type="float" office:value="3380.1063054671" calcext:value-type="float">
            <text:p>3380.1063054671</text:p>
          </table:table-cell>
        </table:table-row>
        <table:table-row table:style-name="ro1">
          <table:table-cell office:value-type="float" office:value="9.53664606299981" calcext:value-type="float">
            <text:p>9.536646063</text:p>
          </table:table-cell>
          <table:table-cell office:value-type="float" office:value="3337.98184393697" calcext:value-type="float">
            <text:p>3337.981843937</text:p>
          </table:table-cell>
        </table:table-row>
        <table:table-row table:style-name="ro1">
          <table:table-cell office:value-type="float" office:value="9.55436349399997" calcext:value-type="float">
            <text:p>9.554363494</text:p>
          </table:table-cell>
          <table:table-cell office:value-type="float" office:value="3386.49548004123" calcext:value-type="float">
            <text:p>3386.4954800412</text:p>
          </table:table-cell>
        </table:table-row>
        <table:table-row table:style-name="ro1">
          <table:table-cell office:value-type="float" office:value="9.57232748899992" calcext:value-type="float">
            <text:p>9.572327489</text:p>
          </table:table-cell>
          <table:table-cell office:value-type="float" office:value="3340.0142897046" calcext:value-type="float">
            <text:p>3340.0142897046</text:p>
          </table:table-cell>
        </table:table-row>
        <table:table-row table:style-name="ro1">
          <table:table-cell office:value-type="float" office:value="9.58994309699983" calcext:value-type="float">
            <text:p>9.589943097</text:p>
          </table:table-cell>
          <table:table-cell office:value-type="float" office:value="3406.07034399783" calcext:value-type="float">
            <text:p>3406.0703439978</text:p>
          </table:table-cell>
        </table:table-row>
        <table:table-row table:style-name="ro1">
          <table:table-cell office:value-type="float" office:value="9.60783875799984" calcext:value-type="float">
            <text:p>9.607838758</text:p>
          </table:table-cell>
          <table:table-cell office:value-type="float" office:value="3352.76802572209" calcext:value-type="float">
            <text:p>3352.7680257221</text:p>
          </table:table-cell>
        </table:table-row>
        <table:table-row table:style-name="ro1">
          <table:table-cell office:value-type="float" office:value="9.62542900099993" calcext:value-type="float">
            <text:p>9.625429001</text:p>
          </table:table-cell>
          <table:table-cell office:value-type="float" office:value="3410.98187214961" calcext:value-type="float">
            <text:p>3410.9818721496</text:p>
          </table:table-cell>
        </table:table-row>
        <table:table-row table:style-name="ro1">
          <table:table-cell office:value-type="float" office:value="9.64330289099985" calcext:value-type="float">
            <text:p>9.643302891</text:p>
          </table:table-cell>
          <table:table-cell office:value-type="float" office:value="3356.85181011365" calcext:value-type="float">
            <text:p>3356.8518101137</text:p>
          </table:table-cell>
        </table:table-row>
        <table:table-row table:style-name="ro1">
          <table:table-cell office:value-type="float" office:value="9.66106912499981" calcext:value-type="float">
            <text:p>9.661069125</text:p>
          </table:table-cell>
          <table:table-cell office:value-type="float" office:value="3377.19293802619" calcext:value-type="float">
            <text:p>3377.1929380262</text:p>
          </table:table-cell>
        </table:table-row>
        <table:table-row table:style-name="ro1">
          <table:table-cell office:value-type="float" office:value="9.67911369299986" calcext:value-type="float">
            <text:p>9.679113693</text:p>
          </table:table-cell>
          <table:table-cell office:value-type="float" office:value="3325.10038477135" calcext:value-type="float">
            <text:p>3325.1003847714</text:p>
          </table:table-cell>
        </table:table-row>
        <table:table-row table:style-name="ro1">
          <table:table-cell office:value-type="float" office:value="9.69675992599991" calcext:value-type="float">
            <text:p>9.696759926</text:p>
          </table:table-cell>
          <table:table-cell office:value-type="float" office:value="3400.15911610306" calcext:value-type="float">
            <text:p>3400.1591161031</text:p>
          </table:table-cell>
        </table:table-row>
        <table:table-row table:style-name="ro1">
          <table:table-cell office:value-type="float" office:value="9.71484553599998" calcext:value-type="float">
            <text:p>9.714845536</text:p>
          </table:table-cell>
          <table:table-cell office:value-type="float" office:value="3317.55467467032" calcext:value-type="float">
            <text:p>3317.5546746703</text:p>
          </table:table-cell>
        </table:table-row>
        <table:table-row table:style-name="ro1">
          <table:table-cell office:value-type="float" office:value="9.732513488" calcext:value-type="float">
            <text:p>9.732513488</text:p>
          </table:table-cell>
          <table:table-cell office:value-type="float" office:value="3395.97934157641" calcext:value-type="float">
            <text:p>3395.9793415764</text:p>
          </table:table-cell>
        </table:table-row>
        <table:table-row table:style-name="ro1">
          <table:table-cell office:value-type="float" office:value="9.75051743099994" calcext:value-type="float">
            <text:p>9.750517431</text:p>
          </table:table-cell>
          <table:table-cell office:value-type="float" office:value="3332.6033080754" calcext:value-type="float">
            <text:p>3332.6033080754</text:p>
          </table:table-cell>
        </table:table-row>
        <table:table-row table:style-name="ro1">
          <table:table-cell office:value-type="float" office:value="9.76819407999983" calcext:value-type="float">
            <text:p>9.76819408</text:p>
          </table:table-cell>
          <table:table-cell office:value-type="float" office:value="3394.30850272328" calcext:value-type="float">
            <text:p>3394.3085027233</text:p>
          </table:table-cell>
        </table:table-row>
        <table:table-row table:style-name="ro1">
          <table:table-cell office:value-type="float" office:value="9.78635349299998" calcext:value-type="float">
            <text:p>9.786353493</text:p>
          </table:table-cell>
          <table:table-cell office:value-type="float" office:value="3304.0715577926" calcext:value-type="float">
            <text:p>3304.0715577926</text:p>
          </table:table-cell>
        </table:table-row>
        <table:table-row table:style-name="ro1">
          <table:table-cell office:value-type="float" office:value="9.80405894499995" calcext:value-type="float">
            <text:p>9.804058945</text:p>
          </table:table-cell>
          <table:table-cell office:value-type="float" office:value="3388.78668559786" calcext:value-type="float">
            <text:p>3388.7866855979</text:p>
          </table:table-cell>
        </table:table-row>
        <table:table-row table:style-name="ro1">
          <table:table-cell office:value-type="float" office:value="9.82204023099985" calcext:value-type="float">
            <text:p>9.822040231</text:p>
          </table:table-cell>
          <table:table-cell office:value-type="float" office:value="3336.80249568087" calcext:value-type="float">
            <text:p>3336.8024956809</text:p>
          </table:table-cell>
        </table:table-row>
        <table:table-row table:style-name="ro1">
          <table:table-cell office:value-type="float" office:value="9.83965427699991" calcext:value-type="float">
            <text:p>9.839654277</text:p>
          </table:table-cell>
          <table:table-cell office:value-type="float" office:value="3406.37239165762" calcext:value-type="float">
            <text:p>3406.3723916576</text:p>
          </table:table-cell>
        </table:table-row>
        <table:table-row table:style-name="ro1">
          <table:table-cell office:value-type="float" office:value="9.85764847999985" calcext:value-type="float">
            <text:p>9.85764848</text:p>
          </table:table-cell>
          <table:table-cell office:value-type="float" office:value="3334.40719770625" calcext:value-type="float">
            <text:p>3334.4071977063</text:p>
          </table:table-cell>
        </table:table-row>
        <table:table-row table:style-name="ro1">
          <table:table-cell office:value-type="float" office:value="9.87525762899986" calcext:value-type="float">
            <text:p>9.875257629</text:p>
          </table:table-cell>
          <table:table-cell office:value-type="float" office:value="3407.3196836468" calcext:value-type="float">
            <text:p>3407.3196836468</text:p>
          </table:table-cell>
        </table:table-row>
        <table:table-row table:style-name="ro1">
          <table:table-cell office:value-type="float" office:value="9.89323454099986" calcext:value-type="float">
            <text:p>9.893234541</text:p>
          </table:table-cell>
          <table:table-cell office:value-type="float" office:value="3337.6143800458" calcext:value-type="float">
            <text:p>3337.6143800458</text:p>
          </table:table-cell>
        </table:table-row>
        <table:table-row table:style-name="ro1">
          <table:table-cell office:value-type="float" office:value="9.910961972" calcext:value-type="float">
            <text:p>9.910961972</text:p>
          </table:table-cell>
          <table:table-cell office:value-type="float" office:value="3384.58516631813" calcext:value-type="float">
            <text:p>3384.5851663181</text:p>
          </table:table-cell>
        </table:table-row>
        <table:table-row table:style-name="ro1">
          <table:table-cell office:value-type="float" office:value="9.92901153999992" calcext:value-type="float">
            <text:p>9.92901154</text:p>
          </table:table-cell>
          <table:table-cell office:value-type="float" office:value="3324.1792823104" calcext:value-type="float">
            <text:p>3324.1792823104</text:p>
          </table:table-cell>
        </table:table-row>
        <table:table-row table:style-name="ro1">
          <table:table-cell office:value-type="float" office:value="9.94682944099986" calcext:value-type="float">
            <text:p>9.946829441</text:p>
          </table:table-cell>
          <table:table-cell office:value-type="float" office:value="3367.40000969748" calcext:value-type="float">
            <text:p>3367.4000096975</text:p>
          </table:table-cell>
        </table:table-row>
        <table:table-row table:style-name="ro1">
          <table:table-cell office:value-type="float" office:value="9.964764113" calcext:value-type="float">
            <text:p>9.964764113</text:p>
          </table:table-cell>
          <table:table-cell office:value-type="float" office:value="3345.47517788669" calcext:value-type="float">
            <text:p>3345.4751778867</text:p>
          </table:table-cell>
        </table:table-row>
        <table:table-row table:style-name="ro1">
          <table:table-cell office:value-type="float" office:value="9.9824397729999" calcext:value-type="float">
            <text:p>9.982439773</text:p>
          </table:table-cell>
          <table:table-cell office:value-type="float" office:value="3394.49842327559" calcext:value-type="float">
            <text:p>3394.4984232756</text:p>
          </table:table-cell>
        </table:table-row>
        <table:table-row table:style-name="ro1">
          <table:table-cell office:value-type="float" office:value="10.0003927779999" calcext:value-type="float">
            <text:p>10.000392778</text:p>
          </table:table-cell>
          <table:table-cell office:value-type="float" office:value="3342.05889209427" calcext:value-type="float">
            <text:p>3342.0588920943</text:p>
          </table:table-cell>
        </table:table-row>
        <table:table-row table:style-name="ro1">
          <table:table-cell office:value-type="float" office:value="10.0360009219999" calcext:value-type="float">
            <text:p>10.036000922</text:p>
          </table:table-cell>
          <table:table-cell office:value-type="float" office:value="1685.0077892303" calcext:value-type="float">
            <text:p>1685.0077892303</text:p>
          </table:table-cell>
        </table:table-row>
        <table:table-row table:style-name="ro1">
          <table:table-cell office:value-type="float" office:value="10.0536446029998" calcext:value-type="float">
            <text:p>10.053644603</text:p>
          </table:table-cell>
          <table:table-cell office:value-type="float" office:value="3400.65091859592" calcext:value-type="float">
            <text:p>3400.6509185959</text:p>
          </table:table-cell>
        </table:table-row>
        <table:table-row table:style-name="ro1">
          <table:table-cell office:value-type="float" office:value="10.0716260979998" calcext:value-type="float">
            <text:p>10.071626098</text:p>
          </table:table-cell>
          <table:table-cell office:value-type="float" office:value="3336.76371181259" calcext:value-type="float">
            <text:p>3336.7637118126</text:p>
          </table:table-cell>
        </table:table-row>
        <table:table-row table:style-name="ro1">
          <table:table-cell office:value-type="float" office:value="10.089195456" calcext:value-type="float">
            <text:p>10.089195456</text:p>
          </table:table-cell>
          <table:table-cell office:value-type="float" office:value="3415.03656533196" calcext:value-type="float">
            <text:p>3415.036565332</text:p>
          </table:table-cell>
        </table:table-row>
        <table:table-row table:style-name="ro1">
          <table:table-cell office:value-type="float" office:value="10.1071032" calcext:value-type="float">
            <text:p>10.1071032</text:p>
          </table:table-cell>
          <table:table-cell office:value-type="float" office:value="3350.50579235201" calcext:value-type="float">
            <text:p>3350.505792352</text:p>
          </table:table-cell>
        </table:table-row>
        <table:table-row table:style-name="ro1">
          <table:table-cell office:value-type="float" office:value="10.1246797449999" calcext:value-type="float">
            <text:p>10.124679745</text:p>
          </table:table-cell>
          <table:table-cell office:value-type="float" office:value="3413.64016650586" calcext:value-type="float">
            <text:p>3413.6401665059</text:p>
          </table:table-cell>
        </table:table-row>
        <table:table-row table:style-name="ro1">
          <table:table-cell office:value-type="float" office:value="10.1426278029999" calcext:value-type="float">
            <text:p>10.142627803</text:p>
          </table:table-cell>
          <table:table-cell office:value-type="float" office:value="3342.98005945791" calcext:value-type="float">
            <text:p>3342.9800594579</text:p>
          </table:table-cell>
        </table:table-row>
        <table:table-row table:style-name="ro1">
          <table:table-cell office:value-type="float" office:value="10.1602096079998" calcext:value-type="float">
            <text:p>10.160209608</text:p>
          </table:table-cell>
          <table:table-cell office:value-type="float" office:value="3412.61889778238" calcext:value-type="float">
            <text:p>3412.6188977824</text:p>
          </table:table-cell>
        </table:table-row>
        <table:table-row table:style-name="ro1">
          <table:table-cell office:value-type="float" office:value="10.178147613" calcext:value-type="float">
            <text:p>10.178147613</text:p>
          </table:table-cell>
          <table:table-cell office:value-type="float" office:value="3344.85356646717" calcext:value-type="float">
            <text:p>3344.8535664672</text:p>
          </table:table-cell>
        </table:table-row>
        <table:table-row table:style-name="ro1">
          <table:table-cell office:value-type="float" office:value="10.195719888" calcext:value-type="float">
            <text:p>10.195719888</text:p>
          </table:table-cell>
          <table:table-cell office:value-type="float" office:value="3414.46966883515" calcext:value-type="float">
            <text:p>3414.4696688352</text:p>
          </table:table-cell>
        </table:table-row>
        <table:table-row table:style-name="ro1">
          <table:table-cell office:value-type="float" office:value="10.2136344029998" calcext:value-type="float">
            <text:p>10.213634403</text:p>
          </table:table-cell>
          <table:table-cell office:value-type="float" office:value="3349.23942962803" calcext:value-type="float">
            <text:p>3349.239429628</text:p>
          </table:table-cell>
        </table:table-row>
        <table:table-row table:style-name="ro1">
          <table:table-cell office:value-type="float" office:value="10.2313195939998" calcext:value-type="float">
            <text:p>10.231319594</text:p>
          </table:table-cell>
          <table:table-cell office:value-type="float" office:value="3392.66904156213" calcext:value-type="float">
            <text:p>3392.6690415621</text:p>
          </table:table-cell>
        </table:table-row>
        <table:table-row table:style-name="ro1">
          <table:table-cell office:value-type="float" office:value="10.2492163489999" calcext:value-type="float">
            <text:p>10.249216349</text:p>
          </table:table-cell>
          <table:table-cell office:value-type="float" office:value="3352.56307637182" calcext:value-type="float">
            <text:p>3352.5630763718</text:p>
          </table:table-cell>
        </table:table-row>
        <table:table-row table:style-name="ro1">
          <table:table-cell office:value-type="float" office:value="10.2668013319999" calcext:value-type="float">
            <text:p>10.266801332</text:p>
          </table:table-cell>
          <table:table-cell office:value-type="float" office:value="3412.00216116098" calcext:value-type="float">
            <text:p>3412.002161161</text:p>
          </table:table-cell>
        </table:table-row>
        <table:table-row table:style-name="ro1">
          <table:table-cell office:value-type="float" office:value="10.2848417339999" calcext:value-type="float">
            <text:p>10.284841734</text:p>
          </table:table-cell>
          <table:table-cell office:value-type="float" office:value="3325.86823730482" calcext:value-type="float">
            <text:p>3325.8682373048</text:p>
          </table:table-cell>
        </table:table-row>
        <table:table-row table:style-name="ro1">
          <table:table-cell office:value-type="float" office:value="10.3023961949998" calcext:value-type="float">
            <text:p>10.302396195</text:p>
          </table:table-cell>
          <table:table-cell office:value-type="float" office:value="3417.93462073719" calcext:value-type="float">
            <text:p>3417.9346207372</text:p>
          </table:table-cell>
        </table:table-row>
        <table:table-row table:style-name="ro1">
          <table:table-cell office:value-type="float" office:value="10.3204312839998" calcext:value-type="float">
            <text:p>10.320431284</text:p>
          </table:table-cell>
          <table:table-cell office:value-type="float" office:value="3326.848012778" calcext:value-type="float">
            <text:p>3326.848012778</text:p>
          </table:table-cell>
        </table:table-row>
        <table:table-row table:style-name="ro1">
          <table:table-cell office:value-type="float" office:value="10.3379878809999" calcext:value-type="float">
            <text:p>10.337987881</text:p>
          </table:table-cell>
          <table:table-cell office:value-type="float" office:value="3417.51878224316" calcext:value-type="float">
            <text:p>3417.5187822432</text:p>
          </table:table-cell>
        </table:table-row>
        <table:table-row table:style-name="ro1">
          <table:table-cell office:value-type="float" office:value="10.3560478139998" calcext:value-type="float">
            <text:p>10.356047814</text:p>
          </table:table-cell>
          <table:table-cell office:value-type="float" office:value="3322.27146137911" calcext:value-type="float">
            <text:p>3322.2714613791</text:p>
          </table:table-cell>
        </table:table-row>
        <table:table-row table:style-name="ro1">
          <table:table-cell office:value-type="float" office:value="10.373644672" calcext:value-type="float">
            <text:p>10.373644672</text:p>
          </table:table-cell>
          <table:table-cell office:value-type="float" office:value="3409.69961793472" calcext:value-type="float">
            <text:p>3409.6996179347</text:p>
          </table:table-cell>
        </table:table-row>
        <table:table-row table:style-name="ro1">
          <table:table-cell office:value-type="float" office:value="10.3916445" calcext:value-type="float">
            <text:p>10.3916445</text:p>
          </table:table-cell>
          <table:table-cell office:value-type="float" office:value="3333.36518548416" calcext:value-type="float">
            <text:p>3333.3651854842</text:p>
          </table:table-cell>
        </table:table-row>
        <table:table-row table:style-name="ro1">
          <table:table-cell office:value-type="float" office:value="10.4091751589999" calcext:value-type="float">
            <text:p>10.409175159</text:p>
          </table:table-cell>
          <table:table-cell office:value-type="float" office:value="3422.57527228363" calcext:value-type="float">
            <text:p>3422.5752722836</text:p>
          </table:table-cell>
        </table:table-row>
        <table:table-row table:style-name="ro1">
          <table:table-cell office:value-type="float" office:value="10.4270562889999" calcext:value-type="float">
            <text:p>10.427056289</text:p>
          </table:table-cell>
          <table:table-cell office:value-type="float" office:value="3355.49263385894" calcext:value-type="float">
            <text:p>3355.4926338589</text:p>
          </table:table-cell>
        </table:table-row>
        <table:table-row table:style-name="ro1">
          <table:table-cell office:value-type="float" office:value="10.4447750749998" calcext:value-type="float">
            <text:p>10.444775075</text:p>
          </table:table-cell>
          <table:table-cell office:value-type="float" office:value="3386.23650628377" calcext:value-type="float">
            <text:p>3386.2365062838</text:p>
          </table:table-cell>
        </table:table-row>
        <table:table-row table:style-name="ro1">
          <table:table-cell office:value-type="float" office:value="10.4626189129999" calcext:value-type="float">
            <text:p>10.462618913</text:p>
          </table:table-cell>
          <table:table-cell office:value-type="float" office:value="3362.50530853833" calcext:value-type="float">
            <text:p>3362.5053085383</text:p>
          </table:table-cell>
        </table:table-row>
        <table:table-row table:style-name="ro1">
          <table:table-cell office:value-type="float" office:value="10.4802231659999" calcext:value-type="float">
            <text:p>10.480223166</text:p>
          </table:table-cell>
          <table:table-cell office:value-type="float" office:value="3408.2673090524" calcext:value-type="float">
            <text:p>3408.2673090524</text:p>
          </table:table-cell>
        </table:table-row>
        <table:table-row table:style-name="ro1">
          <table:table-cell office:value-type="float" office:value="10.498133567" calcext:value-type="float">
            <text:p>10.498133567</text:p>
          </table:table-cell>
          <table:table-cell office:value-type="float" office:value="3350.00874629424" calcext:value-type="float">
            <text:p>3350.0087462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6:28:40.086442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ARM_EABI LibreOffice_project/430m0$Build-2</meta:generator>
    <dc:date>2017-07-22T16:31:58.639566160</dc:date>
    <meta:editing-duration>PT7M</meta:editing-duration>
    <meta:editing-cycles>2</meta:editing-cycles>
    <meta:document-statistic meta:table-count="1" meta:cell-count="10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5.139cm" svg:y="4.201cm" style:legend-expansion="high" chart:style-name="ch2"/>
        <chart:plot-area chart:style-name="ch3" table:cell-range-address="Sheet1.A2:Sheet1.B525" chart:data-source-has-labels="column" svg:x="0.32cm" svg:y="0.18cm" svg:width="14.499cm" svg:height="8.64cm">
          <chartooo:coordinate-region svg:x="0.994cm" svg:y="0.379cm" svg:width="13.612cm" svg:height="7.794cm"/>
          <chart:axis chart:dimension="x" chart:name="primary-x" chart:style-name="ch4" chartooo:axis-type="auto">
            <chart:categories table:cell-range-address="Sheet1.B2:Sheet1.B5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scatter">
            <chart:domain table:cell-range-address="Sheet1.A2:Sheet1.A525"/>
            <chart:data-point chart:repeated="5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1644.11137671386">
                <text:p>1640</text:p>
                <draw:g>
                  <svg:desc>Sheet1.B2:Sheet1.B525</svg:desc>
                </draw:g>
              </table:table-cell>
              <table:table-cell office:value-type="float" office:value="0.0548623539998516">
                <text:p>0.0548623539998516</text:p>
                <draw:g>
                  <svg:desc>Sheet1.A2:Sheet1.A525</svg:desc>
                </draw:g>
              </table:table-cell>
            </table:table-row>
            <table:table-row>
              <table:table-cell office:value-type="float" office:value="1605.16430582106">
                <text:p>1610</text:p>
              </table:table-cell>
              <table:table-cell office:value-type="float" office:value="0.0922417049998785">
                <text:p>0.0922417049998785</text:p>
              </table:table-cell>
            </table:table-row>
            <table:table-row>
              <table:table-cell office:value-type="float" office:value="1661.70845175479">
                <text:p>1660</text:p>
              </table:table-cell>
              <table:table-cell office:value-type="float" office:value="0.128349121999918">
                <text:p>0.128349121999918</text:p>
              </table:table-cell>
            </table:table-row>
            <table:table-row>
              <table:table-cell office:value-type="float" office:value="1627.35885326547">
                <text:p>1630</text:p>
              </table:table-cell>
              <table:table-cell office:value-type="float" office:value="0.165218678999963">
                <text:p>0.165218678999963</text:p>
              </table:table-cell>
            </table:table-row>
            <table:table-row>
              <table:table-cell office:value-type="float" office:value="1658.55522591553">
                <text:p>1660</text:p>
              </table:table-cell>
              <table:table-cell office:value-type="float" office:value="0.20139474299981">
                <text:p>0.20139474299981</text:p>
              </table:table-cell>
            </table:table-row>
            <table:table-row>
              <table:table-cell office:value-type="float" office:value="1630.6667538081">
                <text:p>1630</text:p>
              </table:table-cell>
              <table:table-cell office:value-type="float" office:value="0.238189508000005">
                <text:p>0.238189508000005</text:p>
              </table:table-cell>
            </table:table-row>
            <table:table-row>
              <table:table-cell office:value-type="float" office:value="1642.10991638261">
                <text:p>1640</text:p>
              </table:table-cell>
              <table:table-cell office:value-type="float" office:value="0.274727865999921">
                <text:p>0.274727865999921</text:p>
              </table:table-cell>
            </table:table-row>
            <table:table-row>
              <table:table-cell office:value-type="float" office:value="1605.80646771919">
                <text:p>1610</text:p>
              </table:table-cell>
              <table:table-cell office:value-type="float" office:value="0.312092269000004">
                <text:p>0.312092269000004</text:p>
              </table:table-cell>
            </table:table-row>
            <table:table-row>
              <table:table-cell office:value-type="float" office:value="1651.48402354417">
                <text:p>1650</text:p>
              </table:table-cell>
              <table:table-cell office:value-type="float" office:value="0.348423228999991">
                <text:p>0.348423228999991</text:p>
              </table:table-cell>
            </table:table-row>
            <table:table-row>
              <table:table-cell office:value-type="float" office:value="1619.05192367191">
                <text:p>1620</text:p>
              </table:table-cell>
              <table:table-cell office:value-type="float" office:value="0.385481953999943">
                <text:p>0.385481953999943</text:p>
              </table:table-cell>
            </table:table-row>
            <table:table-row>
              <table:table-cell office:value-type="float" office:value="1650.80245507058">
                <text:p>1650</text:p>
              </table:table-cell>
              <table:table-cell office:value-type="float" office:value="0.421827914000005">
                <text:p>0.421827914000005</text:p>
              </table:table-cell>
            </table:table-row>
            <table:table-row>
              <table:table-cell office:value-type="float" office:value="1612.08271038231">
                <text:p>1610</text:p>
              </table:table-cell>
              <table:table-cell office:value-type="float" office:value="0.459046847999843">
                <text:p>0.459046847999843</text:p>
              </table:table-cell>
            </table:table-row>
            <table:table-row>
              <table:table-cell office:value-type="float" office:value="1649.27329307948">
                <text:p>1650</text:p>
              </table:table-cell>
              <table:table-cell office:value-type="float" office:value="0.49542650699982">
                <text:p>0.49542650699982</text:p>
              </table:table-cell>
            </table:table-row>
            <table:table-row>
              <table:table-cell office:value-type="float" office:value="1607.74952419338">
                <text:p>1610</text:p>
              </table:table-cell>
              <table:table-cell office:value-type="float" office:value="0.532745752999972">
                <text:p>0.532745752999972</text:p>
              </table:table-cell>
            </table:table-row>
            <table:table-row>
              <table:table-cell office:value-type="float" office:value="1644.63481884671">
                <text:p>1640</text:p>
              </table:table-cell>
              <table:table-cell office:value-type="float" office:value="0.569228015999897">
                <text:p>0.569228015999897</text:p>
              </table:table-cell>
            </table:table-row>
            <table:table-row>
              <table:table-cell office:value-type="float" office:value="1602.87727156585">
                <text:p>1600</text:p>
              </table:table-cell>
              <table:table-cell office:value-type="float" office:value="0.606660700999782">
                <text:p>0.606660700999782</text:p>
              </table:table-cell>
            </table:table-row>
            <table:table-row>
              <table:table-cell office:value-type="float" office:value="1642.21293009249">
                <text:p>1640</text:p>
              </table:table-cell>
              <table:table-cell office:value-type="float" office:value="0.643196766999836">
                <text:p>0.643196766999836</text:p>
              </table:table-cell>
            </table:table-row>
            <table:table-row>
              <table:table-cell office:value-type="float" office:value="1610.14498684702">
                <text:p>1610</text:p>
              </table:table-cell>
              <table:table-cell office:value-type="float" office:value="0.680460491999838">
                <text:p>0.680460491999838</text:p>
              </table:table-cell>
            </table:table-row>
            <table:table-row>
              <table:table-cell office:value-type="float" office:value="1647.13679446237">
                <text:p>1650</text:p>
              </table:table-cell>
              <table:table-cell office:value-type="float" office:value="0.716887338999868">
                <text:p>0.716887338999868</text:p>
              </table:table-cell>
            </table:table-row>
            <table:table-row>
              <table:table-cell office:value-type="float" office:value="1610.15622138097">
                <text:p>1610</text:p>
              </table:table-cell>
              <table:table-cell office:value-type="float" office:value="0.754150803999892">
                <text:p>0.754150803999892</text:p>
              </table:table-cell>
            </table:table-row>
            <table:table-row>
              <table:table-cell office:value-type="float" office:value="1632.84864761549">
                <text:p>1630</text:p>
              </table:table-cell>
              <table:table-cell office:value-type="float" office:value="0.790896401999817">
                <text:p>0.790896401999817</text:p>
              </table:table-cell>
            </table:table-row>
            <table:table-row>
              <table:table-cell office:value-type="float" office:value="1595.86500737153">
                <text:p>1600</text:p>
              </table:table-cell>
              <table:table-cell office:value-type="float" office:value="0.828493566999896">
                <text:p>0.828493566999896</text:p>
              </table:table-cell>
            </table:table-row>
            <table:table-row>
              <table:table-cell office:value-type="float" office:value="1648.5629270916">
                <text:p>1650</text:p>
              </table:table-cell>
              <table:table-cell office:value-type="float" office:value="0.864888901999848">
                <text:p>0.864888901999848</text:p>
              </table:table-cell>
            </table:table-row>
            <table:table-row>
              <table:table-cell office:value-type="float" office:value="1614.48207643747">
                <text:p>1610</text:p>
              </table:table-cell>
              <table:table-cell office:value-type="float" office:value="0.902052522999838">
                <text:p>0.902052522999838</text:p>
              </table:table-cell>
            </table:table-row>
            <table:table-row>
              <table:table-cell office:value-type="float" office:value="1653.93805130749">
                <text:p>1650</text:p>
              </table:table-cell>
              <table:table-cell office:value-type="float" office:value="0.938329576999877">
                <text:p>0.938329576999877</text:p>
              </table:table-cell>
            </table:table-row>
            <table:table-row>
              <table:table-cell office:value-type="float" office:value="1626.57299775267">
                <text:p>1630</text:p>
              </table:table-cell>
              <table:table-cell office:value-type="float" office:value="0.975216946999808">
                <text:p>0.975216946999808</text:p>
              </table:table-cell>
            </table:table-row>
            <table:table-row>
              <table:table-cell office:value-type="float" office:value="1673.45443025097">
                <text:p>1670</text:p>
              </table:table-cell>
              <table:table-cell office:value-type="float" office:value="1.011070926">
                <text:p>1.011070926</text:p>
              </table:table-cell>
            </table:table-row>
            <table:table-row>
              <table:table-cell office:value-type="float" office:value="1630.17063294852">
                <text:p>1630</text:p>
              </table:table-cell>
              <table:table-cell office:value-type="float" office:value="1.04787688900001">
                <text:p>1.04787688900001</text:p>
              </table:table-cell>
            </table:table-row>
            <table:table-row>
              <table:table-cell office:value-type="float" office:value="1667.17705439921">
                <text:p>1670</text:p>
              </table:table-cell>
              <table:table-cell office:value-type="float" office:value="1.08386586799998">
                <text:p>1.08386586799998</text:p>
              </table:table-cell>
            </table:table-row>
            <table:table-row>
              <table:table-cell office:value-type="float" office:value="1637.41381404531">
                <text:p>1640</text:p>
              </table:table-cell>
              <table:table-cell office:value-type="float" office:value="1.12050901799989">
                <text:p>1.12050901799989</text:p>
              </table:table-cell>
            </table:table-row>
            <table:table-row>
              <table:table-cell office:value-type="float" office:value="1672.39280024588">
                <text:p>1670</text:p>
              </table:table-cell>
              <table:table-cell office:value-type="float" office:value="1.15638575699995">
                <text:p>1.15638575699995</text:p>
              </table:table-cell>
            </table:table-row>
            <table:table-row>
              <table:table-cell office:value-type="float" office:value="1636.95082551019">
                <text:p>1640</text:p>
              </table:table-cell>
              <table:table-cell office:value-type="float" office:value="1.19303927099986">
                <text:p>1.19303927099986</text:p>
              </table:table-cell>
            </table:table-row>
            <table:table-row>
              <table:table-cell office:value-type="float" office:value="1662.53098230344">
                <text:p>1660</text:p>
              </table:table-cell>
              <table:table-cell office:value-type="float" office:value="1.22912882399987">
                <text:p>1.22912882399987</text:p>
              </table:table-cell>
            </table:table-row>
            <table:table-row>
              <table:table-cell office:value-type="float" office:value="1619.75308322105">
                <text:p>1620</text:p>
              </table:table-cell>
              <table:table-cell office:value-type="float" office:value="1.26617150699985">
                <text:p>1.26617150699985</text:p>
              </table:table-cell>
            </table:table-row>
            <table:table-row>
              <table:table-cell office:value-type="float" office:value="1650.62266025816">
                <text:p>1650</text:p>
              </table:table-cell>
              <table:table-cell office:value-type="float" office:value="1.30252142599988">
                <text:p>1.30252142599988</text:p>
              </table:table-cell>
            </table:table-row>
            <table:table-row>
              <table:table-cell office:value-type="float" office:value="1604.84453349719">
                <text:p>1600</text:p>
              </table:table-cell>
              <table:table-cell office:value-type="float" office:value="1.33990822499982">
                <text:p>1.33990822499982</text:p>
              </table:table-cell>
            </table:table-row>
            <table:table-row>
              <table:table-cell office:value-type="float" office:value="1586.69687948866">
                <text:p>1590</text:p>
              </table:table-cell>
              <table:table-cell office:value-type="float" office:value="1.37772263099987">
                <text:p>1.37772263099987</text:p>
              </table:table-cell>
            </table:table-row>
            <table:table-row>
              <table:table-cell office:value-type="float" office:value="1539.05411375508">
                <text:p>1540</text:p>
              </table:table-cell>
              <table:table-cell office:value-type="float" office:value="1.41670761499995">
                <text:p>1.41670761499995</text:p>
              </table:table-cell>
            </table:table-row>
            <table:table-row>
              <table:table-cell office:value-type="float" office:value="1659.35315980706">
                <text:p>1660</text:p>
              </table:table-cell>
              <table:table-cell office:value-type="float" office:value="1.45286628299982">
                <text:p>1.45286628299982</text:p>
              </table:table-cell>
            </table:table-row>
            <table:table-row>
              <table:table-cell office:value-type="float" office:value="1636.03955180123">
                <text:p>1640</text:p>
              </table:table-cell>
              <table:table-cell office:value-type="float" office:value="1.48954021299983">
                <text:p>1.48954021299983</text:p>
              </table:table-cell>
            </table:table-row>
            <table:table-row>
              <table:table-cell office:value-type="float" office:value="1839.08897171887">
                <text:p>1840</text:p>
              </table:table-cell>
              <table:table-cell office:value-type="float" office:value="1.52216506199989">
                <text:p>1.52216506199989</text:p>
              </table:table-cell>
            </table:table-row>
            <table:table-row>
              <table:table-cell office:value-type="float" office:value="1824.90393477173">
                <text:p>1820</text:p>
              </table:table-cell>
              <table:table-cell office:value-type="float" office:value="1.55504350499996">
                <text:p>1.55504350499996</text:p>
              </table:table-cell>
            </table:table-row>
            <table:table-row>
              <table:table-cell office:value-type="float" office:value="2078.91297244113">
                <text:p>2080</text:p>
              </table:table-cell>
              <table:table-cell office:value-type="float" office:value="1.58390474199996">
                <text:p>1.58390474199996</text:p>
              </table:table-cell>
            </table:table-row>
            <table:table-row>
              <table:table-cell office:value-type="float" office:value="2066.86543942078">
                <text:p>2070</text:p>
              </table:table-cell>
              <table:table-cell office:value-type="float" office:value="1.61293420799984">
                <text:p>1.61293420799984</text:p>
              </table:table-cell>
            </table:table-row>
            <table:table-row>
              <table:table-cell office:value-type="float" office:value="2294.53061531575">
                <text:p>2290</text:p>
              </table:table-cell>
              <table:table-cell office:value-type="float" office:value="1.639083347">
                <text:p>1.639083347</text:p>
              </table:table-cell>
            </table:table-row>
            <table:table-row>
              <table:table-cell office:value-type="float" office:value="2270.16765870372">
                <text:p>2270</text:p>
              </table:table-cell>
              <table:table-cell office:value-type="float" office:value="1.66551311299986">
                <text:p>1.66551311299986</text:p>
              </table:table-cell>
            </table:table-row>
            <table:table-row>
              <table:table-cell office:value-type="float" office:value="2470.57453086374">
                <text:p>2470</text:p>
              </table:table-cell>
              <table:table-cell office:value-type="float" office:value="1.68979896199994">
                <text:p>1.68979896199994</text:p>
              </table:table-cell>
            </table:table-row>
            <table:table-row>
              <table:table-cell office:value-type="float" office:value="2432.64640669509">
                <text:p>2430</text:p>
              </table:table-cell>
              <table:table-cell office:value-type="float" office:value="1.71446345899994">
                <text:p>1.71446345899994</text:p>
              </table:table-cell>
            </table:table-row>
            <table:table-row>
              <table:table-cell office:value-type="float" office:value="2573.92086223551">
                <text:p>2570</text:p>
              </table:table-cell>
              <table:table-cell office:value-type="float" office:value="1.73777419899989">
                <text:p>1.73777419899989</text:p>
              </table:table-cell>
            </table:table-row>
            <table:table-row>
              <table:table-cell office:value-type="float" office:value="2494.10964047293">
                <text:p>2490</text:p>
              </table:table-cell>
              <table:table-cell office:value-type="float" office:value="1.76183087999993">
                <text:p>1.76183087999993</text:p>
              </table:table-cell>
            </table:table-row>
            <table:table-row>
              <table:table-cell office:value-type="float" office:value="2623.36792084515">
                <text:p>2620</text:p>
              </table:table-cell>
              <table:table-cell office:value-type="float" office:value="1.78470224299986">
                <text:p>1.78470224299986</text:p>
              </table:table-cell>
            </table:table-row>
            <table:table-row>
              <table:table-cell office:value-type="float" office:value="2528.5380283876">
                <text:p>2530</text:p>
              </table:table-cell>
              <table:table-cell office:value-type="float" office:value="1.80843136999988">
                <text:p>1.80843136999988</text:p>
              </table:table-cell>
            </table:table-row>
            <table:table-row>
              <table:table-cell office:value-type="float" office:value="2654.47484069756">
                <text:p>2650</text:p>
              </table:table-cell>
              <table:table-cell office:value-type="float" office:value="1.8310347109998">
                <text:p>1.8310347109998</text:p>
              </table:table-cell>
            </table:table-row>
            <table:table-row>
              <table:table-cell office:value-type="float" office:value="2581.2916499306">
                <text:p>2580</text:p>
              </table:table-cell>
              <table:table-cell office:value-type="float" office:value="1.85427888799995">
                <text:p>1.85427888799995</text:p>
              </table:table-cell>
            </table:table-row>
            <table:table-row>
              <table:table-cell office:value-type="float" office:value="2690.06702168982">
                <text:p>2690</text:p>
              </table:table-cell>
              <table:table-cell office:value-type="float" office:value="1.87658316499983">
                <text:p>1.87658316499983</text:p>
              </table:table-cell>
            </table:table-row>
            <table:table-row>
              <table:table-cell office:value-type="float" office:value="2616.74156362849">
                <text:p>2620</text:p>
              </table:table-cell>
              <table:table-cell office:value-type="float" office:value="1.8995124449998">
                <text:p>1.8995124449998</text:p>
              </table:table-cell>
            </table:table-row>
            <table:table-row>
              <table:table-cell office:value-type="float" office:value="2717.14715487806">
                <text:p>2720</text:p>
              </table:table-cell>
              <table:table-cell office:value-type="float" office:value="1.92159442899992">
                <text:p>1.92159442899992</text:p>
              </table:table-cell>
            </table:table-row>
            <table:table-row>
              <table:table-cell office:value-type="float" office:value="2624.86240798518">
                <text:p>2620</text:p>
              </table:table-cell>
              <table:table-cell office:value-type="float" office:value="1.94445277">
                <text:p>1.94445277</text:p>
              </table:table-cell>
            </table:table-row>
            <table:table-row>
              <table:table-cell office:value-type="float" office:value="2729.66962537778">
                <text:p>2730</text:p>
              </table:table-cell>
              <table:table-cell office:value-type="float" office:value="1.96643345199982">
                <text:p>1.96643345199982</text:p>
              </table:table-cell>
            </table:table-row>
            <table:table-row>
              <table:table-cell office:value-type="float" office:value="2652.07940484636">
                <text:p>2650</text:p>
              </table:table-cell>
              <table:table-cell office:value-type="float" office:value="1.98905720899984">
                <text:p>1.98905720899984</text:p>
              </table:table-cell>
            </table:table-row>
            <table:table-row>
              <table:table-cell office:value-type="float" office:value="2743.29431421802">
                <text:p>2740</text:p>
              </table:table-cell>
              <table:table-cell office:value-type="float" office:value="2.01092872300001">
                <text:p>2.01092872300001</text:p>
              </table:table-cell>
            </table:table-row>
            <table:table-row>
              <table:table-cell office:value-type="float" office:value="2646.72342918716">
                <text:p>2650</text:p>
              </table:table-cell>
              <table:table-cell office:value-type="float" office:value="2.03359826199994">
                <text:p>2.03359826199994</text:p>
              </table:table-cell>
            </table:table-row>
            <table:table-row>
              <table:table-cell office:value-type="float" office:value="2743.15710317173">
                <text:p>2740</text:p>
              </table:table-cell>
              <table:table-cell office:value-type="float" office:value="2.05547086999991">
                <text:p>2.05547086999991</text:p>
              </table:table-cell>
            </table:table-row>
            <table:table-row>
              <table:table-cell office:value-type="float" office:value="2650.10866992555">
                <text:p>2650</text:p>
              </table:table-cell>
              <table:table-cell office:value-type="float" office:value="2.07811145099981">
                <text:p>2.07811145099981</text:p>
              </table:table-cell>
            </table:table-row>
            <table:table-row>
              <table:table-cell office:value-type="float" office:value="2747.30469946909">
                <text:p>2750</text:p>
              </table:table-cell>
              <table:table-cell office:value-type="float" office:value="2.09995103799997">
                <text:p>2.09995103799997</text:p>
              </table:table-cell>
            </table:table-row>
            <table:table-row>
              <table:table-cell office:value-type="float" office:value="2665.10503356725">
                <text:p>2670</text:p>
              </table:table-cell>
              <table:table-cell office:value-type="float" office:value="2.12246422199996">
                <text:p>2.12246422199996</text:p>
              </table:table-cell>
            </table:table-row>
            <table:table-row>
              <table:table-cell office:value-type="float" office:value="2755.67724626442">
                <text:p>2760</text:p>
              </table:table-cell>
              <table:table-cell office:value-type="float" office:value="2.14423745399995">
                <text:p>2.14423745399995</text:p>
              </table:table-cell>
            </table:table-row>
            <table:table-row>
              <table:table-cell office:value-type="float" office:value="2671.72477602902">
                <text:p>2670</text:p>
              </table:table-cell>
              <table:table-cell office:value-type="float" office:value="2.16669485699981">
                <text:p>2.16669485699981</text:p>
              </table:table-cell>
            </table:table-row>
            <table:table-row>
              <table:table-cell office:value-type="float" office:value="2772.60289417983">
                <text:p>2770</text:p>
              </table:table-cell>
              <table:table-cell office:value-type="float" office:value="2.18833517199982">
                <text:p>2.18833517199982</text:p>
              </table:table-cell>
            </table:table-row>
            <table:table-row>
              <table:table-cell office:value-type="float" office:value="2695.50546027167">
                <text:p>2700</text:p>
              </table:table-cell>
              <table:table-cell office:value-type="float" office:value="2.21059444799994">
                <text:p>2.21059444799994</text:p>
              </table:table-cell>
            </table:table-row>
            <table:table-row>
              <table:table-cell office:value-type="float" office:value="2791.86064670082">
                <text:p>2790</text:p>
              </table:table-cell>
              <table:table-cell office:value-type="float" office:value="2.2320854919999">
                <text:p>2.2320854919999</text:p>
              </table:table-cell>
            </table:table-row>
            <table:table-row>
              <table:table-cell office:value-type="float" office:value="2720.92086120062">
                <text:p>2720</text:p>
              </table:table-cell>
              <table:table-cell office:value-type="float" office:value="2.2541368499999">
                <text:p>2.2541368499999</text:p>
              </table:table-cell>
            </table:table-row>
            <table:table-row>
              <table:table-cell office:value-type="float" office:value="2809.15973349592">
                <text:p>2810</text:p>
              </table:table-cell>
              <table:table-cell office:value-type="float" office:value="2.27549554999996">
                <text:p>2.27549554999996</text:p>
              </table:table-cell>
            </table:table-row>
            <table:table-row>
              <table:table-cell office:value-type="float" office:value="2754.09612127239">
                <text:p>2750</text:p>
              </table:table-cell>
              <table:table-cell office:value-type="float" office:value="2.29728128199986">
                <text:p>2.29728128199986</text:p>
              </table:table-cell>
            </table:table-row>
            <table:table-row>
              <table:table-cell office:value-type="float" office:value="2858.27718484633">
                <text:p>2860</text:p>
              </table:table-cell>
              <table:table-cell office:value-type="float" office:value="2.31827294799996">
                <text:p>2.31827294799996</text:p>
              </table:table-cell>
            </table:table-row>
            <table:table-row>
              <table:table-cell office:value-type="float" office:value="2812.06043980203">
                <text:p>2810</text:p>
              </table:table-cell>
              <table:table-cell office:value-type="float" office:value="2.33960961599996">
                <text:p>2.33960961599996</text:p>
              </table:table-cell>
            </table:table-row>
            <table:table-row>
              <table:table-cell office:value-type="float" office:value="2917.81521194939">
                <text:p>2920</text:p>
              </table:table-cell>
              <table:table-cell office:value-type="float" office:value="2.36017294699991">
                <text:p>2.36017294699991</text:p>
              </table:table-cell>
            </table:table-row>
            <table:table-row>
              <table:table-cell office:value-type="float" office:value="2878.129492133">
                <text:p>2880</text:p>
              </table:table-cell>
              <table:table-cell office:value-type="float" office:value="2.38101981999989">
                <text:p>2.38101981999989</text:p>
              </table:table-cell>
            </table:table-row>
            <table:table-row>
              <table:table-cell office:value-type="float" office:value="2973.62528187209">
                <text:p>2970</text:p>
              </table:table-cell>
              <table:table-cell office:value-type="float" office:value="2.40119721099995">
                <text:p>2.40119721099995</text:p>
              </table:table-cell>
            </table:table-row>
            <table:table-row>
              <table:table-cell office:value-type="float" office:value="2943.53663869088">
                <text:p>2940</text:p>
              </table:table-cell>
              <table:table-cell office:value-type="float" office:value="2.42158085399979">
                <text:p>2.42158085399979</text:p>
              </table:table-cell>
            </table:table-row>
            <table:table-row>
              <table:table-cell office:value-type="float" office:value="3029.26818331497">
                <text:p>3030</text:p>
              </table:table-cell>
              <table:table-cell office:value-type="float" office:value="2.44138761799991">
                <text:p>2.44138761799991</text:p>
              </table:table-cell>
            </table:table-row>
            <table:table-row>
              <table:table-cell office:value-type="float" office:value="3015.98396100197">
                <text:p>3020</text:p>
              </table:table-cell>
              <table:table-cell office:value-type="float" office:value="2.46128162299988">
                <text:p>2.46128162299988</text:p>
              </table:table-cell>
            </table:table-row>
            <table:table-row>
              <table:table-cell office:value-type="float" office:value="3093.24175137185">
                <text:p>3090</text:p>
              </table:table-cell>
              <table:table-cell office:value-type="float" office:value="2.48067874899994">
                <text:p>2.48067874899994</text:p>
              </table:table-cell>
            </table:table-row>
            <table:table-row>
              <table:table-cell office:value-type="float" office:value="3060.30671006018">
                <text:p>3060</text:p>
              </table:table-cell>
              <table:table-cell office:value-type="float" office:value="2.50028462699993">
                <text:p>2.50028462699993</text:p>
              </table:table-cell>
            </table:table-row>
            <table:table-row>
              <table:table-cell office:value-type="float" office:value="3156.4600426746">
                <text:p>3160</text:p>
              </table:table-cell>
              <table:table-cell office:value-type="float" office:value="2.51929326300001">
                <text:p>2.51929326300001</text:p>
              </table:table-cell>
            </table:table-row>
            <table:table-row>
              <table:table-cell office:value-type="float" office:value="3123.50185790407">
                <text:p>3120</text:p>
              </table:table-cell>
              <table:table-cell office:value-type="float" office:value="2.53850247199989">
                <text:p>2.53850247199989</text:p>
              </table:table-cell>
            </table:table-row>
            <table:table-row>
              <table:table-cell office:value-type="float" office:value="3201.53161272335">
                <text:p>3200</text:p>
              </table:table-cell>
              <table:table-cell office:value-type="float" office:value="2.55724350199989">
                <text:p>2.55724350199989</text:p>
              </table:table-cell>
            </table:table-row>
            <table:table-row>
              <table:table-cell office:value-type="float" office:value="3169.56507545571">
                <text:p>3170</text:p>
              </table:table-cell>
              <table:table-cell office:value-type="float" office:value="2.57617354399986">
                <text:p>2.57617354399986</text:p>
              </table:table-cell>
            </table:table-row>
            <table:table-row>
              <table:table-cell office:value-type="float" office:value="3237.01208246246">
                <text:p>3240</text:p>
              </table:table-cell>
              <table:table-cell office:value-type="float" office:value="2.59470915599991">
                <text:p>2.59470915599991</text:p>
              </table:table-cell>
            </table:table-row>
            <table:table-row>
              <table:table-cell office:value-type="float" office:value="3202.11014791243">
                <text:p>3200</text:p>
              </table:table-cell>
              <table:table-cell office:value-type="float" office:value="2.61344679999979">
                <text:p>2.61344679999979</text:p>
              </table:table-cell>
            </table:table-row>
            <table:table-row>
              <table:table-cell office:value-type="float" office:value="3295.78156437984">
                <text:p>3300</text:p>
              </table:table-cell>
              <table:table-cell office:value-type="float" office:value="2.63165188999983">
                <text:p>2.63165188999983</text:p>
              </table:table-cell>
            </table:table-row>
            <table:table-row>
              <table:table-cell office:value-type="float" office:value="3239.93430710014">
                <text:p>3240</text:p>
              </table:table-cell>
              <table:table-cell office:value-type="float" office:value="2.65017078399978">
                <text:p>2.65017078399978</text:p>
              </table:table-cell>
            </table:table-row>
            <table:table-row>
              <table:table-cell office:value-type="float" office:value="3332.35269595526">
                <text:p>3330</text:p>
              </table:table-cell>
              <table:table-cell office:value-type="float" office:value="2.66817608099996">
                <text:p>2.66817608099996</text:p>
              </table:table-cell>
            </table:table-row>
            <table:table-row>
              <table:table-cell office:value-type="float" office:value="3268.29160677584">
                <text:p>3270</text:p>
              </table:table-cell>
              <table:table-cell office:value-type="float" office:value="2.68653429599999">
                <text:p>2.68653429599999</text:p>
              </table:table-cell>
            </table:table-row>
            <table:table-row>
              <table:table-cell office:value-type="float" office:value="3330.19480977323">
                <text:p>3330</text:p>
              </table:table-cell>
              <table:table-cell office:value-type="float" office:value="2.70455125999979">
                <text:p>2.70455125999979</text:p>
              </table:table-cell>
            </table:table-row>
            <table:table-row>
              <table:table-cell office:value-type="float" office:value="3283.12936071046">
                <text:p>3280</text:p>
              </table:table-cell>
              <table:table-cell office:value-type="float" office:value="2.72282650699981">
                <text:p>2.72282650699981</text:p>
              </table:table-cell>
            </table:table-row>
            <table:table-row>
              <table:table-cell office:value-type="float" office:value="3383.42207766734">
                <text:p>3380</text:p>
              </table:table-cell>
              <table:table-cell office:value-type="float" office:value="2.74056003199985">
                <text:p>2.74056003199985</text:p>
              </table:table-cell>
            </table:table-row>
            <table:table-row>
              <table:table-cell office:value-type="float" office:value="3300.97570237653">
                <text:p>3300</text:p>
              </table:table-cell>
              <table:table-cell office:value-type="float" office:value="2.75873647599997">
                <text:p>2.75873647599997</text:p>
              </table:table-cell>
            </table:table-row>
            <table:table-row>
              <table:table-cell office:value-type="float" office:value="3390.23293103108">
                <text:p>3390</text:p>
              </table:table-cell>
              <table:table-cell office:value-type="float" office:value="2.77643437500001">
                <text:p>2.77643437500001</text:p>
              </table:table-cell>
            </table:table-row>
            <table:table-row>
              <table:table-cell office:value-type="float" office:value="3327.20351540161">
                <text:p>3330</text:p>
              </table:table-cell>
              <table:table-cell office:value-type="float" office:value="2.79446753699995">
                <text:p>2.79446753699995</text:p>
              </table:table-cell>
            </table:table-row>
            <table:table-row>
              <table:table-cell office:value-type="float" office:value="3403.26301455575">
                <text:p>3400</text:p>
              </table:table-cell>
              <table:table-cell office:value-type="float" office:value="2.81209767599989">
                <text:p>2.81209767599989</text:p>
              </table:table-cell>
            </table:table-row>
            <table:table-row>
              <table:table-cell office:value-type="float" office:value="3355.0040500581">
                <text:p>3360</text:p>
              </table:table-cell>
              <table:table-cell office:value-type="float" office:value="2.82998140999985">
                <text:p>2.82998140999985</text:p>
              </table:table-cell>
            </table:table-row>
            <table:table-row>
              <table:table-cell office:value-type="float" office:value="3406.9869010989">
                <text:p>3410</text:p>
              </table:table-cell>
              <table:table-cell office:value-type="float" office:value="2.84759227899985">
                <text:p>2.84759227899985</text:p>
              </table:table-cell>
            </table:table-row>
            <table:table-row>
              <table:table-cell office:value-type="float" office:value="3348.74294605694">
                <text:p>3350</text:p>
              </table:table-cell>
              <table:table-cell office:value-type="float" office:value="2.86550944999999">
                <text:p>2.86550944999999</text:p>
              </table:table-cell>
            </table:table-row>
            <table:table-row>
              <table:table-cell office:value-type="float" office:value="3453.99679242265">
                <text:p>3450</text:p>
              </table:table-cell>
              <table:table-cell office:value-type="float" office:value="2.88288062999982">
                <text:p>2.88288062999982</text:p>
              </table:table-cell>
            </table:table-row>
            <table:table-row>
              <table:table-cell office:value-type="float" office:value="3375.3031655027">
                <text:p>3380</text:p>
              </table:table-cell>
              <table:table-cell office:value-type="float" office:value="2.90065681099986">
                <text:p>2.90065681099986</text:p>
              </table:table-cell>
            </table:table-row>
            <table:table-row>
              <table:table-cell office:value-type="float" office:value="3441.93301250756">
                <text:p>3440</text:p>
              </table:table-cell>
              <table:table-cell office:value-type="float" office:value="2.91808887599996">
                <text:p>2.91808887599996</text:p>
              </table:table-cell>
            </table:table-row>
            <table:table-row>
              <table:table-cell office:value-type="float" office:value="3389.93335562977">
                <text:p>3390</text:p>
              </table:table-cell>
              <table:table-cell office:value-type="float" office:value="2.93578833899983">
                <text:p>2.93578833899983</text:p>
              </table:table-cell>
            </table:table-row>
            <table:table-row>
              <table:table-cell office:value-type="float" office:value="3445.7834120495">
                <text:p>3450</text:p>
              </table:table-cell>
              <table:table-cell office:value-type="float" office:value="2.95320092499992">
                <text:p>2.95320092499992</text:p>
              </table:table-cell>
            </table:table-row>
            <table:table-row>
              <table:table-cell office:value-type="float" office:value="3371.98357101077">
                <text:p>3370</text:p>
              </table:table-cell>
              <table:table-cell office:value-type="float" office:value="2.97099460599998">
                <text:p>2.97099460599998</text:p>
              </table:table-cell>
            </table:table-row>
            <table:table-row>
              <table:table-cell office:value-type="float" office:value="3439.66168404818">
                <text:p>3440</text:p>
              </table:table-cell>
              <table:table-cell office:value-type="float" office:value="2.98843818199998">
                <text:p>2.98843818199998</text:p>
              </table:table-cell>
            </table:table-row>
            <table:table-row>
              <table:table-cell office:value-type="float" office:value="3372.85229416636">
                <text:p>3370</text:p>
              </table:table-cell>
              <table:table-cell office:value-type="float" office:value="3.00622727999985">
                <text:p>3.00622727999985</text:p>
              </table:table-cell>
            </table:table-row>
            <table:table-row>
              <table:table-cell office:value-type="float" office:value="3424.04015164092">
                <text:p>3420</text:p>
              </table:table-cell>
              <table:table-cell office:value-type="float" office:value="3.02375043899997">
                <text:p>3.02375043899997</text:p>
              </table:table-cell>
            </table:table-row>
            <table:table-row>
              <table:table-cell office:value-type="float" office:value="3376.86620400697">
                <text:p>3380</text:p>
              </table:table-cell>
              <table:table-cell office:value-type="float" office:value="3.04151839199994">
                <text:p>3.04151839199994</text:p>
              </table:table-cell>
            </table:table-row>
            <table:table-row>
              <table:table-cell office:value-type="float" office:value="3438.79940052133">
                <text:p>3440</text:p>
              </table:table-cell>
              <table:table-cell office:value-type="float" office:value="3.05896634199985">
                <text:p>3.05896634199985</text:p>
              </table:table-cell>
            </table:table-row>
            <table:table-row>
              <table:table-cell office:value-type="float" office:value="3350.37894458833">
                <text:p>3350</text:p>
              </table:table-cell>
              <table:table-cell office:value-type="float" office:value="3.07687476399997">
                <text:p>3.07687476399997</text:p>
              </table:table-cell>
            </table:table-row>
            <table:table-row>
              <table:table-cell office:value-type="float" office:value="3436.88082445845">
                <text:p>3440</text:p>
              </table:table-cell>
              <table:table-cell office:value-type="float" office:value="3.09433245399987">
                <text:p>3.09433245399987</text:p>
              </table:table-cell>
            </table:table-row>
            <table:table-row>
              <table:table-cell office:value-type="float" office:value="3390.14289959455">
                <text:p>3390</text:p>
              </table:table-cell>
              <table:table-cell office:value-type="float" office:value="3.11203082299994">
                <text:p>3.11203082299994</text:p>
              </table:table-cell>
            </table:table-row>
            <table:table-row>
              <table:table-cell office:value-type="float" office:value="3414.54078779444">
                <text:p>3410</text:p>
              </table:table-cell>
              <table:table-cell office:value-type="float" office:value="3.12960273199997">
                <text:p>3.12960273199997</text:p>
              </table:table-cell>
            </table:table-row>
            <table:table-row>
              <table:table-cell office:value-type="float" office:value="3363.22191281389">
                <text:p>3360</text:p>
              </table:table-cell>
              <table:table-cell office:value-type="float" office:value="3.14744276799979">
                <text:p>3.14744276799979</text:p>
              </table:table-cell>
            </table:table-row>
            <table:table-row>
              <table:table-cell office:value-type="float" office:value="3413.88295328834">
                <text:p>3410</text:p>
              </table:table-cell>
              <table:table-cell office:value-type="float" office:value="3.16501806299993">
                <text:p>3.16501806299993</text:p>
              </table:table-cell>
            </table:table-row>
            <table:table-row>
              <table:table-cell office:value-type="float" office:value="3368.97578702936">
                <text:p>3370</text:p>
              </table:table-cell>
              <table:table-cell office:value-type="float" office:value="3.18282762999979">
                <text:p>3.18282762999979</text:p>
              </table:table-cell>
            </table:table-row>
            <table:table-row>
              <table:table-cell office:value-type="float" office:value="3425.65883552496">
                <text:p>3430</text:p>
              </table:table-cell>
              <table:table-cell office:value-type="float" office:value="3.20034250899994">
                <text:p>3.20034250899994</text:p>
              </table:table-cell>
            </table:table-row>
            <table:table-row>
              <table:table-cell office:value-type="float" office:value="3369.85299184805">
                <text:p>3370</text:p>
              </table:table-cell>
              <table:table-cell office:value-type="float" office:value="3.21814743999994">
                <text:p>3.21814743999994</text:p>
              </table:table-cell>
            </table:table-row>
            <table:table-row>
              <table:table-cell office:value-type="float" office:value="3431.6899523327">
                <text:p>3430</text:p>
              </table:table-cell>
              <table:table-cell office:value-type="float" office:value="3.23563153699979">
                <text:p>3.23563153699979</text:p>
              </table:table-cell>
            </table:table-row>
            <table:table-row>
              <table:table-cell office:value-type="float" office:value="3368.46360162722">
                <text:p>3370</text:p>
              </table:table-cell>
              <table:table-cell office:value-type="float" office:value="3.25344381199989">
                <text:p>3.25344381199989</text:p>
              </table:table-cell>
            </table:table-row>
            <table:table-row>
              <table:table-cell office:value-type="float" office:value="3435.95814954831">
                <text:p>3440</text:p>
              </table:table-cell>
              <table:table-cell office:value-type="float" office:value="3.27090619000001">
                <text:p>3.27090619000001</text:p>
              </table:table-cell>
            </table:table-row>
            <table:table-row>
              <table:table-cell office:value-type="float" office:value="3358.56436153171">
                <text:p>3360</text:p>
              </table:table-cell>
              <table:table-cell office:value-type="float" office:value="3.2887709659999">
                <text:p>3.2887709659999</text:p>
              </table:table-cell>
            </table:table-row>
            <table:table-row>
              <table:table-cell office:value-type="float" office:value="3424.19276653621">
                <text:p>3420</text:p>
              </table:table-cell>
              <table:table-cell office:value-type="float" office:value="3.30629334399987">
                <text:p>3.30629334399987</text:p>
              </table:table-cell>
            </table:table-row>
            <table:table-row>
              <table:table-cell office:value-type="float" office:value="3353.11934544221">
                <text:p>3350</text:p>
              </table:table-cell>
              <table:table-cell office:value-type="float" office:value="3.32418712999993">
                <text:p>3.32418712999993</text:p>
              </table:table-cell>
            </table:table-row>
            <table:table-row>
              <table:table-cell office:value-type="float" office:value="3403.39370536657">
                <text:p>3400</text:p>
              </table:table-cell>
              <table:table-cell office:value-type="float" office:value="3.34181659199999">
                <text:p>3.34181659199999</text:p>
              </table:table-cell>
            </table:table-row>
            <table:table-row>
              <table:table-cell office:value-type="float" office:value="3352.83622283638">
                <text:p>3350</text:p>
              </table:table-cell>
              <table:table-cell office:value-type="float" office:value="3.35971188899998">
                <text:p>3.35971188899998</text:p>
              </table:table-cell>
            </table:table-row>
            <table:table-row>
              <table:table-cell office:value-type="float" office:value="3409.25575439236">
                <text:p>3410</text:p>
              </table:table-cell>
              <table:table-cell office:value-type="float" office:value="3.37731103799979">
                <text:p>3.37731103799979</text:p>
              </table:table-cell>
            </table:table-row>
            <table:table-row>
              <table:table-cell office:value-type="float" office:value="3325.03312701771">
                <text:p>3330</text:p>
              </table:table-cell>
              <table:table-cell office:value-type="float" office:value="3.39535597099984">
                <text:p>3.39535597099984</text:p>
              </table:table-cell>
            </table:table-row>
            <table:table-row>
              <table:table-cell office:value-type="float" office:value="3384.90346593167">
                <text:p>3380</text:p>
              </table:table-cell>
              <table:table-cell office:value-type="float" office:value="3.41308173499988">
                <text:p>3.41308173499988</text:p>
              </table:table-cell>
            </table:table-row>
            <table:table-row>
              <table:table-cell office:value-type="float" office:value="3311.03260896585">
                <text:p>3310</text:p>
              </table:table-cell>
              <table:table-cell office:value-type="float" office:value="3.43120296999996">
                <text:p>3.43120296999996</text:p>
              </table:table-cell>
            </table:table-row>
            <table:table-row>
              <table:table-cell office:value-type="float" office:value="3362.78007753679">
                <text:p>3360</text:p>
              </table:table-cell>
              <table:table-cell office:value-type="float" office:value="3.44904535000001">
                <text:p>3.44904535000001</text:p>
              </table:table-cell>
            </table:table-row>
            <table:table-row>
              <table:table-cell office:value-type="float" office:value="3305.37045023791">
                <text:p>3310</text:p>
              </table:table-cell>
              <table:table-cell office:value-type="float" office:value="3.4671976269999">
                <text:p>3.4671976269999</text:p>
              </table:table-cell>
            </table:table-row>
            <table:table-row>
              <table:table-cell office:value-type="float" office:value="3349.7749593124">
                <text:p>3350</text:p>
              </table:table-cell>
              <table:table-cell office:value-type="float" office:value="3.48510927799998">
                <text:p>3.48510927799998</text:p>
              </table:table-cell>
            </table:table-row>
            <table:table-row>
              <table:table-cell office:value-type="float" office:value="3283.23230281406">
                <text:p>3280</text:p>
              </table:table-cell>
              <table:table-cell office:value-type="float" office:value="3.50338395199992">
                <text:p>3.50338395199992</text:p>
              </table:table-cell>
            </table:table-row>
            <table:table-row>
              <table:table-cell office:value-type="float" office:value="3365.0002288313">
                <text:p>3370</text:p>
              </table:table-cell>
              <table:table-cell office:value-type="float" office:value="3.52121455999986">
                <text:p>3.52121455999986</text:p>
              </table:table-cell>
            </table:table-row>
            <table:table-row>
              <table:table-cell office:value-type="float" office:value="3296.78136883543">
                <text:p>3300</text:p>
              </table:table-cell>
              <table:table-cell office:value-type="float" office:value="3.53941412899985">
                <text:p>3.53941412899985</text:p>
              </table:table-cell>
            </table:table-row>
            <table:table-row>
              <table:table-cell office:value-type="float" office:value="3340.28539507334">
                <text:p>3340</text:p>
              </table:table-cell>
              <table:table-cell office:value-type="float" office:value="3.55737666599998">
                <text:p>3.55737666599998</text:p>
              </table:table-cell>
            </table:table-row>
            <table:table-row>
              <table:table-cell office:value-type="float" office:value="3293.13422680049">
                <text:p>3290</text:p>
              </table:table-cell>
              <table:table-cell office:value-type="float" office:value="3.57559639099986">
                <text:p>3.57559639099986</text:p>
              </table:table-cell>
            </table:table-row>
            <table:table-row>
              <table:table-cell office:value-type="float" office:value="3366.6718008197">
                <text:p>3370</text:p>
              </table:table-cell>
              <table:table-cell office:value-type="float" office:value="3.59341814599998">
                <text:p>3.59341814599998</text:p>
              </table:table-cell>
            </table:table-row>
            <table:table-row>
              <table:table-cell office:value-type="float" office:value="3307.5912692835">
                <text:p>3310</text:p>
              </table:table-cell>
              <table:table-cell office:value-type="float" office:value="3.61155823499985">
                <text:p>3.61155823499985</text:p>
              </table:table-cell>
            </table:table-row>
            <table:table-row>
              <table:table-cell office:value-type="float" office:value="3372.76337302311">
                <text:p>3370</text:p>
              </table:table-cell>
              <table:table-cell office:value-type="float" office:value="3.62934780199998">
                <text:p>3.62934780199998</text:p>
              </table:table-cell>
            </table:table-row>
            <table:table-row>
              <table:table-cell office:value-type="float" office:value="3302.06370726223">
                <text:p>3300</text:p>
              </table:table-cell>
              <table:table-cell office:value-type="float" office:value="3.647518257">
                <text:p>3.647518257</text:p>
              </table:table-cell>
            </table:table-row>
            <table:table-row>
              <table:table-cell office:value-type="float" office:value="3358.46660477884">
                <text:p>3360</text:p>
              </table:table-cell>
              <table:table-cell office:value-type="float" office:value="3.66538355299986">
                <text:p>3.66538355299986</text:p>
              </table:table-cell>
            </table:table-row>
            <table:table-row>
              <table:table-cell office:value-type="float" office:value="3289.53265775352">
                <text:p>3290</text:p>
              </table:table-cell>
              <table:table-cell office:value-type="float" office:value="3.68362322599978">
                <text:p>3.68362322599978</text:p>
              </table:table-cell>
            </table:table-row>
            <table:table-row>
              <table:table-cell office:value-type="float" office:value="3374.8283477555">
                <text:p>3370</text:p>
              </table:table-cell>
              <table:table-cell office:value-type="float" office:value="3.70140190799998">
                <text:p>3.70140190799998</text:p>
              </table:table-cell>
            </table:table-row>
            <table:table-row>
              <table:table-cell office:value-type="float" office:value="3279.66184939631">
                <text:p>3280</text:p>
              </table:table-cell>
              <table:table-cell office:value-type="float" office:value="3.71969647699984">
                <text:p>3.71969647699984</text:p>
              </table:table-cell>
            </table:table-row>
            <table:table-row>
              <table:table-cell office:value-type="float" office:value="3347.46801702658">
                <text:p>3350</text:p>
              </table:table-cell>
              <table:table-cell office:value-type="float" office:value="3.73762047199989">
                <text:p>3.73762047199989</text:p>
              </table:table-cell>
            </table:table-row>
            <table:table-row>
              <table:table-cell office:value-type="float" office:value="3278.1219289932">
                <text:p>3280</text:p>
              </table:table-cell>
              <table:table-cell office:value-type="float" office:value="3.75592363499982">
                <text:p>3.75592363499982</text:p>
              </table:table-cell>
            </table:table-row>
            <table:table-row>
              <table:table-cell office:value-type="float" office:value="3324.9658719849">
                <text:p>3320</text:p>
              </table:table-cell>
              <table:table-cell office:value-type="float" office:value="3.77396893299988">
                <text:p>3.77396893299988</text:p>
              </table:table-cell>
            </table:table-row>
            <table:table-row>
              <table:table-cell office:value-type="float" office:value="3253.6147117006">
                <text:p>3250</text:p>
              </table:table-cell>
              <table:table-cell office:value-type="float" office:value="3.79240996099998">
                <text:p>3.79240996099998</text:p>
              </table:table-cell>
            </table:table-row>
            <table:table-row>
              <table:table-cell office:value-type="float" office:value="3287.51433288411">
                <text:p>3290</text:p>
              </table:table-cell>
              <table:table-cell office:value-type="float" office:value="3.81066083199994">
                <text:p>3.81066083199994</text:p>
              </table:table-cell>
            </table:table-row>
            <table:table-row>
              <table:table-cell office:value-type="float" office:value="3230.26786833641">
                <text:p>3230</text:p>
              </table:table-cell>
              <table:table-cell office:value-type="float" office:value="3.82923514300001">
                <text:p>3.82923514300001</text:p>
              </table:table-cell>
            </table:table-row>
            <table:table-row>
              <table:table-cell office:value-type="float" office:value="3283.32608816731">
                <text:p>3280</text:p>
              </table:table-cell>
              <table:table-cell office:value-type="float" office:value="3.84750929499978">
                <text:p>3.84750929499978</text:p>
              </table:table-cell>
            </table:table-row>
            <table:table-row>
              <table:table-cell office:value-type="float" office:value="3202.90242747168">
                <text:p>3200</text:p>
              </table:table-cell>
              <table:table-cell office:value-type="float" office:value="3.8662423039998">
                <text:p>3.8662423039998</text:p>
              </table:table-cell>
            </table:table-row>
            <table:table-row>
              <table:table-cell office:value-type="float" office:value="3280.87595449797">
                <text:p>3280</text:p>
              </table:table-cell>
              <table:table-cell office:value-type="float" office:value="3.88453010299986">
                <text:p>3.88453010299986</text:p>
              </table:table-cell>
            </table:table-row>
            <table:table-row>
              <table:table-cell office:value-type="float" office:value="3224.76117821612">
                <text:p>3220</text:p>
              </table:table-cell>
              <table:table-cell office:value-type="float" office:value="3.90313613199987">
                <text:p>3.90313613199987</text:p>
              </table:table-cell>
            </table:table-row>
            <table:table-row>
              <table:table-cell office:value-type="float" office:value="3311.26083649644">
                <text:p>3310</text:p>
              </table:table-cell>
              <table:table-cell office:value-type="float" office:value="3.92125611799997">
                <text:p>3.92125611799997</text:p>
              </table:table-cell>
            </table:table-row>
            <table:table-row>
              <table:table-cell office:value-type="float" office:value="3239.89809227853">
                <text:p>3240</text:p>
              </table:table-cell>
              <table:table-cell office:value-type="float" office:value="3.93977521899978">
                <text:p>3.93977521899978</text:p>
              </table:table-cell>
            </table:table-row>
            <table:table-row>
              <table:table-cell office:value-type="float" office:value="3313.21329340307">
                <text:p>3310</text:p>
              </table:table-cell>
              <table:table-cell office:value-type="float" office:value="3.95788452699981">
                <text:p>3.95788452699981</text:p>
              </table:table-cell>
            </table:table-row>
            <table:table-row>
              <table:table-cell office:value-type="float" office:value="3236.99374562908">
                <text:p>3240</text:p>
              </table:table-cell>
              <table:table-cell office:value-type="float" office:value="3.97642024399988">
                <text:p>3.97642024399988</text:p>
              </table:table-cell>
            </table:table-row>
            <table:table-row>
              <table:table-cell office:value-type="float" office:value="3296.5549517381">
                <text:p>3300</text:p>
              </table:table-cell>
              <table:table-cell office:value-type="float" office:value="3.99462106299984">
                <text:p>3.99462106299984</text:p>
              </table:table-cell>
            </table:table-row>
            <table:table-row>
              <table:table-cell office:value-type="float" office:value="3231.03812769436">
                <text:p>3230</text:p>
              </table:table-cell>
              <table:table-cell office:value-type="float" office:value="4.0131909459999">
                <text:p>4.0131909459999</text:p>
              </table:table-cell>
            </table:table-row>
            <table:table-row>
              <table:table-cell office:value-type="float" office:value="3306.24307960374">
                <text:p>3310</text:p>
              </table:table-cell>
              <table:table-cell office:value-type="float" office:value="4.03133843199998">
                <text:p>4.03133843199998</text:p>
              </table:table-cell>
            </table:table-row>
            <table:table-row>
              <table:table-cell office:value-type="float" office:value="3253.42170496085">
                <text:p>3250</text:p>
              </table:table-cell>
              <table:table-cell office:value-type="float" office:value="4.04978055399988">
                <text:p>4.04978055399988</text:p>
              </table:table-cell>
            </table:table-row>
            <table:table-row>
              <table:table-cell office:value-type="float" office:value="3297.16834235764">
                <text:p>3300</text:p>
              </table:table-cell>
              <table:table-cell office:value-type="float" office:value="4.06797798699995">
                <text:p>4.06797798699995</text:p>
              </table:table-cell>
            </table:table-row>
            <table:table-row>
              <table:table-cell office:value-type="float" office:value="3225.81755122217">
                <text:p>3230</text:p>
              </table:table-cell>
              <table:table-cell office:value-type="float" office:value="4.08657792299982">
                <text:p>4.08657792299982</text:p>
              </table:table-cell>
            </table:table-row>
            <table:table-row>
              <table:table-cell office:value-type="float" office:value="3282.82075278174">
                <text:p>3280</text:p>
              </table:table-cell>
              <table:table-cell office:value-type="float" office:value="4.10485488799986">
                <text:p>4.10485488799986</text:p>
              </table:table-cell>
            </table:table-row>
            <table:table-row>
              <table:table-cell office:value-type="float" office:value="3228.92792221126">
                <text:p>3230</text:p>
              </table:table-cell>
              <table:table-cell office:value-type="float" office:value="4.12343690699981">
                <text:p>4.12343690699981</text:p>
              </table:table-cell>
            </table:table-row>
            <table:table-row>
              <table:table-cell office:value-type="float" office:value="3274.5252251979">
                <text:p>3270</text:p>
              </table:table-cell>
              <table:table-cell office:value-type="float" office:value="4.14176017399996">
                <text:p>4.14176017399996</text:p>
              </table:table-cell>
            </table:table-row>
            <table:table-row>
              <table:table-cell office:value-type="float" office:value="3235.3847560153">
                <text:p>3240</text:p>
              </table:table-cell>
              <table:table-cell office:value-type="float" office:value="4.16030510899986">
                <text:p>4.16030510899986</text:p>
              </table:table-cell>
            </table:table-row>
            <table:table-row>
              <table:table-cell office:value-type="float" office:value="3289.51372106383">
                <text:p>3290</text:p>
              </table:table-cell>
              <table:table-cell office:value-type="float" office:value="4.17854488699982">
                <text:p>4.17854488699982</text:p>
              </table:table-cell>
            </table:table-row>
            <table:table-row>
              <table:table-cell office:value-type="float" office:value="3217.14230683356">
                <text:p>3220</text:p>
              </table:table-cell>
              <table:table-cell office:value-type="float" office:value="4.19719497899996">
                <text:p>4.19719497899996</text:p>
              </table:table-cell>
            </table:table-row>
            <table:table-row>
              <table:table-cell office:value-type="float" office:value="3306.58489851077">
                <text:p>3310</text:p>
              </table:table-cell>
              <table:table-cell office:value-type="float" office:value="4.21534058899988">
                <text:p>4.21534058899988</text:p>
              </table:table-cell>
            </table:table-row>
            <table:table-row>
              <table:table-cell office:value-type="float" office:value="3213.84834397696">
                <text:p>3210</text:p>
              </table:table-cell>
              <table:table-cell office:value-type="float" office:value="4.23400979599978">
                <text:p>4.23400979599978</text:p>
              </table:table-cell>
            </table:table-row>
            <table:table-row>
              <table:table-cell office:value-type="float" office:value="3280.54893642062">
                <text:p>3280</text:p>
              </table:table-cell>
              <table:table-cell office:value-type="float" office:value="4.25229941799989">
                <text:p>4.25229941799989</text:p>
              </table:table-cell>
            </table:table-row>
            <table:table-row>
              <table:table-cell office:value-type="float" office:value="3201.86989201319">
                <text:p>3200</text:p>
              </table:table-cell>
              <table:table-cell office:value-type="float" office:value="4.27103846799992">
                <text:p>4.27103846799992</text:p>
              </table:table-cell>
            </table:table-row>
            <table:table-row>
              <table:table-cell office:value-type="float" office:value="3255.83982354922">
                <text:p>3260</text:p>
              </table:table-cell>
              <table:table-cell office:value-type="float" office:value="4.28946689299983">
                <text:p>4.28946689299983</text:p>
              </table:table-cell>
            </table:table-row>
            <table:table-row>
              <table:table-cell office:value-type="float" office:value="3196.82295471895">
                <text:p>3200</text:p>
              </table:table-cell>
              <table:table-cell office:value-type="float" office:value="4.30823552699985">
                <text:p>4.30823552699985</text:p>
              </table:table-cell>
            </table:table-row>
            <table:table-row>
              <table:table-cell office:value-type="float" office:value="3258.40928909622">
                <text:p>3260</text:p>
              </table:table-cell>
              <table:table-cell office:value-type="float" office:value="4.32664941999997">
                <text:p>4.32664941999997</text:p>
              </table:table-cell>
            </table:table-row>
            <table:table-row>
              <table:table-cell office:value-type="float" office:value="3206.12035553054">
                <text:p>3210</text:p>
              </table:table-cell>
              <table:table-cell office:value-type="float" office:value="4.34536362699987">
                <text:p>4.34536362699987</text:p>
              </table:table-cell>
            </table:table-row>
            <table:table-row>
              <table:table-cell office:value-type="float" office:value="3261.1120217942">
                <text:p>3260</text:p>
              </table:table-cell>
              <table:table-cell office:value-type="float" office:value="4.36376225899994">
                <text:p>4.36376225899994</text:p>
              </table:table-cell>
            </table:table-row>
            <table:table-row>
              <table:table-cell office:value-type="float" office:value="3207.63794195444">
                <text:p>3210</text:p>
              </table:table-cell>
              <table:table-cell office:value-type="float" office:value="4.3824676119998">
                <text:p>4.3824676119998</text:p>
              </table:table-cell>
            </table:table-row>
            <table:table-row>
              <table:table-cell office:value-type="float" office:value="3250.61246955606">
                <text:p>3250</text:p>
              </table:table-cell>
              <table:table-cell office:value-type="float" office:value="4.40092567199986">
                <text:p>4.40092567199986</text:p>
              </table:table-cell>
            </table:table-row>
            <table:table-row>
              <table:table-cell office:value-type="float" office:value="3195.28903625853">
                <text:p>3200</text:p>
              </table:table-cell>
              <table:table-cell office:value-type="float" office:value="4.41970331599987">
                <text:p>4.41970331599987</text:p>
              </table:table-cell>
            </table:table-row>
            <table:table-row>
              <table:table-cell office:value-type="float" office:value="3252.44784646828">
                <text:p>3250</text:p>
              </table:table-cell>
              <table:table-cell office:value-type="float" office:value="4.4381509599998">
                <text:p>4.4381509599998</text:p>
              </table:table-cell>
            </table:table-row>
            <table:table-row>
              <table:table-cell office:value-type="float" office:value="3198.90912931895">
                <text:p>3200</text:p>
              </table:table-cell>
              <table:table-cell office:value-type="float" office:value="4.4569073539999">
                <text:p>4.4569073539999</text:p>
              </table:table-cell>
            </table:table-row>
            <table:table-row>
              <table:table-cell office:value-type="float" office:value="3277.23597482771">
                <text:p>3280</text:p>
              </table:table-cell>
              <table:table-cell office:value-type="float" office:value="4.47521546499979">
                <text:p>4.47521546499979</text:p>
              </table:table-cell>
            </table:table-row>
            <table:table-row>
              <table:table-cell office:value-type="float" office:value="3202.53726349457">
                <text:p>3200</text:p>
              </table:table-cell>
              <table:table-cell office:value-type="float" office:value="4.49395060999996">
                <text:p>4.49395060999996</text:p>
              </table:table-cell>
            </table:table-row>
            <table:table-row>
              <table:table-cell office:value-type="float" office:value="3262.00772228834">
                <text:p>3260</text:p>
              </table:table-cell>
              <table:table-cell office:value-type="float" office:value="4.51234418999979">
                <text:p>4.51234418999979</text:p>
              </table:table-cell>
            </table:table-row>
            <table:table-row>
              <table:table-cell office:value-type="float" office:value="3198.98007981507">
                <text:p>3200</text:p>
              </table:table-cell>
              <table:table-cell office:value-type="float" office:value="4.53110016799997">
                <text:p>4.53110016799997</text:p>
              </table:table-cell>
            </table:table-row>
            <table:table-row>
              <table:table-cell office:value-type="float" office:value="3263.64330728365">
                <text:p>3260</text:p>
              </table:table-cell>
              <table:table-cell office:value-type="float" office:value="4.54948452999997">
                <text:p>4.54948452999997</text:p>
              </table:table-cell>
            </table:table-row>
            <table:table-row>
              <table:table-cell office:value-type="float" office:value="3191.43826476756">
                <text:p>3190</text:p>
              </table:table-cell>
              <table:table-cell office:value-type="float" office:value="4.5682848309998">
                <text:p>4.5682848309998</text:p>
              </table:table-cell>
            </table:table-row>
            <table:table-row>
              <table:table-cell office:value-type="float" office:value="3280.94143770031">
                <text:p>3280</text:p>
              </table:table-cell>
              <table:table-cell office:value-type="float" office:value="4.58657226499986">
                <text:p>4.58657226499986</text:p>
              </table:table-cell>
            </table:table-row>
            <table:table-row>
              <table:table-cell office:value-type="float" office:value="3187.18242712671">
                <text:p>3190</text:p>
              </table:table-cell>
              <table:table-cell office:value-type="float" office:value="4.60539767">
                <text:p>4.60539767</text:p>
              </table:table-cell>
            </table:table-row>
            <table:table-row>
              <table:table-cell office:value-type="float" office:value="3274.93469783546">
                <text:p>3270</text:p>
              </table:table-cell>
              <table:table-cell office:value-type="float" office:value="4.62371864599982">
                <text:p>4.62371864599982</text:p>
              </table:table-cell>
            </table:table-row>
            <table:table-row>
              <table:table-cell office:value-type="float" office:value="3191.23491162164">
                <text:p>3190</text:p>
              </table:table-cell>
              <table:table-cell office:value-type="float" office:value="4.64252014499994">
                <text:p>4.64252014499994</text:p>
              </table:table-cell>
            </table:table-row>
            <table:table-row>
              <table:table-cell office:value-type="float" office:value="3255.64672934849">
                <text:p>3260</text:p>
              </table:table-cell>
              <table:table-cell office:value-type="float" office:value="4.66094966299988">
                <text:p>4.66094966299988</text:p>
              </table:table-cell>
            </table:table-row>
            <table:table-row>
              <table:table-cell office:value-type="float" office:value="3190.65164594244">
                <text:p>3190</text:p>
              </table:table-cell>
              <table:table-cell office:value-type="float" office:value="4.67975459899981">
                <text:p>4.67975459899981</text:p>
              </table:table-cell>
            </table:table-row>
            <table:table-row>
              <table:table-cell office:value-type="float" office:value="3248.25679589551">
                <text:p>3250</text:p>
              </table:table-cell>
              <table:table-cell office:value-type="float" office:value="4.69822604499996">
                <text:p>4.69822604499996</text:p>
              </table:table-cell>
            </table:table-row>
            <table:table-row>
              <table:table-cell office:value-type="float" office:value="3188.06439699337">
                <text:p>3190</text:p>
              </table:table-cell>
              <table:table-cell office:value-type="float" office:value="4.71704624199992">
                <text:p>4.71704624199992</text:p>
              </table:table-cell>
            </table:table-row>
            <table:table-row>
              <table:table-cell office:value-type="float" office:value="3237.14848008773">
                <text:p>3240</text:p>
              </table:table-cell>
              <table:table-cell office:value-type="float" office:value="4.73558107299982">
                <text:p>4.73558107299982</text:p>
              </table:table-cell>
            </table:table-row>
            <table:table-row>
              <table:table-cell office:value-type="float" office:value="3172.94367468293">
                <text:p>3170</text:p>
              </table:table-cell>
              <table:table-cell office:value-type="float" office:value="4.75449095799991">
                <text:p>4.75449095799991</text:p>
              </table:table-cell>
            </table:table-row>
            <table:table-row>
              <table:table-cell office:value-type="float" office:value="3243.01728383778">
                <text:p>3240</text:p>
              </table:table-cell>
              <table:table-cell office:value-type="float" office:value="4.77299224699982">
                <text:p>4.77299224699982</text:p>
              </table:table-cell>
            </table:table-row>
            <table:table-row>
              <table:table-cell office:value-type="float" office:value="3192.05731016511">
                <text:p>3190</text:p>
              </table:table-cell>
              <table:table-cell office:value-type="float" office:value="4.79178890200001">
                <text:p>4.79178890200001</text:p>
              </table:table-cell>
            </table:table-row>
            <table:table-row>
              <table:table-cell office:value-type="float" office:value="3258.21571311879">
                <text:p>3260</text:p>
              </table:table-cell>
              <table:table-cell office:value-type="float" office:value="4.81020388899992">
                <text:p>4.81020388899992</text:p>
              </table:table-cell>
            </table:table-row>
            <table:table-row>
              <table:table-cell office:value-type="float" office:value="3202.08331809386">
                <text:p>3200</text:p>
              </table:table-cell>
              <table:table-cell office:value-type="float" office:value="4.82894168999997">
                <text:p>4.82894168999997</text:p>
              </table:table-cell>
            </table:table-row>
            <table:table-row>
              <table:table-cell office:value-type="float" office:value="3268.59748894117">
                <text:p>3270</text:p>
              </table:table-cell>
              <table:table-cell office:value-type="float" office:value="4.84729818699998">
                <text:p>4.84729818699998</text:p>
              </table:table-cell>
            </table:table-row>
            <table:table-row>
              <table:table-cell office:value-type="float" office:value="3224.23766932418">
                <text:p>3220</text:p>
              </table:table-cell>
              <table:table-cell office:value-type="float" office:value="4.86590723699987">
                <text:p>4.86590723699987</text:p>
              </table:table-cell>
            </table:table-row>
            <table:table-row>
              <table:table-cell office:value-type="float" office:value="3268.54193447201">
                <text:p>3270</text:p>
              </table:table-cell>
              <table:table-cell office:value-type="float" office:value="4.884264046">
                <text:p>4.884264046</text:p>
              </table:table-cell>
            </table:table-row>
            <table:table-row>
              <table:table-cell office:value-type="float" office:value="3201.3804352498">
                <text:p>3200</text:p>
              </table:table-cell>
              <table:table-cell office:value-type="float" office:value="4.90300596099996">
                <text:p>4.90300596099996</text:p>
              </table:table-cell>
            </table:table-row>
            <table:table-row>
              <table:table-cell office:value-type="float" office:value="3270.23060033403">
                <text:p>3270</text:p>
              </table:table-cell>
              <table:table-cell office:value-type="float" office:value="4.92135329099983">
                <text:p>4.92135329099983</text:p>
              </table:table-cell>
            </table:table-row>
            <table:table-row>
              <table:table-cell office:value-type="float" office:value="3207.19146402816">
                <text:p>3210</text:p>
              </table:table-cell>
              <table:table-cell office:value-type="float" office:value="4.94006124799989">
                <text:p>4.94006124799989</text:p>
              </table:table-cell>
            </table:table-row>
            <table:table-row>
              <table:table-cell office:value-type="float" office:value="3254.1476280995">
                <text:p>3250</text:p>
              </table:table-cell>
              <table:table-cell office:value-type="float" office:value="4.95849925599987">
                <text:p>4.95849925599987</text:p>
              </table:table-cell>
            </table:table-row>
            <table:table-row>
              <table:table-cell office:value-type="float" office:value="3188.85855340106">
                <text:p>3190</text:p>
              </table:table-cell>
              <table:table-cell office:value-type="float" office:value="4.97731476599984">
                <text:p>4.97731476599984</text:p>
              </table:table-cell>
            </table:table-row>
            <table:table-row>
              <table:table-cell office:value-type="float" office:value="3266.53078262048">
                <text:p>3270</text:p>
              </table:table-cell>
              <table:table-cell office:value-type="float" office:value="4.99568287699981">
                <text:p>4.99568287699981</text:p>
              </table:table-cell>
            </table:table-row>
            <table:table-row>
              <table:table-cell office:value-type="float" office:value="1621.07965525314">
                <text:p>1620</text:p>
              </table:table-cell>
              <table:table-cell office:value-type="float" office:value="5.03269524699999">
                <text:p>5.03269524699999</text:p>
              </table:table-cell>
            </table:table-row>
            <table:table-row>
              <table:table-cell office:value-type="float" office:value="3225.6280015632">
                <text:p>3230</text:p>
              </table:table-cell>
              <table:table-cell office:value-type="float" office:value="5.0512962759999">
                <text:p>5.0512962759999</text:p>
              </table:table-cell>
            </table:table-row>
            <table:table-row>
              <table:table-cell office:value-type="float" office:value="3272.74821832058">
                <text:p>3270</text:p>
              </table:table-cell>
              <table:table-cell office:value-type="float" office:value="5.06962949199988">
                <text:p>5.06962949199988</text:p>
              </table:table-cell>
            </table:table-row>
            <table:table-row>
              <table:table-cell office:value-type="float" office:value="3190.8459310177">
                <text:p>3190</text:p>
              </table:table-cell>
              <table:table-cell office:value-type="float" office:value="5.08843328299986">
                <text:p>5.08843328299986</text:p>
              </table:table-cell>
            </table:table-row>
            <table:table-row>
              <table:table-cell office:value-type="float" office:value="3268.06908589055">
                <text:p>3270</text:p>
              </table:table-cell>
              <table:table-cell office:value-type="float" office:value="5.10679274799986">
                <text:p>5.10679274799986</text:p>
              </table:table-cell>
            </table:table-row>
            <table:table-row>
              <table:table-cell office:value-type="float" office:value="3196.64548286588">
                <text:p>3200</text:p>
              </table:table-cell>
              <table:table-cell office:value-type="float" office:value="5.12556242399978">
                <text:p>5.12556242399978</text:p>
              </table:table-cell>
            </table:table-row>
            <table:table-row>
              <table:table-cell office:value-type="float" office:value="3266.42888515206">
                <text:p>3270</text:p>
              </table:table-cell>
              <table:table-cell office:value-type="float" office:value="5.14393110799983">
                <text:p>5.14393110799983</text:p>
              </table:table-cell>
            </table:table-row>
            <table:table-row>
              <table:table-cell office:value-type="float" office:value="3207.79862894557">
                <text:p>3210</text:p>
              </table:table-cell>
              <table:table-cell office:value-type="float" office:value="5.16263552399983">
                <text:p>5.16263552399983</text:p>
              </table:table-cell>
            </table:table-row>
            <table:table-row>
              <table:table-cell office:value-type="float" office:value="3269.15420604005">
                <text:p>3270</text:p>
              </table:table-cell>
              <table:table-cell office:value-type="float" office:value="5.18098889499993">
                <text:p>5.18098889499993</text:p>
              </table:table-cell>
            </table:table-row>
            <table:table-row>
              <table:table-cell office:value-type="float" office:value="3211.65307637655">
                <text:p>3210</text:p>
              </table:table-cell>
              <table:table-cell office:value-type="float" office:value="5.19967086299994">
                <text:p>5.19967086299994</text:p>
              </table:table-cell>
            </table:table-row>
            <table:table-row>
              <table:table-cell office:value-type="float" office:value="3286.69837015509">
                <text:p>3290</text:p>
              </table:table-cell>
              <table:table-cell office:value-type="float" office:value="5.21792626499996">
                <text:p>5.21792626499996</text:p>
              </table:table-cell>
            </table:table-row>
            <table:table-row>
              <table:table-cell office:value-type="float" office:value="3231.6815095927">
                <text:p>3230</text:p>
              </table:table-cell>
              <table:table-cell office:value-type="float" office:value="5.236492451">
                <text:p>5.236492451</text:p>
              </table:table-cell>
            </table:table-row>
            <table:table-row>
              <table:table-cell office:value-type="float" office:value="3281.90425274944">
                <text:p>3280</text:p>
              </table:table-cell>
              <table:table-cell office:value-type="float" office:value="5.25477451999996">
                <text:p>5.25477451999996</text:p>
              </table:table-cell>
            </table:table-row>
            <table:table-row>
              <table:table-cell office:value-type="float" office:value="3218.79622495704">
                <text:p>3220</text:p>
              </table:table-cell>
              <table:table-cell office:value-type="float" office:value="5.27341502899981">
                <text:p>5.27341502899981</text:p>
              </table:table-cell>
            </table:table-row>
            <table:table-row>
              <table:table-cell office:value-type="float" office:value="3276.85384455338">
                <text:p>3280</text:p>
              </table:table-cell>
              <table:table-cell office:value-type="float" office:value="5.29172527499986">
                <text:p>5.29172527499986</text:p>
              </table:table-cell>
            </table:table-row>
            <table:table-row>
              <table:table-cell office:value-type="float" office:value="3221.55970846582">
                <text:p>3220</text:p>
              </table:table-cell>
              <table:table-cell office:value-type="float" office:value="5.31034979399988">
                <text:p>5.31034979399988</text:p>
              </table:table-cell>
            </table:table-row>
            <table:table-row>
              <table:table-cell office:value-type="float" office:value="3272.99012359245">
                <text:p>3270</text:p>
              </table:table-cell>
              <table:table-cell office:value-type="float" office:value="5.32868165499986">
                <text:p>5.32868165499986</text:p>
              </table:table-cell>
            </table:table-row>
            <table:table-row>
              <table:table-cell office:value-type="float" office:value="3226.54040280956">
                <text:p>3230</text:p>
              </table:table-cell>
              <table:table-cell office:value-type="float" office:value="5.34727742399991">
                <text:p>5.34727742399991</text:p>
              </table:table-cell>
            </table:table-row>
            <table:table-row>
              <table:table-cell office:value-type="float" office:value="3270.74115977386">
                <text:p>3270</text:p>
              </table:table-cell>
              <table:table-cell office:value-type="float" office:value="5.36562188999983">
                <text:p>5.36562188999983</text:p>
              </table:table-cell>
            </table:table-row>
            <table:table-row>
              <table:table-cell office:value-type="float" office:value="3219.10206578762">
                <text:p>3220</text:p>
              </table:table-cell>
              <table:table-cell office:value-type="float" office:value="5.38426062799999">
                <text:p>5.38426062799999</text:p>
              </table:table-cell>
            </table:table-row>
            <table:table-row>
              <table:table-cell office:value-type="float" office:value="3284.88960637505">
                <text:p>3280</text:p>
              </table:table-cell>
              <table:table-cell office:value-type="float" office:value="5.4025260819999">
                <text:p>5.4025260819999</text:p>
              </table:table-cell>
            </table:table-row>
            <table:table-row>
              <table:table-cell office:value-type="float" office:value="3218.88619243251">
                <text:p>3220</text:p>
              </table:table-cell>
              <table:table-cell office:value-type="float" office:value="5.4211660699998">
                <text:p>5.4211660699998</text:p>
              </table:table-cell>
            </table:table-row>
            <table:table-row>
              <table:table-cell office:value-type="float" office:value="3296.45117251896">
                <text:p>3300</text:p>
              </table:table-cell>
              <table:table-cell office:value-type="float" office:value="5.43936746199984">
                <text:p>5.43936746199984</text:p>
              </table:table-cell>
            </table:table-row>
            <table:table-row>
              <table:table-cell office:value-type="float" office:value="3211.44731097381">
                <text:p>3210</text:p>
              </table:table-cell>
              <table:table-cell office:value-type="float" office:value="5.45805062699992">
                <text:p>5.45805062699992</text:p>
              </table:table-cell>
            </table:table-row>
            <table:table-row>
              <table:table-cell office:value-type="float" office:value="3288.90335517692">
                <text:p>3290</text:p>
              </table:table-cell>
              <table:table-cell office:value-type="float" office:value="5.47629379">
                <text:p>5.47629379</text:p>
              </table:table-cell>
            </table:table-row>
            <table:table-row>
              <table:table-cell office:value-type="float" office:value="3226.46822453473">
                <text:p>3230</text:p>
              </table:table-cell>
              <table:table-cell office:value-type="float" office:value="5.49488997499998">
                <text:p>5.49488997499998</text:p>
              </table:table-cell>
            </table:table-row>
            <table:table-row>
              <table:table-cell office:value-type="float" office:value="3287.3077377186">
                <text:p>3290</text:p>
              </table:table-cell>
              <table:table-cell office:value-type="float" office:value="5.51314199299986">
                <text:p>5.51314199299986</text:p>
              </table:table-cell>
            </table:table-row>
            <table:table-row>
              <table:table-cell office:value-type="float" office:value="3210.58809145444">
                <text:p>3210</text:p>
              </table:table-cell>
              <table:table-cell office:value-type="float" office:value="5.53183015799982">
                <text:p>5.53183015799982</text:p>
              </table:table-cell>
            </table:table-row>
            <table:table-row>
              <table:table-cell office:value-type="float" office:value="3271.14059108152">
                <text:p>3270</text:p>
              </table:table-cell>
              <table:table-cell office:value-type="float" office:value="5.55017238400001">
                <text:p>5.55017238400001</text:p>
              </table:table-cell>
            </table:table-row>
            <table:table-row>
              <table:table-cell office:value-type="float" office:value="3236.96667740479">
                <text:p>3240</text:p>
              </table:table-cell>
              <table:table-cell office:value-type="float" office:value="5.56870825599981">
                <text:p>5.56870825599981</text:p>
              </table:table-cell>
            </table:table-row>
            <table:table-row>
              <table:table-cell office:value-type="float" office:value="3304.18527929601">
                <text:p>3300</text:p>
              </table:table-cell>
              <table:table-cell office:value-type="float" office:value="5.58686704399997">
                <text:p>5.58686704399997</text:p>
              </table:table-cell>
            </table:table-row>
            <table:table-row>
              <table:table-cell office:value-type="float" office:value="3244.44210846504">
                <text:p>3240</text:p>
              </table:table-cell>
              <table:table-cell office:value-type="float" office:value="5.60536020799987">
                <text:p>5.60536020799987</text:p>
              </table:table-cell>
            </table:table-row>
            <table:table-row>
              <table:table-cell office:value-type="float" office:value="3273.02726052952">
                <text:p>3270</text:p>
              </table:table-cell>
              <table:table-cell office:value-type="float" office:value="5.623691861">
                <text:p>5.623691861</text:p>
              </table:table-cell>
            </table:table-row>
            <table:table-row>
              <table:table-cell office:value-type="float" office:value="3274.18088998146">
                <text:p>3270</text:p>
              </table:table-cell>
              <table:table-cell office:value-type="float" office:value="5.642017055">
                <text:p>5.642017055</text:p>
              </table:table-cell>
            </table:table-row>
            <table:table-row>
              <table:table-cell office:value-type="float" office:value="3275.90311192681">
                <text:p>3280</text:p>
              </table:table-cell>
              <table:table-cell office:value-type="float" office:value="5.66033261499979">
                <text:p>5.66033261499979</text:p>
              </table:table-cell>
            </table:table-row>
            <table:table-row>
              <table:table-cell office:value-type="float" office:value="3230.91129144019">
                <text:p>3230</text:p>
              </table:table-cell>
              <table:table-cell office:value-type="float" office:value="5.67890322699986">
                <text:p>5.67890322699986</text:p>
              </table:table-cell>
            </table:table-row>
            <table:table-row>
              <table:table-cell office:value-type="float" office:value="3289.8425289221">
                <text:p>3290</text:p>
              </table:table-cell>
              <table:table-cell office:value-type="float" office:value="5.697141182">
                <text:p>5.697141182</text:p>
              </table:table-cell>
            </table:table-row>
            <table:table-row>
              <table:table-cell office:value-type="float" office:value="3222.19049559407">
                <text:p>3220</text:p>
              </table:table-cell>
              <table:table-cell office:value-type="float" office:value="5.71576205499991">
                <text:p>5.71576205499991</text:p>
              </table:table-cell>
            </table:table-row>
            <table:table-row>
              <table:table-cell office:value-type="float" office:value="3291.82614879647">
                <text:p>3290</text:p>
              </table:table-cell>
              <table:table-cell office:value-type="float" office:value="5.73398901999985">
                <text:p>5.73398901999985</text:p>
              </table:table-cell>
            </table:table-row>
            <table:table-row>
              <table:table-cell office:value-type="float" office:value="3248.08288671832">
                <text:p>3250</text:p>
              </table:table-cell>
              <table:table-cell office:value-type="float" office:value="5.752461455">
                <text:p>5.752461455</text:p>
              </table:table-cell>
            </table:table-row>
            <table:table-row>
              <table:table-cell office:value-type="float" office:value="3314.57651315233">
                <text:p>3310</text:p>
              </table:table-cell>
              <table:table-cell office:value-type="float" office:value="5.77056331499989">
                <text:p>5.77056331499989</text:p>
              </table:table-cell>
            </table:table-row>
            <table:table-row>
              <table:table-cell office:value-type="float" office:value="3262.89468790501">
                <text:p>3260</text:p>
              </table:table-cell>
              <table:table-cell office:value-type="float" office:value="5.78895189499985">
                <text:p>5.78895189499985</text:p>
              </table:table-cell>
            </table:table-row>
            <table:table-row>
              <table:table-cell office:value-type="float" office:value="3308.71210365577">
                <text:p>3310</text:p>
              </table:table-cell>
              <table:table-cell office:value-type="float" office:value="5.80708583899991">
                <text:p>5.80708583899991</text:p>
              </table:table-cell>
            </table:table-row>
            <table:table-row>
              <table:table-cell office:value-type="float" office:value="3246.10595775146">
                <text:p>3250</text:p>
              </table:table-cell>
              <table:table-cell office:value-type="float" office:value="5.825569524">
                <text:p>5.825569524</text:p>
              </table:table-cell>
            </table:table-row>
            <table:table-row>
              <table:table-cell office:value-type="float" office:value="3294.85781426437">
                <text:p>3290</text:p>
              </table:table-cell>
              <table:table-cell office:value-type="float" office:value="5.84377971799995">
                <text:p>5.84377971799995</text:p>
              </table:table-cell>
            </table:table-row>
            <table:table-row>
              <table:table-cell office:value-type="float" office:value="3235.26664959441">
                <text:p>3240</text:p>
              </table:table-cell>
              <table:table-cell office:value-type="float" office:value="5.86232532999998">
                <text:p>5.86232532999998</text:p>
              </table:table-cell>
            </table:table-row>
            <table:table-row>
              <table:table-cell office:value-type="float" office:value="3285.44217289999">
                <text:p>3290</text:p>
              </table:table-cell>
              <table:table-cell office:value-type="float" office:value="5.88058771199985">
                <text:p>5.88058771199985</text:p>
              </table:table-cell>
            </table:table-row>
            <table:table-row>
              <table:table-cell office:value-type="float" office:value="3241.95855142783">
                <text:p>3240</text:p>
              </table:table-cell>
              <table:table-cell office:value-type="float" office:value="5.89909504299999">
                <text:p>5.89909504299999</text:p>
              </table:table-cell>
            </table:table-row>
            <table:table-row>
              <table:table-cell office:value-type="float" office:value="3305.24717905132">
                <text:p>3310</text:p>
              </table:table-cell>
              <table:table-cell office:value-type="float" office:value="5.917247997">
                <text:p>5.917247997</text:p>
              </table:table-cell>
            </table:table-row>
            <table:table-row>
              <table:table-cell office:value-type="float" office:value="3262.10934405916">
                <text:p>3260</text:p>
              </table:table-cell>
              <table:table-cell office:value-type="float" office:value="5.93564100399999">
                <text:p>5.93564100399999</text:p>
              </table:table-cell>
            </table:table-row>
            <table:table-row>
              <table:table-cell office:value-type="float" office:value="3307.92351885761">
                <text:p>3310</text:p>
              </table:table-cell>
              <table:table-cell office:value-type="float" office:value="5.9537792709998">
                <text:p>5.9537792709998</text:p>
              </table:table-cell>
            </table:table-row>
            <table:table-row>
              <table:table-cell office:value-type="float" office:value="3260.41983988973">
                <text:p>3260</text:p>
              </table:table-cell>
              <table:table-cell office:value-type="float" office:value="5.97218180899995">
                <text:p>5.97218180899995</text:p>
              </table:table-cell>
            </table:table-row>
            <table:table-row>
              <table:table-cell office:value-type="float" office:value="3304.85830696569">
                <text:p>3300</text:p>
              </table:table-cell>
              <table:table-cell office:value-type="float" office:value="5.99033689899989">
                <text:p>5.99033689899989</text:p>
              </table:table-cell>
            </table:table-row>
            <table:table-row>
              <table:table-cell office:value-type="float" office:value="3261.30576485739">
                <text:p>3260</text:p>
              </table:table-cell>
              <table:table-cell office:value-type="float" office:value="6.00873443799992">
                <text:p>6.00873443799992</text:p>
              </table:table-cell>
            </table:table-row>
            <table:table-row>
              <table:table-cell office:value-type="float" office:value="3299.75611502301">
                <text:p>3300</text:p>
              </table:table-cell>
              <table:table-cell office:value-type="float" office:value="6.02691759999993">
                <text:p>6.02691759999993</text:p>
              </table:table-cell>
            </table:table-row>
            <table:table-row>
              <table:table-cell office:value-type="float" office:value="3246.89275070589">
                <text:p>3250</text:p>
              </table:table-cell>
              <table:table-cell office:value-type="float" office:value="6.04539680599987">
                <text:p>6.04539680599987</text:p>
              </table:table-cell>
            </table:table-row>
            <table:table-row>
              <table:table-cell office:value-type="float" office:value="3303.95784411692">
                <text:p>3300</text:p>
              </table:table-cell>
              <table:table-cell office:value-type="float" office:value="6.063556844">
                <text:p>6.063556844</text:p>
              </table:table-cell>
            </table:table-row>
            <table:table-row>
              <table:table-cell office:value-type="float" office:value="3243.07214930736">
                <text:p>3240</text:p>
              </table:table-cell>
              <table:table-cell office:value-type="float" office:value="6.08205781999982">
                <text:p>6.08205781999982</text:p>
              </table:table-cell>
            </table:table-row>
            <table:table-row>
              <table:table-cell office:value-type="float" office:value="3297.86661006898">
                <text:p>3300</text:p>
              </table:table-cell>
              <table:table-cell office:value-type="float" office:value="6.10025139999993">
                <text:p>6.10025139999993</text:p>
              </table:table-cell>
            </table:table-row>
            <table:table-row>
              <table:table-cell office:value-type="float" office:value="3258.09611089562">
                <text:p>3260</text:p>
              </table:table-cell>
              <table:table-cell office:value-type="float" office:value="6.11866706299998">
                <text:p>6.11866706299998</text:p>
              </table:table-cell>
            </table:table-row>
            <table:table-row>
              <table:table-cell office:value-type="float" office:value="3318.29041678471">
                <text:p>3320</text:p>
              </table:table-cell>
              <table:table-cell office:value-type="float" office:value="6.13674866299994">
                <text:p>6.13674866299994</text:p>
              </table:table-cell>
            </table:table-row>
            <table:table-row>
              <table:table-cell office:value-type="float" office:value="3255.86756172996">
                <text:p>3260</text:p>
              </table:table-cell>
              <table:table-cell office:value-type="float" office:value="6.15517693099991">
                <text:p>6.15517693099991</text:p>
              </table:table-cell>
            </table:table-row>
            <table:table-row>
              <table:table-cell office:value-type="float" office:value="3323.05733236635">
                <text:p>3320</text:p>
              </table:table-cell>
              <table:table-cell office:value-type="float" office:value="6.17323259299997">
                <text:p>6.17323259299997</text:p>
              </table:table-cell>
            </table:table-row>
            <table:table-row>
              <table:table-cell office:value-type="float" office:value="3244.89901875687">
                <text:p>3240</text:p>
              </table:table-cell>
              <table:table-cell office:value-type="float" office:value="6.19172315299988">
                <text:p>6.19172315299988</text:p>
              </table:table-cell>
            </table:table-row>
            <table:table-row>
              <table:table-cell office:value-type="float" office:value="3317.46864533898">
                <text:p>3320</text:p>
              </table:table-cell>
              <table:table-cell office:value-type="float" office:value="6.209809232">
                <text:p>6.209809232</text:p>
              </table:table-cell>
            </table:table-row>
            <table:table-row>
              <table:table-cell office:value-type="float" office:value="3259.13761698123">
                <text:p>3260</text:p>
              </table:table-cell>
              <table:table-cell office:value-type="float" office:value="6.22821900999998">
                <text:p>6.22821900999998</text:p>
              </table:table-cell>
            </table:table-row>
            <table:table-row>
              <table:table-cell office:value-type="float" office:value="3342.91226270147">
                <text:p>3340</text:p>
              </table:table-cell>
              <table:table-cell office:value-type="float" office:value="6.24616743199999">
                <text:p>6.24616743199999</text:p>
              </table:table-cell>
            </table:table-row>
            <table:table-row>
              <table:table-cell office:value-type="float" office:value="3251.1995436474">
                <text:p>3250</text:p>
              </table:table-cell>
              <table:table-cell office:value-type="float" office:value="6.26462215899983">
                <text:p>6.26462215899983</text:p>
              </table:table-cell>
            </table:table-row>
            <table:table-row>
              <table:table-cell office:value-type="float" office:value="3366.45551508525">
                <text:p>3370</text:p>
              </table:table-cell>
              <table:table-cell office:value-type="float" office:value="6.28244505899988">
                <text:p>6.28244505899988</text:p>
              </table:table-cell>
            </table:table-row>
            <table:table-row>
              <table:table-cell office:value-type="float" office:value="3277.15202381616">
                <text:p>3280</text:p>
              </table:table-cell>
              <table:table-cell office:value-type="float" office:value="6.30075363899982">
                <text:p>6.30075363899982</text:p>
              </table:table-cell>
            </table:table-row>
            <table:table-row>
              <table:table-cell office:value-type="float" office:value="3344.55244869422">
                <text:p>3340</text:p>
              </table:table-cell>
              <table:table-cell office:value-type="float" office:value="6.31869325899993">
                <text:p>6.31869325899993</text:p>
              </table:table-cell>
            </table:table-row>
            <table:table-row>
              <table:table-cell office:value-type="float" office:value="3266.0954955146">
                <text:p>3270</text:p>
              </table:table-cell>
              <table:table-cell office:value-type="float" office:value="6.33706381799993">
                <text:p>6.33706381799993</text:p>
              </table:table-cell>
            </table:table-row>
            <table:table-row>
              <table:table-cell office:value-type="float" office:value="3314.76713844034">
                <text:p>3310</text:p>
              </table:table-cell>
              <table:table-cell office:value-type="float" office:value="6.35516463699992">
                <text:p>6.35516463699992</text:p>
              </table:table-cell>
            </table:table-row>
            <table:table-row>
              <table:table-cell office:value-type="float" office:value="3255.45365805008">
                <text:p>3260</text:p>
              </table:table-cell>
              <table:table-cell office:value-type="float" office:value="6.3735952479999">
                <text:p>6.3735952479999</text:p>
              </table:table-cell>
            </table:table-row>
            <table:table-row>
              <table:table-cell office:value-type="float" office:value="3327.11698493031">
                <text:p>3330</text:p>
              </table:table-cell>
              <table:table-cell office:value-type="float" office:value="6.39162887899988">
                <text:p>6.39162887899988</text:p>
              </table:table-cell>
            </table:table-row>
            <table:table-row>
              <table:table-cell office:value-type="float" office:value="3250.76850874677">
                <text:p>3250</text:p>
              </table:table-cell>
              <table:table-cell office:value-type="float" office:value="6.41008605299999">
                <text:p>6.41008605299999</text:p>
              </table:table-cell>
            </table:table-row>
            <table:table-row>
              <table:table-cell office:value-type="float" office:value="3323.67086820587">
                <text:p>3320</text:p>
              </table:table-cell>
              <table:table-cell office:value-type="float" office:value="6.42813838199982">
                <text:p>6.42813838199982</text:p>
              </table:table-cell>
            </table:table-row>
            <table:table-row>
              <table:table-cell office:value-type="float" office:value="3283.6534803954">
                <text:p>3280</text:p>
              </table:table-cell>
              <table:table-cell office:value-type="float" office:value="6.44641071199999">
                <text:p>6.44641071199999</text:p>
              </table:table-cell>
            </table:table-row>
            <table:table-row>
              <table:table-cell office:value-type="float" office:value="3365.07873835203">
                <text:p>3370</text:p>
              </table:table-cell>
              <table:table-cell office:value-type="float" office:value="6.46424090400001">
                <text:p>6.46424090400001</text:p>
              </table:table-cell>
            </table:table-row>
            <table:table-row>
              <table:table-cell office:value-type="float" office:value="3298.95274748703">
                <text:p>3300</text:p>
              </table:table-cell>
              <table:table-cell office:value-type="float" office:value="6.48242849399981">
                <text:p>6.48242849399981</text:p>
              </table:table-cell>
            </table:table-row>
            <table:table-row>
              <table:table-cell office:value-type="float" office:value="3363.66386412587">
                <text:p>3360</text:p>
              </table:table-cell>
              <table:table-cell office:value-type="float" office:value="6.50026618599986">
                <text:p>6.50026618599986</text:p>
              </table:table-cell>
            </table:table-row>
            <table:table-row>
              <table:table-cell office:value-type="float" office:value="3261.74899654644">
                <text:p>3260</text:p>
              </table:table-cell>
              <table:table-cell office:value-type="float" office:value="6.51866122499996">
                <text:p>6.51866122499996</text:p>
              </table:table-cell>
            </table:table-row>
            <table:table-row>
              <table:table-cell office:value-type="float" office:value="3324.39993198633">
                <text:p>3320</text:p>
              </table:table-cell>
              <table:table-cell office:value-type="float" office:value="6.53670959499982">
                <text:p>6.53670959499982</text:p>
              </table:table-cell>
            </table:table-row>
            <table:table-row>
              <table:table-cell office:value-type="float" office:value="3246.03290146265">
                <text:p>3250</text:p>
              </table:table-cell>
              <table:table-cell office:value-type="float" office:value="6.55519369599983">
                <text:p>6.55519369599983</text:p>
              </table:table-cell>
            </table:table-row>
            <table:table-row>
              <table:table-cell office:value-type="float" office:value="3301.06069681113">
                <text:p>3300</text:p>
              </table:table-cell>
              <table:table-cell office:value-type="float" office:value="6.5733696719999">
                <text:p>6.5733696719999</text:p>
              </table:table-cell>
            </table:table-row>
            <table:table-row>
              <table:table-cell office:value-type="float" office:value="3252.87967951996">
                <text:p>3250</text:p>
              </table:table-cell>
              <table:table-cell office:value-type="float" office:value="6.59181486699981">
                <text:p>6.59181486699981</text:p>
              </table:table-cell>
            </table:table-row>
            <table:table-row>
              <table:table-cell office:value-type="float" office:value="3324.68785198054">
                <text:p>3320</text:p>
              </table:table-cell>
              <table:table-cell office:value-type="float" office:value="6.60986167399983">
                <text:p>6.60986167399983</text:p>
              </table:table-cell>
            </table:table-row>
            <table:table-row>
              <table:table-cell office:value-type="float" office:value="3259.50641834403">
                <text:p>3260</text:p>
              </table:table-cell>
              <table:table-cell office:value-type="float" office:value="6.62826936900001">
                <text:p>6.62826936900001</text:p>
              </table:table-cell>
            </table:table-row>
            <table:table-row>
              <table:table-cell office:value-type="float" office:value="3348.50914887754">
                <text:p>3350</text:p>
              </table:table-cell>
              <table:table-cell office:value-type="float" office:value="6.64618779099988">
                <text:p>6.64618779099988</text:p>
              </table:table-cell>
            </table:table-row>
            <table:table-row>
              <table:table-cell office:value-type="float" office:value="3277.68354741789">
                <text:p>3280</text:p>
              </table:table-cell>
              <table:table-cell office:value-type="float" office:value="6.66449340199983">
                <text:p>6.66449340199983</text:p>
              </table:table-cell>
            </table:table-row>
            <table:table-row>
              <table:table-cell office:value-type="float" office:value="3337.13098840398">
                <text:p>3340</text:p>
              </table:table-cell>
              <table:table-cell office:value-type="float" office:value="6.6824729179998">
                <text:p>6.6824729179998</text:p>
              </table:table-cell>
            </table:table-row>
            <table:table-row>
              <table:table-cell office:value-type="float" office:value="3291.13964318267">
                <text:p>3290</text:p>
              </table:table-cell>
              <table:table-cell office:value-type="float" office:value="6.70070368500001">
                <text:p>6.70070368500001</text:p>
              </table:table-cell>
            </table:table-row>
            <table:table-row>
              <table:table-cell office:value-type="float" office:value="3335.34361906279">
                <text:p>3340</text:p>
              </table:table-cell>
              <table:table-cell office:value-type="float" office:value="6.71869283599995">
                <text:p>6.71869283599995</text:p>
              </table:table-cell>
            </table:table-row>
            <table:table-row>
              <table:table-cell office:value-type="float" office:value="3256.50248918809">
                <text:p>3260</text:p>
              </table:table-cell>
              <table:table-cell office:value-type="float" office:value="6.73711751099995">
                <text:p>6.73711751099995</text:p>
              </table:table-cell>
            </table:table-row>
            <table:table-row>
              <table:table-cell office:value-type="float" office:value="3343.04823149275">
                <text:p>3340</text:p>
              </table:table-cell>
              <table:table-cell office:value-type="float" office:value="6.75506520299996">
                <text:p>6.75506520299996</text:p>
              </table:table-cell>
            </table:table-row>
            <table:table-row>
              <table:table-cell office:value-type="float" office:value="3285.43281798995">
                <text:p>3290</text:p>
              </table:table-cell>
              <table:table-cell office:value-type="float" office:value="6.77332763699997">
                <text:p>6.77332763699997</text:p>
              </table:table-cell>
            </table:table-row>
            <table:table-row>
              <table:table-cell office:value-type="float" office:value="3358.09442919889">
                <text:p>3360</text:p>
              </table:table-cell>
              <table:table-cell office:value-type="float" office:value="6.7911949129998">
                <text:p>6.7911949129998</text:p>
              </table:table-cell>
            </table:table-row>
            <table:table-row>
              <table:table-cell office:value-type="float" office:value="3274.95328824891">
                <text:p>3270</text:p>
              </table:table-cell>
              <table:table-cell office:value-type="float" office:value="6.8095157849998">
                <text:p>6.8095157849998</text:p>
              </table:table-cell>
            </table:table-row>
            <table:table-row>
              <table:table-cell office:value-type="float" office:value="3361.32796653241">
                <text:p>3360</text:p>
              </table:table-cell>
              <table:table-cell office:value-type="float" office:value="6.82736587299996">
                <text:p>6.82736587299996</text:p>
              </table:table-cell>
            </table:table-row>
            <table:table-row>
              <table:table-cell office:value-type="float" office:value="3281.67054098364">
                <text:p>3280</text:p>
              </table:table-cell>
              <table:table-cell office:value-type="float" office:value="6.84564924399979">
                <text:p>6.84564924399979</text:p>
              </table:table-cell>
            </table:table-row>
            <table:table-row>
              <table:table-cell office:value-type="float" office:value="3332.98892445182">
                <text:p>3330</text:p>
              </table:table-cell>
              <table:table-cell office:value-type="float" office:value="6.86365110399993">
                <text:p>6.86365110399993</text:p>
              </table:table-cell>
            </table:table-row>
            <table:table-row>
              <table:table-cell office:value-type="float" office:value="3298.12167023905">
                <text:p>3300</text:p>
              </table:table-cell>
              <table:table-cell office:value-type="float" office:value="6.88184327699992">
                <text:p>6.88184327699992</text:p>
              </table:table-cell>
            </table:table-row>
            <table:table-row>
              <table:table-cell office:value-type="float" office:value="3344.79538966476">
                <text:p>3340</text:p>
              </table:table-cell>
              <table:table-cell office:value-type="float" office:value="6.89978159399993">
                <text:p>6.89978159399993</text:p>
              </table:table-cell>
            </table:table-row>
            <table:table-row>
              <table:table-cell office:value-type="float" office:value="3268.60674822321">
                <text:p>3270</text:p>
              </table:table-cell>
              <table:table-cell office:value-type="float" office:value="6.91813803899981">
                <text:p>6.91813803899981</text:p>
              </table:table-cell>
            </table:table-row>
            <table:table-row>
              <table:table-cell office:value-type="float" office:value="3360.60238123651">
                <text:p>3360</text:p>
              </table:table-cell>
              <table:table-cell office:value-type="float" office:value="6.93599198099992">
                <text:p>6.93599198099992</text:p>
              </table:table-cell>
            </table:table-row>
            <table:table-row>
              <table:table-cell office:value-type="float" office:value="3258.93457283279">
                <text:p>3260</text:p>
              </table:table-cell>
              <table:table-cell office:value-type="float" office:value="6.95440290599981">
                <text:p>6.95440290599981</text:p>
              </table:table-cell>
            </table:table-row>
            <table:table-row>
              <table:table-cell office:value-type="float" office:value="3330.93635449406">
                <text:p>3330</text:p>
              </table:table-cell>
              <table:table-cell office:value-type="float" office:value="6.97241585899997">
                <text:p>6.97241585899997</text:p>
              </table:table-cell>
            </table:table-row>
            <table:table-row>
              <table:table-cell office:value-type="float" office:value="3277.69285824952">
                <text:p>3280</text:p>
              </table:table-cell>
              <table:table-cell office:value-type="float" office:value="6.99072141799979">
                <text:p>6.99072141799979</text:p>
              </table:table-cell>
            </table:table-row>
            <table:table-row>
              <table:table-cell office:value-type="float" office:value="3346.30117991204">
                <text:p>3350</text:p>
              </table:table-cell>
              <table:table-cell office:value-type="float" office:value="7.00865166299991">
                <text:p>7.00865166299991</text:p>
              </table:table-cell>
            </table:table-row>
            <table:table-row>
              <table:table-cell office:value-type="float" office:value="3277.45974584258">
                <text:p>3280</text:p>
              </table:table-cell>
              <table:table-cell office:value-type="float" office:value="7.02695852399984">
                <text:p>7.02695852399984</text:p>
              </table:table-cell>
            </table:table-row>
            <table:table-row>
              <table:table-cell office:value-type="float" office:value="3361.37692756243">
                <text:p>3360</text:p>
              </table:table-cell>
              <table:table-cell office:value-type="float" office:value="7.04480835199979">
                <text:p>7.04480835199979</text:p>
              </table:table-cell>
            </table:table-row>
            <table:table-row>
              <table:table-cell office:value-type="float" office:value="3298.15956097413">
                <text:p>3300</text:p>
              </table:table-cell>
              <table:table-cell office:value-type="float" office:value="7.06300031599994">
                <text:p>7.06300031599994</text:p>
              </table:table-cell>
            </table:table-row>
            <table:table-row>
              <table:table-cell office:value-type="float" office:value="3363.03528731246">
                <text:p>3360</text:p>
              </table:table-cell>
              <table:table-cell office:value-type="float" office:value="7.08084134199999">
                <text:p>7.08084134199999</text:p>
              </table:table-cell>
            </table:table-row>
            <table:table-row>
              <table:table-cell office:value-type="float" office:value="3288.94085415345">
                <text:p>3290</text:p>
              </table:table-cell>
              <table:table-cell office:value-type="float" office:value="7.09908429699999">
                <text:p>7.09908429699999</text:p>
              </table:table-cell>
            </table:table-row>
            <table:table-row>
              <table:table-cell office:value-type="float" office:value="3373.00037997979">
                <text:p>3370</text:p>
              </table:table-cell>
              <table:table-cell office:value-type="float" office:value="7.11687261399993">
                <text:p>7.11687261399993</text:p>
              </table:table-cell>
            </table:table-row>
            <table:table-row>
              <table:table-cell office:value-type="float" office:value="3297.45138334056">
                <text:p>3300</text:p>
              </table:table-cell>
              <table:table-cell office:value-type="float" office:value="7.13506848499992">
                <text:p>7.13506848499992</text:p>
              </table:table-cell>
            </table:table-row>
            <table:table-row>
              <table:table-cell office:value-type="float" office:value="3359.95556796519">
                <text:p>3360</text:p>
              </table:table-cell>
              <table:table-cell office:value-type="float" office:value="7.15292586399983">
                <text:p>7.15292586399983</text:p>
              </table:table-cell>
            </table:table-row>
            <table:table-row>
              <table:table-cell office:value-type="float" office:value="3307.86661951299">
                <text:p>3310</text:p>
              </table:table-cell>
              <table:table-cell office:value-type="float" office:value="7.17106444299998">
                <text:p>7.17106444299998</text:p>
              </table:table-cell>
            </table:table-row>
            <table:table-row>
              <table:table-cell office:value-type="float" office:value="3337.73042230385">
                <text:p>3340</text:p>
              </table:table-cell>
              <table:table-cell office:value-type="float" office:value="7.18904072999999">
                <text:p>7.18904072999999</text:p>
              </table:table-cell>
            </table:table-row>
            <table:table-row>
              <table:table-cell office:value-type="float" office:value="3288.8188053973">
                <text:p>3290</text:p>
              </table:table-cell>
              <table:table-cell office:value-type="float" office:value="7.20728436199988">
                <text:p>7.20728436199988</text:p>
              </table:table-cell>
            </table:table-row>
            <table:table-row>
              <table:table-cell office:value-type="float" office:value="3330.57044013736">
                <text:p>3330</text:p>
              </table:table-cell>
              <table:table-cell office:value-type="float" office:value="7.2252992939998">
                <text:p>7.2252992939998</text:p>
              </table:table-cell>
            </table:table-row>
            <table:table-row>
              <table:table-cell office:value-type="float" office:value="3294.46197647265">
                <text:p>3290</text:p>
              </table:table-cell>
              <table:table-cell office:value-type="float" office:value="7.2435116759998">
                <text:p>7.2435116759998</text:p>
              </table:table-cell>
            </table:table-row>
            <table:table-row>
              <table:table-cell office:value-type="float" office:value="3347.02078886955">
                <text:p>3350</text:p>
              </table:table-cell>
              <table:table-cell office:value-type="float" office:value="7.26143806599998">
                <text:p>7.26143806599998</text:p>
              </table:table-cell>
            </table:table-row>
            <table:table-row>
              <table:table-cell office:value-type="float" office:value="3305.69278313213">
                <text:p>3310</text:p>
              </table:table-cell>
              <table:table-cell office:value-type="float" office:value="7.27958857299996">
                <text:p>7.27958857299996</text:p>
              </table:table-cell>
            </table:table-row>
            <table:table-row>
              <table:table-cell office:value-type="float" office:value="3333.96326719962">
                <text:p>3330</text:p>
              </table:table-cell>
              <table:table-cell office:value-type="float" office:value="7.2975851719998">
                <text:p>7.2975851719998</text:p>
              </table:table-cell>
            </table:table-row>
            <table:table-row>
              <table:table-cell office:value-type="float" office:value="3293.8309674818">
                <text:p>3290</text:p>
              </table:table-cell>
              <table:table-cell office:value-type="float" office:value="7.31580104299997">
                <text:p>7.31580104299997</text:p>
              </table:table-cell>
            </table:table-row>
            <table:table-row>
              <table:table-cell office:value-type="float" office:value="3344.33880916084">
                <text:p>3340</text:p>
              </table:table-cell>
              <table:table-cell office:value-type="float" office:value="7.333741809">
                <text:p>7.333741809</text:p>
              </table:table-cell>
            </table:table-row>
            <table:table-row>
              <table:table-cell office:value-type="float" office:value="3296.47960703767">
                <text:p>3300</text:p>
              </table:table-cell>
              <table:table-cell office:value-type="float" office:value="7.35194304399988">
                <text:p>7.35194304399988</text:p>
              </table:table-cell>
            </table:table-row>
            <table:table-row>
              <table:table-cell office:value-type="float" office:value="3357.36047007461">
                <text:p>3360</text:p>
              </table:table-cell>
              <table:table-cell office:value-type="float" office:value="7.36981422599979">
                <text:p>7.36981422599979</text:p>
              </table:table-cell>
            </table:table-row>
            <table:table-row>
              <table:table-cell office:value-type="float" office:value="3283.54116777966">
                <text:p>3280</text:p>
              </table:table-cell>
              <table:table-cell office:value-type="float" office:value="7.38808718099995">
                <text:p>7.38808718099995</text:p>
              </table:table-cell>
            </table:table-row>
            <table:table-row>
              <table:table-cell office:value-type="float" office:value="3375.38215656816">
                <text:p>3380</text:p>
              </table:table-cell>
              <table:table-cell office:value-type="float" office:value="7.40586294599984">
                <text:p>7.40586294599984</text:p>
              </table:table-cell>
            </table:table-row>
            <table:table-row>
              <table:table-cell office:value-type="float" office:value="3312.80370473239">
                <text:p>3310</text:p>
              </table:table-cell>
              <table:table-cell office:value-type="float" office:value="7.42397449299983">
                <text:p>7.42397449299983</text:p>
              </table:table-cell>
            </table:table-row>
            <table:table-row>
              <table:table-cell office:value-type="float" office:value="3363.43797173441">
                <text:p>3360</text:p>
              </table:table-cell>
              <table:table-cell office:value-type="float" office:value="7.44181338299995">
                <text:p>7.44181338299995</text:p>
              </table:table-cell>
            </table:table-row>
            <table:table-row>
              <table:table-cell office:value-type="float" office:value="3317.77426228932">
                <text:p>3320</text:p>
              </table:table-cell>
              <table:table-cell office:value-type="float" office:value="7.45989779599995">
                <text:p>7.45989779599995</text:p>
              </table:table-cell>
            </table:table-row>
            <table:table-row>
              <table:table-cell office:value-type="float" office:value="3361.81858249174">
                <text:p>3360</text:p>
              </table:table-cell>
              <table:table-cell office:value-type="float" office:value="7.47774527899992">
                <text:p>7.47774527899992</text:p>
              </table:table-cell>
            </table:table-row>
            <table:table-row>
              <table:table-cell office:value-type="float" office:value="3320.81570301591">
                <text:p>3320</text:p>
              </table:table-cell>
              <table:table-cell office:value-type="float" office:value="7.495813129">
                <text:p>7.495813129</text:p>
              </table:table-cell>
            </table:table-row>
            <table:table-row>
              <table:table-cell office:value-type="float" office:value="3368.13855446477">
                <text:p>3370</text:p>
              </table:table-cell>
              <table:table-cell office:value-type="float" office:value="7.51362712299988">
                <text:p>7.51362712299988</text:p>
              </table:table-cell>
            </table:table-row>
            <table:table-row>
              <table:table-cell office:value-type="float" office:value="3306.48996194775">
                <text:p>3310</text:p>
              </table:table-cell>
              <table:table-cell office:value-type="float" office:value="7.53177325399997">
                <text:p>7.53177325399997</text:p>
              </table:table-cell>
            </table:table-row>
            <table:table-row>
              <table:table-cell office:value-type="float" office:value="3360.76897084341">
                <text:p>3360</text:p>
              </table:table-cell>
              <table:table-cell office:value-type="float" office:value="7.54962631099988">
                <text:p>7.54962631099988</text:p>
              </table:table-cell>
            </table:table-row>
            <table:table-row>
              <table:table-cell office:value-type="float" office:value="3302.09223864764">
                <text:p>3300</text:p>
              </table:table-cell>
              <table:table-cell office:value-type="float" office:value="7.56779660899997">
                <text:p>7.56779660899997</text:p>
              </table:table-cell>
            </table:table-row>
            <table:table-row>
              <table:table-cell office:value-type="float" office:value="3384.52540830675">
                <text:p>3380</text:p>
              </table:table-cell>
              <table:table-cell office:value-type="float" office:value="7.58552435299998">
                <text:p>7.58552435299998</text:p>
              </table:table-cell>
            </table:table-row>
            <table:table-row>
              <table:table-cell office:value-type="float" office:value="3299.00952188989">
                <text:p>3300</text:p>
              </table:table-cell>
              <table:table-cell office:value-type="float" office:value="7.60371162999991">
                <text:p>7.60371162999991</text:p>
              </table:table-cell>
            </table:table-row>
            <table:table-row>
              <table:table-cell office:value-type="float" office:value="3353.88069708944">
                <text:p>3350</text:p>
              </table:table-cell>
              <table:table-cell office:value-type="float" office:value="7.62160135399995">
                <text:p>7.62160135399995</text:p>
              </table:table-cell>
            </table:table-row>
            <table:table-row>
              <table:table-cell office:value-type="float" office:value="3282.51202328517">
                <text:p>3280</text:p>
              </table:table-cell>
              <table:table-cell office:value-type="float" office:value="7.639880038">
                <text:p>7.639880038</text:p>
              </table:table-cell>
            </table:table-row>
            <table:table-row>
              <table:table-cell office:value-type="float" office:value="3363.90940095757">
                <text:p>3360</text:p>
              </table:table-cell>
              <table:table-cell office:value-type="float" office:value="7.65771642799996">
                <text:p>7.65771642799996</text:p>
              </table:table-cell>
            </table:table-row>
            <table:table-row>
              <table:table-cell office:value-type="float" office:value="3289.09121917018">
                <text:p>3290</text:p>
              </table:table-cell>
              <table:table-cell office:value-type="float" office:value="7.67595854899992">
                <text:p>7.67595854899992</text:p>
              </table:table-cell>
            </table:table-row>
            <table:table-row>
              <table:table-cell office:value-type="float" office:value="3376.74761462901">
                <text:p>3380</text:p>
              </table:table-cell>
              <table:table-cell office:value-type="float" office:value="7.69372712599989">
                <text:p>7.69372712599989</text:p>
              </table:table-cell>
            </table:table-row>
            <table:table-row>
              <table:table-cell office:value-type="float" office:value="3306.17676472162">
                <text:p>3310</text:p>
              </table:table-cell>
              <table:table-cell office:value-type="float" office:value="7.71187497599999">
                <text:p>7.71187497599999</text:p>
              </table:table-cell>
            </table:table-row>
            <table:table-row>
              <table:table-cell office:value-type="float" office:value="3386.53523751793">
                <text:p>3390</text:p>
              </table:table-cell>
              <table:table-cell office:value-type="float" office:value="7.72959219899985">
                <text:p>7.72959219899985</text:p>
              </table:table-cell>
            </table:table-row>
            <table:table-row>
              <table:table-cell office:value-type="float" office:value="3296.34739983379">
                <text:p>3300</text:p>
              </table:table-cell>
              <table:table-cell office:value-type="float" office:value="7.74779416399997">
                <text:p>7.74779416399997</text:p>
              </table:table-cell>
            </table:table-row>
            <table:table-row>
              <table:table-cell office:value-type="float" office:value="3377.52962195388">
                <text:p>3380</text:p>
              </table:table-cell>
              <table:table-cell office:value-type="float" office:value="7.76555862699979">
                <text:p>7.76555862699979</text:p>
              </table:table-cell>
            </table:table-row>
            <table:table-row>
              <table:table-cell office:value-type="float" office:value="3309.84355746251">
                <text:p>3310</text:p>
              </table:table-cell>
              <table:table-cell office:value-type="float" office:value="7.78368637199992">
                <text:p>7.78368637199992</text:p>
              </table:table-cell>
            </table:table-row>
            <table:table-row>
              <table:table-cell office:value-type="float" office:value="3353.13883413862">
                <text:p>3350</text:p>
              </table:table-cell>
              <table:table-cell office:value-type="float" office:value="7.80158005399994">
                <text:p>7.80158005399994</text:p>
              </table:table-cell>
            </table:table-row>
            <table:table-row>
              <table:table-cell office:value-type="float" office:value="3294.86722288363">
                <text:p>3290</text:p>
              </table:table-cell>
              <table:table-cell office:value-type="float" office:value="7.81979019599999">
                <text:p>7.81979019599999</text:p>
              </table:table-cell>
            </table:table-row>
            <table:table-row>
              <table:table-cell office:value-type="float" office:value="3359.56349864833">
                <text:p>3360</text:p>
              </table:table-cell>
              <table:table-cell office:value-type="float" office:value="7.83764965899991">
                <text:p>7.83764965899991</text:p>
              </table:table-cell>
            </table:table-row>
            <table:table-row>
              <table:table-cell office:value-type="float" office:value="3319.74396142513">
                <text:p>3320</text:p>
              </table:table-cell>
              <table:table-cell office:value-type="float" office:value="7.85572334199992">
                <text:p>7.85572334199992</text:p>
              </table:table-cell>
            </table:table-row>
            <table:table-row>
              <table:table-cell office:value-type="float" office:value="3374.00793623741">
                <text:p>3370</text:p>
              </table:table-cell>
              <table:table-cell office:value-type="float" office:value="7.87350634699988">
                <text:p>7.87350634699988</text:p>
              </table:table-cell>
            </table:table-row>
            <table:table-row>
              <table:table-cell office:value-type="float" office:value="3321.83094005718">
                <text:p>3320</text:p>
              </table:table-cell>
              <table:table-cell office:value-type="float" office:value="7.89156867499992">
                <text:p>7.89156867499992</text:p>
              </table:table-cell>
            </table:table-row>
            <table:table-row>
              <table:table-cell office:value-type="float" office:value="3385.31121365859">
                <text:p>3390</text:p>
              </table:table-cell>
              <table:table-cell office:value-type="float" office:value="7.90929230399979">
                <text:p>7.90929230399979</text:p>
              </table:table-cell>
            </table:table-row>
            <table:table-row>
              <table:table-cell office:value-type="float" office:value="3300.65410712142">
                <text:p>3300</text:p>
              </table:table-cell>
              <table:table-cell office:value-type="float" office:value="7.92747051899983">
                <text:p>7.92747051899983</text:p>
              </table:table-cell>
            </table:table-row>
            <table:table-row>
              <table:table-cell office:value-type="float" office:value="3371.23348937903">
                <text:p>3370</text:p>
              </table:table-cell>
              <table:table-cell office:value-type="float" office:value="7.94526815899985">
                <text:p>7.94526815899985</text:p>
              </table:table-cell>
            </table:table-row>
            <table:table-row>
              <table:table-cell office:value-type="float" office:value="3307.30630265632">
                <text:p>3310</text:p>
              </table:table-cell>
              <table:table-cell office:value-type="float" office:value="7.96340981099979">
                <text:p>7.96340981099979</text:p>
              </table:table-cell>
            </table:table-row>
            <table:table-row>
              <table:table-cell office:value-type="float" office:value="3369.35018935053">
                <text:p>3370</text:p>
              </table:table-cell>
              <table:table-cell office:value-type="float" office:value="7.98121739899989">
                <text:p>7.98121739899989</text:p>
              </table:table-cell>
            </table:table-row>
            <table:table-row>
              <table:table-cell office:value-type="float" office:value="3302.70769187962">
                <text:p>3300</text:p>
              </table:table-cell>
              <table:table-cell office:value-type="float" office:value="7.99938431099986">
                <text:p>7.99938431099986</text:p>
              </table:table-cell>
            </table:table-row>
            <table:table-row>
              <table:table-cell office:value-type="float" office:value="3370.51346738009">
                <text:p>3370</text:p>
              </table:table-cell>
              <table:table-cell office:value-type="float" office:value="8.01718575299992">
                <text:p>8.01718575299992</text:p>
              </table:table-cell>
            </table:table-row>
            <table:table-row>
              <table:table-cell office:value-type="float" office:value="3292.258747389">
                <text:p>3290</text:p>
              </table:table-cell>
              <table:table-cell office:value-type="float" office:value="8.03541032299995">
                <text:p>8.03541032299995</text:p>
              </table:table-cell>
            </table:table-row>
            <table:table-row>
              <table:table-cell office:value-type="float" office:value="3372.54630396485">
                <text:p>3370</text:p>
              </table:table-cell>
              <table:table-cell office:value-type="float" office:value="8.0532010349998">
                <text:p>8.0532010349998</text:p>
              </table:table-cell>
            </table:table-row>
            <table:table-row>
              <table:table-cell office:value-type="float" office:value="3300.48380139639">
                <text:p>3300</text:p>
              </table:table-cell>
              <table:table-cell office:value-type="float" office:value="8.07138018799992">
                <text:p>8.07138018799992</text:p>
              </table:table-cell>
            </table:table-row>
            <table:table-row>
              <table:table-cell office:value-type="float" office:value="3365.37374804123">
                <text:p>3370</text:p>
              </table:table-cell>
              <table:table-cell office:value-type="float" office:value="8.08920881699987">
                <text:p>8.08920881699987</text:p>
              </table:table-cell>
            </table:table-row>
            <table:table-row>
              <table:table-cell office:value-type="float" office:value="3317.00060663237">
                <text:p>3320</text:p>
              </table:table-cell>
              <table:table-cell office:value-type="float" office:value="8.10729744799983">
                <text:p>8.10729744799983</text:p>
              </table:table-cell>
            </table:table-row>
            <table:table-row>
              <table:table-cell office:value-type="float" office:value="3365.99319125243">
                <text:p>3370</text:p>
              </table:table-cell>
              <table:table-cell office:value-type="float" office:value="8.12512279599991">
                <text:p>8.12512279599991</text:p>
              </table:table-cell>
            </table:table-row>
            <table:table-row>
              <table:table-cell office:value-type="float" office:value="3324.69724755031">
                <text:p>3320</text:p>
              </table:table-cell>
              <table:table-cell office:value-type="float" office:value="8.14316955199979">
                <text:p>8.14316955199979</text:p>
              </table:table-cell>
            </table:table-row>
            <table:table-row>
              <table:table-cell office:value-type="float" office:value="3399.42668667236">
                <text:p>3400</text:p>
              </table:table-cell>
              <table:table-cell office:value-type="float" office:value="8.16081958699988">
                <text:p>8.16081958699988</text:p>
              </table:table-cell>
            </table:table-row>
            <table:table-row>
              <table:table-cell office:value-type="float" office:value="3322.53012662775">
                <text:p>3320</text:p>
              </table:table-cell>
              <table:table-cell office:value-type="float" office:value="8.17887811399987">
                <text:p>8.17887811399987</text:p>
              </table:table-cell>
            </table:table-row>
            <table:table-row>
              <table:table-cell office:value-type="float" office:value="3390.41243351176">
                <text:p>3390</text:p>
              </table:table-cell>
              <table:table-cell office:value-type="float" office:value="8.19657507599982">
                <text:p>8.19657507599982</text:p>
              </table:table-cell>
            </table:table-row>
            <table:table-row>
              <table:table-cell office:value-type="float" office:value="3305.86362682318">
                <text:p>3310</text:p>
              </table:table-cell>
              <table:table-cell office:value-type="float" office:value="8.21472464499993">
                <text:p>8.21472464499993</text:p>
              </table:table-cell>
            </table:table-row>
            <table:table-row>
              <table:table-cell office:value-type="float" office:value="3372.77323187206">
                <text:p>3370</text:p>
              </table:table-cell>
              <table:table-cell office:value-type="float" office:value="8.23251415999994">
                <text:p>8.23251415999994</text:p>
              </table:table-cell>
            </table:table-row>
            <table:table-row>
              <table:table-cell office:value-type="float" office:value="3313.70899636821">
                <text:p>3310</text:p>
              </table:table-cell>
              <table:table-cell office:value-type="float" office:value="8.25062075899996">
                <text:p>8.25062075899996</text:p>
              </table:table-cell>
            </table:table-row>
            <table:table-row>
              <table:table-cell office:value-type="float" office:value="3366.13066649261">
                <text:p>3370</text:p>
              </table:table-cell>
              <table:table-cell office:value-type="float" office:value="8.26844537899979">
                <text:p>8.26844537899979</text:p>
              </table:table-cell>
            </table:table-row>
            <table:table-row>
              <table:table-cell office:value-type="float" office:value="3305.27576547687">
                <text:p>3310</text:p>
              </table:table-cell>
              <table:table-cell office:value-type="float" office:value="8.28659817599987">
                <text:p>8.28659817599987</text:p>
              </table:table-cell>
            </table:table-row>
            <table:table-row>
              <table:table-cell office:value-type="float" office:value="3409.31619517028">
                <text:p>3410</text:p>
              </table:table-cell>
              <table:table-cell office:value-type="float" office:value="8.30419701299979">
                <text:p>8.30419701299979</text:p>
              </table:table-cell>
            </table:table-row>
            <table:table-row>
              <table:table-cell office:value-type="float" office:value="3321.9265756629">
                <text:p>3320</text:p>
              </table:table-cell>
              <table:table-cell office:value-type="float" office:value="8.32225882099988">
                <text:p>8.32225882099988</text:p>
              </table:table-cell>
            </table:table-row>
            <table:table-row>
              <table:table-cell office:value-type="float" office:value="3368.73934529885">
                <text:p>3370</text:p>
              </table:table-cell>
              <table:table-cell office:value-type="float" office:value="8.34006963799993">
                <text:p>8.34006963799993</text:p>
              </table:table-cell>
            </table:table-row>
            <table:table-row>
              <table:table-cell office:value-type="float" office:value="3327.39578041047">
                <text:p>3330</text:p>
              </table:table-cell>
              <table:table-cell office:value-type="float" office:value="8.35810175799998">
                <text:p>8.35810175799998</text:p>
              </table:table-cell>
            </table:table-row>
            <table:table-row>
              <table:table-cell office:value-type="float" office:value="3373.2670051533">
                <text:p>3370</text:p>
              </table:table-cell>
              <table:table-cell office:value-type="float" office:value="8.37588866900001">
                <text:p>8.37588866900001</text:p>
              </table:table-cell>
            </table:table-row>
            <table:table-row>
              <table:table-cell office:value-type="float" office:value="3319.20825821614">
                <text:p>3320</text:p>
              </table:table-cell>
              <table:table-cell office:value-type="float" office:value="8.39396526899986">
                <text:p>8.39396526899986</text:p>
              </table:table-cell>
            </table:table-row>
            <table:table-row>
              <table:table-cell office:value-type="float" office:value="3362.08344275349">
                <text:p>3360</text:p>
              </table:table-cell>
              <table:table-cell office:value-type="float" office:value="8.41181134599992">
                <text:p>8.41181134599992</text:p>
              </table:table-cell>
            </table:table-row>
            <table:table-row>
              <table:table-cell office:value-type="float" office:value="3310.97541998914">
                <text:p>3310</text:p>
              </table:table-cell>
              <table:table-cell office:value-type="float" office:value="8.42993289399988">
                <text:p>8.42993289399988</text:p>
              </table:table-cell>
            </table:table-row>
            <table:table-row>
              <table:table-cell office:value-type="float" office:value="3385.39067381046">
                <text:p>3390</text:p>
              </table:table-cell>
              <table:table-cell office:value-type="float" office:value="8.44765610699983">
                <text:p>8.44765610699983</text:p>
              </table:table-cell>
            </table:table-row>
            <table:table-row>
              <table:table-cell office:value-type="float" office:value="3329.95416981739">
                <text:p>3330</text:p>
              </table:table-cell>
              <table:table-cell office:value-type="float" office:value="8.46567437299996">
                <text:p>8.46567437299996</text:p>
              </table:table-cell>
            </table:table-row>
            <table:table-row>
              <table:table-cell office:value-type="float" office:value="3381.96200128584">
                <text:p>3380</text:p>
              </table:table-cell>
              <table:table-cell office:value-type="float" office:value="8.48341555399998">
                <text:p>8.48341555399998</text:p>
              </table:table-cell>
            </table:table-row>
            <table:table-row>
              <table:table-cell office:value-type="float" office:value="3328.03990100007">
                <text:p>3330</text:p>
              </table:table-cell>
              <table:table-cell office:value-type="float" office:value="8.50144418399987">
                <text:p>8.50144418399987</text:p>
              </table:table-cell>
            </table:table-row>
            <table:table-row>
              <table:table-cell office:value-type="float" office:value="3388.59721225345">
                <text:p>3390</text:p>
              </table:table-cell>
              <table:table-cell office:value-type="float" office:value="8.51915062599983">
                <text:p>8.51915062599983</text:p>
              </table:table-cell>
            </table:table-row>
            <table:table-row>
              <table:table-cell office:value-type="float" office:value="3318.3669453396">
                <text:p>3320</text:p>
              </table:table-cell>
              <table:table-cell office:value-type="float" office:value="8.53723180899988">
                <text:p>8.53723180899988</text:p>
              </table:table-cell>
            </table:table-row>
            <table:table-row>
              <table:table-cell office:value-type="float" office:value="3365.35392810715">
                <text:p>3370</text:p>
              </table:table-cell>
              <table:table-cell office:value-type="float" office:value="8.55506054299985">
                <text:p>8.55506054299985</text:p>
              </table:table-cell>
            </table:table-row>
            <table:table-row>
              <table:table-cell office:value-type="float" office:value="3338.62040971301">
                <text:p>3340</text:p>
              </table:table-cell>
              <table:table-cell office:value-type="float" office:value="8.57303203799984">
                <text:p>8.57303203799984</text:p>
              </table:table-cell>
            </table:table-row>
            <table:table-row>
              <table:table-cell office:value-type="float" office:value="3400.16932840247">
                <text:p>3400</text:p>
              </table:table-cell>
              <table:table-cell office:value-type="float" office:value="8.59067821799999">
                <text:p>8.59067821799999</text:p>
              </table:table-cell>
            </table:table-row>
            <table:table-row>
              <table:table-cell office:value-type="float" office:value="3332.02495822552">
                <text:p>3330</text:p>
              </table:table-cell>
              <table:table-cell office:value-type="float" office:value="8.60868528599985">
                <text:p>8.60868528599985</text:p>
              </table:table-cell>
            </table:table-row>
            <table:table-row>
              <table:table-cell office:value-type="float" office:value="3387.2422343771">
                <text:p>3390</text:p>
              </table:table-cell>
              <table:table-cell office:value-type="float" office:value="8.62639881099994">
                <text:p>8.62639881099994</text:p>
              </table:table-cell>
            </table:table-row>
            <table:table-row>
              <table:table-cell office:value-type="float" office:value="3340.2467161938">
                <text:p>3340</text:p>
              </table:table-cell>
              <table:table-cell office:value-type="float" office:value="8.64436155599992">
                <text:p>8.64436155599992</text:p>
              </table:table-cell>
            </table:table-row>
            <table:table-row>
              <table:table-cell office:value-type="float" office:value="3377.34159535234">
                <text:p>3380</text:p>
              </table:table-cell>
              <table:table-cell office:value-type="float" office:value="8.66212700799997">
                <text:p>8.66212700799997</text:p>
              </table:table-cell>
            </table:table-row>
            <table:table-row>
              <table:table-cell office:value-type="float" office:value="3324.88903876051">
                <text:p>3320</text:p>
              </table:table-cell>
              <table:table-cell office:value-type="float" office:value="8.68017272299994">
                <text:p>8.68017272299994</text:p>
              </table:table-cell>
            </table:table-row>
            <table:table-row>
              <table:table-cell office:value-type="float" office:value="3395.41894605558">
                <text:p>3400</text:p>
              </table:table-cell>
              <table:table-cell office:value-type="float" office:value="8.69784359099981">
                <text:p>8.69784359099981</text:p>
              </table:table-cell>
            </table:table-row>
            <table:table-row>
              <table:table-cell office:value-type="float" office:value="3320.09794728795">
                <text:p>3320</text:p>
              </table:table-cell>
              <table:table-cell office:value-type="float" office:value="8.71591534699996">
                <text:p>8.71591534699996</text:p>
              </table:table-cell>
            </table:table-row>
            <table:table-row>
              <table:table-cell office:value-type="float" office:value="3358.12393706721">
                <text:p>3360</text:p>
              </table:table-cell>
              <table:table-cell office:value-type="float" office:value="8.73378246599987">
                <text:p>8.73378246599987</text:p>
              </table:table-cell>
            </table:table-row>
            <table:table-row>
              <table:table-cell office:value-type="float" office:value="3331.41795309814">
                <text:p>3330</text:p>
              </table:table-cell>
              <table:table-cell office:value-type="float" office:value="8.75179281499982">
                <text:p>8.75179281499982</text:p>
              </table:table-cell>
            </table:table-row>
            <table:table-row>
              <table:table-cell office:value-type="float" office:value="3389.56432231461">
                <text:p>3390</text:p>
              </table:table-cell>
              <table:table-cell office:value-type="float" office:value="8.769494205">
                <text:p>8.769494205</text:p>
              </table:table-cell>
            </table:table-row>
            <table:table-row>
              <table:table-cell office:value-type="float" office:value="3317.78398574315">
                <text:p>3320</text:p>
              </table:table-cell>
              <table:table-cell office:value-type="float" office:value="8.78757856499988">
                <text:p>8.78757856499988</text:p>
              </table:table-cell>
            </table:table-row>
            <table:table-row>
              <table:table-cell office:value-type="float" office:value="3375.5107147697">
                <text:p>3380</text:p>
              </table:table-cell>
              <table:table-cell office:value-type="float" office:value="8.80535365299988">
                <text:p>8.80535365299988</text:p>
              </table:table-cell>
            </table:table-row>
            <table:table-row>
              <table:table-cell office:value-type="float" office:value="3318.01332847664">
                <text:p>3320</text:p>
              </table:table-cell>
              <table:table-cell office:value-type="float" office:value="8.82343676299979">
                <text:p>8.82343676299979</text:p>
              </table:table-cell>
            </table:table-row>
            <table:table-row>
              <table:table-cell office:value-type="float" office:value="3407.83368951193">
                <text:p>3410</text:p>
              </table:table-cell>
              <table:table-cell office:value-type="float" office:value="8.84104325599992">
                <text:p>8.84104325599992</text:p>
              </table:table-cell>
            </table:table-row>
            <table:table-row>
              <table:table-cell office:value-type="float" office:value="3326.08929564054">
                <text:p>3330</text:p>
              </table:table-cell>
              <table:table-cell office:value-type="float" office:value="8.85908245899987">
                <text:p>8.85908245899987</text:p>
              </table:table-cell>
            </table:table-row>
            <table:table-row>
              <table:table-cell office:value-type="float" office:value="3395.13862546607">
                <text:p>3400</text:p>
              </table:table-cell>
              <table:table-cell office:value-type="float" office:value="8.87675478599999">
                <text:p>8.87675478599999</text:p>
              </table:table-cell>
            </table:table-row>
            <table:table-row>
              <table:table-cell office:value-type="float" office:value="3349.46323177815">
                <text:p>3350</text:p>
              </table:table-cell>
              <table:table-cell office:value-type="float" office:value="8.89466810399995">
                <text:p>8.89466810399995</text:p>
              </table:table-cell>
            </table:table-row>
            <table:table-row>
              <table:table-cell office:value-type="float" office:value="3394.48843700931">
                <text:p>3390</text:p>
              </table:table-cell>
              <table:table-cell office:value-type="float" office:value="8.91234381599998">
                <text:p>8.91234381599998</text:p>
              </table:table-cell>
            </table:table-row>
            <table:table-row>
              <table:table-cell office:value-type="float" office:value="3343.27120700864">
                <text:p>3340</text:p>
              </table:table-cell>
              <table:table-cell office:value-type="float" office:value="8.93029031099991">
                <text:p>8.93029031099991</text:p>
              </table:table-cell>
            </table:table-row>
            <table:table-row>
              <table:table-cell office:value-type="float" office:value="3414.69255699804">
                <text:p>3410</text:p>
              </table:table-cell>
              <table:table-cell office:value-type="float" office:value="8.94786143900001">
                <text:p>8.94786143900001</text:p>
              </table:table-cell>
            </table:table-row>
            <table:table-row>
              <table:table-cell office:value-type="float" office:value="3340.37261191002">
                <text:p>3340</text:p>
              </table:table-cell>
              <table:table-cell office:value-type="float" office:value="8.96582350699987">
                <text:p>8.96582350699987</text:p>
              </table:table-cell>
            </table:table-row>
            <table:table-row>
              <table:table-cell office:value-type="float" office:value="3409.46769401356">
                <text:p>3410</text:p>
              </table:table-cell>
              <table:table-cell office:value-type="float" office:value="8.98342156199988">
                <text:p>8.98342156199988</text:p>
              </table:table-cell>
            </table:table-row>
            <table:table-row>
              <table:table-cell office:value-type="float" office:value="3338.85264223999">
                <text:p>3340</text:p>
              </table:table-cell>
              <table:table-cell office:value-type="float" office:value="9.00139180699989">
                <text:p>9.00139180699989</text:p>
              </table:table-cell>
            </table:table-row>
            <table:table-row>
              <table:table-cell office:value-type="float" office:value="3381.137927606">
                <text:p>3380</text:p>
              </table:table-cell>
              <table:table-cell office:value-type="float" office:value="9.01913731199988">
                <text:p>9.01913731199988</text:p>
              </table:table-cell>
            </table:table-row>
            <table:table-row>
              <table:table-cell office:value-type="float" office:value="3328.4726537454">
                <text:p>3330</text:p>
              </table:table-cell>
              <table:table-cell office:value-type="float" office:value="9.03716359800001">
                <text:p>9.03716359800001</text:p>
              </table:table-cell>
            </table:table-row>
            <table:table-row>
              <table:table-cell office:value-type="float" office:value="3384.92313488608">
                <text:p>3380</text:p>
              </table:table-cell>
              <table:table-cell office:value-type="float" office:value="9.05488925899999">
                <text:p>9.05488925899999</text:p>
              </table:table-cell>
            </table:table-row>
            <table:table-row>
              <table:table-cell office:value-type="float" office:value="3323.0573324082">
                <text:p>3320</text:p>
              </table:table-cell>
              <table:table-cell office:value-type="float" office:value="9.07294492099982">
                <text:p>9.07294492099982</text:p>
              </table:table-cell>
            </table:table-row>
            <table:table-row>
              <table:table-cell office:value-type="float" office:value="3387.29214443974">
                <text:p>3390</text:p>
              </table:table-cell>
              <table:table-cell office:value-type="float" office:value="9.09065818499994">
                <text:p>9.09065818499994</text:p>
              </table:table-cell>
            </table:table-row>
            <table:table-row>
              <table:table-cell office:value-type="float" office:value="3317.01014213628">
                <text:p>3320</text:p>
              </table:table-cell>
              <table:table-cell office:value-type="float" office:value="9.10874676399999">
                <text:p>9.10874676399999</text:p>
              </table:table-cell>
            </table:table-row>
            <table:table-row>
              <table:table-cell office:value-type="float" office:value="3389.38490971244">
                <text:p>3390</text:p>
              </table:table-cell>
              <table:table-cell office:value-type="float" office:value="9.12644909099981">
                <text:p>9.12644909099981</text:p>
              </table:table-cell>
            </table:table-row>
            <table:table-row>
              <table:table-cell office:value-type="float" office:value="3325.67633307215">
                <text:p>3330</text:p>
              </table:table-cell>
              <table:table-cell office:value-type="float" office:value="9.14449053399994">
                <text:p>9.14449053399994</text:p>
              </table:table-cell>
            </table:table-row>
            <table:table-row>
              <table:table-cell office:value-type="float" office:value="3387.4514458114">
                <text:p>3390</text:p>
              </table:table-cell>
              <table:table-cell office:value-type="float" office:value="9.16220296500001">
                <text:p>9.16220296500001</text:p>
              </table:table-cell>
            </table:table-row>
            <table:table-row>
              <table:table-cell office:value-type="float" office:value="3323.37355209782">
                <text:p>3320</text:p>
              </table:table-cell>
              <table:table-cell office:value-type="float" office:value="9.18025690899981">
                <text:p>9.18025690899981</text:p>
              </table:table-cell>
            </table:table-row>
            <table:table-row>
              <table:table-cell office:value-type="float" office:value="3382.70675734673">
                <text:p>3380</text:p>
              </table:table-cell>
              <table:table-cell office:value-type="float" office:value="9.19799418399998">
                <text:p>9.19799418399998</text:p>
              </table:table-cell>
            </table:table-row>
            <table:table-row>
              <table:table-cell office:value-type="float" office:value="3325.13889798157">
                <text:p>3330</text:p>
              </table:table-cell>
              <table:table-cell office:value-type="float" office:value="9.21603854299997">
                <text:p>9.21603854299997</text:p>
              </table:table-cell>
            </table:table-row>
            <table:table-row>
              <table:table-cell office:value-type="float" office:value="3395.04852543961">
                <text:p>3400</text:p>
              </table:table-cell>
              <table:table-cell office:value-type="float" office:value="9.23371133899991">
                <text:p>9.23371133899991</text:p>
              </table:table-cell>
            </table:table-row>
            <table:table-row>
              <table:table-cell office:value-type="float" office:value="3317.97516363222">
                <text:p>3320</text:p>
              </table:table-cell>
              <table:table-cell office:value-type="float" office:value="9.25179465699989">
                <text:p>9.25179465699989</text:p>
              </table:table-cell>
            </table:table-row>
            <table:table-row>
              <table:table-cell office:value-type="float" office:value="3411.83045386813">
                <text:p>3410</text:p>
              </table:table-cell>
              <table:table-cell office:value-type="float" office:value="9.26938052499986">
                <text:p>9.26938052499986</text:p>
              </table:table-cell>
            </table:table-row>
            <table:table-row>
              <table:table-cell office:value-type="float" office:value="3349.0932358076">
                <text:p>3350</text:p>
              </table:table-cell>
              <table:table-cell office:value-type="float" office:value="9.28729582199981">
                <text:p>9.28729582199981</text:p>
              </table:table-cell>
            </table:table-row>
            <table:table-row>
              <table:table-cell office:value-type="float" office:value="3430.99488727603">
                <text:p>3430</text:p>
              </table:table-cell>
              <table:table-cell office:value-type="float" office:value="9.30478346099994">
                <text:p>9.30478346099994</text:p>
              </table:table-cell>
            </table:table-row>
            <table:table-row>
              <table:table-cell office:value-type="float" office:value="3349.59973400747">
                <text:p>3350</text:p>
              </table:table-cell>
              <table:table-cell office:value-type="float" office:value="9.32269604899989">
                <text:p>9.32269604899989</text:p>
              </table:table-cell>
            </table:table-row>
            <table:table-row>
              <table:table-cell office:value-type="float" office:value="3411.46672431287">
                <text:p>3410</text:p>
              </table:table-cell>
              <table:table-cell office:value-type="float" office:value="9.34028379199981">
                <text:p>9.34028379199981</text:p>
              </table:table-cell>
            </table:table-row>
            <table:table-row>
              <table:table-cell office:value-type="float" office:value="3335.96170045934">
                <text:p>3340</text:p>
              </table:table-cell>
              <table:table-cell office:value-type="float" office:value="9.35826960999998">
                <text:p>9.35826960999998</text:p>
              </table:table-cell>
            </table:table-row>
            <table:table-row>
              <table:table-cell office:value-type="float" office:value="3401.89628505644">
                <text:p>3400</text:p>
              </table:table-cell>
              <table:table-cell office:value-type="float" office:value="9.37590683199983">
                <text:p>9.37590683199983</text:p>
              </table:table-cell>
            </table:table-row>
            <table:table-row>
              <table:table-cell office:value-type="float" office:value="3341.04111516288">
                <text:p>3340</text:p>
              </table:table-cell>
              <table:table-cell office:value-type="float" office:value="9.39386530599995">
                <text:p>9.39386530599995</text:p>
              </table:table-cell>
            </table:table-row>
            <table:table-row>
              <table:table-cell office:value-type="float" office:value="3385.50012867299">
                <text:p>3390</text:p>
              </table:table-cell>
              <table:table-cell office:value-type="float" office:value="9.41158794599983">
                <text:p>9.41158794599983</text:p>
              </table:table-cell>
            </table:table-row>
            <table:table-row>
              <table:table-cell office:value-type="float" office:value="3332.9504143659">
                <text:p>3330</text:p>
              </table:table-cell>
              <table:table-cell office:value-type="float" office:value="9.42959001399981">
                <text:p>9.42959001399981</text:p>
              </table:table-cell>
            </table:table-row>
            <table:table-row>
              <table:table-cell office:value-type="float" office:value="3406.96697489534">
                <text:p>3410</text:p>
              </table:table-cell>
              <table:table-cell office:value-type="float" office:value="9.44720098599987">
                <text:p>9.44720098599987</text:p>
              </table:table-cell>
            </table:table-row>
            <table:table-row>
              <table:table-cell office:value-type="float" office:value="3334.45537757438">
                <text:p>3330</text:p>
              </table:table-cell>
              <table:table-cell office:value-type="float" office:value="9.46519492899984">
                <text:p>9.46519492899984</text:p>
              </table:table-cell>
            </table:table-row>
            <table:table-row>
              <table:table-cell office:value-type="float" office:value="3401.45425772136">
                <text:p>3400</text:p>
              </table:table-cell>
              <table:table-cell office:value-type="float" office:value="9.482834443">
                <text:p>9.482834443</text:p>
              </table:table-cell>
            </table:table-row>
            <table:table-row>
              <table:table-cell office:value-type="float" office:value="3317.52605893008">
                <text:p>3320</text:p>
              </table:table-cell>
              <table:table-cell office:value-type="float" office:value="9.50092020899979">
                <text:p>9.50092020899979</text:p>
              </table:table-cell>
            </table:table-row>
            <table:table-row>
              <table:table-cell office:value-type="float" office:value="3380.1063054671">
                <text:p>3380</text:p>
              </table:table-cell>
              <table:table-cell office:value-type="float" office:value="9.5186711299998">
                <text:p>9.5186711299998</text:p>
              </table:table-cell>
            </table:table-row>
            <table:table-row>
              <table:table-cell office:value-type="float" office:value="3337.98184393697">
                <text:p>3340</text:p>
              </table:table-cell>
              <table:table-cell office:value-type="float" office:value="9.53664606299981">
                <text:p>9.53664606299981</text:p>
              </table:table-cell>
            </table:table-row>
            <table:table-row>
              <table:table-cell office:value-type="float" office:value="3386.49548004123">
                <text:p>3390</text:p>
              </table:table-cell>
              <table:table-cell office:value-type="float" office:value="9.55436349399997">
                <text:p>9.55436349399997</text:p>
              </table:table-cell>
            </table:table-row>
            <table:table-row>
              <table:table-cell office:value-type="float" office:value="3340.0142897046">
                <text:p>3340</text:p>
              </table:table-cell>
              <table:table-cell office:value-type="float" office:value="9.57232748899992">
                <text:p>9.57232748899992</text:p>
              </table:table-cell>
            </table:table-row>
            <table:table-row>
              <table:table-cell office:value-type="float" office:value="3406.07034399783">
                <text:p>3410</text:p>
              </table:table-cell>
              <table:table-cell office:value-type="float" office:value="9.58994309699983">
                <text:p>9.58994309699983</text:p>
              </table:table-cell>
            </table:table-row>
            <table:table-row>
              <table:table-cell office:value-type="float" office:value="3352.76802572209">
                <text:p>3350</text:p>
              </table:table-cell>
              <table:table-cell office:value-type="float" office:value="9.60783875799984">
                <text:p>9.60783875799984</text:p>
              </table:table-cell>
            </table:table-row>
            <table:table-row>
              <table:table-cell office:value-type="float" office:value="3410.98187214961">
                <text:p>3410</text:p>
              </table:table-cell>
              <table:table-cell office:value-type="float" office:value="9.62542900099993">
                <text:p>9.62542900099993</text:p>
              </table:table-cell>
            </table:table-row>
            <table:table-row>
              <table:table-cell office:value-type="float" office:value="3356.85181011365">
                <text:p>3360</text:p>
              </table:table-cell>
              <table:table-cell office:value-type="float" office:value="9.64330289099985">
                <text:p>9.64330289099985</text:p>
              </table:table-cell>
            </table:table-row>
            <table:table-row>
              <table:table-cell office:value-type="float" office:value="3377.19293802619">
                <text:p>3380</text:p>
              </table:table-cell>
              <table:table-cell office:value-type="float" office:value="9.66106912499981">
                <text:p>9.66106912499981</text:p>
              </table:table-cell>
            </table:table-row>
            <table:table-row>
              <table:table-cell office:value-type="float" office:value="3325.10038477135">
                <text:p>3330</text:p>
              </table:table-cell>
              <table:table-cell office:value-type="float" office:value="9.67911369299986">
                <text:p>9.67911369299986</text:p>
              </table:table-cell>
            </table:table-row>
            <table:table-row>
              <table:table-cell office:value-type="float" office:value="3400.15911610306">
                <text:p>3400</text:p>
              </table:table-cell>
              <table:table-cell office:value-type="float" office:value="9.69675992599991">
                <text:p>9.69675992599991</text:p>
              </table:table-cell>
            </table:table-row>
            <table:table-row>
              <table:table-cell office:value-type="float" office:value="3317.55467467032">
                <text:p>3320</text:p>
              </table:table-cell>
              <table:table-cell office:value-type="float" office:value="9.71484553599998">
                <text:p>9.71484553599998</text:p>
              </table:table-cell>
            </table:table-row>
            <table:table-row>
              <table:table-cell office:value-type="float" office:value="3395.97934157641">
                <text:p>3400</text:p>
              </table:table-cell>
              <table:table-cell office:value-type="float" office:value="9.732513488">
                <text:p>9.732513488</text:p>
              </table:table-cell>
            </table:table-row>
            <table:table-row>
              <table:table-cell office:value-type="float" office:value="3332.6033080754">
                <text:p>3330</text:p>
              </table:table-cell>
              <table:table-cell office:value-type="float" office:value="9.75051743099994">
                <text:p>9.75051743099994</text:p>
              </table:table-cell>
            </table:table-row>
            <table:table-row>
              <table:table-cell office:value-type="float" office:value="3394.30850272328">
                <text:p>3390</text:p>
              </table:table-cell>
              <table:table-cell office:value-type="float" office:value="9.76819407999983">
                <text:p>9.76819407999983</text:p>
              </table:table-cell>
            </table:table-row>
            <table:table-row>
              <table:table-cell office:value-type="float" office:value="3304.0715577926">
                <text:p>3300</text:p>
              </table:table-cell>
              <table:table-cell office:value-type="float" office:value="9.78635349299998">
                <text:p>9.78635349299998</text:p>
              </table:table-cell>
            </table:table-row>
            <table:table-row>
              <table:table-cell office:value-type="float" office:value="3388.78668559786">
                <text:p>3390</text:p>
              </table:table-cell>
              <table:table-cell office:value-type="float" office:value="9.80405894499995">
                <text:p>9.80405894499995</text:p>
              </table:table-cell>
            </table:table-row>
            <table:table-row>
              <table:table-cell office:value-type="float" office:value="3336.80249568087">
                <text:p>3340</text:p>
              </table:table-cell>
              <table:table-cell office:value-type="float" office:value="9.82204023099985">
                <text:p>9.82204023099985</text:p>
              </table:table-cell>
            </table:table-row>
            <table:table-row>
              <table:table-cell office:value-type="float" office:value="3406.37239165762">
                <text:p>3410</text:p>
              </table:table-cell>
              <table:table-cell office:value-type="float" office:value="9.83965427699991">
                <text:p>9.83965427699991</text:p>
              </table:table-cell>
            </table:table-row>
            <table:table-row>
              <table:table-cell office:value-type="float" office:value="3334.40719770625">
                <text:p>3330</text:p>
              </table:table-cell>
              <table:table-cell office:value-type="float" office:value="9.85764847999985">
                <text:p>9.85764847999985</text:p>
              </table:table-cell>
            </table:table-row>
            <table:table-row>
              <table:table-cell office:value-type="float" office:value="3407.3196836468">
                <text:p>3410</text:p>
              </table:table-cell>
              <table:table-cell office:value-type="float" office:value="9.87525762899986">
                <text:p>9.87525762899986</text:p>
              </table:table-cell>
            </table:table-row>
            <table:table-row>
              <table:table-cell office:value-type="float" office:value="3337.6143800458">
                <text:p>3340</text:p>
              </table:table-cell>
              <table:table-cell office:value-type="float" office:value="9.89323454099986">
                <text:p>9.89323454099986</text:p>
              </table:table-cell>
            </table:table-row>
            <table:table-row>
              <table:table-cell office:value-type="float" office:value="3384.58516631813">
                <text:p>3380</text:p>
              </table:table-cell>
              <table:table-cell office:value-type="float" office:value="9.910961972">
                <text:p>9.910961972</text:p>
              </table:table-cell>
            </table:table-row>
            <table:table-row>
              <table:table-cell office:value-type="float" office:value="3324.1792823104">
                <text:p>3320</text:p>
              </table:table-cell>
              <table:table-cell office:value-type="float" office:value="9.92901153999992">
                <text:p>9.92901153999992</text:p>
              </table:table-cell>
            </table:table-row>
            <table:table-row>
              <table:table-cell office:value-type="float" office:value="3367.40000969748">
                <text:p>3370</text:p>
              </table:table-cell>
              <table:table-cell office:value-type="float" office:value="9.94682944099986">
                <text:p>9.94682944099986</text:p>
              </table:table-cell>
            </table:table-row>
            <table:table-row>
              <table:table-cell office:value-type="float" office:value="3345.47517788669">
                <text:p>3350</text:p>
              </table:table-cell>
              <table:table-cell office:value-type="float" office:value="9.964764113">
                <text:p>9.964764113</text:p>
              </table:table-cell>
            </table:table-row>
            <table:table-row>
              <table:table-cell office:value-type="float" office:value="3394.49842327559">
                <text:p>3390</text:p>
              </table:table-cell>
              <table:table-cell office:value-type="float" office:value="9.9824397729999">
                <text:p>9.9824397729999</text:p>
              </table:table-cell>
            </table:table-row>
            <table:table-row>
              <table:table-cell office:value-type="float" office:value="3342.05889209427">
                <text:p>3340</text:p>
              </table:table-cell>
              <table:table-cell office:value-type="float" office:value="10.0003927779999">
                <text:p>10.0003927779999</text:p>
              </table:table-cell>
            </table:table-row>
            <table:table-row>
              <table:table-cell office:value-type="float" office:value="1685.0077892303">
                <text:p>1690</text:p>
              </table:table-cell>
              <table:table-cell office:value-type="float" office:value="10.0360009219999">
                <text:p>10.0360009219999</text:p>
              </table:table-cell>
            </table:table-row>
            <table:table-row>
              <table:table-cell office:value-type="float" office:value="3400.65091859592">
                <text:p>3400</text:p>
              </table:table-cell>
              <table:table-cell office:value-type="float" office:value="10.0536446029998">
                <text:p>10.0536446029998</text:p>
              </table:table-cell>
            </table:table-row>
            <table:table-row>
              <table:table-cell office:value-type="float" office:value="3336.76371181259">
                <text:p>3340</text:p>
              </table:table-cell>
              <table:table-cell office:value-type="float" office:value="10.0716260979998">
                <text:p>10.0716260979998</text:p>
              </table:table-cell>
            </table:table-row>
            <table:table-row>
              <table:table-cell office:value-type="float" office:value="3415.03656533196">
                <text:p>3420</text:p>
              </table:table-cell>
              <table:table-cell office:value-type="float" office:value="10.089195456">
                <text:p>10.089195456</text:p>
              </table:table-cell>
            </table:table-row>
            <table:table-row>
              <table:table-cell office:value-type="float" office:value="3350.50579235201">
                <text:p>3350</text:p>
              </table:table-cell>
              <table:table-cell office:value-type="float" office:value="10.1071032">
                <text:p>10.1071032</text:p>
              </table:table-cell>
            </table:table-row>
            <table:table-row>
              <table:table-cell office:value-type="float" office:value="3413.64016650586">
                <text:p>3410</text:p>
              </table:table-cell>
              <table:table-cell office:value-type="float" office:value="10.1246797449999">
                <text:p>10.1246797449999</text:p>
              </table:table-cell>
            </table:table-row>
            <table:table-row>
              <table:table-cell office:value-type="float" office:value="3342.98005945791">
                <text:p>3340</text:p>
              </table:table-cell>
              <table:table-cell office:value-type="float" office:value="10.1426278029999">
                <text:p>10.1426278029999</text:p>
              </table:table-cell>
            </table:table-row>
            <table:table-row>
              <table:table-cell office:value-type="float" office:value="3412.61889778238">
                <text:p>3410</text:p>
              </table:table-cell>
              <table:table-cell office:value-type="float" office:value="10.1602096079998">
                <text:p>10.1602096079998</text:p>
              </table:table-cell>
            </table:table-row>
            <table:table-row>
              <table:table-cell office:value-type="float" office:value="3344.85356646717">
                <text:p>3340</text:p>
              </table:table-cell>
              <table:table-cell office:value-type="float" office:value="10.178147613">
                <text:p>10.178147613</text:p>
              </table:table-cell>
            </table:table-row>
            <table:table-row>
              <table:table-cell office:value-type="float" office:value="3414.46966883515">
                <text:p>3410</text:p>
              </table:table-cell>
              <table:table-cell office:value-type="float" office:value="10.195719888">
                <text:p>10.195719888</text:p>
              </table:table-cell>
            </table:table-row>
            <table:table-row>
              <table:table-cell office:value-type="float" office:value="3349.23942962803">
                <text:p>3350</text:p>
              </table:table-cell>
              <table:table-cell office:value-type="float" office:value="10.2136344029998">
                <text:p>10.2136344029998</text:p>
              </table:table-cell>
            </table:table-row>
            <table:table-row>
              <table:table-cell office:value-type="float" office:value="3392.66904156213">
                <text:p>3390</text:p>
              </table:table-cell>
              <table:table-cell office:value-type="float" office:value="10.2313195939998">
                <text:p>10.2313195939998</text:p>
              </table:table-cell>
            </table:table-row>
            <table:table-row>
              <table:table-cell office:value-type="float" office:value="3352.56307637182">
                <text:p>3350</text:p>
              </table:table-cell>
              <table:table-cell office:value-type="float" office:value="10.2492163489999">
                <text:p>10.2492163489999</text:p>
              </table:table-cell>
            </table:table-row>
            <table:table-row>
              <table:table-cell office:value-type="float" office:value="3412.00216116098">
                <text:p>3410</text:p>
              </table:table-cell>
              <table:table-cell office:value-type="float" office:value="10.2668013319999">
                <text:p>10.2668013319999</text:p>
              </table:table-cell>
            </table:table-row>
            <table:table-row>
              <table:table-cell office:value-type="float" office:value="3325.86823730482">
                <text:p>3330</text:p>
              </table:table-cell>
              <table:table-cell office:value-type="float" office:value="10.2848417339999">
                <text:p>10.2848417339999</text:p>
              </table:table-cell>
            </table:table-row>
            <table:table-row>
              <table:table-cell office:value-type="float" office:value="3417.93462073719">
                <text:p>3420</text:p>
              </table:table-cell>
              <table:table-cell office:value-type="float" office:value="10.3023961949998">
                <text:p>10.3023961949998</text:p>
              </table:table-cell>
            </table:table-row>
            <table:table-row>
              <table:table-cell office:value-type="float" office:value="3326.848012778">
                <text:p>3330</text:p>
              </table:table-cell>
              <table:table-cell office:value-type="float" office:value="10.3204312839998">
                <text:p>10.3204312839998</text:p>
              </table:table-cell>
            </table:table-row>
            <table:table-row>
              <table:table-cell office:value-type="float" office:value="3417.51878224316">
                <text:p>3420</text:p>
              </table:table-cell>
              <table:table-cell office:value-type="float" office:value="10.3379878809999">
                <text:p>10.3379878809999</text:p>
              </table:table-cell>
            </table:table-row>
            <table:table-row>
              <table:table-cell office:value-type="float" office:value="3322.27146137911">
                <text:p>3320</text:p>
              </table:table-cell>
              <table:table-cell office:value-type="float" office:value="10.3560478139998">
                <text:p>10.3560478139998</text:p>
              </table:table-cell>
            </table:table-row>
            <table:table-row>
              <table:table-cell office:value-type="float" office:value="3409.69961793472">
                <text:p>3410</text:p>
              </table:table-cell>
              <table:table-cell office:value-type="float" office:value="10.373644672">
                <text:p>10.373644672</text:p>
              </table:table-cell>
            </table:table-row>
            <table:table-row>
              <table:table-cell office:value-type="float" office:value="3333.36518548416">
                <text:p>3330</text:p>
              </table:table-cell>
              <table:table-cell office:value-type="float" office:value="10.3916445">
                <text:p>10.3916445</text:p>
              </table:table-cell>
            </table:table-row>
            <table:table-row>
              <table:table-cell office:value-type="float" office:value="3422.57527228363">
                <text:p>3420</text:p>
              </table:table-cell>
              <table:table-cell office:value-type="float" office:value="10.4091751589999">
                <text:p>10.4091751589999</text:p>
              </table:table-cell>
            </table:table-row>
            <table:table-row>
              <table:table-cell office:value-type="float" office:value="3355.49263385894">
                <text:p>3360</text:p>
              </table:table-cell>
              <table:table-cell office:value-type="float" office:value="10.4270562889999">
                <text:p>10.4270562889999</text:p>
              </table:table-cell>
            </table:table-row>
            <table:table-row>
              <table:table-cell office:value-type="float" office:value="3386.23650628377">
                <text:p>3390</text:p>
              </table:table-cell>
              <table:table-cell office:value-type="float" office:value="10.4447750749998">
                <text:p>10.4447750749998</text:p>
              </table:table-cell>
            </table:table-row>
            <table:table-row>
              <table:table-cell office:value-type="float" office:value="3362.50530853833">
                <text:p>3360</text:p>
              </table:table-cell>
              <table:table-cell office:value-type="float" office:value="10.4626189129999">
                <text:p>10.4626189129999</text:p>
              </table:table-cell>
            </table:table-row>
            <table:table-row>
              <table:table-cell office:value-type="float" office:value="3408.2673090524">
                <text:p>3410</text:p>
              </table:table-cell>
              <table:table-cell office:value-type="float" office:value="10.4802231659999">
                <text:p>10.4802231659999</text:p>
              </table:table-cell>
            </table:table-row>
            <table:table-row>
              <table:table-cell office:value-type="float" office:value="3350.00874629424">
                <text:p>3350</text:p>
              </table:table-cell>
              <table:table-cell office:value-type="float" office:value="10.498133567">
                <text:p>10.498133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145cm" svg:height="11.609cm" xlink:href=".." xlink:type="simple" chart:class="chart:scatter" chart:style-name="ch1">
        <chart:legend chart:legend-position="end" svg:x="17.75cm" svg:y="5.505cm" style:legend-expansion="high" chart:style-name="ch2"/>
        <chart:plot-area chart:style-name="ch3" table:cell-range-address="Sheet1.A2:Sheet1.B525" svg:x="0.402cm" svg:y="0.232cm" svg:width="16.946cm" svg:height="11.145cm">
          <chartooo:coordinate-region svg:x="1.5cm" svg:y="0.431cm" svg:width="15.635cm" svg:height="10.2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25" chart:class="chart:scatter">
            <chart:domain table:cell-range-address="Sheet1.A2:Sheet1.A525"/>
            <chart:data-point chart:repeated="5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48623539998516">
                <text:p>0.0548623539998516</text:p>
                <draw:g>
                  <svg:desc>Sheet1.A2:Sheet1.A525</svg:desc>
                </draw:g>
              </table:table-cell>
              <table:table-cell office:value-type="float" office:value="1644.11137671386">
                <text:p>1644.11137671386</text:p>
                <draw:g>
                  <svg:desc>Sheet1.B2:Sheet1.B5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2417049998785">
                <text:p>0.0922417049998785</text:p>
              </table:table-cell>
              <table:table-cell office:value-type="float" office:value="1605.16430582106">
                <text:p>1605.1643058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8349121999918">
                <text:p>0.128349121999918</text:p>
              </table:table-cell>
              <table:table-cell office:value-type="float" office:value="1661.70845175479">
                <text:p>1661.70845175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5218678999963">
                <text:p>0.165218678999963</text:p>
              </table:table-cell>
              <table:table-cell office:value-type="float" office:value="1627.35885326547">
                <text:p>1627.35885326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139474299981">
                <text:p>0.20139474299981</text:p>
              </table:table-cell>
              <table:table-cell office:value-type="float" office:value="1658.55522591553">
                <text:p>1658.55522591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8189508000005">
                <text:p>0.238189508000005</text:p>
              </table:table-cell>
              <table:table-cell office:value-type="float" office:value="1630.6667538081">
                <text:p>1630.6667538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4727865999921">
                <text:p>0.274727865999921</text:p>
              </table:table-cell>
              <table:table-cell office:value-type="float" office:value="1642.10991638261">
                <text:p>1642.10991638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2092269000004">
                <text:p>0.312092269000004</text:p>
              </table:table-cell>
              <table:table-cell office:value-type="float" office:value="1605.80646771919">
                <text:p>1605.80646771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8423228999991">
                <text:p>0.348423228999991</text:p>
              </table:table-cell>
              <table:table-cell office:value-type="float" office:value="1651.48402354417">
                <text:p>1651.48402354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5481953999943">
                <text:p>0.385481953999943</text:p>
              </table:table-cell>
              <table:table-cell office:value-type="float" office:value="1619.05192367191">
                <text:p>1619.05192367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827914000005">
                <text:p>0.421827914000005</text:p>
              </table:table-cell>
              <table:table-cell office:value-type="float" office:value="1650.80245507058">
                <text:p>1650.80245507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9046847999843">
                <text:p>0.459046847999843</text:p>
              </table:table-cell>
              <table:table-cell office:value-type="float" office:value="1612.08271038231">
                <text:p>1612.08271038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542650699982">
                <text:p>0.49542650699982</text:p>
              </table:table-cell>
              <table:table-cell office:value-type="float" office:value="1649.27329307948">
                <text:p>1649.27329307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2745752999972">
                <text:p>0.532745752999972</text:p>
              </table:table-cell>
              <table:table-cell office:value-type="float" office:value="1607.74952419338">
                <text:p>1607.74952419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9228015999897">
                <text:p>0.569228015999897</text:p>
              </table:table-cell>
              <table:table-cell office:value-type="float" office:value="1644.63481884671">
                <text:p>1644.63481884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6660700999782">
                <text:p>0.606660700999782</text:p>
              </table:table-cell>
              <table:table-cell office:value-type="float" office:value="1602.87727156585">
                <text:p>1602.87727156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3196766999836">
                <text:p>0.643196766999836</text:p>
              </table:table-cell>
              <table:table-cell office:value-type="float" office:value="1642.21293009249">
                <text:p>1642.21293009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0460491999838">
                <text:p>0.680460491999838</text:p>
              </table:table-cell>
              <table:table-cell office:value-type="float" office:value="1610.14498684702">
                <text:p>1610.14498684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6887338999868">
                <text:p>0.716887338999868</text:p>
              </table:table-cell>
              <table:table-cell office:value-type="float" office:value="1647.13679446237">
                <text:p>1647.13679446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4150803999892">
                <text:p>0.754150803999892</text:p>
              </table:table-cell>
              <table:table-cell office:value-type="float" office:value="1610.15622138097">
                <text:p>1610.15622138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0896401999817">
                <text:p>0.790896401999817</text:p>
              </table:table-cell>
              <table:table-cell office:value-type="float" office:value="1632.84864761549">
                <text:p>1632.84864761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8493566999896">
                <text:p>0.828493566999896</text:p>
              </table:table-cell>
              <table:table-cell office:value-type="float" office:value="1595.86500737153">
                <text:p>1595.86500737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4888901999848">
                <text:p>0.864888901999848</text:p>
              </table:table-cell>
              <table:table-cell office:value-type="float" office:value="1648.5629270916">
                <text:p>1648.5629270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2052522999838">
                <text:p>0.902052522999838</text:p>
              </table:table-cell>
              <table:table-cell office:value-type="float" office:value="1614.48207643747">
                <text:p>1614.48207643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8329576999877">
                <text:p>0.938329576999877</text:p>
              </table:table-cell>
              <table:table-cell office:value-type="float" office:value="1653.93805130749">
                <text:p>1653.93805130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5216946999808">
                <text:p>0.975216946999808</text:p>
              </table:table-cell>
              <table:table-cell office:value-type="float" office:value="1626.57299775267">
                <text:p>1626.57299775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1070926">
                <text:p>1.011070926</text:p>
              </table:table-cell>
              <table:table-cell office:value-type="float" office:value="1673.45443025097">
                <text:p>1673.45443025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4787688900001">
                <text:p>1.04787688900001</text:p>
              </table:table-cell>
              <table:table-cell office:value-type="float" office:value="1630.17063294852">
                <text:p>1630.17063294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8386586799998">
                <text:p>1.08386586799998</text:p>
              </table:table-cell>
              <table:table-cell office:value-type="float" office:value="1667.17705439921">
                <text:p>1667.17705439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2050901799989">
                <text:p>1.12050901799989</text:p>
              </table:table-cell>
              <table:table-cell office:value-type="float" office:value="1637.41381404531">
                <text:p>1637.413814045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5638575699995">
                <text:p>1.15638575699995</text:p>
              </table:table-cell>
              <table:table-cell office:value-type="float" office:value="1672.39280024588">
                <text:p>1672.39280024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9303927099986">
                <text:p>1.19303927099986</text:p>
              </table:table-cell>
              <table:table-cell office:value-type="float" office:value="1636.95082551019">
                <text:p>1636.95082551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2912882399987">
                <text:p>1.22912882399987</text:p>
              </table:table-cell>
              <table:table-cell office:value-type="float" office:value="1662.53098230344">
                <text:p>1662.53098230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6617150699985">
                <text:p>1.26617150699985</text:p>
              </table:table-cell>
              <table:table-cell office:value-type="float" office:value="1619.75308322105">
                <text:p>1619.75308322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0252142599988">
                <text:p>1.30252142599988</text:p>
              </table:table-cell>
              <table:table-cell office:value-type="float" office:value="1650.62266025816">
                <text:p>1650.62266025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3990822499982">
                <text:p>1.33990822499982</text:p>
              </table:table-cell>
              <table:table-cell office:value-type="float" office:value="1604.84453349719">
                <text:p>1604.84453349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7772263099987">
                <text:p>1.37772263099987</text:p>
              </table:table-cell>
              <table:table-cell office:value-type="float" office:value="1586.69687948866">
                <text:p>1586.696879488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1670761499995">
                <text:p>1.41670761499995</text:p>
              </table:table-cell>
              <table:table-cell office:value-type="float" office:value="1539.05411375508">
                <text:p>1539.05411375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5286628299982">
                <text:p>1.45286628299982</text:p>
              </table:table-cell>
              <table:table-cell office:value-type="float" office:value="1659.35315980706">
                <text:p>1659.35315980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8954021299983">
                <text:p>1.48954021299983</text:p>
              </table:table-cell>
              <table:table-cell office:value-type="float" office:value="1636.03955180123">
                <text:p>1636.03955180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2216506199989">
                <text:p>1.52216506199989</text:p>
              </table:table-cell>
              <table:table-cell office:value-type="float" office:value="1839.08897171887">
                <text:p>1839.088971718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5504350499996">
                <text:p>1.55504350499996</text:p>
              </table:table-cell>
              <table:table-cell office:value-type="float" office:value="1824.90393477173">
                <text:p>1824.90393477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8390474199996">
                <text:p>1.58390474199996</text:p>
              </table:table-cell>
              <table:table-cell office:value-type="float" office:value="2078.91297244113">
                <text:p>2078.91297244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1293420799984">
                <text:p>1.61293420799984</text:p>
              </table:table-cell>
              <table:table-cell office:value-type="float" office:value="2066.86543942078">
                <text:p>2066.865439420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39083347">
                <text:p>1.639083347</text:p>
              </table:table-cell>
              <table:table-cell office:value-type="float" office:value="2294.53061531575">
                <text:p>2294.530615315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6551311299986">
                <text:p>1.66551311299986</text:p>
              </table:table-cell>
              <table:table-cell office:value-type="float" office:value="2270.16765870372">
                <text:p>2270.167658703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8979896199994">
                <text:p>1.68979896199994</text:p>
              </table:table-cell>
              <table:table-cell office:value-type="float" office:value="2470.57453086374">
                <text:p>2470.57453086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1446345899994">
                <text:p>1.71446345899994</text:p>
              </table:table-cell>
              <table:table-cell office:value-type="float" office:value="2432.64640669509">
                <text:p>2432.646406695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3777419899989">
                <text:p>1.73777419899989</text:p>
              </table:table-cell>
              <table:table-cell office:value-type="float" office:value="2573.92086223551">
                <text:p>2573.92086223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6183087999993">
                <text:p>1.76183087999993</text:p>
              </table:table-cell>
              <table:table-cell office:value-type="float" office:value="2494.10964047293">
                <text:p>2494.10964047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8470224299986">
                <text:p>1.78470224299986</text:p>
              </table:table-cell>
              <table:table-cell office:value-type="float" office:value="2623.36792084515">
                <text:p>2623.367920845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0843136999988">
                <text:p>1.80843136999988</text:p>
              </table:table-cell>
              <table:table-cell office:value-type="float" office:value="2528.5380283876">
                <text:p>2528.53802838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310347109998">
                <text:p>1.8310347109998</text:p>
              </table:table-cell>
              <table:table-cell office:value-type="float" office:value="2654.47484069756">
                <text:p>2654.474840697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5427888799995">
                <text:p>1.85427888799995</text:p>
              </table:table-cell>
              <table:table-cell office:value-type="float" office:value="2581.2916499306">
                <text:p>2581.2916499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7658316499983">
                <text:p>1.87658316499983</text:p>
              </table:table-cell>
              <table:table-cell office:value-type="float" office:value="2690.06702168982">
                <text:p>2690.06702168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995124449998">
                <text:p>1.8995124449998</text:p>
              </table:table-cell>
              <table:table-cell office:value-type="float" office:value="2616.74156362849">
                <text:p>2616.741563628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2159442899992">
                <text:p>1.92159442899992</text:p>
              </table:table-cell>
              <table:table-cell office:value-type="float" office:value="2717.14715487806">
                <text:p>2717.14715487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4445277">
                <text:p>1.94445277</text:p>
              </table:table-cell>
              <table:table-cell office:value-type="float" office:value="2624.86240798518">
                <text:p>2624.862407985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643345199982">
                <text:p>1.96643345199982</text:p>
              </table:table-cell>
              <table:table-cell office:value-type="float" office:value="2729.66962537778">
                <text:p>2729.66962537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8905720899984">
                <text:p>1.98905720899984</text:p>
              </table:table-cell>
              <table:table-cell office:value-type="float" office:value="2652.07940484636">
                <text:p>2652.079404846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1092872300001">
                <text:p>2.01092872300001</text:p>
              </table:table-cell>
              <table:table-cell office:value-type="float" office:value="2743.29431421802">
                <text:p>2743.294314218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3359826199994">
                <text:p>2.03359826199994</text:p>
              </table:table-cell>
              <table:table-cell office:value-type="float" office:value="2646.72342918716">
                <text:p>2646.72342918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5547086999991">
                <text:p>2.05547086999991</text:p>
              </table:table-cell>
              <table:table-cell office:value-type="float" office:value="2743.15710317173">
                <text:p>2743.157103171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7811145099981">
                <text:p>2.07811145099981</text:p>
              </table:table-cell>
              <table:table-cell office:value-type="float" office:value="2650.10866992555">
                <text:p>2650.108669925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9995103799997">
                <text:p>2.09995103799997</text:p>
              </table:table-cell>
              <table:table-cell office:value-type="float" office:value="2747.30469946909">
                <text:p>2747.304699469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2246422199996">
                <text:p>2.12246422199996</text:p>
              </table:table-cell>
              <table:table-cell office:value-type="float" office:value="2665.10503356725">
                <text:p>2665.10503356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4423745399995">
                <text:p>2.14423745399995</text:p>
              </table:table-cell>
              <table:table-cell office:value-type="float" office:value="2755.67724626442">
                <text:p>2755.677246264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669485699981">
                <text:p>2.16669485699981</text:p>
              </table:table-cell>
              <table:table-cell office:value-type="float" office:value="2671.72477602902">
                <text:p>2671.724776029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8833517199982">
                <text:p>2.18833517199982</text:p>
              </table:table-cell>
              <table:table-cell office:value-type="float" office:value="2772.60289417983">
                <text:p>2772.60289417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1059444799994">
                <text:p>2.21059444799994</text:p>
              </table:table-cell>
              <table:table-cell office:value-type="float" office:value="2695.50546027167">
                <text:p>2695.50546027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320854919999">
                <text:p>2.2320854919999</text:p>
              </table:table-cell>
              <table:table-cell office:value-type="float" office:value="2791.86064670082">
                <text:p>2791.860646700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541368499999">
                <text:p>2.2541368499999</text:p>
              </table:table-cell>
              <table:table-cell office:value-type="float" office:value="2720.92086120062">
                <text:p>2720.92086120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7549554999996">
                <text:p>2.27549554999996</text:p>
              </table:table-cell>
              <table:table-cell office:value-type="float" office:value="2809.15973349592">
                <text:p>2809.159733495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728128199986">
                <text:p>2.29728128199986</text:p>
              </table:table-cell>
              <table:table-cell office:value-type="float" office:value="2754.09612127239">
                <text:p>2754.096121272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1827294799996">
                <text:p>2.31827294799996</text:p>
              </table:table-cell>
              <table:table-cell office:value-type="float" office:value="2858.27718484633">
                <text:p>2858.277184846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3960961599996">
                <text:p>2.33960961599996</text:p>
              </table:table-cell>
              <table:table-cell office:value-type="float" office:value="2812.06043980203">
                <text:p>2812.06043980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6017294699991">
                <text:p>2.36017294699991</text:p>
              </table:table-cell>
              <table:table-cell office:value-type="float" office:value="2917.81521194939">
                <text:p>2917.815211949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8101981999989">
                <text:p>2.38101981999989</text:p>
              </table:table-cell>
              <table:table-cell office:value-type="float" office:value="2878.129492133">
                <text:p>2878.1294921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0119721099995">
                <text:p>2.40119721099995</text:p>
              </table:table-cell>
              <table:table-cell office:value-type="float" office:value="2973.62528187209">
                <text:p>2973.625281872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2158085399979">
                <text:p>2.42158085399979</text:p>
              </table:table-cell>
              <table:table-cell office:value-type="float" office:value="2943.53663869088">
                <text:p>2943.536638690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44138761799991">
                <text:p>2.44138761799991</text:p>
              </table:table-cell>
              <table:table-cell office:value-type="float" office:value="3029.26818331497">
                <text:p>3029.268183314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6128162299988">
                <text:p>2.46128162299988</text:p>
              </table:table-cell>
              <table:table-cell office:value-type="float" office:value="3015.98396100197">
                <text:p>3015.983961001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48067874899994">
                <text:p>2.48067874899994</text:p>
              </table:table-cell>
              <table:table-cell office:value-type="float" office:value="3093.24175137185">
                <text:p>3093.241751371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0028462699993">
                <text:p>2.50028462699993</text:p>
              </table:table-cell>
              <table:table-cell office:value-type="float" office:value="3060.30671006018">
                <text:p>3060.30671006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1929326300001">
                <text:p>2.51929326300001</text:p>
              </table:table-cell>
              <table:table-cell office:value-type="float" office:value="3156.4600426746">
                <text:p>3156.46004267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3850247199989">
                <text:p>2.53850247199989</text:p>
              </table:table-cell>
              <table:table-cell office:value-type="float" office:value="3123.50185790407">
                <text:p>3123.501857904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5724350199989">
                <text:p>2.55724350199989</text:p>
              </table:table-cell>
              <table:table-cell office:value-type="float" office:value="3201.53161272335">
                <text:p>3201.53161272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7617354399986">
                <text:p>2.57617354399986</text:p>
              </table:table-cell>
              <table:table-cell office:value-type="float" office:value="3169.56507545571">
                <text:p>3169.565075455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9470915599991">
                <text:p>2.59470915599991</text:p>
              </table:table-cell>
              <table:table-cell office:value-type="float" office:value="3237.01208246246">
                <text:p>3237.012082462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1344679999979">
                <text:p>2.61344679999979</text:p>
              </table:table-cell>
              <table:table-cell office:value-type="float" office:value="3202.11014791243">
                <text:p>3202.110147912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3165188999983">
                <text:p>2.63165188999983</text:p>
              </table:table-cell>
              <table:table-cell office:value-type="float" office:value="3295.78156437984">
                <text:p>3295.78156437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65017078399978">
                <text:p>2.65017078399978</text:p>
              </table:table-cell>
              <table:table-cell office:value-type="float" office:value="3239.93430710014">
                <text:p>3239.934307100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6817608099996">
                <text:p>2.66817608099996</text:p>
              </table:table-cell>
              <table:table-cell office:value-type="float" office:value="3332.35269595526">
                <text:p>3332.35269595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8653429599999">
                <text:p>2.68653429599999</text:p>
              </table:table-cell>
              <table:table-cell office:value-type="float" office:value="3268.29160677584">
                <text:p>3268.29160677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0455125999979">
                <text:p>2.70455125999979</text:p>
              </table:table-cell>
              <table:table-cell office:value-type="float" office:value="3330.19480977323">
                <text:p>3330.194809773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2282650699981">
                <text:p>2.72282650699981</text:p>
              </table:table-cell>
              <table:table-cell office:value-type="float" office:value="3283.12936071046">
                <text:p>3283.129360710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4056003199985">
                <text:p>2.74056003199985</text:p>
              </table:table-cell>
              <table:table-cell office:value-type="float" office:value="3383.42207766734">
                <text:p>3383.42207766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75873647599997">
                <text:p>2.75873647599997</text:p>
              </table:table-cell>
              <table:table-cell office:value-type="float" office:value="3300.97570237653">
                <text:p>3300.975702376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7643437500001">
                <text:p>2.77643437500001</text:p>
              </table:table-cell>
              <table:table-cell office:value-type="float" office:value="3390.23293103108">
                <text:p>3390.23293103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9446753699995">
                <text:p>2.79446753699995</text:p>
              </table:table-cell>
              <table:table-cell office:value-type="float" office:value="3327.20351540161">
                <text:p>3327.203515401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81209767599989">
                <text:p>2.81209767599989</text:p>
              </table:table-cell>
              <table:table-cell office:value-type="float" office:value="3403.26301455575">
                <text:p>3403.263014555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82998140999985">
                <text:p>2.82998140999985</text:p>
              </table:table-cell>
              <table:table-cell office:value-type="float" office:value="3355.0040500581">
                <text:p>3355.00405005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84759227899985">
                <text:p>2.84759227899985</text:p>
              </table:table-cell>
              <table:table-cell office:value-type="float" office:value="3406.9869010989">
                <text:p>3406.9869010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6550944999999">
                <text:p>2.86550944999999</text:p>
              </table:table-cell>
              <table:table-cell office:value-type="float" office:value="3348.74294605694">
                <text:p>3348.742946056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8288062999982">
                <text:p>2.88288062999982</text:p>
              </table:table-cell>
              <table:table-cell office:value-type="float" office:value="3453.99679242265">
                <text:p>3453.99679242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0065681099986">
                <text:p>2.90065681099986</text:p>
              </table:table-cell>
              <table:table-cell office:value-type="float" office:value="3375.3031655027">
                <text:p>3375.30316550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91808887599996">
                <text:p>2.91808887599996</text:p>
              </table:table-cell>
              <table:table-cell office:value-type="float" office:value="3441.93301250756">
                <text:p>3441.933012507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3578833899983">
                <text:p>2.93578833899983</text:p>
              </table:table-cell>
              <table:table-cell office:value-type="float" office:value="3389.93335562977">
                <text:p>3389.933355629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95320092499992">
                <text:p>2.95320092499992</text:p>
              </table:table-cell>
              <table:table-cell office:value-type="float" office:value="3445.7834120495">
                <text:p>3445.78341204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7099460599998">
                <text:p>2.97099460599998</text:p>
              </table:table-cell>
              <table:table-cell office:value-type="float" office:value="3371.98357101077">
                <text:p>3371.983571010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8843818199998">
                <text:p>2.98843818199998</text:p>
              </table:table-cell>
              <table:table-cell office:value-type="float" office:value="3439.66168404818">
                <text:p>3439.661684048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0622727999985">
                <text:p>3.00622727999985</text:p>
              </table:table-cell>
              <table:table-cell office:value-type="float" office:value="3372.85229416636">
                <text:p>3372.852294166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2375043899997">
                <text:p>3.02375043899997</text:p>
              </table:table-cell>
              <table:table-cell office:value-type="float" office:value="3424.04015164092">
                <text:p>3424.04015164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04151839199994">
                <text:p>3.04151839199994</text:p>
              </table:table-cell>
              <table:table-cell office:value-type="float" office:value="3376.86620400697">
                <text:p>3376.866204006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5896634199985">
                <text:p>3.05896634199985</text:p>
              </table:table-cell>
              <table:table-cell office:value-type="float" office:value="3438.79940052133">
                <text:p>3438.799400521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7687476399997">
                <text:p>3.07687476399997</text:p>
              </table:table-cell>
              <table:table-cell office:value-type="float" office:value="3350.37894458833">
                <text:p>3350.378944588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9433245399987">
                <text:p>3.09433245399987</text:p>
              </table:table-cell>
              <table:table-cell office:value-type="float" office:value="3436.88082445845">
                <text:p>3436.880824458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11203082299994">
                <text:p>3.11203082299994</text:p>
              </table:table-cell>
              <table:table-cell office:value-type="float" office:value="3390.14289959455">
                <text:p>3390.142899594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2960273199997">
                <text:p>3.12960273199997</text:p>
              </table:table-cell>
              <table:table-cell office:value-type="float" office:value="3414.54078779444">
                <text:p>3414.540787794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14744276799979">
                <text:p>3.14744276799979</text:p>
              </table:table-cell>
              <table:table-cell office:value-type="float" office:value="3363.22191281389">
                <text:p>3363.221912813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6501806299993">
                <text:p>3.16501806299993</text:p>
              </table:table-cell>
              <table:table-cell office:value-type="float" office:value="3413.88295328834">
                <text:p>3413.88295328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8282762999979">
                <text:p>3.18282762999979</text:p>
              </table:table-cell>
              <table:table-cell office:value-type="float" office:value="3368.97578702936">
                <text:p>3368.975787029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20034250899994">
                <text:p>3.20034250899994</text:p>
              </table:table-cell>
              <table:table-cell office:value-type="float" office:value="3425.65883552496">
                <text:p>3425.65883552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1814743999994">
                <text:p>3.21814743999994</text:p>
              </table:table-cell>
              <table:table-cell office:value-type="float" office:value="3369.85299184805">
                <text:p>3369.852991848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23563153699979">
                <text:p>3.23563153699979</text:p>
              </table:table-cell>
              <table:table-cell office:value-type="float" office:value="3431.6899523327">
                <text:p>3431.68995233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25344381199989">
                <text:p>3.25344381199989</text:p>
              </table:table-cell>
              <table:table-cell office:value-type="float" office:value="3368.46360162722">
                <text:p>3368.463601627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7090619000001">
                <text:p>3.27090619000001</text:p>
              </table:table-cell>
              <table:table-cell office:value-type="float" office:value="3435.95814954831">
                <text:p>3435.958149548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887709659999">
                <text:p>3.2887709659999</text:p>
              </table:table-cell>
              <table:table-cell office:value-type="float" office:value="3358.56436153171">
                <text:p>3358.564361531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0629334399987">
                <text:p>3.30629334399987</text:p>
              </table:table-cell>
              <table:table-cell office:value-type="float" office:value="3424.19276653621">
                <text:p>3424.192766536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2418712999993">
                <text:p>3.32418712999993</text:p>
              </table:table-cell>
              <table:table-cell office:value-type="float" office:value="3353.11934544221">
                <text:p>3353.119345442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4181659199999">
                <text:p>3.34181659199999</text:p>
              </table:table-cell>
              <table:table-cell office:value-type="float" office:value="3403.39370536657">
                <text:p>3403.393705366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5971188899998">
                <text:p>3.35971188899998</text:p>
              </table:table-cell>
              <table:table-cell office:value-type="float" office:value="3352.83622283638">
                <text:p>3352.836222836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7731103799979">
                <text:p>3.37731103799979</text:p>
              </table:table-cell>
              <table:table-cell office:value-type="float" office:value="3409.25575439236">
                <text:p>3409.255754392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9535597099984">
                <text:p>3.39535597099984</text:p>
              </table:table-cell>
              <table:table-cell office:value-type="float" office:value="3325.03312701771">
                <text:p>3325.033127017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1308173499988">
                <text:p>3.41308173499988</text:p>
              </table:table-cell>
              <table:table-cell office:value-type="float" office:value="3384.90346593167">
                <text:p>3384.903465931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3120296999996">
                <text:p>3.43120296999996</text:p>
              </table:table-cell>
              <table:table-cell office:value-type="float" office:value="3311.03260896585">
                <text:p>3311.03260896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44904535000001">
                <text:p>3.44904535000001</text:p>
              </table:table-cell>
              <table:table-cell office:value-type="float" office:value="3362.78007753679">
                <text:p>3362.780077536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671976269999">
                <text:p>3.4671976269999</text:p>
              </table:table-cell>
              <table:table-cell office:value-type="float" office:value="3305.37045023791">
                <text:p>3305.370450237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8510927799998">
                <text:p>3.48510927799998</text:p>
              </table:table-cell>
              <table:table-cell office:value-type="float" office:value="3349.7749593124">
                <text:p>3349.77495931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50338395199992">
                <text:p>3.50338395199992</text:p>
              </table:table-cell>
              <table:table-cell office:value-type="float" office:value="3283.23230281406">
                <text:p>3283.232302814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52121455999986">
                <text:p>3.52121455999986</text:p>
              </table:table-cell>
              <table:table-cell office:value-type="float" office:value="3365.0002288313">
                <text:p>3365.00022883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53941412899985">
                <text:p>3.53941412899985</text:p>
              </table:table-cell>
              <table:table-cell office:value-type="float" office:value="3296.78136883543">
                <text:p>3296.781368835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5737666599998">
                <text:p>3.55737666599998</text:p>
              </table:table-cell>
              <table:table-cell office:value-type="float" office:value="3340.28539507334">
                <text:p>3340.285395073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7559639099986">
                <text:p>3.57559639099986</text:p>
              </table:table-cell>
              <table:table-cell office:value-type="float" office:value="3293.13422680049">
                <text:p>3293.134226800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9341814599998">
                <text:p>3.59341814599998</text:p>
              </table:table-cell>
              <table:table-cell office:value-type="float" office:value="3366.6718008197">
                <text:p>3366.67180081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1155823499985">
                <text:p>3.61155823499985</text:p>
              </table:table-cell>
              <table:table-cell office:value-type="float" office:value="3307.5912692835">
                <text:p>3307.5912692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2934780199998">
                <text:p>3.62934780199998</text:p>
              </table:table-cell>
              <table:table-cell office:value-type="float" office:value="3372.76337302311">
                <text:p>3372.763373023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47518257">
                <text:p>3.647518257</text:p>
              </table:table-cell>
              <table:table-cell office:value-type="float" office:value="3302.06370726223">
                <text:p>3302.063707262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6538355299986">
                <text:p>3.66538355299986</text:p>
              </table:table-cell>
              <table:table-cell office:value-type="float" office:value="3358.46660477884">
                <text:p>3358.466604778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8362322599978">
                <text:p>3.68362322599978</text:p>
              </table:table-cell>
              <table:table-cell office:value-type="float" office:value="3289.53265775352">
                <text:p>3289.532657753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70140190799998">
                <text:p>3.70140190799998</text:p>
              </table:table-cell>
              <table:table-cell office:value-type="float" office:value="3374.8283477555">
                <text:p>3374.82834775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1969647699984">
                <text:p>3.71969647699984</text:p>
              </table:table-cell>
              <table:table-cell office:value-type="float" office:value="3279.66184939631">
                <text:p>3279.661849396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3762047199989">
                <text:p>3.73762047199989</text:p>
              </table:table-cell>
              <table:table-cell office:value-type="float" office:value="3347.46801702658">
                <text:p>3347.468017026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5592363499982">
                <text:p>3.75592363499982</text:p>
              </table:table-cell>
              <table:table-cell office:value-type="float" office:value="3278.1219289932">
                <text:p>3278.12192899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7396893299988">
                <text:p>3.77396893299988</text:p>
              </table:table-cell>
              <table:table-cell office:value-type="float" office:value="3324.9658719849">
                <text:p>3324.96587198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79240996099998">
                <text:p>3.79240996099998</text:p>
              </table:table-cell>
              <table:table-cell office:value-type="float" office:value="3253.6147117006">
                <text:p>3253.61471170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81066083199994">
                <text:p>3.81066083199994</text:p>
              </table:table-cell>
              <table:table-cell office:value-type="float" office:value="3287.51433288411">
                <text:p>3287.514332884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82923514300001">
                <text:p>3.82923514300001</text:p>
              </table:table-cell>
              <table:table-cell office:value-type="float" office:value="3230.26786833641">
                <text:p>3230.267868336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4750929499978">
                <text:p>3.84750929499978</text:p>
              </table:table-cell>
              <table:table-cell office:value-type="float" office:value="3283.32608816731">
                <text:p>3283.326088167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662423039998">
                <text:p>3.8662423039998</text:p>
              </table:table-cell>
              <table:table-cell office:value-type="float" office:value="3202.90242747168">
                <text:p>3202.902427471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8453010299986">
                <text:p>3.88453010299986</text:p>
              </table:table-cell>
              <table:table-cell office:value-type="float" office:value="3280.87595449797">
                <text:p>3280.875954497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90313613199987">
                <text:p>3.90313613199987</text:p>
              </table:table-cell>
              <table:table-cell office:value-type="float" office:value="3224.76117821612">
                <text:p>3224.761178216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92125611799997">
                <text:p>3.92125611799997</text:p>
              </table:table-cell>
              <table:table-cell office:value-type="float" office:value="3311.26083649644">
                <text:p>3311.260836496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93977521899978">
                <text:p>3.93977521899978</text:p>
              </table:table-cell>
              <table:table-cell office:value-type="float" office:value="3239.89809227853">
                <text:p>3239.898092278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95788452699981">
                <text:p>3.95788452699981</text:p>
              </table:table-cell>
              <table:table-cell office:value-type="float" office:value="3313.21329340307">
                <text:p>3313.213293403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7642024399988">
                <text:p>3.97642024399988</text:p>
              </table:table-cell>
              <table:table-cell office:value-type="float" office:value="3236.99374562908">
                <text:p>3236.993745629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99462106299984">
                <text:p>3.99462106299984</text:p>
              </table:table-cell>
              <table:table-cell office:value-type="float" office:value="3296.5549517381">
                <text:p>3296.55495173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0131909459999">
                <text:p>4.0131909459999</text:p>
              </table:table-cell>
              <table:table-cell office:value-type="float" office:value="3231.03812769436">
                <text:p>3231.038127694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03133843199998">
                <text:p>4.03133843199998</text:p>
              </table:table-cell>
              <table:table-cell office:value-type="float" office:value="3306.24307960374">
                <text:p>3306.243079603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04978055399988">
                <text:p>4.04978055399988</text:p>
              </table:table-cell>
              <table:table-cell office:value-type="float" office:value="3253.42170496085">
                <text:p>3253.421704960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06797798699995">
                <text:p>4.06797798699995</text:p>
              </table:table-cell>
              <table:table-cell office:value-type="float" office:value="3297.16834235764">
                <text:p>3297.168342357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08657792299982">
                <text:p>4.08657792299982</text:p>
              </table:table-cell>
              <table:table-cell office:value-type="float" office:value="3225.81755122217">
                <text:p>3225.817551222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0485488799986">
                <text:p>4.10485488799986</text:p>
              </table:table-cell>
              <table:table-cell office:value-type="float" office:value="3282.82075278174">
                <text:p>3282.820752781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2343690699981">
                <text:p>4.12343690699981</text:p>
              </table:table-cell>
              <table:table-cell office:value-type="float" office:value="3228.92792221126">
                <text:p>3228.927922211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14176017399996">
                <text:p>4.14176017399996</text:p>
              </table:table-cell>
              <table:table-cell office:value-type="float" office:value="3274.5252251979">
                <text:p>3274.52522519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16030510899986">
                <text:p>4.16030510899986</text:p>
              </table:table-cell>
              <table:table-cell office:value-type="float" office:value="3235.3847560153">
                <text:p>3235.38475601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17854488699982">
                <text:p>4.17854488699982</text:p>
              </table:table-cell>
              <table:table-cell office:value-type="float" office:value="3289.51372106383">
                <text:p>3289.513721063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19719497899996">
                <text:p>4.19719497899996</text:p>
              </table:table-cell>
              <table:table-cell office:value-type="float" office:value="3217.14230683356">
                <text:p>3217.142306833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21534058899988">
                <text:p>4.21534058899988</text:p>
              </table:table-cell>
              <table:table-cell office:value-type="float" office:value="3306.58489851077">
                <text:p>3306.584898510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23400979599978">
                <text:p>4.23400979599978</text:p>
              </table:table-cell>
              <table:table-cell office:value-type="float" office:value="3213.84834397696">
                <text:p>3213.848343976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25229941799989">
                <text:p>4.25229941799989</text:p>
              </table:table-cell>
              <table:table-cell office:value-type="float" office:value="3280.54893642062">
                <text:p>3280.548936420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27103846799992">
                <text:p>4.27103846799992</text:p>
              </table:table-cell>
              <table:table-cell office:value-type="float" office:value="3201.86989201319">
                <text:p>3201.869892013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28946689299983">
                <text:p>4.28946689299983</text:p>
              </table:table-cell>
              <table:table-cell office:value-type="float" office:value="3255.83982354922">
                <text:p>3255.839823549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30823552699985">
                <text:p>4.30823552699985</text:p>
              </table:table-cell>
              <table:table-cell office:value-type="float" office:value="3196.82295471895">
                <text:p>3196.822954718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32664941999997">
                <text:p>4.32664941999997</text:p>
              </table:table-cell>
              <table:table-cell office:value-type="float" office:value="3258.40928909622">
                <text:p>3258.409289096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34536362699987">
                <text:p>4.34536362699987</text:p>
              </table:table-cell>
              <table:table-cell office:value-type="float" office:value="3206.12035553054">
                <text:p>3206.120355530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36376225899994">
                <text:p>4.36376225899994</text:p>
              </table:table-cell>
              <table:table-cell office:value-type="float" office:value="3261.1120217942">
                <text:p>3261.11202179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3824676119998">
                <text:p>4.3824676119998</text:p>
              </table:table-cell>
              <table:table-cell office:value-type="float" office:value="3207.63794195444">
                <text:p>3207.637941954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40092567199986">
                <text:p>4.40092567199986</text:p>
              </table:table-cell>
              <table:table-cell office:value-type="float" office:value="3250.61246955606">
                <text:p>3250.612469556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41970331599987">
                <text:p>4.41970331599987</text:p>
              </table:table-cell>
              <table:table-cell office:value-type="float" office:value="3195.28903625853">
                <text:p>3195.289036258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4381509599998">
                <text:p>4.4381509599998</text:p>
              </table:table-cell>
              <table:table-cell office:value-type="float" office:value="3252.44784646828">
                <text:p>3252.447846468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4569073539999">
                <text:p>4.4569073539999</text:p>
              </table:table-cell>
              <table:table-cell office:value-type="float" office:value="3198.90912931895">
                <text:p>3198.90912931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47521546499979">
                <text:p>4.47521546499979</text:p>
              </table:table-cell>
              <table:table-cell office:value-type="float" office:value="3277.23597482771">
                <text:p>3277.235974827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49395060999996">
                <text:p>4.49395060999996</text:p>
              </table:table-cell>
              <table:table-cell office:value-type="float" office:value="3202.53726349457">
                <text:p>3202.537263494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51234418999979">
                <text:p>4.51234418999979</text:p>
              </table:table-cell>
              <table:table-cell office:value-type="float" office:value="3262.00772228834">
                <text:p>3262.007722288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53110016799997">
                <text:p>4.53110016799997</text:p>
              </table:table-cell>
              <table:table-cell office:value-type="float" office:value="3198.98007981507">
                <text:p>3198.980079815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54948452999997">
                <text:p>4.54948452999997</text:p>
              </table:table-cell>
              <table:table-cell office:value-type="float" office:value="3263.64330728365">
                <text:p>3263.643307283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5682848309998">
                <text:p>4.5682848309998</text:p>
              </table:table-cell>
              <table:table-cell office:value-type="float" office:value="3191.43826476756">
                <text:p>3191.438264767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58657226499986">
                <text:p>4.58657226499986</text:p>
              </table:table-cell>
              <table:table-cell office:value-type="float" office:value="3280.94143770031">
                <text:p>3280.941437700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60539767">
                <text:p>4.60539767</text:p>
              </table:table-cell>
              <table:table-cell office:value-type="float" office:value="3187.18242712671">
                <text:p>3187.182427126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62371864599982">
                <text:p>4.62371864599982</text:p>
              </table:table-cell>
              <table:table-cell office:value-type="float" office:value="3274.93469783546">
                <text:p>3274.934697835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64252014499994">
                <text:p>4.64252014499994</text:p>
              </table:table-cell>
              <table:table-cell office:value-type="float" office:value="3191.23491162164">
                <text:p>3191.234911621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66094966299988">
                <text:p>4.66094966299988</text:p>
              </table:table-cell>
              <table:table-cell office:value-type="float" office:value="3255.64672934849">
                <text:p>3255.646729348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67975459899981">
                <text:p>4.67975459899981</text:p>
              </table:table-cell>
              <table:table-cell office:value-type="float" office:value="3190.65164594244">
                <text:p>3190.651645942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69822604499996">
                <text:p>4.69822604499996</text:p>
              </table:table-cell>
              <table:table-cell office:value-type="float" office:value="3248.25679589551">
                <text:p>3248.256795895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71704624199992">
                <text:p>4.71704624199992</text:p>
              </table:table-cell>
              <table:table-cell office:value-type="float" office:value="3188.06439699337">
                <text:p>3188.064396993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73558107299982">
                <text:p>4.73558107299982</text:p>
              </table:table-cell>
              <table:table-cell office:value-type="float" office:value="3237.14848008773">
                <text:p>3237.148480087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75449095799991">
                <text:p>4.75449095799991</text:p>
              </table:table-cell>
              <table:table-cell office:value-type="float" office:value="3172.94367468293">
                <text:p>3172.943674682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7299224699982">
                <text:p>4.77299224699982</text:p>
              </table:table-cell>
              <table:table-cell office:value-type="float" office:value="3243.01728383778">
                <text:p>3243.017283837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79178890200001">
                <text:p>4.79178890200001</text:p>
              </table:table-cell>
              <table:table-cell office:value-type="float" office:value="3192.05731016511">
                <text:p>3192.057310165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81020388899992">
                <text:p>4.81020388899992</text:p>
              </table:table-cell>
              <table:table-cell office:value-type="float" office:value="3258.21571311879">
                <text:p>3258.215713118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82894168999997">
                <text:p>4.82894168999997</text:p>
              </table:table-cell>
              <table:table-cell office:value-type="float" office:value="3202.08331809386">
                <text:p>3202.083318093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84729818699998">
                <text:p>4.84729818699998</text:p>
              </table:table-cell>
              <table:table-cell office:value-type="float" office:value="3268.59748894117">
                <text:p>3268.597488941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86590723699987">
                <text:p>4.86590723699987</text:p>
              </table:table-cell>
              <table:table-cell office:value-type="float" office:value="3224.23766932418">
                <text:p>3224.237669324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884264046">
                <text:p>4.884264046</text:p>
              </table:table-cell>
              <table:table-cell office:value-type="float" office:value="3268.54193447201">
                <text:p>3268.541934472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90300596099996">
                <text:p>4.90300596099996</text:p>
              </table:table-cell>
              <table:table-cell office:value-type="float" office:value="3201.3804352498">
                <text:p>3201.38043524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92135329099983">
                <text:p>4.92135329099983</text:p>
              </table:table-cell>
              <table:table-cell office:value-type="float" office:value="3270.23060033403">
                <text:p>3270.23060033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94006124799989">
                <text:p>4.94006124799989</text:p>
              </table:table-cell>
              <table:table-cell office:value-type="float" office:value="3207.19146402816">
                <text:p>3207.191464028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95849925599987">
                <text:p>4.95849925599987</text:p>
              </table:table-cell>
              <table:table-cell office:value-type="float" office:value="3254.1476280995">
                <text:p>3254.14762809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97731476599984">
                <text:p>4.97731476599984</text:p>
              </table:table-cell>
              <table:table-cell office:value-type="float" office:value="3188.85855340106">
                <text:p>3188.85855340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99568287699981">
                <text:p>4.99568287699981</text:p>
              </table:table-cell>
              <table:table-cell office:value-type="float" office:value="3266.53078262048">
                <text:p>3266.530782620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03269524699999">
                <text:p>5.03269524699999</text:p>
              </table:table-cell>
              <table:table-cell office:value-type="float" office:value="1621.07965525314">
                <text:p>1621.079655253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0512962759999">
                <text:p>5.0512962759999</text:p>
              </table:table-cell>
              <table:table-cell office:value-type="float" office:value="3225.6280015632">
                <text:p>3225.62800156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06962949199988">
                <text:p>5.06962949199988</text:p>
              </table:table-cell>
              <table:table-cell office:value-type="float" office:value="3272.74821832058">
                <text:p>3272.748218320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08843328299986">
                <text:p>5.08843328299986</text:p>
              </table:table-cell>
              <table:table-cell office:value-type="float" office:value="3190.8459310177">
                <text:p>3190.84593101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10679274799986">
                <text:p>5.10679274799986</text:p>
              </table:table-cell>
              <table:table-cell office:value-type="float" office:value="3268.06908589055">
                <text:p>3268.06908589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12556242399978">
                <text:p>5.12556242399978</text:p>
              </table:table-cell>
              <table:table-cell office:value-type="float" office:value="3196.64548286588">
                <text:p>3196.645482865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14393110799983">
                <text:p>5.14393110799983</text:p>
              </table:table-cell>
              <table:table-cell office:value-type="float" office:value="3266.42888515206">
                <text:p>3266.428885152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16263552399983">
                <text:p>5.16263552399983</text:p>
              </table:table-cell>
              <table:table-cell office:value-type="float" office:value="3207.79862894557">
                <text:p>3207.798628945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18098889499993">
                <text:p>5.18098889499993</text:p>
              </table:table-cell>
              <table:table-cell office:value-type="float" office:value="3269.15420604005">
                <text:p>3269.154206040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19967086299994">
                <text:p>5.19967086299994</text:p>
              </table:table-cell>
              <table:table-cell office:value-type="float" office:value="3211.65307637655">
                <text:p>3211.653076376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21792626499996">
                <text:p>5.21792626499996</text:p>
              </table:table-cell>
              <table:table-cell office:value-type="float" office:value="3286.69837015509">
                <text:p>3286.698370155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236492451">
                <text:p>5.236492451</text:p>
              </table:table-cell>
              <table:table-cell office:value-type="float" office:value="3231.6815095927">
                <text:p>3231.68150959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25477451999996">
                <text:p>5.25477451999996</text:p>
              </table:table-cell>
              <table:table-cell office:value-type="float" office:value="3281.90425274944">
                <text:p>3281.904252749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27341502899981">
                <text:p>5.27341502899981</text:p>
              </table:table-cell>
              <table:table-cell office:value-type="float" office:value="3218.79622495704">
                <text:p>3218.796224957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29172527499986">
                <text:p>5.29172527499986</text:p>
              </table:table-cell>
              <table:table-cell office:value-type="float" office:value="3276.85384455338">
                <text:p>3276.853844553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31034979399988">
                <text:p>5.31034979399988</text:p>
              </table:table-cell>
              <table:table-cell office:value-type="float" office:value="3221.55970846582">
                <text:p>3221.559708465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32868165499986">
                <text:p>5.32868165499986</text:p>
              </table:table-cell>
              <table:table-cell office:value-type="float" office:value="3272.99012359245">
                <text:p>3272.990123592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34727742399991">
                <text:p>5.34727742399991</text:p>
              </table:table-cell>
              <table:table-cell office:value-type="float" office:value="3226.54040280956">
                <text:p>3226.540402809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36562188999983">
                <text:p>5.36562188999983</text:p>
              </table:table-cell>
              <table:table-cell office:value-type="float" office:value="3270.74115977386">
                <text:p>3270.741159773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38426062799999">
                <text:p>5.38426062799999</text:p>
              </table:table-cell>
              <table:table-cell office:value-type="float" office:value="3219.10206578762">
                <text:p>3219.102065787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4025260819999">
                <text:p>5.4025260819999</text:p>
              </table:table-cell>
              <table:table-cell office:value-type="float" office:value="3284.88960637505">
                <text:p>3284.889606375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4211660699998">
                <text:p>5.4211660699998</text:p>
              </table:table-cell>
              <table:table-cell office:value-type="float" office:value="3218.88619243251">
                <text:p>3218.886192432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43936746199984">
                <text:p>5.43936746199984</text:p>
              </table:table-cell>
              <table:table-cell office:value-type="float" office:value="3296.45117251896">
                <text:p>3296.451172518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45805062699992">
                <text:p>5.45805062699992</text:p>
              </table:table-cell>
              <table:table-cell office:value-type="float" office:value="3211.44731097381">
                <text:p>3211.447310973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47629379">
                <text:p>5.47629379</text:p>
              </table:table-cell>
              <table:table-cell office:value-type="float" office:value="3288.90335517692">
                <text:p>3288.903355176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49488997499998">
                <text:p>5.49488997499998</text:p>
              </table:table-cell>
              <table:table-cell office:value-type="float" office:value="3226.46822453473">
                <text:p>3226.468224534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51314199299986">
                <text:p>5.51314199299986</text:p>
              </table:table-cell>
              <table:table-cell office:value-type="float" office:value="3287.3077377186">
                <text:p>3287.30773771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53183015799982">
                <text:p>5.53183015799982</text:p>
              </table:table-cell>
              <table:table-cell office:value-type="float" office:value="3210.58809145444">
                <text:p>3210.588091454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55017238400001">
                <text:p>5.55017238400001</text:p>
              </table:table-cell>
              <table:table-cell office:value-type="float" office:value="3271.14059108152">
                <text:p>3271.140591081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56870825599981">
                <text:p>5.56870825599981</text:p>
              </table:table-cell>
              <table:table-cell office:value-type="float" office:value="3236.96667740479">
                <text:p>3236.966677404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58686704399997">
                <text:p>5.58686704399997</text:p>
              </table:table-cell>
              <table:table-cell office:value-type="float" office:value="3304.18527929601">
                <text:p>3304.185279296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60536020799987">
                <text:p>5.60536020799987</text:p>
              </table:table-cell>
              <table:table-cell office:value-type="float" office:value="3244.44210846504">
                <text:p>3244.442108465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623691861">
                <text:p>5.623691861</text:p>
              </table:table-cell>
              <table:table-cell office:value-type="float" office:value="3273.02726052952">
                <text:p>3273.027260529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642017055">
                <text:p>5.642017055</text:p>
              </table:table-cell>
              <table:table-cell office:value-type="float" office:value="3274.18088998146">
                <text:p>3274.180889981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66033261499979">
                <text:p>5.66033261499979</text:p>
              </table:table-cell>
              <table:table-cell office:value-type="float" office:value="3275.90311192681">
                <text:p>3275.903111926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67890322699986">
                <text:p>5.67890322699986</text:p>
              </table:table-cell>
              <table:table-cell office:value-type="float" office:value="3230.91129144019">
                <text:p>3230.911291440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697141182">
                <text:p>5.697141182</text:p>
              </table:table-cell>
              <table:table-cell office:value-type="float" office:value="3289.8425289221">
                <text:p>3289.84252892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71576205499991">
                <text:p>5.71576205499991</text:p>
              </table:table-cell>
              <table:table-cell office:value-type="float" office:value="3222.19049559407">
                <text:p>3222.190495594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73398901999985">
                <text:p>5.73398901999985</text:p>
              </table:table-cell>
              <table:table-cell office:value-type="float" office:value="3291.82614879647">
                <text:p>3291.826148796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752461455">
                <text:p>5.752461455</text:p>
              </table:table-cell>
              <table:table-cell office:value-type="float" office:value="3248.08288671832">
                <text:p>3248.082886718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77056331499989">
                <text:p>5.77056331499989</text:p>
              </table:table-cell>
              <table:table-cell office:value-type="float" office:value="3314.57651315233">
                <text:p>3314.576513152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78895189499985">
                <text:p>5.78895189499985</text:p>
              </table:table-cell>
              <table:table-cell office:value-type="float" office:value="3262.89468790501">
                <text:p>3262.894687905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80708583899991">
                <text:p>5.80708583899991</text:p>
              </table:table-cell>
              <table:table-cell office:value-type="float" office:value="3308.71210365577">
                <text:p>3308.712103655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825569524">
                <text:p>5.825569524</text:p>
              </table:table-cell>
              <table:table-cell office:value-type="float" office:value="3246.10595775146">
                <text:p>3246.105957751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84377971799995">
                <text:p>5.84377971799995</text:p>
              </table:table-cell>
              <table:table-cell office:value-type="float" office:value="3294.85781426437">
                <text:p>3294.857814264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86232532999998">
                <text:p>5.86232532999998</text:p>
              </table:table-cell>
              <table:table-cell office:value-type="float" office:value="3235.26664959441">
                <text:p>3235.266649594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88058771199985">
                <text:p>5.88058771199985</text:p>
              </table:table-cell>
              <table:table-cell office:value-type="float" office:value="3285.44217289999">
                <text:p>3285.442172899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89909504299999">
                <text:p>5.89909504299999</text:p>
              </table:table-cell>
              <table:table-cell office:value-type="float" office:value="3241.95855142783">
                <text:p>3241.958551427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917247997">
                <text:p>5.917247997</text:p>
              </table:table-cell>
              <table:table-cell office:value-type="float" office:value="3305.24717905132">
                <text:p>3305.247179051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93564100399999">
                <text:p>5.93564100399999</text:p>
              </table:table-cell>
              <table:table-cell office:value-type="float" office:value="3262.10934405916">
                <text:p>3262.109344059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9537792709998">
                <text:p>5.9537792709998</text:p>
              </table:table-cell>
              <table:table-cell office:value-type="float" office:value="3307.92351885761">
                <text:p>3307.923518857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97218180899995">
                <text:p>5.97218180899995</text:p>
              </table:table-cell>
              <table:table-cell office:value-type="float" office:value="3260.41983988973">
                <text:p>3260.419839889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99033689899989">
                <text:p>5.99033689899989</text:p>
              </table:table-cell>
              <table:table-cell office:value-type="float" office:value="3304.85830696569">
                <text:p>3304.858306965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00873443799992">
                <text:p>6.00873443799992</text:p>
              </table:table-cell>
              <table:table-cell office:value-type="float" office:value="3261.30576485739">
                <text:p>3261.305764857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02691759999993">
                <text:p>6.02691759999993</text:p>
              </table:table-cell>
              <table:table-cell office:value-type="float" office:value="3299.75611502301">
                <text:p>3299.756115023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04539680599987">
                <text:p>6.04539680599987</text:p>
              </table:table-cell>
              <table:table-cell office:value-type="float" office:value="3246.89275070589">
                <text:p>3246.892750705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063556844">
                <text:p>6.063556844</text:p>
              </table:table-cell>
              <table:table-cell office:value-type="float" office:value="3303.95784411692">
                <text:p>3303.957844116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08205781999982">
                <text:p>6.08205781999982</text:p>
              </table:table-cell>
              <table:table-cell office:value-type="float" office:value="3243.07214930736">
                <text:p>3243.072149307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10025139999993">
                <text:p>6.10025139999993</text:p>
              </table:table-cell>
              <table:table-cell office:value-type="float" office:value="3297.86661006898">
                <text:p>3297.866610068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11866706299998">
                <text:p>6.11866706299998</text:p>
              </table:table-cell>
              <table:table-cell office:value-type="float" office:value="3258.09611089562">
                <text:p>3258.096110895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13674866299994">
                <text:p>6.13674866299994</text:p>
              </table:table-cell>
              <table:table-cell office:value-type="float" office:value="3318.29041678471">
                <text:p>3318.290416784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15517693099991">
                <text:p>6.15517693099991</text:p>
              </table:table-cell>
              <table:table-cell office:value-type="float" office:value="3255.86756172996">
                <text:p>3255.867561729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17323259299997">
                <text:p>6.17323259299997</text:p>
              </table:table-cell>
              <table:table-cell office:value-type="float" office:value="3323.05733236635">
                <text:p>3323.057332366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19172315299988">
                <text:p>6.19172315299988</text:p>
              </table:table-cell>
              <table:table-cell office:value-type="float" office:value="3244.89901875687">
                <text:p>3244.899018756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209809232">
                <text:p>6.209809232</text:p>
              </table:table-cell>
              <table:table-cell office:value-type="float" office:value="3317.46864533898">
                <text:p>3317.468645338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22821900999998">
                <text:p>6.22821900999998</text:p>
              </table:table-cell>
              <table:table-cell office:value-type="float" office:value="3259.13761698123">
                <text:p>3259.137616981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24616743199999">
                <text:p>6.24616743199999</text:p>
              </table:table-cell>
              <table:table-cell office:value-type="float" office:value="3342.91226270147">
                <text:p>3342.912262701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26462215899983">
                <text:p>6.26462215899983</text:p>
              </table:table-cell>
              <table:table-cell office:value-type="float" office:value="3251.1995436474">
                <text:p>3251.19954364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28244505899988">
                <text:p>6.28244505899988</text:p>
              </table:table-cell>
              <table:table-cell office:value-type="float" office:value="3366.45551508525">
                <text:p>3366.455515085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30075363899982">
                <text:p>6.30075363899982</text:p>
              </table:table-cell>
              <table:table-cell office:value-type="float" office:value="3277.15202381616">
                <text:p>3277.152023816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31869325899993">
                <text:p>6.31869325899993</text:p>
              </table:table-cell>
              <table:table-cell office:value-type="float" office:value="3344.55244869422">
                <text:p>3344.552448694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33706381799993">
                <text:p>6.33706381799993</text:p>
              </table:table-cell>
              <table:table-cell office:value-type="float" office:value="3266.0954955146">
                <text:p>3266.09549551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35516463699992">
                <text:p>6.35516463699992</text:p>
              </table:table-cell>
              <table:table-cell office:value-type="float" office:value="3314.76713844034">
                <text:p>3314.767138440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3735952479999">
                <text:p>6.3735952479999</text:p>
              </table:table-cell>
              <table:table-cell office:value-type="float" office:value="3255.45365805008">
                <text:p>3255.453658050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39162887899988">
                <text:p>6.39162887899988</text:p>
              </table:table-cell>
              <table:table-cell office:value-type="float" office:value="3327.11698493031">
                <text:p>3327.116984930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41008605299999">
                <text:p>6.41008605299999</text:p>
              </table:table-cell>
              <table:table-cell office:value-type="float" office:value="3250.76850874677">
                <text:p>3250.768508746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42813838199982">
                <text:p>6.42813838199982</text:p>
              </table:table-cell>
              <table:table-cell office:value-type="float" office:value="3323.67086820587">
                <text:p>3323.670868205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44641071199999">
                <text:p>6.44641071199999</text:p>
              </table:table-cell>
              <table:table-cell office:value-type="float" office:value="3283.6534803954">
                <text:p>3283.65348039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46424090400001">
                <text:p>6.46424090400001</text:p>
              </table:table-cell>
              <table:table-cell office:value-type="float" office:value="3365.07873835203">
                <text:p>3365.078738352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48242849399981">
                <text:p>6.48242849399981</text:p>
              </table:table-cell>
              <table:table-cell office:value-type="float" office:value="3298.95274748703">
                <text:p>3298.952747487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50026618599986">
                <text:p>6.50026618599986</text:p>
              </table:table-cell>
              <table:table-cell office:value-type="float" office:value="3363.66386412587">
                <text:p>3363.663864125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51866122499996">
                <text:p>6.51866122499996</text:p>
              </table:table-cell>
              <table:table-cell office:value-type="float" office:value="3261.74899654644">
                <text:p>3261.748996546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53670959499982">
                <text:p>6.53670959499982</text:p>
              </table:table-cell>
              <table:table-cell office:value-type="float" office:value="3324.39993198633">
                <text:p>3324.399931986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55519369599983">
                <text:p>6.55519369599983</text:p>
              </table:table-cell>
              <table:table-cell office:value-type="float" office:value="3246.03290146265">
                <text:p>3246.032901462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5733696719999">
                <text:p>6.5733696719999</text:p>
              </table:table-cell>
              <table:table-cell office:value-type="float" office:value="3301.06069681113">
                <text:p>3301.060696811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59181486699981">
                <text:p>6.59181486699981</text:p>
              </table:table-cell>
              <table:table-cell office:value-type="float" office:value="3252.87967951996">
                <text:p>3252.879679519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60986167399983">
                <text:p>6.60986167399983</text:p>
              </table:table-cell>
              <table:table-cell office:value-type="float" office:value="3324.68785198054">
                <text:p>3324.687851980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62826936900001">
                <text:p>6.62826936900001</text:p>
              </table:table-cell>
              <table:table-cell office:value-type="float" office:value="3259.50641834403">
                <text:p>3259.506418344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64618779099988">
                <text:p>6.64618779099988</text:p>
              </table:table-cell>
              <table:table-cell office:value-type="float" office:value="3348.50914887754">
                <text:p>3348.509148877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66449340199983">
                <text:p>6.66449340199983</text:p>
              </table:table-cell>
              <table:table-cell office:value-type="float" office:value="3277.68354741789">
                <text:p>3277.683547417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6824729179998">
                <text:p>6.6824729179998</text:p>
              </table:table-cell>
              <table:table-cell office:value-type="float" office:value="3337.13098840398">
                <text:p>3337.130988403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70070368500001">
                <text:p>6.70070368500001</text:p>
              </table:table-cell>
              <table:table-cell office:value-type="float" office:value="3291.13964318267">
                <text:p>3291.139643182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71869283599995">
                <text:p>6.71869283599995</text:p>
              </table:table-cell>
              <table:table-cell office:value-type="float" office:value="3335.34361906279">
                <text:p>3335.343619062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73711751099995">
                <text:p>6.73711751099995</text:p>
              </table:table-cell>
              <table:table-cell office:value-type="float" office:value="3256.50248918809">
                <text:p>3256.502489188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75506520299996">
                <text:p>6.75506520299996</text:p>
              </table:table-cell>
              <table:table-cell office:value-type="float" office:value="3343.04823149275">
                <text:p>3343.048231492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77332763699997">
                <text:p>6.77332763699997</text:p>
              </table:table-cell>
              <table:table-cell office:value-type="float" office:value="3285.43281798995">
                <text:p>3285.432817989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7911949129998">
                <text:p>6.7911949129998</text:p>
              </table:table-cell>
              <table:table-cell office:value-type="float" office:value="3358.09442919889">
                <text:p>3358.094429198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8095157849998">
                <text:p>6.8095157849998</text:p>
              </table:table-cell>
              <table:table-cell office:value-type="float" office:value="3274.95328824891">
                <text:p>3274.953288248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82736587299996">
                <text:p>6.82736587299996</text:p>
              </table:table-cell>
              <table:table-cell office:value-type="float" office:value="3361.32796653241">
                <text:p>3361.327966532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84564924399979">
                <text:p>6.84564924399979</text:p>
              </table:table-cell>
              <table:table-cell office:value-type="float" office:value="3281.67054098364">
                <text:p>3281.670540983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86365110399993">
                <text:p>6.86365110399993</text:p>
              </table:table-cell>
              <table:table-cell office:value-type="float" office:value="3332.98892445182">
                <text:p>3332.988924451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88184327699992">
                <text:p>6.88184327699992</text:p>
              </table:table-cell>
              <table:table-cell office:value-type="float" office:value="3298.12167023905">
                <text:p>3298.121670239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89978159399993">
                <text:p>6.89978159399993</text:p>
              </table:table-cell>
              <table:table-cell office:value-type="float" office:value="3344.79538966476">
                <text:p>3344.795389664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91813803899981">
                <text:p>6.91813803899981</text:p>
              </table:table-cell>
              <table:table-cell office:value-type="float" office:value="3268.60674822321">
                <text:p>3268.606748223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93599198099992">
                <text:p>6.93599198099992</text:p>
              </table:table-cell>
              <table:table-cell office:value-type="float" office:value="3360.60238123651">
                <text:p>3360.602381236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95440290599981">
                <text:p>6.95440290599981</text:p>
              </table:table-cell>
              <table:table-cell office:value-type="float" office:value="3258.93457283279">
                <text:p>3258.934572832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97241585899997">
                <text:p>6.97241585899997</text:p>
              </table:table-cell>
              <table:table-cell office:value-type="float" office:value="3330.93635449406">
                <text:p>3330.936354494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9072141799979">
                <text:p>6.99072141799979</text:p>
              </table:table-cell>
              <table:table-cell office:value-type="float" office:value="3277.69285824952">
                <text:p>3277.692858249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00865166299991">
                <text:p>7.00865166299991</text:p>
              </table:table-cell>
              <table:table-cell office:value-type="float" office:value="3346.30117991204">
                <text:p>3346.301179912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02695852399984">
                <text:p>7.02695852399984</text:p>
              </table:table-cell>
              <table:table-cell office:value-type="float" office:value="3277.45974584258">
                <text:p>3277.459745842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04480835199979">
                <text:p>7.04480835199979</text:p>
              </table:table-cell>
              <table:table-cell office:value-type="float" office:value="3361.37692756243">
                <text:p>3361.376927562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06300031599994">
                <text:p>7.06300031599994</text:p>
              </table:table-cell>
              <table:table-cell office:value-type="float" office:value="3298.15956097413">
                <text:p>3298.159560974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08084134199999">
                <text:p>7.08084134199999</text:p>
              </table:table-cell>
              <table:table-cell office:value-type="float" office:value="3363.03528731246">
                <text:p>3363.035287312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09908429699999">
                <text:p>7.09908429699999</text:p>
              </table:table-cell>
              <table:table-cell office:value-type="float" office:value="3288.94085415345">
                <text:p>3288.940854153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11687261399993">
                <text:p>7.11687261399993</text:p>
              </table:table-cell>
              <table:table-cell office:value-type="float" office:value="3373.00037997979">
                <text:p>3373.000379979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3506848499992">
                <text:p>7.13506848499992</text:p>
              </table:table-cell>
              <table:table-cell office:value-type="float" office:value="3297.45138334056">
                <text:p>3297.451383340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5292586399983">
                <text:p>7.15292586399983</text:p>
              </table:table-cell>
              <table:table-cell office:value-type="float" office:value="3359.95556796519">
                <text:p>3359.955567965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7106444299998">
                <text:p>7.17106444299998</text:p>
              </table:table-cell>
              <table:table-cell office:value-type="float" office:value="3307.86661951299">
                <text:p>3307.866619512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18904072999999">
                <text:p>7.18904072999999</text:p>
              </table:table-cell>
              <table:table-cell office:value-type="float" office:value="3337.73042230385">
                <text:p>3337.730422303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20728436199988">
                <text:p>7.20728436199988</text:p>
              </table:table-cell>
              <table:table-cell office:value-type="float" office:value="3288.8188053973">
                <text:p>3288.81880539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2252992939998">
                <text:p>7.2252992939998</text:p>
              </table:table-cell>
              <table:table-cell office:value-type="float" office:value="3330.57044013736">
                <text:p>3330.570440137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435116759998">
                <text:p>7.2435116759998</text:p>
              </table:table-cell>
              <table:table-cell office:value-type="float" office:value="3294.46197647265">
                <text:p>3294.461976472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26143806599998">
                <text:p>7.26143806599998</text:p>
              </table:table-cell>
              <table:table-cell office:value-type="float" office:value="3347.02078886955">
                <text:p>3347.020788869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7958857299996">
                <text:p>7.27958857299996</text:p>
              </table:table-cell>
              <table:table-cell office:value-type="float" office:value="3305.69278313213">
                <text:p>3305.692783132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2975851719998">
                <text:p>7.2975851719998</text:p>
              </table:table-cell>
              <table:table-cell office:value-type="float" office:value="3333.96326719962">
                <text:p>3333.963267199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31580104299997">
                <text:p>7.31580104299997</text:p>
              </table:table-cell>
              <table:table-cell office:value-type="float" office:value="3293.8309674818">
                <text:p>3293.83096748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333741809">
                <text:p>7.333741809</text:p>
              </table:table-cell>
              <table:table-cell office:value-type="float" office:value="3344.33880916084">
                <text:p>3344.338809160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35194304399988">
                <text:p>7.35194304399988</text:p>
              </table:table-cell>
              <table:table-cell office:value-type="float" office:value="3296.47960703767">
                <text:p>3296.479607037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36981422599979">
                <text:p>7.36981422599979</text:p>
              </table:table-cell>
              <table:table-cell office:value-type="float" office:value="3357.36047007461">
                <text:p>3357.360470074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38808718099995">
                <text:p>7.38808718099995</text:p>
              </table:table-cell>
              <table:table-cell office:value-type="float" office:value="3283.54116777966">
                <text:p>3283.541167779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40586294599984">
                <text:p>7.40586294599984</text:p>
              </table:table-cell>
              <table:table-cell office:value-type="float" office:value="3375.38215656816">
                <text:p>3375.382156568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42397449299983">
                <text:p>7.42397449299983</text:p>
              </table:table-cell>
              <table:table-cell office:value-type="float" office:value="3312.80370473239">
                <text:p>3312.803704732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44181338299995">
                <text:p>7.44181338299995</text:p>
              </table:table-cell>
              <table:table-cell office:value-type="float" office:value="3363.43797173441">
                <text:p>3363.437971734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45989779599995">
                <text:p>7.45989779599995</text:p>
              </table:table-cell>
              <table:table-cell office:value-type="float" office:value="3317.77426228932">
                <text:p>3317.774262289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47774527899992">
                <text:p>7.47774527899992</text:p>
              </table:table-cell>
              <table:table-cell office:value-type="float" office:value="3361.81858249174">
                <text:p>3361.818582491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495813129">
                <text:p>7.495813129</text:p>
              </table:table-cell>
              <table:table-cell office:value-type="float" office:value="3320.81570301591">
                <text:p>3320.815703015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51362712299988">
                <text:p>7.51362712299988</text:p>
              </table:table-cell>
              <table:table-cell office:value-type="float" office:value="3368.13855446477">
                <text:p>3368.138554464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53177325399997">
                <text:p>7.53177325399997</text:p>
              </table:table-cell>
              <table:table-cell office:value-type="float" office:value="3306.48996194775">
                <text:p>3306.489961947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54962631099988">
                <text:p>7.54962631099988</text:p>
              </table:table-cell>
              <table:table-cell office:value-type="float" office:value="3360.76897084341">
                <text:p>3360.768970843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56779660899997">
                <text:p>7.56779660899997</text:p>
              </table:table-cell>
              <table:table-cell office:value-type="float" office:value="3302.09223864764">
                <text:p>3302.092238647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58552435299998">
                <text:p>7.58552435299998</text:p>
              </table:table-cell>
              <table:table-cell office:value-type="float" office:value="3384.52540830675">
                <text:p>3384.525408306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60371162999991">
                <text:p>7.60371162999991</text:p>
              </table:table-cell>
              <table:table-cell office:value-type="float" office:value="3299.00952188989">
                <text:p>3299.009521889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62160135399995">
                <text:p>7.62160135399995</text:p>
              </table:table-cell>
              <table:table-cell office:value-type="float" office:value="3353.88069708944">
                <text:p>3353.880697089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639880038">
                <text:p>7.639880038</text:p>
              </table:table-cell>
              <table:table-cell office:value-type="float" office:value="3282.51202328517">
                <text:p>3282.512023285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65771642799996">
                <text:p>7.65771642799996</text:p>
              </table:table-cell>
              <table:table-cell office:value-type="float" office:value="3363.90940095757">
                <text:p>3363.909400957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67595854899992">
                <text:p>7.67595854899992</text:p>
              </table:table-cell>
              <table:table-cell office:value-type="float" office:value="3289.09121917018">
                <text:p>3289.091219170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69372712599989">
                <text:p>7.69372712599989</text:p>
              </table:table-cell>
              <table:table-cell office:value-type="float" office:value="3376.74761462901">
                <text:p>3376.747614629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71187497599999">
                <text:p>7.71187497599999</text:p>
              </table:table-cell>
              <table:table-cell office:value-type="float" office:value="3306.17676472162">
                <text:p>3306.176764721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72959219899985">
                <text:p>7.72959219899985</text:p>
              </table:table-cell>
              <table:table-cell office:value-type="float" office:value="3386.53523751793">
                <text:p>3386.535237517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74779416399997">
                <text:p>7.74779416399997</text:p>
              </table:table-cell>
              <table:table-cell office:value-type="float" office:value="3296.34739983379">
                <text:p>3296.347399833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76555862699979">
                <text:p>7.76555862699979</text:p>
              </table:table-cell>
              <table:table-cell office:value-type="float" office:value="3377.52962195388">
                <text:p>3377.529621953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78368637199992">
                <text:p>7.78368637199992</text:p>
              </table:table-cell>
              <table:table-cell office:value-type="float" office:value="3309.84355746251">
                <text:p>3309.843557462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80158005399994">
                <text:p>7.80158005399994</text:p>
              </table:table-cell>
              <table:table-cell office:value-type="float" office:value="3353.13883413862">
                <text:p>3353.138834138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81979019599999">
                <text:p>7.81979019599999</text:p>
              </table:table-cell>
              <table:table-cell office:value-type="float" office:value="3294.86722288363">
                <text:p>3294.867222883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83764965899991">
                <text:p>7.83764965899991</text:p>
              </table:table-cell>
              <table:table-cell office:value-type="float" office:value="3359.56349864833">
                <text:p>3359.563498648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85572334199992">
                <text:p>7.85572334199992</text:p>
              </table:table-cell>
              <table:table-cell office:value-type="float" office:value="3319.74396142513">
                <text:p>3319.743961425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87350634699988">
                <text:p>7.87350634699988</text:p>
              </table:table-cell>
              <table:table-cell office:value-type="float" office:value="3374.00793623741">
                <text:p>3374.007936237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89156867499992">
                <text:p>7.89156867499992</text:p>
              </table:table-cell>
              <table:table-cell office:value-type="float" office:value="3321.83094005718">
                <text:p>3321.830940057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90929230399979">
                <text:p>7.90929230399979</text:p>
              </table:table-cell>
              <table:table-cell office:value-type="float" office:value="3385.31121365859">
                <text:p>3385.311213658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92747051899983">
                <text:p>7.92747051899983</text:p>
              </table:table-cell>
              <table:table-cell office:value-type="float" office:value="3300.65410712142">
                <text:p>3300.654107121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94526815899985">
                <text:p>7.94526815899985</text:p>
              </table:table-cell>
              <table:table-cell office:value-type="float" office:value="3371.23348937903">
                <text:p>3371.233489379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96340981099979">
                <text:p>7.96340981099979</text:p>
              </table:table-cell>
              <table:table-cell office:value-type="float" office:value="3307.30630265632">
                <text:p>3307.306302656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98121739899989">
                <text:p>7.98121739899989</text:p>
              </table:table-cell>
              <table:table-cell office:value-type="float" office:value="3369.35018935053">
                <text:p>3369.350189350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99938431099986">
                <text:p>7.99938431099986</text:p>
              </table:table-cell>
              <table:table-cell office:value-type="float" office:value="3302.70769187962">
                <text:p>3302.707691879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01718575299992">
                <text:p>8.01718575299992</text:p>
              </table:table-cell>
              <table:table-cell office:value-type="float" office:value="3370.51346738009">
                <text:p>3370.513467380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03541032299995">
                <text:p>8.03541032299995</text:p>
              </table:table-cell>
              <table:table-cell office:value-type="float" office:value="3292.258747389">
                <text:p>3292.2587473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0532010349998">
                <text:p>8.0532010349998</text:p>
              </table:table-cell>
              <table:table-cell office:value-type="float" office:value="3372.54630396485">
                <text:p>3372.546303964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07138018799992">
                <text:p>8.07138018799992</text:p>
              </table:table-cell>
              <table:table-cell office:value-type="float" office:value="3300.48380139639">
                <text:p>3300.483801396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08920881699987">
                <text:p>8.08920881699987</text:p>
              </table:table-cell>
              <table:table-cell office:value-type="float" office:value="3365.37374804123">
                <text:p>3365.373748041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10729744799983">
                <text:p>8.10729744799983</text:p>
              </table:table-cell>
              <table:table-cell office:value-type="float" office:value="3317.00060663237">
                <text:p>3317.000606632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12512279599991">
                <text:p>8.12512279599991</text:p>
              </table:table-cell>
              <table:table-cell office:value-type="float" office:value="3365.99319125243">
                <text:p>3365.993191252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14316955199979">
                <text:p>8.14316955199979</text:p>
              </table:table-cell>
              <table:table-cell office:value-type="float" office:value="3324.69724755031">
                <text:p>3324.697247550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16081958699988">
                <text:p>8.16081958699988</text:p>
              </table:table-cell>
              <table:table-cell office:value-type="float" office:value="3399.42668667236">
                <text:p>3399.426686672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17887811399987">
                <text:p>8.17887811399987</text:p>
              </table:table-cell>
              <table:table-cell office:value-type="float" office:value="3322.53012662775">
                <text:p>3322.530126627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19657507599982">
                <text:p>8.19657507599982</text:p>
              </table:table-cell>
              <table:table-cell office:value-type="float" office:value="3390.41243351176">
                <text:p>3390.412433511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21472464499993">
                <text:p>8.21472464499993</text:p>
              </table:table-cell>
              <table:table-cell office:value-type="float" office:value="3305.86362682318">
                <text:p>3305.863626823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23251415999994">
                <text:p>8.23251415999994</text:p>
              </table:table-cell>
              <table:table-cell office:value-type="float" office:value="3372.77323187206">
                <text:p>3372.773231872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25062075899996">
                <text:p>8.25062075899996</text:p>
              </table:table-cell>
              <table:table-cell office:value-type="float" office:value="3313.70899636821">
                <text:p>3313.708996368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26844537899979">
                <text:p>8.26844537899979</text:p>
              </table:table-cell>
              <table:table-cell office:value-type="float" office:value="3366.13066649261">
                <text:p>3366.130666492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28659817599987">
                <text:p>8.28659817599987</text:p>
              </table:table-cell>
              <table:table-cell office:value-type="float" office:value="3305.27576547687">
                <text:p>3305.275765476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30419701299979">
                <text:p>8.30419701299979</text:p>
              </table:table-cell>
              <table:table-cell office:value-type="float" office:value="3409.31619517028">
                <text:p>3409.316195170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32225882099988">
                <text:p>8.32225882099988</text:p>
              </table:table-cell>
              <table:table-cell office:value-type="float" office:value="3321.9265756629">
                <text:p>3321.92657566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34006963799993">
                <text:p>8.34006963799993</text:p>
              </table:table-cell>
              <table:table-cell office:value-type="float" office:value="3368.73934529885">
                <text:p>3368.739345298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35810175799998">
                <text:p>8.35810175799998</text:p>
              </table:table-cell>
              <table:table-cell office:value-type="float" office:value="3327.39578041047">
                <text:p>3327.395780410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37588866900001">
                <text:p>8.37588866900001</text:p>
              </table:table-cell>
              <table:table-cell office:value-type="float" office:value="3373.2670051533">
                <text:p>3373.26700515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39396526899986">
                <text:p>8.39396526899986</text:p>
              </table:table-cell>
              <table:table-cell office:value-type="float" office:value="3319.20825821614">
                <text:p>3319.208258216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41181134599992">
                <text:p>8.41181134599992</text:p>
              </table:table-cell>
              <table:table-cell office:value-type="float" office:value="3362.08344275349">
                <text:p>3362.083442753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42993289399988">
                <text:p>8.42993289399988</text:p>
              </table:table-cell>
              <table:table-cell office:value-type="float" office:value="3310.97541998914">
                <text:p>3310.975419989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44765610699983">
                <text:p>8.44765610699983</text:p>
              </table:table-cell>
              <table:table-cell office:value-type="float" office:value="3385.39067381046">
                <text:p>3385.390673810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46567437299996">
                <text:p>8.46567437299996</text:p>
              </table:table-cell>
              <table:table-cell office:value-type="float" office:value="3329.95416981739">
                <text:p>3329.954169817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48341555399998">
                <text:p>8.48341555399998</text:p>
              </table:table-cell>
              <table:table-cell office:value-type="float" office:value="3381.96200128584">
                <text:p>3381.962001285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50144418399987">
                <text:p>8.50144418399987</text:p>
              </table:table-cell>
              <table:table-cell office:value-type="float" office:value="3328.03990100007">
                <text:p>3328.039901000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51915062599983">
                <text:p>8.51915062599983</text:p>
              </table:table-cell>
              <table:table-cell office:value-type="float" office:value="3388.59721225345">
                <text:p>3388.597212253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53723180899988">
                <text:p>8.53723180899988</text:p>
              </table:table-cell>
              <table:table-cell office:value-type="float" office:value="3318.3669453396">
                <text:p>3318.36694533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55506054299985">
                <text:p>8.55506054299985</text:p>
              </table:table-cell>
              <table:table-cell office:value-type="float" office:value="3365.35392810715">
                <text:p>3365.353928107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57303203799984">
                <text:p>8.57303203799984</text:p>
              </table:table-cell>
              <table:table-cell office:value-type="float" office:value="3338.62040971301">
                <text:p>3338.620409713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59067821799999">
                <text:p>8.59067821799999</text:p>
              </table:table-cell>
              <table:table-cell office:value-type="float" office:value="3400.16932840247">
                <text:p>3400.169328402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60868528599985">
                <text:p>8.60868528599985</text:p>
              </table:table-cell>
              <table:table-cell office:value-type="float" office:value="3332.02495822552">
                <text:p>3332.024958225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62639881099994">
                <text:p>8.62639881099994</text:p>
              </table:table-cell>
              <table:table-cell office:value-type="float" office:value="3387.2422343771">
                <text:p>3387.24223437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64436155599992">
                <text:p>8.64436155599992</text:p>
              </table:table-cell>
              <table:table-cell office:value-type="float" office:value="3340.2467161938">
                <text:p>3340.24671619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66212700799997">
                <text:p>8.66212700799997</text:p>
              </table:table-cell>
              <table:table-cell office:value-type="float" office:value="3377.34159535234">
                <text:p>3377.341595352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68017272299994">
                <text:p>8.68017272299994</text:p>
              </table:table-cell>
              <table:table-cell office:value-type="float" office:value="3324.88903876051">
                <text:p>3324.889038760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69784359099981">
                <text:p>8.69784359099981</text:p>
              </table:table-cell>
              <table:table-cell office:value-type="float" office:value="3395.41894605558">
                <text:p>3395.418946055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71591534699996">
                <text:p>8.71591534699996</text:p>
              </table:table-cell>
              <table:table-cell office:value-type="float" office:value="3320.09794728795">
                <text:p>3320.097947287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73378246599987">
                <text:p>8.73378246599987</text:p>
              </table:table-cell>
              <table:table-cell office:value-type="float" office:value="3358.12393706721">
                <text:p>3358.123937067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75179281499982">
                <text:p>8.75179281499982</text:p>
              </table:table-cell>
              <table:table-cell office:value-type="float" office:value="3331.41795309814">
                <text:p>3331.417953098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769494205">
                <text:p>8.769494205</text:p>
              </table:table-cell>
              <table:table-cell office:value-type="float" office:value="3389.56432231461">
                <text:p>3389.564322314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78757856499988">
                <text:p>8.78757856499988</text:p>
              </table:table-cell>
              <table:table-cell office:value-type="float" office:value="3317.78398574315">
                <text:p>3317.783985743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80535365299988">
                <text:p>8.80535365299988</text:p>
              </table:table-cell>
              <table:table-cell office:value-type="float" office:value="3375.5107147697">
                <text:p>3375.51071476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82343676299979">
                <text:p>8.82343676299979</text:p>
              </table:table-cell>
              <table:table-cell office:value-type="float" office:value="3318.01332847664">
                <text:p>3318.013328476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84104325599992">
                <text:p>8.84104325599992</text:p>
              </table:table-cell>
              <table:table-cell office:value-type="float" office:value="3407.83368951193">
                <text:p>3407.833689511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85908245899987">
                <text:p>8.85908245899987</text:p>
              </table:table-cell>
              <table:table-cell office:value-type="float" office:value="3326.08929564054">
                <text:p>3326.089295640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87675478599999">
                <text:p>8.87675478599999</text:p>
              </table:table-cell>
              <table:table-cell office:value-type="float" office:value="3395.13862546607">
                <text:p>3395.138625466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89466810399995">
                <text:p>8.89466810399995</text:p>
              </table:table-cell>
              <table:table-cell office:value-type="float" office:value="3349.46323177815">
                <text:p>3349.463231778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91234381599998">
                <text:p>8.91234381599998</text:p>
              </table:table-cell>
              <table:table-cell office:value-type="float" office:value="3394.48843700931">
                <text:p>3394.488437009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93029031099991">
                <text:p>8.93029031099991</text:p>
              </table:table-cell>
              <table:table-cell office:value-type="float" office:value="3343.27120700864">
                <text:p>3343.271207008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94786143900001">
                <text:p>8.94786143900001</text:p>
              </table:table-cell>
              <table:table-cell office:value-type="float" office:value="3414.69255699804">
                <text:p>3414.692556998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96582350699987">
                <text:p>8.96582350699987</text:p>
              </table:table-cell>
              <table:table-cell office:value-type="float" office:value="3340.37261191002">
                <text:p>3340.372611910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98342156199988">
                <text:p>8.98342156199988</text:p>
              </table:table-cell>
              <table:table-cell office:value-type="float" office:value="3409.46769401356">
                <text:p>3409.467694013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00139180699989">
                <text:p>9.00139180699989</text:p>
              </table:table-cell>
              <table:table-cell office:value-type="float" office:value="3338.85264223999">
                <text:p>3338.852642239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01913731199988">
                <text:p>9.01913731199988</text:p>
              </table:table-cell>
              <table:table-cell office:value-type="float" office:value="3381.137927606">
                <text:p>3381.1379276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03716359800001">
                <text:p>9.03716359800001</text:p>
              </table:table-cell>
              <table:table-cell office:value-type="float" office:value="3328.4726537454">
                <text:p>3328.47265374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05488925899999">
                <text:p>9.05488925899999</text:p>
              </table:table-cell>
              <table:table-cell office:value-type="float" office:value="3384.92313488608">
                <text:p>3384.923134886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07294492099982">
                <text:p>9.07294492099982</text:p>
              </table:table-cell>
              <table:table-cell office:value-type="float" office:value="3323.0573324082">
                <text:p>3323.05733240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09065818499994">
                <text:p>9.09065818499994</text:p>
              </table:table-cell>
              <table:table-cell office:value-type="float" office:value="3387.29214443974">
                <text:p>3387.292144439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10874676399999">
                <text:p>9.10874676399999</text:p>
              </table:table-cell>
              <table:table-cell office:value-type="float" office:value="3317.01014213628">
                <text:p>3317.010142136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12644909099981">
                <text:p>9.12644909099981</text:p>
              </table:table-cell>
              <table:table-cell office:value-type="float" office:value="3389.38490971244">
                <text:p>3389.384909712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14449053399994">
                <text:p>9.14449053399994</text:p>
              </table:table-cell>
              <table:table-cell office:value-type="float" office:value="3325.67633307215">
                <text:p>3325.676333072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.16220296500001">
                <text:p>9.16220296500001</text:p>
              </table:table-cell>
              <table:table-cell office:value-type="float" office:value="3387.4514458114">
                <text:p>3387.45144581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.18025690899981">
                <text:p>9.18025690899981</text:p>
              </table:table-cell>
              <table:table-cell office:value-type="float" office:value="3323.37355209782">
                <text:p>3323.373552097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19799418399998">
                <text:p>9.19799418399998</text:p>
              </table:table-cell>
              <table:table-cell office:value-type="float" office:value="3382.70675734673">
                <text:p>3382.706757346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21603854299997">
                <text:p>9.21603854299997</text:p>
              </table:table-cell>
              <table:table-cell office:value-type="float" office:value="3325.13889798157">
                <text:p>3325.138897981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23371133899991">
                <text:p>9.23371133899991</text:p>
              </table:table-cell>
              <table:table-cell office:value-type="float" office:value="3395.04852543961">
                <text:p>3395.048525439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25179465699989">
                <text:p>9.25179465699989</text:p>
              </table:table-cell>
              <table:table-cell office:value-type="float" office:value="3317.97516363222">
                <text:p>3317.975163632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26938052499986">
                <text:p>9.26938052499986</text:p>
              </table:table-cell>
              <table:table-cell office:value-type="float" office:value="3411.83045386813">
                <text:p>3411.830453868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28729582199981">
                <text:p>9.28729582199981</text:p>
              </table:table-cell>
              <table:table-cell office:value-type="float" office:value="3349.0932358076">
                <text:p>3349.09323580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30478346099994">
                <text:p>9.30478346099994</text:p>
              </table:table-cell>
              <table:table-cell office:value-type="float" office:value="3430.99488727603">
                <text:p>3430.994887276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32269604899989">
                <text:p>9.32269604899989</text:p>
              </table:table-cell>
              <table:table-cell office:value-type="float" office:value="3349.59973400747">
                <text:p>3349.599734007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34028379199981">
                <text:p>9.34028379199981</text:p>
              </table:table-cell>
              <table:table-cell office:value-type="float" office:value="3411.46672431287">
                <text:p>3411.466724312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35826960999998">
                <text:p>9.35826960999998</text:p>
              </table:table-cell>
              <table:table-cell office:value-type="float" office:value="3335.96170045934">
                <text:p>3335.961700459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37590683199983">
                <text:p>9.37590683199983</text:p>
              </table:table-cell>
              <table:table-cell office:value-type="float" office:value="3401.89628505644">
                <text:p>3401.896285056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39386530599995">
                <text:p>9.39386530599995</text:p>
              </table:table-cell>
              <table:table-cell office:value-type="float" office:value="3341.04111516288">
                <text:p>3341.041115162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41158794599983">
                <text:p>9.41158794599983</text:p>
              </table:table-cell>
              <table:table-cell office:value-type="float" office:value="3385.50012867299">
                <text:p>3385.500128672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42959001399981">
                <text:p>9.42959001399981</text:p>
              </table:table-cell>
              <table:table-cell office:value-type="float" office:value="3332.9504143659">
                <text:p>3332.95041436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44720098599987">
                <text:p>9.44720098599987</text:p>
              </table:table-cell>
              <table:table-cell office:value-type="float" office:value="3406.96697489534">
                <text:p>3406.966974895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46519492899984">
                <text:p>9.46519492899984</text:p>
              </table:table-cell>
              <table:table-cell office:value-type="float" office:value="3334.45537757438">
                <text:p>3334.455377574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482834443">
                <text:p>9.482834443</text:p>
              </table:table-cell>
              <table:table-cell office:value-type="float" office:value="3401.45425772136">
                <text:p>3401.454257721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50092020899979">
                <text:p>9.50092020899979</text:p>
              </table:table-cell>
              <table:table-cell office:value-type="float" office:value="3317.52605893008">
                <text:p>3317.526058930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5186711299998">
                <text:p>9.5186711299998</text:p>
              </table:table-cell>
              <table:table-cell office:value-type="float" office:value="3380.1063054671">
                <text:p>3380.10630546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53664606299981">
                <text:p>9.53664606299981</text:p>
              </table:table-cell>
              <table:table-cell office:value-type="float" office:value="3337.98184393697">
                <text:p>3337.981843936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55436349399997">
                <text:p>9.55436349399997</text:p>
              </table:table-cell>
              <table:table-cell office:value-type="float" office:value="3386.49548004123">
                <text:p>3386.495480041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57232748899992">
                <text:p>9.57232748899992</text:p>
              </table:table-cell>
              <table:table-cell office:value-type="float" office:value="3340.0142897046">
                <text:p>3340.01428970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58994309699983">
                <text:p>9.58994309699983</text:p>
              </table:table-cell>
              <table:table-cell office:value-type="float" office:value="3406.07034399783">
                <text:p>3406.070343997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60783875799984">
                <text:p>9.60783875799984</text:p>
              </table:table-cell>
              <table:table-cell office:value-type="float" office:value="3352.76802572209">
                <text:p>3352.768025722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62542900099993">
                <text:p>9.62542900099993</text:p>
              </table:table-cell>
              <table:table-cell office:value-type="float" office:value="3410.98187214961">
                <text:p>3410.981872149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64330289099985">
                <text:p>9.64330289099985</text:p>
              </table:table-cell>
              <table:table-cell office:value-type="float" office:value="3356.85181011365">
                <text:p>3356.851810113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66106912499981">
                <text:p>9.66106912499981</text:p>
              </table:table-cell>
              <table:table-cell office:value-type="float" office:value="3377.19293802619">
                <text:p>3377.192938026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67911369299986">
                <text:p>9.67911369299986</text:p>
              </table:table-cell>
              <table:table-cell office:value-type="float" office:value="3325.10038477135">
                <text:p>3325.100384771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69675992599991">
                <text:p>9.69675992599991</text:p>
              </table:table-cell>
              <table:table-cell office:value-type="float" office:value="3400.15911610306">
                <text:p>3400.159116103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71484553599998">
                <text:p>9.71484553599998</text:p>
              </table:table-cell>
              <table:table-cell office:value-type="float" office:value="3317.55467467032">
                <text:p>3317.554674670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732513488">
                <text:p>9.732513488</text:p>
              </table:table-cell>
              <table:table-cell office:value-type="float" office:value="3395.97934157641">
                <text:p>3395.979341576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75051743099994">
                <text:p>9.75051743099994</text:p>
              </table:table-cell>
              <table:table-cell office:value-type="float" office:value="3332.6033080754">
                <text:p>3332.60330807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76819407999983">
                <text:p>9.76819407999983</text:p>
              </table:table-cell>
              <table:table-cell office:value-type="float" office:value="3394.30850272328">
                <text:p>3394.308502723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78635349299998">
                <text:p>9.78635349299998</text:p>
              </table:table-cell>
              <table:table-cell office:value-type="float" office:value="3304.0715577926">
                <text:p>3304.07155779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80405894499995">
                <text:p>9.80405894499995</text:p>
              </table:table-cell>
              <table:table-cell office:value-type="float" office:value="3388.78668559786">
                <text:p>3388.786685597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82204023099985">
                <text:p>9.82204023099985</text:p>
              </table:table-cell>
              <table:table-cell office:value-type="float" office:value="3336.80249568087">
                <text:p>3336.802495680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83965427699991">
                <text:p>9.83965427699991</text:p>
              </table:table-cell>
              <table:table-cell office:value-type="float" office:value="3406.37239165762">
                <text:p>3406.372391657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85764847999985">
                <text:p>9.85764847999985</text:p>
              </table:table-cell>
              <table:table-cell office:value-type="float" office:value="3334.40719770625">
                <text:p>3334.407197706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87525762899986">
                <text:p>9.87525762899986</text:p>
              </table:table-cell>
              <table:table-cell office:value-type="float" office:value="3407.3196836468">
                <text:p>3407.31968364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89323454099986">
                <text:p>9.89323454099986</text:p>
              </table:table-cell>
              <table:table-cell office:value-type="float" office:value="3337.6143800458">
                <text:p>3337.61438004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910961972">
                <text:p>9.910961972</text:p>
              </table:table-cell>
              <table:table-cell office:value-type="float" office:value="3384.58516631813">
                <text:p>3384.585166318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92901153999992">
                <text:p>9.92901153999992</text:p>
              </table:table-cell>
              <table:table-cell office:value-type="float" office:value="3324.1792823104">
                <text:p>3324.17928231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94682944099986">
                <text:p>9.94682944099986</text:p>
              </table:table-cell>
              <table:table-cell office:value-type="float" office:value="3367.40000969748">
                <text:p>3367.400009697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964764113">
                <text:p>9.964764113</text:p>
              </table:table-cell>
              <table:table-cell office:value-type="float" office:value="3345.47517788669">
                <text:p>3345.475177886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9824397729999">
                <text:p>9.9824397729999</text:p>
              </table:table-cell>
              <table:table-cell office:value-type="float" office:value="3394.49842327559">
                <text:p>3394.498423275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0003927779999">
                <text:p>10.0003927779999</text:p>
              </table:table-cell>
              <table:table-cell office:value-type="float" office:value="3342.05889209427">
                <text:p>3342.058892094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0360009219999">
                <text:p>10.0360009219999</text:p>
              </table:table-cell>
              <table:table-cell office:value-type="float" office:value="1685.0077892303">
                <text:p>1685.00778923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0536446029998">
                <text:p>10.0536446029998</text:p>
              </table:table-cell>
              <table:table-cell office:value-type="float" office:value="3400.65091859592">
                <text:p>3400.650918595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0716260979998">
                <text:p>10.0716260979998</text:p>
              </table:table-cell>
              <table:table-cell office:value-type="float" office:value="3336.76371181259">
                <text:p>3336.763711812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089195456">
                <text:p>10.089195456</text:p>
              </table:table-cell>
              <table:table-cell office:value-type="float" office:value="3415.03656533196">
                <text:p>3415.036565331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1071032">
                <text:p>10.1071032</text:p>
              </table:table-cell>
              <table:table-cell office:value-type="float" office:value="3350.50579235201">
                <text:p>3350.505792352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1246797449999">
                <text:p>10.1246797449999</text:p>
              </table:table-cell>
              <table:table-cell office:value-type="float" office:value="3413.64016650586">
                <text:p>3413.640166505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1426278029999">
                <text:p>10.1426278029999</text:p>
              </table:table-cell>
              <table:table-cell office:value-type="float" office:value="3342.98005945791">
                <text:p>3342.980059457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1602096079998">
                <text:p>10.1602096079998</text:p>
              </table:table-cell>
              <table:table-cell office:value-type="float" office:value="3412.61889778238">
                <text:p>3412.618897782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178147613">
                <text:p>10.178147613</text:p>
              </table:table-cell>
              <table:table-cell office:value-type="float" office:value="3344.85356646717">
                <text:p>3344.853566467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195719888">
                <text:p>10.195719888</text:p>
              </table:table-cell>
              <table:table-cell office:value-type="float" office:value="3414.46966883515">
                <text:p>3414.469668835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2136344029998">
                <text:p>10.2136344029998</text:p>
              </table:table-cell>
              <table:table-cell office:value-type="float" office:value="3349.23942962803">
                <text:p>3349.239429628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2313195939998">
                <text:p>10.2313195939998</text:p>
              </table:table-cell>
              <table:table-cell office:value-type="float" office:value="3392.66904156213">
                <text:p>3392.669041562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2492163489999">
                <text:p>10.2492163489999</text:p>
              </table:table-cell>
              <table:table-cell office:value-type="float" office:value="3352.56307637182">
                <text:p>3352.5630763718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2668013319999">
                <text:p>10.2668013319999</text:p>
              </table:table-cell>
              <table:table-cell office:value-type="float" office:value="3412.00216116098">
                <text:p>3412.002161160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2848417339999">
                <text:p>10.2848417339999</text:p>
              </table:table-cell>
              <table:table-cell office:value-type="float" office:value="3325.86823730482">
                <text:p>3325.868237304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3023961949998">
                <text:p>10.3023961949998</text:p>
              </table:table-cell>
              <table:table-cell office:value-type="float" office:value="3417.93462073719">
                <text:p>3417.934620737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3204312839998">
                <text:p>10.3204312839998</text:p>
              </table:table-cell>
              <table:table-cell office:value-type="float" office:value="3326.848012778">
                <text:p>3326.8480127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3379878809999">
                <text:p>10.3379878809999</text:p>
              </table:table-cell>
              <table:table-cell office:value-type="float" office:value="3417.51878224316">
                <text:p>3417.518782243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3560478139998">
                <text:p>10.3560478139998</text:p>
              </table:table-cell>
              <table:table-cell office:value-type="float" office:value="3322.27146137911">
                <text:p>3322.271461379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373644672">
                <text:p>10.373644672</text:p>
              </table:table-cell>
              <table:table-cell office:value-type="float" office:value="3409.69961793472">
                <text:p>3409.699617934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3916445">
                <text:p>10.3916445</text:p>
              </table:table-cell>
              <table:table-cell office:value-type="float" office:value="3333.36518548416">
                <text:p>3333.365185484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4091751589999">
                <text:p>10.4091751589999</text:p>
              </table:table-cell>
              <table:table-cell office:value-type="float" office:value="3422.57527228363">
                <text:p>3422.575272283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4270562889999">
                <text:p>10.4270562889999</text:p>
              </table:table-cell>
              <table:table-cell office:value-type="float" office:value="3355.49263385894">
                <text:p>3355.492633858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4447750749998">
                <text:p>10.4447750749998</text:p>
              </table:table-cell>
              <table:table-cell office:value-type="float" office:value="3386.23650628377">
                <text:p>3386.236506283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4626189129999">
                <text:p>10.4626189129999</text:p>
              </table:table-cell>
              <table:table-cell office:value-type="float" office:value="3362.50530853833">
                <text:p>3362.505308538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4802231659999">
                <text:p>10.4802231659999</text:p>
              </table:table-cell>
              <table:table-cell office:value-type="float" office:value="3408.2673090524">
                <text:p>3408.26730905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498133567">
                <text:p>10.498133567</text:p>
              </table:table-cell>
              <table:table-cell office:value-type="float" office:value="3350.00874629424">
                <text:p>3350.00874629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